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1.1382in"/>
    </style:style>
    <style:style style:name="co6" style:family="table-column">
      <style:table-column-properties fo:break-before="auto" style:column-width="1.356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1.5425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4654in"/>
    </style:style>
    <style:style style:name="co12" style:family="table-column">
      <style:table-column-properties fo:break-before="auto" style:column-width="1.4437in"/>
    </style:style>
    <style:style style:name="co13" style:family="table-column">
      <style:table-column-properties fo:break-before="auto" style:column-width="1.1272in"/>
    </style:style>
    <style:style style:name="co14" style:family="table-column">
      <style:table-column-properties fo:break-before="auto" style:column-width="0.9409in"/>
    </style:style>
    <style:style style:name="co15" style:family="table-column">
      <style:table-column-properties fo:break-before="auto" style:column-width="0.9083in"/>
    </style:style>
    <style:style style:name="co16" style:family="table-column">
      <style:table-column-properties fo:break-before="auto" style:column-width="0.7008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0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Default" style:base-cell-address="Sheet1.Q9"/>
      <style:map style:condition="cell-content()&lt;=INDIRECT(ADDRESS(ROW();24))" style:apply-style-name="OutlierLow" style:base-cell-address="Sheet1.Q9"/>
      <style:map style:condition="cell-content()&gt;=INDIRECT(ADDRESS(ROW();25))" style:apply-style-name="OutlierHigh" style:base-cell-address="Sheet1.Q9"/>
    </style:style>
    <style:style style:name="ce2" style:family="table-cell" style:parent-style-name="Default">
      <style:map style:condition="cell-content()=0" style:apply-style-name="Default" style:base-cell-address="Sheet1.O429"/>
      <style:map style:condition="cell-content()&lt;=INDIRECT(ADDRESS(ROW();22))" style:apply-style-name="OutlierLow" style:base-cell-address="Sheet1.O429"/>
      <style:map style:condition="cell-content()&gt;=INDIRECT(ADDRESS(ROW();23))" style:apply-style-name="OutlierHigh" style:base-cell-address="Sheet1.O42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>
            <text:p>base stats</text:p>
          </table:table-cell>
          <table:table-cell table:style-name="Default" office:value-type="string">
            <text:p>AOE Tower</text:p>
          </table:table-cell>
          <table:table-cell table:style-name="Default" office:value-type="string">
            <text:p>Basic Tower</text:p>
          </table:table-cell>
          <table:table-cell table:style-name="Default" office:value-type="string">
            <text:p>Challenger Tower</text:p>
          </table:table-cell>
          <table:table-cell table:style-name="Default" office:value-type="string">
            <text:p>Explosive Tower</text:p>
          </table:table-cell>
          <table:table-cell table:style-name="Default" office:value-type="string">
            <text:p>Fast Tower</text:p>
          </table:table-cell>
          <table:table-cell table:style-name="Default" office:value-type="string">
            <text:p>Heavy Tower</text:p>
          </table:table-cell>
          <table:table-cell table:style-name="Default" office:value-type="string">
            <text:p>Improvised Tower</text:p>
          </table:table-cell>
          <table:table-cell table:style-name="Default" office:value-type="string">
            <text:p>Mouse Tower</text:p>
          </table:table-cell>
          <table:table-cell table:style-name="Default" office:value-type="string">
            <text:p>Orthogonal Tower</text:p>
          </table:table-cell>
          <table:table-cell table:style-name="Default" office:value-type="string">
            <text:p>Overcharge Tower</text:p>
          </table:table-cell>
          <table:table-cell table:style-name="Default" office:value-type="string">
            <text:p>Ping Tower</text:p>
          </table:table-cell>
          <table:table-cell table:style-name="Default" office:value-type="string">
            <text:p>Plague Tower</text:p>
          </table:table-cell>
          <table:table-cell table:style-name="Default" office:value-type="string">
            <text:p>Resonant Tower</text:p>
          </table:table-cell>
          <table:table-cell table:style-name="Default" office:value-type="string">
            <text:p>Shredder Tower</text:p>
          </table:table-cell>
          <table:table-cell office:value-type="string">
            <text:p>Sniper Tower</text:p>
          </table:table-cell>
          <table:table-cell office:value-type="string">
            <text:p>Giant Sniper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</table:table-row>
        <table:table-row table:style-name="ro1">
          <table:table-cell office:value-type="string">
            <text:p>damage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00">
            <text:p>300</text:p>
          </table:table-cell>
          <table:table-cell/>
          <table:table-cell table:formula="of:=MEDIAN(INDIRECT(ADDRESS(ROW();2)):INDIRECT(ADDRESS(ROW();COLUMN()-2)))" office:value-type="float" office:value="17.5">
            <text:p>17.5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300">
            <text:p>300</text:p>
          </table:table-cell>
          <table:table-cell table:formula="of:=AVERAGE(INDIRECT(ADDRESS(ROW();2)):INDIRECT(ADDRESS(ROW();COLUMN()-5)))" office:value-type="float" office:value="61.71875">
            <text:p>61.71875</text:p>
          </table:table-cell>
          <table:table-cell table:formula="of:=STDEV(INDIRECT(ADDRESS(ROW();2)):INDIRECT(ADDRESS(ROW();COLUMN()-6)))" office:value-type="float" office:value="98.8500495278918">
            <text:p>98.85004952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5.75">
            <text:p>-225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1.5">
            <text:p>311.5</text:p>
          </table:table-cell>
        </table:table-row>
        <table:table-row table:style-name="ro1">
          <table:table-cell office:value-type="string">
            <text:p>recharg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number-columns-repeated="2" table:style-name="ce1" office:value-type="float" office:value="7.5">
            <text:p>7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">
            <text:p>0.1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2.009375">
            <text:p>2.009375</text:p>
          </table:table-cell>
          <table:table-cell table:formula="of:=STDEV(INDIRECT(ADDRESS(ROW();2)):INDIRECT(ADDRESS(ROW();COLUMN()-6)))" office:value-type="float" office:value="2.30739526667337">
            <text:p>2.30739526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">
            <text:p>-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75">
            <text:p>6.9375</text:p>
          </table:table-cell>
        </table:table-row>
        <table:table-row table:style-name="ro1">
          <table:table-cell office:value-type="string">
            <text:p>DPS_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24.7135">
            <text:p>24.7135</text:p>
          </table:table-cell>
          <table:table-cell table:formula="of:=STDEV(INDIRECT(ADDRESS(ROW();2)):INDIRECT(ADDRESS(ROW();COLUMN()-6)))" office:value-type="float" office:value="24.2292893856451">
            <text:p>24.22928938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4.999">
            <text:p>-64.9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7.082">
            <text:p>107.082</text:p>
          </table:table-cell>
        </table:table-row>
        <table:table-row table:style-name="ro1">
          <table:table-cell office:value-type="string">
            <text:p>DPS_1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2.2915">
            <text:p>32.2915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5.9635">
            <text:p>35.9635</text:p>
          </table:table-cell>
          <table:table-cell table:formula="of:=STDEV(INDIRECT(ADDRESS(ROW();2)):INDIRECT(ADDRESS(ROW();COLUMN()-6)))" office:value-type="float" office:value="29.1364799544031">
            <text:p>29.13647995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.5">
            <text:p>-52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75">
            <text:p>113.75</text:p>
          </table:table-cell>
        </table:table-row>
        <table:table-row table:style-name="ro1">
          <table:table-cell office:value-type="string">
            <text:p>DPS_10_range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2.2915">
            <text:p>32.2915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50">
            <text:p>250</text:p>
          </table:table-cell>
          <table:table-cell table:formula="of:=AVERAGE(INDIRECT(ADDRESS(ROW();2)):INDIRECT(ADDRESS(ROW();COLUMN()-5)))" office:value-type="float" office:value="53.151">
            <text:p>53.151</text:p>
          </table:table-cell>
          <table:table-cell table:formula="of:=STDEV(INDIRECT(ADDRESS(ROW();2)):INDIRECT(ADDRESS(ROW();COLUMN()-6)))" office:value-type="float" office:value="65.2444273288276">
            <text:p>65.24442732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1.25">
            <text:p>-71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8.75">
            <text:p>138.75</text:p>
          </table:table-cell>
        </table:table-row>
        <table:table-row table:style-name="ro1">
          <table:table-cell office:value-type="string">
            <text:p>DPS_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2.2915">
            <text:p>32.2915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148.4635">
            <text:p>148.4635</text:p>
          </table:table-cell>
          <table:table-cell table:formula="of:=STDEV(INDIRECT(ADDRESS(ROW();2)):INDIRECT(ADDRESS(ROW();COLUMN()-6)))" office:value-type="float" office:value="278.778934756795">
            <text:p>278.77893475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0">
            <text:p>-9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3.75">
            <text:p>163.75</text:p>
          </table:table-cell>
        </table:table-row>
        <table:table-row table:style-name="ro1">
          <table:table-cell office:value-type="string">
            <text:p>range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.5">
            <text:p>2.5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999">
            <text:p>999</text:p>
          </table:table-cell>
          <table:table-cell/>
          <table:table-cell table:formula="of:=MEDIAN(INDIRECT(ADDRESS(ROW();2)):INDIRECT(ADDRESS(ROW();COLUMN()-2)))" office:value-type="float" office:value="2.25">
            <text:p>2.25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999">
            <text:p>999</text:p>
          </table:table-cell>
          <table:table-cell table:formula="of:=AVERAGE(INDIRECT(ADDRESS(ROW();2)):INDIRECT(ADDRESS(ROW();COLUMN()-5)))" office:value-type="float" office:value="126.8125">
            <text:p>126.8125</text:p>
          </table:table-cell>
          <table:table-cell table:formula="of:=STDEV(INDIRECT(ADDRESS(ROW();2)):INDIRECT(ADDRESS(ROW();COLUMN()-6)))" office:value-type="float" office:value="340.467662438985">
            <text:p>340.467662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">
            <text:p>6</text:p>
          </table:table-cell>
        </table:table-row>
        <table:table-row table:style-name="ro1">
          <table:table-cell office:value-type="string">
            <text:p>lifespan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4"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875">
            <text:p>3.875</text:p>
          </table:table-cell>
          <table:table-cell table:formula="of:=STDEV(INDIRECT(ADDRESS(ROW();2)):INDIRECT(ADDRESS(ROW();COLUMN()-6)))" office:value-type="float" office:value="1.1474609652039">
            <text:p>1.14746096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">
            <text:p>-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0.5">
            <text:p>20.5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36">
            <text:p>36</text:p>
          </table:table-cell>
          <table:table-cell table:formula="of:=AVERAGE(INDIRECT(ADDRESS(ROW();2)):INDIRECT(ADDRESS(ROW();COLUMN()-5)))" office:value-type="float" office:value="20.3928571428571">
            <text:p>20.3928571429</text:p>
          </table:table-cell>
          <table:table-cell table:formula="of:=STDEV(INDIRECT(ADDRESS(ROW();2)):INDIRECT(ADDRESS(ROW();COLUMN()-6)))" office:value-type="float" office:value="5.56838110512096">
            <text:p>5.56838110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5.125">
            <text:p>15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.5">
            <text:p>26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7">
            <text:p>1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29285714285714">
            <text:p>2.2928571429</text:p>
          </table:table-cell>
          <table:table-cell table:formula="of:=STDEV(INDIRECT(ADDRESS(ROW();2)):INDIRECT(ADDRESS(ROW();COLUMN()-6)))" office:value-type="float" office:value="0.819440978035341">
            <text:p>0.8194409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725000000000001">
            <text:p>0.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">
            <text:p>3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.778">
            <text:p>12.778</text:p>
          </table:table-cell>
          <table:table-cell office:value-type="float" office:value="10">
            <text:p>10</text:p>
          </table:table-cell>
          <table:table-cell office:value-type="float" office:value="12.059">
            <text:p>12.059</text:p>
          </table:table-cell>
          <table:table-cell office:value-type="float" office:value="14.4">
            <text:p>14.4</text:p>
          </table:table-cell>
          <table:table-cell office:value-type="float" office:value="11.579">
            <text:p>11.57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4.8">
            <text:p>4.8</text:p>
          </table:table-cell>
          <table:table-cell office:value-type="float" office:value="10">
            <text:p>10</text:p>
          </table:table-cell>
          <table:table-cell office:value-type="float" office:value="2.4">
            <text:p>2.4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14.4">
            <text:p>14.4</text:p>
          </table:table-cell>
          <table:table-cell table:formula="of:=AVERAGE(INDIRECT(ADDRESS(ROW();2)):INDIRECT(ADDRESS(ROW();COLUMN()-5)))" office:value-type="float" office:value="9.657">
            <text:p>9.657</text:p>
          </table:table-cell>
          <table:table-cell table:formula="of:=STDEV(INDIRECT(ADDRESS(ROW();2)):INDIRECT(ADDRESS(ROW();COLUMN()-6)))" office:value-type="float" office:value="3.10419126095919">
            <text:p>3.1041912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43249999999998">
            <text:p>0.24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.8275">
            <text:p>19.82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7.778">
            <text:p>127.778</text:p>
          </table:table-cell>
          <table:table-cell office:value-type="float" office:value="100">
            <text:p>100</text:p>
          </table:table-cell>
          <table:table-cell office:value-type="float" office:value="120.588">
            <text:p>120.588</text:p>
          </table:table-cell>
          <table:table-cell office:value-type="float" office:value="144">
            <text:p>144</text:p>
          </table:table-cell>
          <table:table-cell office:value-type="float" office:value="115.79">
            <text:p>115.79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4">
            <text:p>24</text:p>
          </table:table-cell>
          <table:table-cell table:formula="of:=MAX(INDIRECT(ADDRESS(ROW();2)):INDIRECT(ADDRESS(ROW();COLUMN()-4)))" office:value-type="float" office:value="144">
            <text:p>144</text:p>
          </table:table-cell>
          <table:table-cell table:formula="of:=AVERAGE(INDIRECT(ADDRESS(ROW();2)):INDIRECT(ADDRESS(ROW();COLUMN()-5)))" office:value-type="float" office:value="96.5695714285714">
            <text:p>96.5695714286</text:p>
          </table:table-cell>
          <table:table-cell table:formula="of:=STDEV(INDIRECT(ADDRESS(ROW();2)):INDIRECT(ADDRESS(ROW();COLUMN()-6)))" office:value-type="float" office:value="31.0417119985705">
            <text:p>31.04171199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4265">
            <text:p>2.42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8.2795">
            <text:p>198.279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83.333">
            <text:p>383.333</text:p>
          </table:table-cell>
          <table:table-cell office:value-type="float" office:value="250">
            <text:p>250</text:p>
          </table:table-cell>
          <table:table-cell office:value-type="float" office:value="331.618">
            <text:p>331.618</text:p>
          </table:table-cell>
          <table:table-cell office:value-type="float" office:value="468">
            <text:p>468</text:p>
          </table:table-cell>
          <table:table-cell office:value-type="float" office:value="318.421">
            <text:p>318.421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120">
            <text:p>120</text:p>
          </table:table-cell>
          <table:table-cell office:value-type="float" office:value="350">
            <text:p>350</text:p>
          </table:table-cell>
          <table:table-cell office:value-type="float" office:value="72">
            <text:p>72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72">
            <text:p>72</text:p>
          </table:table-cell>
          <table:table-cell table:formula="of:=MAX(INDIRECT(ADDRESS(ROW();2)):INDIRECT(ADDRESS(ROW();COLUMN()-4)))" office:value-type="float" office:value="468">
            <text:p>468</text:p>
          </table:table-cell>
          <table:table-cell table:formula="of:=AVERAGE(INDIRECT(ADDRESS(ROW();2)):INDIRECT(ADDRESS(ROW();COLUMN()-5)))" office:value-type="float" office:value="264.461642857143">
            <text:p>264.4616428571</text:p>
          </table:table-cell>
          <table:table-cell table:formula="of:=STDEV(INDIRECT(ADDRESS(ROW();2)):INDIRECT(ADDRESS(ROW();COLUMN()-6)))" office:value-type="float" office:value="103.689502746352">
            <text:p>103.68950274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4.95625">
            <text:p>-134.9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75.775">
            <text:p>675.77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77.778">
            <text:p>1277.778</text:p>
          </table:table-cell>
          <table:table-cell office:value-type="float" office:value="1000">
            <text:p>1000</text:p>
          </table:table-cell>
          <table:table-cell office:value-type="float" office:value="1205.882">
            <text:p>1205.882</text:p>
          </table:table-cell>
          <table:table-cell office:value-type="float" office:value="1440">
            <text:p>1440</text:p>
          </table:table-cell>
          <table:table-cell office:value-type="float" office:value="1157.895">
            <text:p>1157.895</text:p>
          </table:table-cell>
          <table:table-cell office:value-type="float" office:value="1000">
            <text:p>1000</text:p>
          </table:table-cell>
          <table:table-cell office:value-type="float" office:value="800">
            <text:p>800</text:p>
          </table:table-cell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480">
            <text:p>480</text:p>
          </table:table-cell>
          <table:table-cell office:value-type="float" office:value="1000">
            <text:p>1000</text:p>
          </table:table-cell>
          <table:table-cell office:value-type="float" office:value="240">
            <text:p>240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240">
            <text:p>240</text:p>
          </table:table-cell>
          <table:table-cell table:formula="of:=MAX(INDIRECT(ADDRESS(ROW();2)):INDIRECT(ADDRESS(ROW();COLUMN()-4)))" office:value-type="float" office:value="1440">
            <text:p>1440</text:p>
          </table:table-cell>
          <table:table-cell table:formula="of:=AVERAGE(INDIRECT(ADDRESS(ROW();2)):INDIRECT(ADDRESS(ROW();COLUMN()-5)))" office:value-type="float" office:value="965.6955">
            <text:p>965.6955</text:p>
          </table:table-cell>
          <table:table-cell table:formula="of:=STDEV(INDIRECT(ADDRESS(ROW();2)):INDIRECT(ADDRESS(ROW();COLUMN()-6)))" office:value-type="float" office:value="310.416773098746">
            <text:p>310.41677309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4.2822500000007">
            <text:p>24.2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82.7755">
            <text:p>1982.775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3.25">
            <text:p>3.2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2.71428571428571">
            <text:p>2.7142857143</text:p>
          </table:table-cell>
          <table:table-cell table:formula="of:=STDEV(INDIRECT(ADDRESS(ROW();2)):INDIRECT(ADDRESS(ROW();COLUMN()-6)))" office:value-type="float" office:value="0.351605423203872">
            <text:p>0.35160542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1875">
            <text:p>1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6.45">
            <text:p>26.4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4.8">
            <text:p>64.8</text:p>
          </table:table-cell>
          <table:table-cell office:value-type="float" office:value="24.2">
            <text:p>24.2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7.2">
            <text:p>7.2</text:p>
          </table:table-cell>
          <table:table-cell office:value-type="float" office:value="20">
            <text:p>20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7.2">
            <text:p>7.2</text:p>
          </table:table-cell>
          <table:table-cell table:formula="of:=MAX(INDIRECT(ADDRESS(ROW();2)):INDIRECT(ADDRESS(ROW();COLUMN()-4)))" office:value-type="float" office:value="64.8">
            <text:p>64.8</text:p>
          </table:table-cell>
          <table:table-cell table:formula="of:=AVERAGE(INDIRECT(ADDRESS(ROW();2)):INDIRECT(ADDRESS(ROW();COLUMN()-5)))" office:value-type="float" office:value="22.3607142857143">
            <text:p>22.3607142857</text:p>
          </table:table-cell>
          <table:table-cell table:formula="of:=STDEV(INDIRECT(ADDRESS(ROW();2)):INDIRECT(ADDRESS(ROW();COLUMN()-6)))" office:value-type="float" office:value="13.4123390171919">
            <text:p>13.41233901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8">
            <text:p>9.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6">
            <text:p>33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3">
            <text:p>3</text:p>
          </table:table-cell>
          <table:table-cell office:value-type="float" office:value="1.805">
            <text:p>1.805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445">
            <text:p>1.445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2.91571428571429">
            <text:p>2.9157142857</text:p>
          </table:table-cell>
          <table:table-cell table:formula="of:=STDEV(INDIRECT(ADDRESS(ROW();2)):INDIRECT(ADDRESS(ROW();COLUMN()-6)))" office:value-type="float" office:value="2.80894509157309">
            <text:p>2.8089450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">
            <text:p>-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">
            <text:p>5.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6.327">
            <text:p>16.327</text:p>
          </table:table-cell>
          <table:table-cell office:value-type="float" office:value="10">
            <text:p>10</text:p>
          </table:table-cell>
          <table:table-cell office:value-type="float" office:value="14.533">
            <text:p>14.533</text:p>
          </table:table-cell>
          <table:table-cell office:value-type="float" office:value="21.6">
            <text:p>21.6</text:p>
          </table:table-cell>
          <table:table-cell office:value-type="float" office:value="13.407">
            <text:p>13.407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2.304">
            <text:p>2.304</text:p>
          </table:table-cell>
          <table:table-cell office:value-type="float" office:value="10">
            <text:p>10</text:p>
          </table:table-cell>
          <table:table-cell office:value-type="float" office:value="0.576">
            <text:p>0.57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.576">
            <text:p>0.576</text:p>
          </table:table-cell>
          <table:table-cell table:formula="of:=MAX(INDIRECT(ADDRESS(ROW();2)):INDIRECT(ADDRESS(ROW();COLUMN()-4)))" office:value-type="float" office:value="21.6">
            <text:p>21.6</text:p>
          </table:table-cell>
          <table:table-cell table:formula="of:=AVERAGE(INDIRECT(ADDRESS(ROW();2)):INDIRECT(ADDRESS(ROW();COLUMN()-5)))" office:value-type="float" office:value="10.3877857142857">
            <text:p>10.3877857143</text:p>
          </table:table-cell>
          <table:table-cell table:formula="of:=STDEV(INDIRECT(ADDRESS(ROW();2)):INDIRECT(ADDRESS(ROW();COLUMN()-6)))" office:value-type="float" office:value="5.3590806786034">
            <text:p>5.35908067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69475">
            <text:p>-4.69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.4115">
            <text:p>26.411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63.272">
            <text:p>163.272</text:p>
          </table:table-cell>
          <table:table-cell office:value-type="float" office:value="100">
            <text:p>100</text:p>
          </table:table-cell>
          <table:table-cell office:value-type="float" office:value="145.329">
            <text:p>145.329</text:p>
          </table:table-cell>
          <table:table-cell office:value-type="float" office:value="216">
            <text:p>216</text:p>
          </table:table-cell>
          <table:table-cell office:value-type="float" office:value="134.072">
            <text:p>134.072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3.04">
            <text:p>23.04</text:p>
          </table:table-cell>
          <table:table-cell office:value-type="float" office:value="100">
            <text:p>100</text:p>
          </table:table-cell>
          <table:table-cell office:value-type="float" office:value="5.76">
            <text:p>5.76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5.76">
            <text:p>5.76</text:p>
          </table:table-cell>
          <table:table-cell table:formula="of:=MAX(INDIRECT(ADDRESS(ROW();2)):INDIRECT(ADDRESS(ROW();COLUMN()-4)))" office:value-type="float" office:value="216">
            <text:p>216</text:p>
          </table:table-cell>
          <table:table-cell table:formula="of:=AVERAGE(INDIRECT(ADDRESS(ROW();2)):INDIRECT(ADDRESS(ROW();COLUMN()-5)))" office:value-type="float" office:value="103.877928571429">
            <text:p>103.8779285714</text:p>
          </table:table-cell>
          <table:table-cell table:formula="of:=STDEV(INDIRECT(ADDRESS(ROW();2)):INDIRECT(ADDRESS(ROW();COLUMN()-6)))" office:value-type="float" office:value="53.5910677925748">
            <text:p>53.59106779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6.958">
            <text:p>-46.95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4.1255">
            <text:p>264.125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71.451">
            <text:p>571.451</text:p>
          </table:table-cell>
          <table:table-cell office:value-type="float" office:value="250">
            <text:p>250</text:p>
          </table:table-cell>
          <table:table-cell office:value-type="float" office:value="435.986">
            <text:p>435.986</text:p>
          </table:table-cell>
          <table:table-cell office:value-type="float" office:value="864">
            <text:p>864</text:p>
          </table:table-cell>
          <table:table-cell office:value-type="float" office:value="402.216">
            <text:p>402.216</text:p>
          </table:table-cell>
          <table:table-cell office:value-type="float" office:value="250">
            <text:p>250</text:p>
          </table:table-cell>
          <table:table-cell office:value-type="float" office:value="160">
            <text:p>160</text:p>
          </table:table-cell>
          <table:table-cell office:value-type="float" office:value="302.5">
            <text:p>302.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57.6">
            <text:p>57.6</text:p>
          </table:table-cell>
          <table:table-cell office:value-type="float" office:value="450">
            <text:p>450</text:p>
          </table:table-cell>
          <table:table-cell office:value-type="float" office:value="20.16">
            <text:p>20.16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20.16">
            <text:p>20.16</text:p>
          </table:table-cell>
          <table:table-cell table:formula="of:=MAX(INDIRECT(ADDRESS(ROW();2)):INDIRECT(ADDRESS(ROW();COLUMN()-4)))" office:value-type="float" office:value="864">
            <text:p>864</text:p>
          </table:table-cell>
          <table:table-cell table:formula="of:=AVERAGE(INDIRECT(ADDRESS(ROW();2)):INDIRECT(ADDRESS(ROW();COLUMN()-5)))" office:value-type="float" office:value="317.714571428571">
            <text:p>317.7145714286</text:p>
          </table:table-cell>
          <table:table-cell table:formula="of:=STDEV(INDIRECT(ADDRESS(ROW();2)):INDIRECT(ADDRESS(ROW();COLUMN()-6)))" office:value-type="float" office:value="218.198567921943">
            <text:p>218.19856792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80.3575">
            <text:p>-480.3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08.46925">
            <text:p>1108.469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632.716">
            <text:p>1632.716</text:p>
          </table:table-cell>
          <table:table-cell office:value-type="float" office:value="1000">
            <text:p>1000</text:p>
          </table:table-cell>
          <table:table-cell office:value-type="float" office:value="1453.287">
            <text:p>1453.287</text:p>
          </table:table-cell>
          <table:table-cell office:value-type="float" office:value="2160">
            <text:p>2160</text:p>
          </table:table-cell>
          <table:table-cell office:value-type="float" office:value="1340.72">
            <text:p>1340.72</text:p>
          </table:table-cell>
          <table:table-cell office:value-type="float" office:value="1000">
            <text:p>1000</text:p>
          </table:table-cell>
          <table:table-cell office:value-type="float" office:value="640">
            <text:p>640</text:p>
          </table:table-cell>
          <table:table-cell office:value-type="float" office:value="1210">
            <text:p>1210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230.4">
            <text:p>230.4</text:p>
          </table:table-cell>
          <table:table-cell office:value-type="float" office:value="1000">
            <text:p>1000</text:p>
          </table:table-cell>
          <table:table-cell office:value-type="float" office:value="57.6">
            <text:p>57.6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57.6">
            <text:p>57.6</text:p>
          </table:table-cell>
          <table:table-cell table:formula="of:=MAX(INDIRECT(ADDRESS(ROW();2)):INDIRECT(ADDRESS(ROW();COLUMN()-4)))" office:value-type="float" office:value="2160">
            <text:p>2160</text:p>
          </table:table-cell>
          <table:table-cell table:formula="of:=AVERAGE(INDIRECT(ADDRESS(ROW();2)):INDIRECT(ADDRESS(ROW();COLUMN()-5)))" office:value-type="float" office:value="1038.77892857143">
            <text:p>1038.7789285714</text:p>
          </table:table-cell>
          <table:table-cell table:formula="of:=STDEV(INDIRECT(ADDRESS(ROW();2)):INDIRECT(ADDRESS(ROW();COLUMN()-6)))" office:value-type="float" office:value="535.910095095819">
            <text:p>535.91009509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69.574">
            <text:p>-469.57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41.2505">
            <text:p>2641.250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2.94642857142857">
            <text:p>2.9464285714</text:p>
          </table:table-cell>
          <table:table-cell table:formula="of:=STDEV(INDIRECT(ADDRESS(ROW();2)):INDIRECT(ADDRESS(ROW();COLUMN()-6)))" office:value-type="float" office:value="0.680628749396831">
            <text:p>0.68062874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25">
            <text:p>-0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0.418">
            <text:p>30.418</text:p>
          </table:table-cell>
          <table:table-cell office:value-type="float" office:value="20">
            <text:p>20</text:p>
          </table:table-cell>
          <table:table-cell office:value-type="float" office:value="21.5">
            <text:p>21.5</text:p>
          </table:table-cell>
          <table:table-cell office:value-type="float" office:value="116.64">
            <text:p>116.64</text:p>
          </table:table-cell>
          <table:table-cell office:value-type="float" office:value="26.62">
            <text:p>26.62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.32">
            <text:p>4.32</text:p>
          </table:table-cell>
          <table:table-cell office:value-type="float" office:value="20">
            <text:p>20</text:p>
          </table:table-cell>
          <table:table-cell office:value-type="float" office:value="4.32">
            <text:p>4.3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4.32">
            <text:p>4.32</text:p>
          </table:table-cell>
          <table:table-cell table:formula="of:=MAX(INDIRECT(ADDRESS(ROW();2)):INDIRECT(ADDRESS(ROW();COLUMN()-4)))" office:value-type="float" office:value="116.64">
            <text:p>116.64</text:p>
          </table:table-cell>
          <table:table-cell table:formula="of:=AVERAGE(INDIRECT(ADDRESS(ROW();2)):INDIRECT(ADDRESS(ROW();COLUMN()-5)))" office:value-type="float" office:value="26.317">
            <text:p>26.317</text:p>
          </table:table-cell>
          <table:table-cell table:formula="of:=STDEV(INDIRECT(ADDRESS(ROW();2)):INDIRECT(ADDRESS(ROW();COLUMN()-6)))" office:value-type="float" office:value="26.9968446560819">
            <text:p>26.99684465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98">
            <text:p>3.9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36">
            <text:p>41.3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458">
            <text:p>1.458</text:p>
          </table:table-cell>
          <table:table-cell office:value-type="float" office:value="2">
            <text:p>2</text:p>
          </table:table-cell>
          <table:table-cell office:value-type="float" office:value="1.228">
            <text:p>1.228</text:p>
          </table:table-cell>
          <table:table-cell office:value-type="float" office:value="3.5">
            <text:p>3.5</text:p>
          </table:table-cell>
          <table:table-cell office:value-type="float" office:value="1.715">
            <text:p>1.715</text:p>
          </table:table-cell>
          <table:table-cell office:value-type="float" office:value="2">
            <text:p>2</text:p>
          </table:table-cell>
          <table:table-cell office:value-type="float" office:value="3.906">
            <text:p>3.906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3.906">
            <text:p>3.906</text:p>
          </table:table-cell>
          <table:table-cell office:value-type="float" office:value="2">
            <text:p>2</text:p>
          </table:table-cell>
          <table:table-cell office:value-type="float" office:value="31.25">
            <text:p>31.2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28">
            <text:p>1.228</text:p>
          </table:table-cell>
          <table:table-cell table:formula="of:=MAX(INDIRECT(ADDRESS(ROW();2)):INDIRECT(ADDRESS(ROW();COLUMN()-4)))" office:value-type="float" office:value="31.25">
            <text:p>31.25</text:p>
          </table:table-cell>
          <table:table-cell table:formula="of:=AVERAGE(INDIRECT(ADDRESS(ROW();2)):INDIRECT(ADDRESS(ROW();COLUMN()-5)))" office:value-type="float" office:value="4.36878571428571">
            <text:p>4.3687857143</text:p>
          </table:table-cell>
          <table:table-cell table:formula="of:=STDEV(INDIRECT(ADDRESS(ROW();2)):INDIRECT(ADDRESS(ROW();COLUMN()-6)))" office:value-type="float" office:value="7.78328141376978">
            <text:p>7.78328141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25">
            <text:p>-1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">
            <text:p>6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0.862">
            <text:p>20.862</text:p>
          </table:table-cell>
          <table:table-cell office:value-type="float" office:value="10">
            <text:p>10</text:p>
          </table:table-cell>
          <table:table-cell office:value-type="float" office:value="17.505">
            <text:p>17.505</text:p>
          </table:table-cell>
          <table:table-cell office:value-type="float" office:value="33.326">
            <text:p>33.326</text:p>
          </table:table-cell>
          <table:table-cell office:value-type="float" office:value="15.524">
            <text:p>15.524</text:p>
          </table:table-cell>
          <table:table-cell office:value-type="float" office:value="10">
            <text:p>10</text:p>
          </table:table-cell>
          <table:table-cell office:value-type="float" office:value="5.12">
            <text:p>5.12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1.106">
            <text:p>1.106</text:p>
          </table:table-cell>
          <table:table-cell office:value-type="float" office:value="10">
            <text:p>10</text:p>
          </table:table-cell>
          <table:table-cell office:value-type="float" office:value="0.138">
            <text:p>0.138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.138">
            <text:p>0.138</text:p>
          </table:table-cell>
          <table:table-cell table:formula="of:=MAX(INDIRECT(ADDRESS(ROW();2)):INDIRECT(ADDRESS(ROW();COLUMN()-4)))" office:value-type="float" office:value="33.326">
            <text:p>33.326</text:p>
          </table:table-cell>
          <table:table-cell table:formula="of:=AVERAGE(INDIRECT(ADDRESS(ROW();2)):INDIRECT(ADDRESS(ROW();COLUMN()-5)))" office:value-type="float" office:value="11.7909285714286">
            <text:p>11.7909285714</text:p>
          </table:table-cell>
          <table:table-cell table:formula="of:=STDEV(INDIRECT(ADDRESS(ROW();2)):INDIRECT(ADDRESS(ROW();COLUMN()-6)))" office:value-type="float" office:value="8.40539603665211">
            <text:p>8.40539603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3655">
            <text:p>-10.36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9725">
            <text:p>33.97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08.625">
            <text:p>208.625</text:p>
          </table:table-cell>
          <table:table-cell office:value-type="float" office:value="100">
            <text:p>100</text:p>
          </table:table-cell>
          <table:table-cell office:value-type="float" office:value="175.046">
            <text:p>175.046</text:p>
          </table:table-cell>
          <table:table-cell office:value-type="float" office:value="333.257">
            <text:p>333.257</text:p>
          </table:table-cell>
          <table:table-cell office:value-type="float" office:value="155.241">
            <text:p>155.241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11.059">
            <text:p>11.059</text:p>
          </table:table-cell>
          <table:table-cell office:value-type="float" office:value="100">
            <text:p>100</text:p>
          </table:table-cell>
          <table:table-cell office:value-type="float" office:value="1.382">
            <text:p>1.382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.382">
            <text:p>1.382</text:p>
          </table:table-cell>
          <table:table-cell table:formula="of:=MAX(INDIRECT(ADDRESS(ROW();2)):INDIRECT(ADDRESS(ROW();COLUMN()-4)))" office:value-type="float" office:value="333.257">
            <text:p>333.257</text:p>
          </table:table-cell>
          <table:table-cell table:formula="of:=AVERAGE(INDIRECT(ADDRESS(ROW();2)):INDIRECT(ADDRESS(ROW();COLUMN()-5)))" office:value-type="float" office:value="117.909142857143">
            <text:p>117.9091428571</text:p>
          </table:table-cell>
          <table:table-cell table:formula="of:=STDEV(INDIRECT(ADDRESS(ROW();2)):INDIRECT(ADDRESS(ROW();COLUMN()-6)))" office:value-type="float" office:value="84.0535597698159">
            <text:p>84.053559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3.66325">
            <text:p>-103.66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9.7325">
            <text:p>339.732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34.499">
            <text:p>834.499</text:p>
          </table:table-cell>
          <table:table-cell office:value-type="float" office:value="250">
            <text:p>250</text:p>
          </table:table-cell>
          <table:table-cell office:value-type="float" office:value="568.899">
            <text:p>568.899</text:p>
          </table:table-cell>
          <table:table-cell office:value-type="float" office:value="1582.971">
            <text:p>1582.971</text:p>
          </table:table-cell>
          <table:table-cell office:value-type="float" office:value="504.534">
            <text:p>504.534</text:p>
          </table:table-cell>
          <table:table-cell office:value-type="float" office:value="250">
            <text:p>250</text:p>
          </table:table-cell>
          <table:table-cell office:value-type="float" office:value="128">
            <text:p>128</text:p>
          </table:table-cell>
          <table:table-cell office:value-type="float" office:value="332.75">
            <text:p>332.7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27.648">
            <text:p>27.648</text:p>
          </table:table-cell>
          <table:table-cell office:value-type="float" office:value="550">
            <text:p>550</text:p>
          </table:table-cell>
          <table:table-cell office:value-type="float" office:value="5.53">
            <text:p>5.53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5.53">
            <text:p>5.53</text:p>
          </table:table-cell>
          <table:table-cell table:formula="of:=MAX(INDIRECT(ADDRESS(ROW();2)):INDIRECT(ADDRESS(ROW();COLUMN()-4)))" office:value-type="float" office:value="1582.971">
            <text:p>1582.971</text:p>
          </table:table-cell>
          <table:table-cell table:formula="of:=AVERAGE(INDIRECT(ADDRESS(ROW();2)):INDIRECT(ADDRESS(ROW();COLUMN()-5)))" office:value-type="float" office:value="408.494428571429">
            <text:p>408.4944285714</text:p>
          </table:table-cell>
          <table:table-cell table:formula="of:=STDEV(INDIRECT(ADDRESS(ROW();2)):INDIRECT(ADDRESS(ROW();COLUMN()-6)))" office:value-type="float" office:value="407.48097401072">
            <text:p>407.48097401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13.6275">
            <text:p>-813.6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52.82925">
            <text:p>1552.829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086.248">
            <text:p>2086.248</text:p>
          </table:table-cell>
          <table:table-cell office:value-type="float" office:value="1000">
            <text:p>1000</text:p>
          </table:table-cell>
          <table:table-cell office:value-type="float" office:value="1750.458">
            <text:p>1750.458</text:p>
          </table:table-cell>
          <table:table-cell office:value-type="float" office:value="3332.571">
            <text:p>3332.571</text:p>
          </table:table-cell>
          <table:table-cell office:value-type="float" office:value="1552.413">
            <text:p>1552.413</text:p>
          </table:table-cell>
          <table:table-cell office:value-type="float" office:value="1000">
            <text:p>1000</text:p>
          </table:table-cell>
          <table:table-cell office:value-type="float" office:value="512">
            <text:p>512</text:p>
          </table:table-cell>
          <table:table-cell office:value-type="float" office:value="1331">
            <text:p>1331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110.592">
            <text:p>110.592</text:p>
          </table:table-cell>
          <table:table-cell office:value-type="float" office:value="1000">
            <text:p>1000</text:p>
          </table:table-cell>
          <table:table-cell office:value-type="float" office:value="13.824">
            <text:p>13.824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13.824">
            <text:p>13.824</text:p>
          </table:table-cell>
          <table:table-cell table:formula="of:=MAX(INDIRECT(ADDRESS(ROW();2)):INDIRECT(ADDRESS(ROW();COLUMN()-4)))" office:value-type="float" office:value="3332.571">
            <text:p>3332.571</text:p>
          </table:table-cell>
          <table:table-cell table:formula="of:=AVERAGE(INDIRECT(ADDRESS(ROW();2)):INDIRECT(ADDRESS(ROW();COLUMN()-5)))" office:value-type="float" office:value="1179.092">
            <text:p>1179.092</text:p>
          </table:table-cell>
          <table:table-cell table:formula="of:=STDEV(INDIRECT(ADDRESS(ROW();2)):INDIRECT(ADDRESS(ROW();COLUMN()-6)))" office:value-type="float" office:value="840.534938455908">
            <text:p>840.53493845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36.63325">
            <text:p>-1036.6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97.3295">
            <text:p>3397.329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25">
            <text:p>3.25</text:p>
          </table:table-cell>
          <table:table-cell office:value-type="float" office:value="4.75">
            <text:p>4.75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5.5">
            <text:p>5.5</text:p>
          </table:table-cell>
          <table:table-cell table:formula="of:=AVERAGE(INDIRECT(ADDRESS(ROW();2)):INDIRECT(ADDRESS(ROW();COLUMN()-5)))" office:value-type="float" office:value="3.17857142857143">
            <text:p>3.1785714286</text:p>
          </table:table-cell>
          <table:table-cell table:formula="of:=STDEV(INDIRECT(ADDRESS(ROW();2)):INDIRECT(ADDRESS(ROW();COLUMN()-6)))" office:value-type="float" office:value="1.01160844616465">
            <text:p>1.01160844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4375">
            <text:p>-1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75">
            <text:p>7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1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.75">
            <text:p>28.75</text:p>
          </table:table-cell>
          <table:table-cell office:value-type="float" office:value="25">
            <text:p>25</text:p>
          </table:table-cell>
          <table:table-cell office:value-type="float" office:value="25.5">
            <text:p>25.5</text:p>
          </table:table-cell>
          <table:table-cell office:value-type="float" office:value="45">
            <text:p>45</text:p>
          </table:table-cell>
          <table:table-cell office:value-type="float" office:value="27.5">
            <text:p>27.5</text:p>
          </table:table-cell>
          <table:table-cell table:number-columns-repeated="2" office:value-type="float" office:value="25">
            <text:p>25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15">
            <text:p>15</text:p>
          </table:table-cell>
          <table:table-cell table:formula="of:=MAX(INDIRECT(ADDRESS(ROW();2)):INDIRECT(ADDRESS(ROW();COLUMN()-4)))" office:value-type="float" office:value="45">
            <text:p>45</text:p>
          </table:table-cell>
          <table:table-cell table:formula="of:=AVERAGE(INDIRECT(ADDRESS(ROW();2)):INDIRECT(ADDRESS(ROW();COLUMN()-5)))" office:value-type="float" office:value="25.4821428571429">
            <text:p>25.4821428571</text:p>
          </table:table-cell>
          <table:table-cell table:formula="of:=STDEV(INDIRECT(ADDRESS(ROW();2)):INDIRECT(ADDRESS(ROW();COLUMN()-6)))" office:value-type="float" office:value="6.96037154022844">
            <text:p>6.96037154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9">
            <text:p>1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68">
            <text:p>0.68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0.938571428571429">
            <text:p>0.9385714286</text:p>
          </table:table-cell>
          <table:table-cell table:formula="of:=STDEV(INDIRECT(ADDRESS(ROW();2)):INDIRECT(ADDRESS(ROW();COLUMN()-6)))" office:value-type="float" office:value="0.343059921719384">
            <text:p>0.34305992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9">
            <text:p>0.2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48">
            <text:p>1.4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9.931">
            <text:p>39.931</text:p>
          </table:table-cell>
          <table:table-cell office:value-type="float" office:value="31.25">
            <text:p>31.25</text:p>
          </table:table-cell>
          <table:table-cell office:value-type="float" office:value="37.5">
            <text:p>37.5</text:p>
          </table:table-cell>
          <table:table-cell office:value-type="float" office:value="34.615">
            <text:p>34.615</text:p>
          </table:table-cell>
          <table:table-cell office:value-type="float" office:value="36.184">
            <text:p>36.184</text:p>
          </table:table-cell>
          <table:table-cell office:value-type="float" office:value="31.25">
            <text:p>31.25</text:p>
          </table:table-cell>
          <table:table-cell office:value-type="float" office:value="25">
            <text:p>25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5">
            <text:p>15</text:p>
          </table:table-cell>
          <table:table-cell office:value-type="float" office:value="31.25">
            <text:p>31.25</text:p>
          </table:table-cell>
          <table:table-cell office:value-type="float" office:value="7.5">
            <text:p>7.5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7.5">
            <text:p>7.5</text:p>
          </table:table-cell>
          <table:table-cell table:formula="of:=MAX(INDIRECT(ADDRESS(ROW();2)):INDIRECT(ADDRESS(ROW();COLUMN()-4)))" office:value-type="float" office:value="39.931">
            <text:p>39.931</text:p>
          </table:table-cell>
          <table:table-cell table:formula="of:=AVERAGE(INDIRECT(ADDRESS(ROW();2)):INDIRECT(ADDRESS(ROW();COLUMN()-5)))" office:value-type="float" office:value="29.4230714285714">
            <text:p>29.4230714286</text:p>
          </table:table-cell>
          <table:table-cell table:formula="of:=STDEV(INDIRECT(ADDRESS(ROW();2)):INDIRECT(ADDRESS(ROW();COLUMN()-6)))" office:value-type="float" office:value="8.82566510428348">
            <text:p>8.82566510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28900000000001">
            <text:p>4.28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7.2545">
            <text:p>57.254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9.931">
            <text:p>39.931</text:p>
          </table:table-cell>
          <table:table-cell office:value-type="float" office:value="31.25">
            <text:p>31.25</text:p>
          </table:table-cell>
          <table:table-cell office:value-type="float" office:value="37.5">
            <text:p>37.5</text:p>
          </table:table-cell>
          <table:table-cell office:value-type="float" office:value="34.615">
            <text:p>34.615</text:p>
          </table:table-cell>
          <table:table-cell office:value-type="float" office:value="36.184">
            <text:p>36.18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0">
            <text:p>60</text:p>
          </table:table-cell>
          <table:table-cell office:value-type="float" office:value="31.25">
            <text:p>31.25</text:p>
          </table:table-cell>
          <table:table-cell office:value-type="float" office:value="75">
            <text:p>75</text:p>
          </table:table-cell>
          <table:table-cell/>
          <table:table-cell table:formula="of:=MEDIAN(INDIRECT(ADDRESS(ROW();2)):INDIRECT(ADDRESS(ROW();COLUMN()-2)))" office:value-type="float" office:value="34.495">
            <text:p>34.49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39.2445">
            <text:p>39.2445</text:p>
          </table:table-cell>
          <table:table-cell table:formula="of:=STDEV(INDIRECT(ADDRESS(ROW();2)):INDIRECT(ADDRESS(ROW();COLUMN()-6)))" office:value-type="float" office:value="13.5577388275252">
            <text:p>13.55773882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.03025">
            <text:p>7.03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3.543">
            <text:p>63.54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9.931">
            <text:p>39.931</text:p>
          </table:table-cell>
          <table:table-cell office:value-type="float" office:value="31.25">
            <text:p>31.25</text:p>
          </table:table-cell>
          <table:table-cell office:value-type="float" office:value="37.5">
            <text:p>37.5</text:p>
          </table:table-cell>
          <table:table-cell office:value-type="float" office:value="34.615">
            <text:p>34.615</text:p>
          </table:table-cell>
          <table:table-cell office:value-type="float" office:value="36.184">
            <text:p>36.18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0">
            <text:p>60</text:p>
          </table:table-cell>
          <table:table-cell office:value-type="float" office:value="31.25">
            <text:p>31.25</text:p>
          </table:table-cell>
          <table:table-cell office:value-type="float" office:value="262.5">
            <text:p>262.5</text:p>
          </table:table-cell>
          <table:table-cell/>
          <table:table-cell table:formula="of:=MEDIAN(INDIRECT(ADDRESS(ROW();2)):INDIRECT(ADDRESS(ROW();COLUMN()-2)))" office:value-type="float" office:value="34.495">
            <text:p>34.49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262.5">
            <text:p>262.5</text:p>
          </table:table-cell>
          <table:table-cell table:formula="of:=AVERAGE(INDIRECT(ADDRESS(ROW();2)):INDIRECT(ADDRESS(ROW();COLUMN()-5)))" office:value-type="float" office:value="52.6373571428571">
            <text:p>52.6373571429</text:p>
          </table:table-cell>
          <table:table-cell table:formula="of:=STDEV(INDIRECT(ADDRESS(ROW();2)):INDIRECT(ADDRESS(ROW();COLUMN()-6)))" office:value-type="float" office:value="61.0440959491354">
            <text:p>61.04409594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.03025">
            <text:p>7.03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3.543">
            <text:p>63.54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9.931">
            <text:p>39.931</text:p>
          </table:table-cell>
          <table:table-cell office:value-type="float" office:value="31.25">
            <text:p>31.25</text:p>
          </table:table-cell>
          <table:table-cell office:value-type="float" office:value="37.5">
            <text:p>37.5</text:p>
          </table:table-cell>
          <table:table-cell office:value-type="float" office:value="34.615">
            <text:p>34.615</text:p>
          </table:table-cell>
          <table:table-cell office:value-type="float" office:value="36.184">
            <text:p>36.18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0">
            <text:p>60</text:p>
          </table:table-cell>
          <table:table-cell office:value-type="float" office:value="31.25">
            <text:p>31.25</text:p>
          </table:table-cell>
          <table:table-cell office:value-type="float" office:value="375">
            <text:p>375</text:p>
          </table:table-cell>
          <table:table-cell/>
          <table:table-cell table:formula="of:=MEDIAN(INDIRECT(ADDRESS(ROW();2)):INDIRECT(ADDRESS(ROW();COLUMN()-2)))" office:value-type="float" office:value="34.495">
            <text:p>34.49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375">
            <text:p>375</text:p>
          </table:table-cell>
          <table:table-cell table:formula="of:=AVERAGE(INDIRECT(ADDRESS(ROW();2)):INDIRECT(ADDRESS(ROW();COLUMN()-5)))" office:value-type="float" office:value="60.6730714285714">
            <text:p>60.6730714286</text:p>
          </table:table-cell>
          <table:table-cell table:formula="of:=STDEV(INDIRECT(ADDRESS(ROW();2)):INDIRECT(ADDRESS(ROW();COLUMN()-6)))" office:value-type="float" office:value="90.8990514628214">
            <text:p>90.89905146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.03025">
            <text:p>7.03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3.543">
            <text:p>63.5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1071428571429">
            <text:p>3.2107142857</text:p>
          </table:table-cell>
          <table:table-cell table:formula="of:=STDEV(INDIRECT(ADDRESS(ROW();2)):INDIRECT(ADDRESS(ROW();COLUMN()-6)))" office:value-type="float" office:value="0.356898267894891">
            <text:p>0.35689826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2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3.063">
            <text:p>33.06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30.25">
            <text:p>30.25</text:p>
          </table:table-cell>
          <table:table-cell table:number-columns-repeated="2" office:value-type="float" office:value="25">
            <text:p>25</text:p>
          </table:table-cell>
          <table:table-cell office:value-type="float" office:value="30.25">
            <text:p>30.2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9">
            <text:p>9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27.9330714285714">
            <text:p>27.9330714286</text:p>
          </table:table-cell>
          <table:table-cell table:formula="of:=STDEV(INDIRECT(ADDRESS(ROW();2)):INDIRECT(ADDRESS(ROW();COLUMN()-6)))" office:value-type="float" office:value="16.7675195563157">
            <text:p>16.76751955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2.4375">
            <text:p>12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75">
            <text:p>41.7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648">
            <text:p>0.648</text:p>
          </table:table-cell>
          <table:table-cell office:value-type="float" office:value="0.8">
            <text:p>0.8</text:p>
          </table:table-cell>
          <table:table-cell office:value-type="float" office:value="0.578">
            <text:p>0.578</text:p>
          </table:table-cell>
          <table:table-cell office:value-type="float" office:value="1.8">
            <text:p>1.8</text:p>
          </table:table-cell>
          <table:table-cell office:value-type="float" office:value="0.722">
            <text:p>0.722</text:p>
          </table:table-cell>
          <table:table-cell office:value-type="float" office:value="0.8">
            <text:p>0.8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578">
            <text:p>0.57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1.20914285714286">
            <text:p>1.2091428571</text:p>
          </table:table-cell>
          <table:table-cell table:formula="of:=STDEV(INDIRECT(ADDRESS(ROW();2)):INDIRECT(ADDRESS(ROW();COLUMN()-6)))" office:value-type="float" office:value="1.13633356811368">
            <text:p>1.136333568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725">
            <text:p>-0.2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23">
            <text:p>2.2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1.022">
            <text:p>51.022</text:p>
          </table:table-cell>
          <table:table-cell office:value-type="float" office:value="31.25">
            <text:p>31.25</text:p>
          </table:table-cell>
          <table:table-cell office:value-type="float" office:value="44.983">
            <text:p>44.983</text:p>
          </table:table-cell>
          <table:table-cell office:value-type="float" office:value="45">
            <text:p>45</text:p>
          </table:table-cell>
          <table:table-cell office:value-type="float" office:value="41.898">
            <text:p>41.898</text:p>
          </table:table-cell>
          <table:table-cell office:value-type="float" office:value="31.25">
            <text:p>31.25</text:p>
          </table:table-cell>
          <table:table-cell office:value-type="float" office:value="20">
            <text:p>2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7.2">
            <text:p>7.2</text:p>
          </table:table-cell>
          <table:table-cell office:value-type="float" office:value="31.25">
            <text:p>31.25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1.022">
            <text:p>51.022</text:p>
          </table:table-cell>
          <table:table-cell table:formula="of:=AVERAGE(INDIRECT(ADDRESS(ROW();2)):INDIRECT(ADDRESS(ROW();COLUMN()-5)))" office:value-type="float" office:value="30.8238571428571">
            <text:p>30.8238571429</text:p>
          </table:table-cell>
          <table:table-cell table:formula="of:=STDEV(INDIRECT(ADDRESS(ROW();2)):INDIRECT(ADDRESS(ROW();COLUMN()-6)))" office:value-type="float" office:value="13.9423342646507">
            <text:p>13.94233426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67625">
            <text:p>-14.67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2.5415">
            <text:p>82.541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1.022">
            <text:p>51.022</text:p>
          </table:table-cell>
          <table:table-cell office:value-type="float" office:value="31.25">
            <text:p>31.25</text:p>
          </table:table-cell>
          <table:table-cell office:value-type="float" office:value="44.983">
            <text:p>44.983</text:p>
          </table:table-cell>
          <table:table-cell office:value-type="float" office:value="45">
            <text:p>45</text:p>
          </table:table-cell>
          <table:table-cell office:value-type="float" office:value="41.898">
            <text:p>41.898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8.8">
            <text:p>28.8</text:p>
          </table:table-cell>
          <table:table-cell office:value-type="float" office:value="31.25">
            <text:p>31.25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18">
            <text:p>18</text:p>
          </table:table-cell>
          <table:table-cell table:formula="of:=MAX(INDIRECT(ADDRESS(ROW();2)):INDIRECT(ADDRESS(ROW();COLUMN()-4)))" office:value-type="float" office:value="51.022">
            <text:p>51.022</text:p>
          </table:table-cell>
          <table:table-cell table:formula="of:=AVERAGE(INDIRECT(ADDRESS(ROW();2)):INDIRECT(ADDRESS(ROW();COLUMN()-5)))" office:value-type="float" office:value="34.9524285714286">
            <text:p>34.9524285714</text:p>
          </table:table-cell>
          <table:table-cell table:formula="of:=STDEV(INDIRECT(ADDRESS(ROW();2)):INDIRECT(ADDRESS(ROW();COLUMN()-6)))" office:value-type="float" office:value="8.87322501179194">
            <text:p>8.87322501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729499999999987">
            <text:p>0.7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1.944">
            <text:p>71.94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1.022">
            <text:p>51.022</text:p>
          </table:table-cell>
          <table:table-cell office:value-type="float" office:value="31.25">
            <text:p>31.25</text:p>
          </table:table-cell>
          <table:table-cell office:value-type="float" office:value="44.983">
            <text:p>44.983</text:p>
          </table:table-cell>
          <table:table-cell office:value-type="float" office:value="45">
            <text:p>45</text:p>
          </table:table-cell>
          <table:table-cell office:value-type="float" office:value="41.898">
            <text:p>41.898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8.8">
            <text:p>28.8</text:p>
          </table:table-cell>
          <table:table-cell office:value-type="float" office:value="31.25">
            <text:p>31.25</text:p>
          </table:table-cell>
          <table:table-cell office:value-type="float" office:value="72">
            <text:p>72</text:p>
          </table:table-cell>
          <table:table-cell/>
          <table:table-cell table:formula="of:=MEDIAN(INDIRECT(ADDRESS(ROW();2)):INDIRECT(ADDRESS(ROW();COLUMN()-2)))" office:value-type="float" office:value="34.5315">
            <text:p>34.531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72">
            <text:p>72</text:p>
          </table:table-cell>
          <table:table-cell table:formula="of:=AVERAGE(INDIRECT(ADDRESS(ROW();2)):INDIRECT(ADDRESS(ROW();COLUMN()-5)))" office:value-type="float" office:value="38.8095714285714">
            <text:p>38.8095714286</text:p>
          </table:table-cell>
          <table:table-cell table:formula="of:=STDEV(INDIRECT(ADDRESS(ROW();2)):INDIRECT(ADDRESS(ROW();COLUMN()-6)))" office:value-type="float" office:value="12.0906689623049">
            <text:p>12.09066896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63524999999999">
            <text:p>-7.63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3.097">
            <text:p>83.09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1.022">
            <text:p>51.022</text:p>
          </table:table-cell>
          <table:table-cell office:value-type="float" office:value="31.25">
            <text:p>31.25</text:p>
          </table:table-cell>
          <table:table-cell office:value-type="float" office:value="44.983">
            <text:p>44.983</text:p>
          </table:table-cell>
          <table:table-cell office:value-type="float" office:value="45">
            <text:p>45</text:p>
          </table:table-cell>
          <table:table-cell office:value-type="float" office:value="41.898">
            <text:p>41.898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8.8">
            <text:p>28.8</text:p>
          </table:table-cell>
          <table:table-cell office:value-type="float" office:value="31.25">
            <text:p>31.25</text:p>
          </table:table-cell>
          <table:table-cell office:value-type="float" office:value="90">
            <text:p>90</text:p>
          </table:table-cell>
          <table:table-cell/>
          <table:table-cell table:formula="of:=MEDIAN(INDIRECT(ADDRESS(ROW();2)):INDIRECT(ADDRESS(ROW();COLUMN()-2)))" office:value-type="float" office:value="34.5315">
            <text:p>34.531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90">
            <text:p>90</text:p>
          </table:table-cell>
          <table:table-cell table:formula="of:=AVERAGE(INDIRECT(ADDRESS(ROW();2)):INDIRECT(ADDRESS(ROW();COLUMN()-5)))" office:value-type="float" office:value="40.0952857142857">
            <text:p>40.0952857143</text:p>
          </table:table-cell>
          <table:table-cell table:formula="of:=STDEV(INDIRECT(ADDRESS(ROW();2)):INDIRECT(ADDRESS(ROW();COLUMN()-6)))" office:value-type="float" office:value="16.1628923507786">
            <text:p>16.16289235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63524999999999">
            <text:p>-7.63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3.097">
            <text:p>83.09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4285714285714">
            <text:p>3.4428571429</text:p>
          </table:table-cell>
          <table:table-cell table:formula="of:=STDEV(INDIRECT(ADDRESS(ROW();2)):INDIRECT(ADDRESS(ROW();COLUMN()-6)))" office:value-type="float" office:value="0.684683290866083">
            <text:p>0.68468329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3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8.022">
            <text:p>38.022</text:p>
          </table:table-cell>
          <table:table-cell office:value-type="float" office:value="25">
            <text:p>25</text:p>
          </table:table-cell>
          <table:table-cell office:value-type="float" office:value="26.5">
            <text:p>26.5</text:p>
          </table:table-cell>
          <table:table-cell office:value-type="float" office:value="145.8">
            <text:p>145.8</text:p>
          </table:table-cell>
          <table:table-cell office:value-type="float" office:value="33.275">
            <text:p>33.275</text:p>
          </table:table-cell>
          <table:table-cell table:number-columns-repeated="2" office:value-type="float" office:value="25">
            <text:p>25</text:p>
          </table:table-cell>
          <table:table-cell office:value-type="float" office:value="33.275">
            <text:p>33.27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5.4">
            <text:p>5.4</text:p>
          </table:table-cell>
          <table:table-cell office:value-type="float" office:value="25">
            <text:p>25</text:p>
          </table:table-cell>
          <table:table-cell office:value-type="float" office:value="5.4">
            <text:p>5.4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5.4">
            <text:p>5.4</text:p>
          </table:table-cell>
          <table:table-cell table:formula="of:=MAX(INDIRECT(ADDRESS(ROW();2)):INDIRECT(ADDRESS(ROW();COLUMN()-4)))" office:value-type="float" office:value="145.8">
            <text:p>145.8</text:p>
          </table:table-cell>
          <table:table-cell table:formula="of:=AVERAGE(INDIRECT(ADDRESS(ROW();2)):INDIRECT(ADDRESS(ROW();COLUMN()-5)))" office:value-type="float" office:value="32.8694285714286">
            <text:p>32.8694285714</text:p>
          </table:table-cell>
          <table:table-cell table:formula="of:=STDEV(INDIRECT(ADDRESS(ROW();2)):INDIRECT(ADDRESS(ROW();COLUMN()-6)))" office:value-type="float" office:value="33.7513453286607">
            <text:p>33.75134532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.25625000000001">
            <text:p>5.2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1.325">
            <text:p>51.32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583">
            <text:p>0.583</text:p>
          </table:table-cell>
          <table:table-cell office:value-type="float" office:value="0.8">
            <text:p>0.8</text:p>
          </table:table-cell>
          <table:table-cell office:value-type="float" office:value="0.491">
            <text:p>0.491</text:p>
          </table:table-cell>
          <table:table-cell office:value-type="float" office:value="2.3">
            <text:p>2.3</text:p>
          </table:table-cell>
          <table:table-cell office:value-type="float" office:value="0.686">
            <text:p>0.686</text:p>
          </table:table-cell>
          <table:table-cell office:value-type="float" office:value="0.8">
            <text:p>0.8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563">
            <text:p>1.563</text:p>
          </table:table-cell>
          <table:table-cell office:value-type="float" office:value="0.8">
            <text:p>0.8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491">
            <text:p>0.491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1.81185714285714">
            <text:p>1.8118571429</text:p>
          </table:table-cell>
          <table:table-cell table:formula="of:=STDEV(INDIRECT(ADDRESS(ROW();2)):INDIRECT(ADDRESS(ROW();COLUMN()-6)))" office:value-type="float" office:value="3.11488159688894">
            <text:p>3.11488159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7675">
            <text:p>-0.97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169">
            <text:p>3.16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5.195">
            <text:p>65.195</text:p>
          </table:table-cell>
          <table:table-cell office:value-type="float" office:value="31.25">
            <text:p>31.25</text:p>
          </table:table-cell>
          <table:table-cell office:value-type="float" office:value="53.939">
            <text:p>53.939</text:p>
          </table:table-cell>
          <table:table-cell office:value-type="float" office:value="63.391">
            <text:p>63.391</text:p>
          </table:table-cell>
          <table:table-cell office:value-type="float" office:value="48.513">
            <text:p>48.513</text:p>
          </table:table-cell>
          <table:table-cell office:value-type="float" office:value="31.25">
            <text:p>31.25</text:p>
          </table:table-cell>
          <table:table-cell office:value-type="float" office:value="16">
            <text:p>16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.456">
            <text:p>3.456</text:p>
          </table:table-cell>
          <table:table-cell office:value-type="float" office:value="31.25">
            <text:p>31.25</text:p>
          </table:table-cell>
          <table:table-cell office:value-type="float" office:value="0.432">
            <text:p>0.432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432">
            <text:p>0.432</text:p>
          </table:table-cell>
          <table:table-cell table:formula="of:=MAX(INDIRECT(ADDRESS(ROW();2)):INDIRECT(ADDRESS(ROW();COLUMN()-4)))" office:value-type="float" office:value="65.195">
            <text:p>65.195</text:p>
          </table:table-cell>
          <table:table-cell table:formula="of:=AVERAGE(INDIRECT(ADDRESS(ROW();2)):INDIRECT(ADDRESS(ROW();COLUMN()-5)))" office:value-type="float" office:value="33.8812857142857">
            <text:p>33.8812857143</text:p>
          </table:table-cell>
          <table:table-cell table:formula="of:=STDEV(INDIRECT(ADDRESS(ROW();2)):INDIRECT(ADDRESS(ROW();COLUMN()-6)))" office:value-type="float" office:value="19.6023527097704">
            <text:p>19.60235270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39575">
            <text:p>-32.39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6.1675">
            <text:p>106.16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5.195">
            <text:p>65.195</text:p>
          </table:table-cell>
          <table:table-cell office:value-type="float" office:value="31.25">
            <text:p>31.25</text:p>
          </table:table-cell>
          <table:table-cell office:value-type="float" office:value="53.939">
            <text:p>53.939</text:p>
          </table:table-cell>
          <table:table-cell office:value-type="float" office:value="63.391">
            <text:p>63.391</text:p>
          </table:table-cell>
          <table:table-cell office:value-type="float" office:value="48.513">
            <text:p>48.51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3.824">
            <text:p>13.824</text:p>
          </table:table-cell>
          <table:table-cell office:value-type="float" office:value="31.25">
            <text:p>31.25</text:p>
          </table:table-cell>
          <table:table-cell office:value-type="float" office:value="4.32">
            <text:p>4.32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4.32">
            <text:p>4.32</text:p>
          </table:table-cell>
          <table:table-cell table:formula="of:=MAX(INDIRECT(ADDRESS(ROW();2)):INDIRECT(ADDRESS(ROW();COLUMN()-4)))" office:value-type="float" office:value="65.195">
            <text:p>65.195</text:p>
          </table:table-cell>
          <table:table-cell table:formula="of:=AVERAGE(INDIRECT(ADDRESS(ROW();2)):INDIRECT(ADDRESS(ROW();COLUMN()-5)))" office:value-type="float" office:value="36.0424285714286">
            <text:p>36.0424285714</text:p>
          </table:table-cell>
          <table:table-cell table:formula="of:=STDEV(INDIRECT(ADDRESS(ROW();2)):INDIRECT(ADDRESS(ROW();COLUMN()-6)))" office:value-type="float" office:value="17.1986178546385">
            <text:p>17.19861785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34975">
            <text:p>-15.3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3.383">
            <text:p>93.38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5.195">
            <text:p>65.195</text:p>
          </table:table-cell>
          <table:table-cell office:value-type="float" office:value="31.25">
            <text:p>31.25</text:p>
          </table:table-cell>
          <table:table-cell office:value-type="float" office:value="53.939">
            <text:p>53.939</text:p>
          </table:table-cell>
          <table:table-cell office:value-type="float" office:value="63.391">
            <text:p>63.391</text:p>
          </table:table-cell>
          <table:table-cell office:value-type="float" office:value="48.513">
            <text:p>48.51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3.824">
            <text:p>13.824</text:p>
          </table:table-cell>
          <table:table-cell office:value-type="float" office:value="31.25">
            <text:p>31.25</text:p>
          </table:table-cell>
          <table:table-cell office:value-type="float" office:value="19.44">
            <text:p>19.4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13.824">
            <text:p>13.824</text:p>
          </table:table-cell>
          <table:table-cell table:formula="of:=MAX(INDIRECT(ADDRESS(ROW();2)):INDIRECT(ADDRESS(ROW();COLUMN()-4)))" office:value-type="float" office:value="65.195">
            <text:p>65.195</text:p>
          </table:table-cell>
          <table:table-cell table:formula="of:=AVERAGE(INDIRECT(ADDRESS(ROW();2)):INDIRECT(ADDRESS(ROW();COLUMN()-5)))" office:value-type="float" office:value="37.1224285714286">
            <text:p>37.1224285714</text:p>
          </table:table-cell>
          <table:table-cell table:formula="of:=STDEV(INDIRECT(ADDRESS(ROW();2)):INDIRECT(ADDRESS(ROW();COLUMN()-6)))" office:value-type="float" office:value="15.4379664100917">
            <text:p>15.43796641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34975">
            <text:p>-15.3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3.383">
            <text:p>93.38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5.195">
            <text:p>65.195</text:p>
          </table:table-cell>
          <table:table-cell office:value-type="float" office:value="31.25">
            <text:p>31.25</text:p>
          </table:table-cell>
          <table:table-cell office:value-type="float" office:value="53.939">
            <text:p>53.939</text:p>
          </table:table-cell>
          <table:table-cell office:value-type="float" office:value="63.391">
            <text:p>63.391</text:p>
          </table:table-cell>
          <table:table-cell office:value-type="float" office:value="48.513">
            <text:p>48.51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3.824">
            <text:p>13.824</text:p>
          </table:table-cell>
          <table:table-cell office:value-type="float" office:value="31.25">
            <text:p>31.25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13.824">
            <text:p>13.824</text:p>
          </table:table-cell>
          <table:table-cell table:formula="of:=MAX(INDIRECT(ADDRESS(ROW();2)):INDIRECT(ADDRESS(ROW();COLUMN()-4)))" office:value-type="float" office:value="65.195">
            <text:p>65.195</text:p>
          </table:table-cell>
          <table:table-cell table:formula="of:=AVERAGE(INDIRECT(ADDRESS(ROW();2)):INDIRECT(ADDRESS(ROW();COLUMN()-5)))" office:value-type="float" office:value="37.2767142857143">
            <text:p>37.2767142857</text:p>
          </table:table-cell>
          <table:table-cell table:formula="of:=STDEV(INDIRECT(ADDRESS(ROW();2)):INDIRECT(ADDRESS(ROW();COLUMN()-6)))" office:value-type="float" office:value="15.2573935188489">
            <text:p>15.25739351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34975">
            <text:p>-15.3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3.383">
            <text:p>93.38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675">
            <text:p>3.675</text:p>
          </table:table-cell>
          <table:table-cell table:formula="of:=STDEV(INDIRECT(ADDRESS(ROW();2)):INDIRECT(ADDRESS(ROW();COLUMN()-6)))" office:value-type="float" office:value="1.01522070355321">
            <text:p>1.01522070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4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3.725">
            <text:p>43.72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2.44">
            <text:p>262.44</text:p>
          </table:table-cell>
          <table:table-cell office:value-type="float" office:value="36.603">
            <text:p>36.603</text:p>
          </table:table-cell>
          <table:table-cell table:number-columns-repeated="2" office:value-type="float" office:value="25">
            <text:p>25</text:p>
          </table:table-cell>
          <table:table-cell office:value-type="float" office:value="36.603">
            <text:p>36.603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3.24">
            <text:p>3.24</text:p>
          </table:table-cell>
          <table:table-cell office:value-type="float" office:value="25">
            <text:p>25</text:p>
          </table:table-cell>
          <table:table-cell office:value-type="float" office:value="3.24">
            <text:p>3.24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3.24">
            <text:p>3.24</text:p>
          </table:table-cell>
          <table:table-cell table:formula="of:=MAX(INDIRECT(ADDRESS(ROW();2)):INDIRECT(ADDRESS(ROW();COLUMN()-4)))" office:value-type="float" office:value="262.44">
            <text:p>262.44</text:p>
          </table:table-cell>
          <table:table-cell table:formula="of:=AVERAGE(INDIRECT(ADDRESS(ROW();2)):INDIRECT(ADDRESS(ROW();COLUMN()-5)))" office:value-type="float" office:value="41.8107857142857">
            <text:p>41.8107857143</text:p>
          </table:table-cell>
          <table:table-cell table:formula="of:=STDEV(INDIRECT(ADDRESS(ROW();2)):INDIRECT(ADDRESS(ROW();COLUMN()-6)))" office:value-type="float" office:value="64.4494127289333">
            <text:p>64.44941272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60675">
            <text:p>-2.60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1.809">
            <text:p>61.809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525">
            <text:p>0.525</text:p>
          </table:table-cell>
          <table:table-cell office:value-type="float" office:value="0.8">
            <text:p>0.8</text:p>
          </table:table-cell>
          <table:table-cell office:value-type="float" office:value="0.418">
            <text:p>0.418</text:p>
          </table:table-cell>
          <table:table-cell office:value-type="float" office:value="2.8">
            <text:p>2.8</text:p>
          </table:table-cell>
          <table:table-cell office:value-type="float" office:value="0.652">
            <text:p>0.652</text:p>
          </table:table-cell>
          <table:table-cell office:value-type="float" office:value="0.8">
            <text:p>0.8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953">
            <text:p>1.953</text:p>
          </table:table-cell>
          <table:table-cell office:value-type="float" office:value="0.8">
            <text:p>0.8</text:p>
          </table:table-cell>
          <table:table-cell office:value-type="float" office:value="31.25">
            <text:p>31.25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418">
            <text:p>0.418</text:p>
          </table:table-cell>
          <table:table-cell table:formula="of:=MAX(INDIRECT(ADDRESS(ROW();2)):INDIRECT(ADDRESS(ROW();COLUMN()-4)))" office:value-type="float" office:value="31.25">
            <text:p>31.25</text:p>
          </table:table-cell>
          <table:table-cell table:formula="of:=AVERAGE(INDIRECT(ADDRESS(ROW();2)):INDIRECT(ADDRESS(ROW();COLUMN()-5)))" office:value-type="float" office:value="3.23078571428571">
            <text:p>3.2307857143</text:p>
          </table:table-cell>
          <table:table-cell table:formula="of:=STDEV(INDIRECT(ADDRESS(ROW();2)):INDIRECT(ADDRESS(ROW();COLUMN()-6)))" office:value-type="float" office:value="8.0926799894774">
            <text:p>8.09267998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85425">
            <text:p>-1.85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339">
            <text:p>4.33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3.305">
            <text:p>83.305</text:p>
          </table:table-cell>
          <table:table-cell office:value-type="float" office:value="31.25">
            <text:p>31.25</text:p>
          </table:table-cell>
          <table:table-cell office:value-type="float" office:value="64.654">
            <text:p>64.654</text:p>
          </table:table-cell>
          <table:table-cell office:value-type="float" office:value="93.729">
            <text:p>93.729</text:p>
          </table:table-cell>
          <table:table-cell office:value-type="float" office:value="56.173">
            <text:p>56.173</text:p>
          </table:table-cell>
          <table:table-cell office:value-type="float" office:value="31.25">
            <text:p>31.25</text:p>
          </table:table-cell>
          <table:table-cell office:value-type="float" office:value="12.8">
            <text:p>12.8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.659">
            <text:p>1.659</text:p>
          </table:table-cell>
          <table:table-cell office:value-type="float" office:value="31.25">
            <text:p>31.25</text:p>
          </table:table-cell>
          <table:table-cell office:value-type="float" office:value="0.104">
            <text:p>0.10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104">
            <text:p>0.104</text:p>
          </table:table-cell>
          <table:table-cell table:formula="of:=MAX(INDIRECT(ADDRESS(ROW();2)):INDIRECT(ADDRESS(ROW();COLUMN()-4)))" office:value-type="float" office:value="93.729">
            <text:p>93.729</text:p>
          </table:table-cell>
          <table:table-cell table:formula="of:=AVERAGE(INDIRECT(ADDRESS(ROW();2)):INDIRECT(ADDRESS(ROW();COLUMN()-5)))" office:value-type="float" office:value="38.5710714285714">
            <text:p>38.5710714286</text:p>
          </table:table-cell>
          <table:table-cell table:formula="of:=STDEV(INDIRECT(ADDRESS(ROW();2)):INDIRECT(ADDRESS(ROW();COLUMN()-6)))" office:value-type="float" office:value="27.7747583593014">
            <text:p>27.77475835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.75">
            <text:p>-52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3065">
            <text:p>133.306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3.305">
            <text:p>83.305</text:p>
          </table:table-cell>
          <table:table-cell office:value-type="float" office:value="31.25">
            <text:p>31.25</text:p>
          </table:table-cell>
          <table:table-cell office:value-type="float" office:value="64.654">
            <text:p>64.654</text:p>
          </table:table-cell>
          <table:table-cell office:value-type="float" office:value="93.729">
            <text:p>93.729</text:p>
          </table:table-cell>
          <table:table-cell office:value-type="float" office:value="56.173">
            <text:p>56.173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.636">
            <text:p>6.636</text:p>
          </table:table-cell>
          <table:table-cell office:value-type="float" office:value="31.25">
            <text:p>31.25</text:p>
          </table:table-cell>
          <table:table-cell office:value-type="float" office:value="1.037">
            <text:p>1.037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1.037">
            <text:p>1.037</text:p>
          </table:table-cell>
          <table:table-cell table:formula="of:=MAX(INDIRECT(ADDRESS(ROW();2)):INDIRECT(ADDRESS(ROW();COLUMN()-4)))" office:value-type="float" office:value="93.729">
            <text:p>93.729</text:p>
          </table:table-cell>
          <table:table-cell table:formula="of:=AVERAGE(INDIRECT(ADDRESS(ROW();2)):INDIRECT(ADDRESS(ROW();COLUMN()-5)))" office:value-type="float" office:value="39.9075">
            <text:p>39.9075</text:p>
          </table:table-cell>
          <table:table-cell table:formula="of:=STDEV(INDIRECT(ADDRESS(ROW();2)):INDIRECT(ADDRESS(ROW();COLUMN()-6)))" office:value-type="float" office:value="26.4491068941845">
            <text:p>26.44910689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.654">
            <text:p>-52.65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2345">
            <text:p>133.234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3.305">
            <text:p>83.305</text:p>
          </table:table-cell>
          <table:table-cell office:value-type="float" office:value="31.25">
            <text:p>31.25</text:p>
          </table:table-cell>
          <table:table-cell office:value-type="float" office:value="64.654">
            <text:p>64.654</text:p>
          </table:table-cell>
          <table:table-cell office:value-type="float" office:value="93.729">
            <text:p>93.729</text:p>
          </table:table-cell>
          <table:table-cell office:value-type="float" office:value="56.173">
            <text:p>56.173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.636">
            <text:p>6.636</text:p>
          </table:table-cell>
          <table:table-cell office:value-type="float" office:value="31.25">
            <text:p>31.25</text:p>
          </table:table-cell>
          <table:table-cell office:value-type="float" office:value="5.184">
            <text:p>5.18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5.184">
            <text:p>5.184</text:p>
          </table:table-cell>
          <table:table-cell table:formula="of:=MAX(INDIRECT(ADDRESS(ROW();2)):INDIRECT(ADDRESS(ROW();COLUMN()-4)))" office:value-type="float" office:value="93.729">
            <text:p>93.729</text:p>
          </table:table-cell>
          <table:table-cell table:formula="of:=AVERAGE(INDIRECT(ADDRESS(ROW();2)):INDIRECT(ADDRESS(ROW();COLUMN()-5)))" office:value-type="float" office:value="40.2037142857143">
            <text:p>40.2037142857</text:p>
          </table:table-cell>
          <table:table-cell table:formula="of:=STDEV(INDIRECT(ADDRESS(ROW();2)):INDIRECT(ADDRESS(ROW();COLUMN()-6)))" office:value-type="float" office:value="25.9996976356045">
            <text:p>25.99969763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.654">
            <text:p>-52.65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2345">
            <text:p>133.234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3.305">
            <text:p>83.305</text:p>
          </table:table-cell>
          <table:table-cell office:value-type="float" office:value="31.25">
            <text:p>31.25</text:p>
          </table:table-cell>
          <table:table-cell office:value-type="float" office:value="64.654">
            <text:p>64.654</text:p>
          </table:table-cell>
          <table:table-cell office:value-type="float" office:value="93.729">
            <text:p>93.729</text:p>
          </table:table-cell>
          <table:table-cell office:value-type="float" office:value="56.173">
            <text:p>56.173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.636">
            <text:p>6.636</text:p>
          </table:table-cell>
          <table:table-cell office:value-type="float" office:value="31.25">
            <text:p>31.25</text:p>
          </table:table-cell>
          <table:table-cell office:value-type="float" office:value="5.184">
            <text:p>5.18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5.184">
            <text:p>5.184</text:p>
          </table:table-cell>
          <table:table-cell table:formula="of:=MAX(INDIRECT(ADDRESS(ROW();2)):INDIRECT(ADDRESS(ROW();COLUMN()-4)))" office:value-type="float" office:value="93.729">
            <text:p>93.729</text:p>
          </table:table-cell>
          <table:table-cell table:formula="of:=AVERAGE(INDIRECT(ADDRESS(ROW();2)):INDIRECT(ADDRESS(ROW();COLUMN()-5)))" office:value-type="float" office:value="40.2037142857143">
            <text:p>40.2037142857</text:p>
          </table:table-cell>
          <table:table-cell table:formula="of:=STDEV(INDIRECT(ADDRESS(ROW();2)):INDIRECT(ADDRESS(ROW();COLUMN()-6)))" office:value-type="float" office:value="25.9996976356045">
            <text:p>25.99969763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.654">
            <text:p>-52.65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2345">
            <text:p>133.23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7">
            <text:p>7</text:p>
          </table:table-cell>
          <table:table-cell table:formula="of:=AVERAGE(INDIRECT(ADDRESS(ROW();2)):INDIRECT(ADDRESS(ROW();COLUMN()-5)))" office:value-type="float" office:value="3.90714285714286">
            <text:p>3.9071428571</text:p>
          </table:table-cell>
          <table:table-cell table:formula="of:=STDEV(INDIRECT(ADDRESS(ROW();2)):INDIRECT(ADDRESS(ROW();COLUMN()-6)))" office:value-type="float" office:value="1.34648504559909">
            <text:p>1.34648504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25">
            <text:p>-2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MEDIAN(INDIRECT(ADDRESS(ROW();2)):INDIRECT(ADDRESS(ROW();COLUMN()-2)))" office:value-type="float" office:value="17">
            <text:p>17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4.6428571428571">
            <text:p>14.6428571429</text:p>
          </table:table-cell>
          <table:table-cell table:formula="of:=STDEV(INDIRECT(ADDRESS(ROW();2)):INDIRECT(ADDRESS(ROW();COLUMN()-6)))" office:value-type="float" office:value="4.53375617506556">
            <text:p>4.53375617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">
            <text:p>2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5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0.284">
            <text:p>50.284</text:p>
          </table:table-cell>
          <table:table-cell office:value-type="float" office:value="25">
            <text:p>25</text:p>
          </table:table-cell>
          <table:table-cell office:value-type="float" office:value="27.5">
            <text:p>27.5</text:p>
          </table:table-cell>
          <table:table-cell office:value-type="float" office:value="472.392">
            <text:p>472.392</text:p>
          </table:table-cell>
          <table:table-cell office:value-type="float" office:value="40.263">
            <text:p>40.263</text:p>
          </table:table-cell>
          <table:table-cell table:number-columns-repeated="2" office:value-type="float" office:value="25">
            <text:p>25</text:p>
          </table:table-cell>
          <table:table-cell office:value-type="float" office:value="40.263">
            <text:p>40.263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.944">
            <text:p>1.944</text:p>
          </table:table-cell>
          <table:table-cell office:value-type="float" office:value="25">
            <text:p>25</text:p>
          </table:table-cell>
          <table:table-cell office:value-type="float" office:value="1.944">
            <text:p>1.944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1.944">
            <text:p>1.944</text:p>
          </table:table-cell>
          <table:table-cell table:formula="of:=MAX(INDIRECT(ADDRESS(ROW();2)):INDIRECT(ADDRESS(ROW();COLUMN()-4)))" office:value-type="float" office:value="472.392">
            <text:p>472.392</text:p>
          </table:table-cell>
          <table:table-cell table:formula="of:=AVERAGE(INDIRECT(ADDRESS(ROW();2)):INDIRECT(ADDRESS(ROW();COLUMN()-5)))" office:value-type="float" office:value="57.6492857142857">
            <text:p>57.6492857143</text:p>
          </table:table-cell>
          <table:table-cell table:formula="of:=STDEV(INDIRECT(ADDRESS(ROW();2)):INDIRECT(ADDRESS(ROW();COLUMN()-6)))" office:value-type="float" office:value="120.069466086818">
            <text:p>120.06946608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21675">
            <text:p>-11.21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3.289">
            <text:p>73.289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72">
            <text:p>0.472</text:p>
          </table:table-cell>
          <table:table-cell office:value-type="float" office:value="0.8">
            <text:p>0.8</text:p>
          </table:table-cell>
          <table:table-cell office:value-type="float" office:value="0.355">
            <text:p>0.355</text:p>
          </table:table-cell>
          <table:table-cell office:value-type="float" office:value="3.3">
            <text:p>3.3</text:p>
          </table:table-cell>
          <table:table-cell office:value-type="float" office:value="0.619">
            <text:p>0.619</text:p>
          </table:table-cell>
          <table:table-cell office:value-type="float" office:value="0.8">
            <text:p>0.8</text:p>
          </table:table-cell>
          <table:table-cell office:value-type="float" office:value="2.441">
            <text:p>2.44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2.441">
            <text:p>2.441</text:p>
          </table:table-cell>
          <table:table-cell office:value-type="float" office:value="0.8">
            <text:p>0.8</text:p>
          </table:table-cell>
          <table:table-cell office:value-type="float" office:value="78.125">
            <text:p>78.125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355">
            <text:p>0.355</text:p>
          </table:table-cell>
          <table:table-cell table:formula="of:=MAX(INDIRECT(ADDRESS(ROW();2)):INDIRECT(ADDRESS(ROW();COLUMN()-4)))" office:value-type="float" office:value="78.125">
            <text:p>78.125</text:p>
          </table:table-cell>
          <table:table-cell table:formula="of:=AVERAGE(INDIRECT(ADDRESS(ROW();2)):INDIRECT(ADDRESS(ROW();COLUMN()-5)))" office:value-type="float" office:value="6.67378571428571">
            <text:p>6.6737857143</text:p>
          </table:table-cell>
          <table:table-cell table:formula="of:=STDEV(INDIRECT(ADDRESS(ROW();2)):INDIRECT(ADDRESS(ROW();COLUMN()-6)))" office:value-type="float" office:value="20.5840063685697">
            <text:p>20.58400636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5225">
            <text:p>-2.95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803">
            <text:p>5.80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06.445">
            <text:p>106.445</text:p>
          </table:table-cell>
          <table:table-cell office:value-type="float" office:value="31.25">
            <text:p>31.25</text:p>
          </table:table-cell>
          <table:table-cell office:value-type="float" office:value="77.473">
            <text:p>77.473</text:p>
          </table:table-cell>
          <table:table-cell office:value-type="float" office:value="143.149">
            <text:p>143.149</text:p>
          </table:table-cell>
          <table:table-cell office:value-type="float" office:value="65.042">
            <text:p>65.042</text:p>
          </table:table-cell>
          <table:table-cell office:value-type="float" office:value="31.25">
            <text:p>31.25</text:p>
          </table:table-cell>
          <table:table-cell office:value-type="float" office:value="10.24">
            <text:p>10.24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0.796">
            <text:p>0.796</text:p>
          </table:table-cell>
          <table:table-cell office:value-type="float" office:value="31.25">
            <text:p>31.25</text:p>
          </table:table-cell>
          <table:table-cell office:value-type="float" office:value="0.025">
            <text:p>0.025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25">
            <text:p>0.025</text:p>
          </table:table-cell>
          <table:table-cell table:formula="of:=MAX(INDIRECT(ADDRESS(ROW();2)):INDIRECT(ADDRESS(ROW();COLUMN()-4)))" office:value-type="float" office:value="143.149">
            <text:p>143.149</text:p>
          </table:table-cell>
          <table:table-cell table:formula="of:=AVERAGE(INDIRECT(ADDRESS(ROW();2)):INDIRECT(ADDRESS(ROW();COLUMN()-5)))" office:value-type="float" office:value="45.3797142857143">
            <text:p>45.3797142857</text:p>
          </table:table-cell>
          <table:table-cell table:formula="of:=STDEV(INDIRECT(ADDRESS(ROW();2)):INDIRECT(ADDRESS(ROW();COLUMN()-6)))" office:value-type="float" office:value="40.5720420096791">
            <text:p>40.57204200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6.1365">
            <text:p>-76.13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4.4885">
            <text:p>164.488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06.445">
            <text:p>106.445</text:p>
          </table:table-cell>
          <table:table-cell office:value-type="float" office:value="31.25">
            <text:p>31.25</text:p>
          </table:table-cell>
          <table:table-cell office:value-type="float" office:value="77.473">
            <text:p>77.473</text:p>
          </table:table-cell>
          <table:table-cell office:value-type="float" office:value="143.149">
            <text:p>143.149</text:p>
          </table:table-cell>
          <table:table-cell office:value-type="float" office:value="65.042">
            <text:p>65.042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.185">
            <text:p>3.185</text:p>
          </table:table-cell>
          <table:table-cell office:value-type="float" office:value="31.25">
            <text:p>31.25</text:p>
          </table:table-cell>
          <table:table-cell office:value-type="float" office:value="0.249">
            <text:p>0.249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249">
            <text:p>0.249</text:p>
          </table:table-cell>
          <table:table-cell table:formula="of:=MAX(INDIRECT(ADDRESS(ROW();2)):INDIRECT(ADDRESS(ROW();COLUMN()-4)))" office:value-type="float" office:value="143.149">
            <text:p>143.149</text:p>
          </table:table-cell>
          <table:table-cell table:formula="of:=AVERAGE(INDIRECT(ADDRESS(ROW();2)):INDIRECT(ADDRESS(ROW();COLUMN()-5)))" office:value-type="float" office:value="46.2977857142857">
            <text:p>46.2977857143</text:p>
          </table:table-cell>
          <table:table-cell table:formula="of:=STDEV(INDIRECT(ADDRESS(ROW();2)):INDIRECT(ADDRESS(ROW();COLUMN()-6)))" office:value-type="float" office:value="39.7540434173365">
            <text:p>39.75404341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6.1365">
            <text:p>-76.13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4.4885">
            <text:p>164.488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06.445">
            <text:p>106.445</text:p>
          </table:table-cell>
          <table:table-cell office:value-type="float" office:value="31.25">
            <text:p>31.25</text:p>
          </table:table-cell>
          <table:table-cell office:value-type="float" office:value="77.473">
            <text:p>77.473</text:p>
          </table:table-cell>
          <table:table-cell office:value-type="float" office:value="143.149">
            <text:p>143.149</text:p>
          </table:table-cell>
          <table:table-cell office:value-type="float" office:value="65.042">
            <text:p>65.042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.185">
            <text:p>3.185</text:p>
          </table:table-cell>
          <table:table-cell office:value-type="float" office:value="31.25">
            <text:p>31.25</text:p>
          </table:table-cell>
          <table:table-cell office:value-type="float" office:value="1.244">
            <text:p>1.24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1.244">
            <text:p>1.244</text:p>
          </table:table-cell>
          <table:table-cell table:formula="of:=MAX(INDIRECT(ADDRESS(ROW();2)):INDIRECT(ADDRESS(ROW();COLUMN()-4)))" office:value-type="float" office:value="143.149">
            <text:p>143.149</text:p>
          </table:table-cell>
          <table:table-cell table:formula="of:=AVERAGE(INDIRECT(ADDRESS(ROW();2)):INDIRECT(ADDRESS(ROW();COLUMN()-5)))" office:value-type="float" office:value="46.3688571428571">
            <text:p>46.3688571429</text:p>
          </table:table-cell>
          <table:table-cell table:formula="of:=STDEV(INDIRECT(ADDRESS(ROW();2)):INDIRECT(ADDRESS(ROW();COLUMN()-6)))" office:value-type="float" office:value="39.6661780068402">
            <text:p>39.66617800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6.1365">
            <text:p>-76.13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4.4885">
            <text:p>164.488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06.445">
            <text:p>106.445</text:p>
          </table:table-cell>
          <table:table-cell office:value-type="float" office:value="31.25">
            <text:p>31.25</text:p>
          </table:table-cell>
          <table:table-cell office:value-type="float" office:value="77.473">
            <text:p>77.473</text:p>
          </table:table-cell>
          <table:table-cell office:value-type="float" office:value="143.149">
            <text:p>143.149</text:p>
          </table:table-cell>
          <table:table-cell office:value-type="float" office:value="65.042">
            <text:p>65.042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.185">
            <text:p>3.185</text:p>
          </table:table-cell>
          <table:table-cell office:value-type="float" office:value="31.25">
            <text:p>31.25</text:p>
          </table:table-cell>
          <table:table-cell office:value-type="float" office:value="1.244">
            <text:p>1.24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1.244">
            <text:p>1.244</text:p>
          </table:table-cell>
          <table:table-cell table:formula="of:=MAX(INDIRECT(ADDRESS(ROW();2)):INDIRECT(ADDRESS(ROW();COLUMN()-4)))" office:value-type="float" office:value="143.149">
            <text:p>143.149</text:p>
          </table:table-cell>
          <table:table-cell table:formula="of:=AVERAGE(INDIRECT(ADDRESS(ROW();2)):INDIRECT(ADDRESS(ROW();COLUMN()-5)))" office:value-type="float" office:value="46.3688571428571">
            <text:p>46.3688571429</text:p>
          </table:table-cell>
          <table:table-cell table:formula="of:=STDEV(INDIRECT(ADDRESS(ROW();2)):INDIRECT(ADDRESS(ROW();COLUMN()-6)))" office:value-type="float" office:value="39.6661780068402">
            <text:p>39.66617800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6.1365">
            <text:p>-76.13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4.4885">
            <text:p>164.488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office:value-type="float" office:value="6.75">
            <text:p>6.75</text:p>
          </table:table-cell>
          <table:table-cell office:value-type="float" office:value="4.25">
            <text:p>4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4.13928571428571">
            <text:p>4.1392857143</text:p>
          </table:table-cell>
          <table:table-cell table:formula="of:=STDEV(INDIRECT(ADDRESS(ROW();2)):INDIRECT(ADDRESS(ROW();COLUMN()-6)))" office:value-type="float" office:value="1.67804586113965">
            <text:p>1.67804586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5625">
            <text:p>-3.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4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6.7857142857143">
            <text:p>16.7857142857</text:p>
          </table:table-cell>
          <table:table-cell table:formula="of:=STDEV(INDIRECT(ADDRESS(ROW();2)):INDIRECT(ADDRESS(ROW();COLUMN()-6)))" office:value-type="float" office:value="5.40908881034891">
            <text:p>5.40908881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">
            <text:p>3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Challenger Tower(1/1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86.25">
            <text:p>86.25</text:p>
          </table:table-cell>
          <table:table-cell office:value-type="float" office:value="75">
            <text:p>75</text:p>
          </table:table-cell>
          <table:table-cell office:value-type="float" office:value="75.5">
            <text:p>75.5</text:p>
          </table:table-cell>
          <table:table-cell office:value-type="float" office:value="135">
            <text:p>135</text:p>
          </table:table-cell>
          <table:table-cell office:value-type="float" office:value="82.5">
            <text:p>82.5</text:p>
          </table:table-cell>
          <table:table-cell table:number-columns-repeated="2" office:value-type="float" office:value="75">
            <text:p>75</text:p>
          </table:table-cell>
          <table:table-cell office:value-type="float" office:value="82.5">
            <text:p>82.5</text:p>
          </table:table-cell>
          <table:table-cell office:value-type="float" office:value="75">
            <text:p>75</text:p>
          </table:table-cell>
          <table:table-cell office:value-type="float" office:value="67.5">
            <text:p>67.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45">
            <text:p>45</text:p>
          </table:table-cell>
          <table:table-cell table:formula="of:=MAX(INDIRECT(ADDRESS(ROW();2)):INDIRECT(ADDRESS(ROW();COLUMN()-4)))" office:value-type="float" office:value="135">
            <text:p>135</text:p>
          </table:table-cell>
          <table:table-cell table:formula="of:=AVERAGE(INDIRECT(ADDRESS(ROW();2)):INDIRECT(ADDRESS(ROW();COLUMN()-5)))" office:value-type="float" office:value="76.375">
            <text:p>76.375</text:p>
          </table:table-cell>
          <table:table-cell table:formula="of:=STDEV(INDIRECT(ADDRESS(ROW();2)):INDIRECT(ADDRESS(ROW();COLUMN()-6)))" office:value-type="float" office:value="20.8826275792915">
            <text:p>20.88262757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7.75">
            <text:p>57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675">
            <text:p>0.675</text:p>
          </table:table-cell>
          <table:table-cell office:value-type="float" office:value="0.75">
            <text:p>0.75</text:p>
          </table:table-cell>
          <table:table-cell office:value-type="float" office:value="0.638">
            <text:p>0.638</text:p>
          </table:table-cell>
          <table:table-cell office:value-type="float" office:value="1.25">
            <text:p>1.25</text:p>
          </table:table-cell>
          <table:table-cell office:value-type="float" office:value="0.713">
            <text:p>0.713</text:p>
          </table:table-cell>
          <table:table-cell office:value-type="float" office:value="0.75">
            <text:p>0.75</text:p>
          </table:table-cell>
          <table:table-cell office:value-type="float" office:value="0.938">
            <text:p>0.938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25">
            <text:p>0.825</text:p>
          </table:table-cell>
          <table:table-cell office:value-type="float" office:value="0.75">
            <text:p>0.75</text:p>
          </table:table-cell>
          <table:table-cell office:value-type="float" office:value="0.938">
            <text:p>0.938</text:p>
          </table:table-cell>
          <table:table-cell office:value-type="float" office:value="0.75">
            <text:p>0.75</text:p>
          </table:table-cell>
          <table:table-cell office:value-type="float" office:value="1.875">
            <text:p>1.875</text:p>
          </table:table-cell>
          <table:table-cell/>
          <table:table-cell table:formula="of:=MEDIAN(INDIRECT(ADDRESS(ROW();2)):INDIRECT(ADDRESS(ROW();COLUMN()-2)))" office:value-type="float" office:value="0.75">
            <text:p>0.75</text:p>
          </table:table-cell>
          <table:table-cell table:formula="of:=MIN(INDIRECT(ADDRESS(ROW();2)):INDIRECT(ADDRESS(ROW();COLUMN()-3)))" office:value-type="float" office:value="0.638">
            <text:p>0.638</text:p>
          </table:table-cell>
          <table:table-cell table:formula="of:=MAX(INDIRECT(ADDRESS(ROW();2)):INDIRECT(ADDRESS(ROW();COLUMN()-4)))" office:value-type="float" office:value="1.875">
            <text:p>1.875</text:p>
          </table:table-cell>
          <table:table-cell table:formula="of:=AVERAGE(INDIRECT(ADDRESS(ROW();2)):INDIRECT(ADDRESS(ROW();COLUMN()-5)))" office:value-type="float" office:value="0.882285714285714">
            <text:p>0.8822857143</text:p>
          </table:table-cell>
          <table:table-cell table:formula="of:=STDEV(INDIRECT(ADDRESS(ROW();2)):INDIRECT(ADDRESS(ROW();COLUMN()-6)))" office:value-type="float" office:value="0.324212994702658">
            <text:p>0.32421299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7075">
            <text:p>0.27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389">
            <text:p>1.38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7.778">
            <text:p>127.778</text:p>
          </table:table-cell>
          <table:table-cell office:value-type="float" office:value="100">
            <text:p>100</text:p>
          </table:table-cell>
          <table:table-cell office:value-type="float" office:value="118.431">
            <text:p>118.431</text:p>
          </table:table-cell>
          <table:table-cell office:value-type="float" office:value="108">
            <text:p>108</text:p>
          </table:table-cell>
          <table:table-cell office:value-type="float" office:value="115.79">
            <text:p>115.79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4">
            <text:p>24</text:p>
          </table:table-cell>
          <table:table-cell table:formula="of:=MAX(INDIRECT(ADDRESS(ROW();2)):INDIRECT(ADDRESS(ROW();COLUMN()-4)))" office:value-type="float" office:value="127.778">
            <text:p>127.778</text:p>
          </table:table-cell>
          <table:table-cell table:formula="of:=AVERAGE(INDIRECT(ADDRESS(ROW();2)):INDIRECT(ADDRESS(ROW();COLUMN()-5)))" office:value-type="float" office:value="93.8440714285714">
            <text:p>93.8440714286</text:p>
          </table:table-cell>
          <table:table-cell table:formula="of:=STDEV(INDIRECT(ADDRESS(ROW();2)):INDIRECT(ADDRESS(ROW();COLUMN()-6)))" office:value-type="float" office:value="28.0174284727431">
            <text:p>28.01742847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6.954">
            <text:p>16.95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8.9095">
            <text:p>178.909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7.778">
            <text:p>127.778</text:p>
          </table:table-cell>
          <table:table-cell office:value-type="float" office:value="100">
            <text:p>100</text:p>
          </table:table-cell>
          <table:table-cell office:value-type="float" office:value="118.431">
            <text:p>118.431</text:p>
          </table:table-cell>
          <table:table-cell office:value-type="float" office:value="108">
            <text:p>108</text:p>
          </table:table-cell>
          <table:table-cell office:value-type="float" office:value="115.79">
            <text:p>115.79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/>
          <table:table-cell table:formula="of:=MEDIAN(INDIRECT(ADDRESS(ROW();2)):INDIRECT(ADDRESS(ROW();COLUMN()-2)))" office:value-type="float" office:value="109">
            <text:p>109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240">
            <text:p>240</text:p>
          </table:table-cell>
          <table:table-cell table:formula="of:=AVERAGE(INDIRECT(ADDRESS(ROW();2)):INDIRECT(ADDRESS(ROW();COLUMN()-5)))" office:value-type="float" office:value="125.272642857143">
            <text:p>125.2726428571</text:p>
          </table:table-cell>
          <table:table-cell table:formula="of:=STDEV(INDIRECT(ADDRESS(ROW();2)):INDIRECT(ADDRESS(ROW();COLUMN()-6)))" office:value-type="float" office:value="43.4806213167821">
            <text:p>43.48062131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.67625">
            <text:p>23.67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1.765">
            <text:p>201.76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7.778">
            <text:p>127.778</text:p>
          </table:table-cell>
          <table:table-cell office:value-type="float" office:value="100">
            <text:p>100</text:p>
          </table:table-cell>
          <table:table-cell office:value-type="float" office:value="118.431">
            <text:p>118.431</text:p>
          </table:table-cell>
          <table:table-cell office:value-type="float" office:value="108">
            <text:p>108</text:p>
          </table:table-cell>
          <table:table-cell office:value-type="float" office:value="115.79">
            <text:p>115.79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float" office:value="100">
            <text:p>100</text:p>
          </table:table-cell>
          <table:table-cell office:value-type="float" office:value="720">
            <text:p>720</text:p>
          </table:table-cell>
          <table:table-cell/>
          <table:table-cell table:formula="of:=MEDIAN(INDIRECT(ADDRESS(ROW();2)):INDIRECT(ADDRESS(ROW();COLUMN()-2)))" office:value-type="float" office:value="109">
            <text:p>109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720">
            <text:p>720</text:p>
          </table:table-cell>
          <table:table-cell table:formula="of:=AVERAGE(INDIRECT(ADDRESS(ROW();2)):INDIRECT(ADDRESS(ROW();COLUMN()-5)))" office:value-type="float" office:value="159.558357142857">
            <text:p>159.5583571429</text:p>
          </table:table-cell>
          <table:table-cell table:formula="of:=STDEV(INDIRECT(ADDRESS(ROW();2)):INDIRECT(ADDRESS(ROW();COLUMN()-6)))" office:value-type="float" office:value="163.767766526781">
            <text:p>163.76776652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.67625">
            <text:p>23.67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1.765">
            <text:p>201.76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7.778">
            <text:p>127.778</text:p>
          </table:table-cell>
          <table:table-cell office:value-type="float" office:value="100">
            <text:p>100</text:p>
          </table:table-cell>
          <table:table-cell office:value-type="float" office:value="118.431">
            <text:p>118.431</text:p>
          </table:table-cell>
          <table:table-cell office:value-type="float" office:value="108">
            <text:p>108</text:p>
          </table:table-cell>
          <table:table-cell office:value-type="float" office:value="115.79">
            <text:p>115.79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/>
          <table:table-cell table:formula="of:=MEDIAN(INDIRECT(ADDRESS(ROW();2)):INDIRECT(ADDRESS(ROW();COLUMN()-2)))" office:value-type="float" office:value="109">
            <text:p>109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1200">
            <text:p>1200</text:p>
          </table:table-cell>
          <table:table-cell table:formula="of:=AVERAGE(INDIRECT(ADDRESS(ROW();2)):INDIRECT(ADDRESS(ROW();COLUMN()-5)))" office:value-type="float" office:value="193.844071428571">
            <text:p>193.8440714286</text:p>
          </table:table-cell>
          <table:table-cell table:formula="of:=STDEV(INDIRECT(ADDRESS(ROW();2)):INDIRECT(ADDRESS(ROW();COLUMN()-6)))" office:value-type="float" office:value="290.969902207312">
            <text:p>290.96990220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.67625">
            <text:p>23.67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1.765">
            <text:p>201.76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3.25">
            <text:p>3.2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2.71428571428571">
            <text:p>2.7142857143</text:p>
          </table:table-cell>
          <table:table-cell table:formula="of:=STDEV(INDIRECT(ADDRESS(ROW();2)):INDIRECT(ADDRESS(ROW();COLUMN()-6)))" office:value-type="float" office:value="0.351605423203872">
            <text:p>0.35160542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1875">
            <text:p>1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0.5">
            <text:p>20.5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36">
            <text:p>36</text:p>
          </table:table-cell>
          <table:table-cell table:formula="of:=AVERAGE(INDIRECT(ADDRESS(ROW();2)):INDIRECT(ADDRESS(ROW();COLUMN()-5)))" office:value-type="float" office:value="20.3928571428571">
            <text:p>20.3928571429</text:p>
          </table:table-cell>
          <table:table-cell table:formula="of:=STDEV(INDIRECT(ADDRESS(ROW();2)):INDIRECT(ADDRESS(ROW();COLUMN()-6)))" office:value-type="float" office:value="5.56838110512096">
            <text:p>5.56838110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5.125">
            <text:p>15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.5">
            <text:p>26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5">
            <text:p>0.8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16428571428571">
            <text:p>1.1642857143</text:p>
          </table:table-cell>
          <table:table-cell table:formula="of:=STDEV(INDIRECT(ADDRESS(ROW();2)):INDIRECT(ADDRESS(ROW();COLUMN()-6)))" office:value-type="float" office:value="0.419903180886596">
            <text:p>0.4199031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625">
            <text:p>0.3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85">
            <text:p>1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5.556">
            <text:p>25.556</text:p>
          </table:table-cell>
          <table:table-cell office:value-type="float" office:value="20">
            <text:p>20</text:p>
          </table:table-cell>
          <table:table-cell office:value-type="float" office:value="24.118">
            <text:p>24.118</text:p>
          </table:table-cell>
          <table:table-cell office:value-type="float" office:value="24">
            <text:p>24</text:p>
          </table:table-cell>
          <table:table-cell office:value-type="float" office:value="23.158">
            <text:p>23.15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9.6">
            <text:p>9.6</text:p>
          </table:table-cell>
          <table:table-cell office:value-type="float" office:value="20">
            <text:p>20</text:p>
          </table:table-cell>
          <table:table-cell office:value-type="float" office:value="4.8">
            <text:p>4.8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4.8">
            <text:p>4.8</text:p>
          </table:table-cell>
          <table:table-cell table:formula="of:=MAX(INDIRECT(ADDRESS(ROW();2)):INDIRECT(ADDRESS(ROW();COLUMN()-4)))" office:value-type="float" office:value="25.556">
            <text:p>25.556</text:p>
          </table:table-cell>
          <table:table-cell table:formula="of:=AVERAGE(INDIRECT(ADDRESS(ROW();2)):INDIRECT(ADDRESS(ROW();COLUMN()-5)))" office:value-type="float" office:value="18.9711428571429">
            <text:p>18.9711428571</text:p>
          </table:table-cell>
          <table:table-cell table:formula="of:=STDEV(INDIRECT(ADDRESS(ROW();2)):INDIRECT(ADDRESS(ROW();COLUMN()-6)))" office:value-type="float" office:value="5.7606146955277">
            <text:p>5.76061469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86499999999996">
            <text:p>0.48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.655">
            <text:p>39.65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5.556">
            <text:p>25.556</text:p>
          </table:table-cell>
          <table:table-cell office:value-type="float" office:value="20">
            <text:p>20</text:p>
          </table:table-cell>
          <table:table-cell office:value-type="float" office:value="24.118">
            <text:p>24.118</text:p>
          </table:table-cell>
          <table:table-cell office:value-type="float" office:value="24">
            <text:p>24</text:p>
          </table:table-cell>
          <table:table-cell office:value-type="float" office:value="23.158">
            <text:p>23.15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8.4">
            <text:p>38.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22.579">
            <text:p>22.57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48">
            <text:p>48</text:p>
          </table:table-cell>
          <table:table-cell table:formula="of:=AVERAGE(INDIRECT(ADDRESS(ROW();2)):INDIRECT(ADDRESS(ROW();COLUMN()-5)))" office:value-type="float" office:value="25.2568571428571">
            <text:p>25.2568571429</text:p>
          </table:table-cell>
          <table:table-cell table:formula="of:=STDEV(INDIRECT(ADDRESS(ROW();2)):INDIRECT(ADDRESS(ROW();COLUMN()-6)))" office:value-type="float" office:value="8.64112199674541">
            <text:p>8.64112199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4105">
            <text:p>4.41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0.786">
            <text:p>40.78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5.556">
            <text:p>25.556</text:p>
          </table:table-cell>
          <table:table-cell office:value-type="float" office:value="20">
            <text:p>20</text:p>
          </table:table-cell>
          <table:table-cell office:value-type="float" office:value="24.118">
            <text:p>24.118</text:p>
          </table:table-cell>
          <table:table-cell office:value-type="float" office:value="24">
            <text:p>24</text:p>
          </table:table-cell>
          <table:table-cell office:value-type="float" office:value="23.158">
            <text:p>23.15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8.4">
            <text:p>38.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/>
          <table:table-cell table:formula="of:=MEDIAN(INDIRECT(ADDRESS(ROW();2)):INDIRECT(ADDRESS(ROW();COLUMN()-2)))" office:value-type="float" office:value="22.579">
            <text:p>22.57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120">
            <text:p>120</text:p>
          </table:table-cell>
          <table:table-cell table:formula="of:=AVERAGE(INDIRECT(ADDRESS(ROW();2)):INDIRECT(ADDRESS(ROW();COLUMN()-5)))" office:value-type="float" office:value="30.3997142857143">
            <text:p>30.3997142857</text:p>
          </table:table-cell>
          <table:table-cell table:formula="of:=STDEV(INDIRECT(ADDRESS(ROW();2)):INDIRECT(ADDRESS(ROW();COLUMN()-6)))" office:value-type="float" office:value="26.3984610840177">
            <text:p>26.3984610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4105">
            <text:p>4.41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0.786">
            <text:p>40.78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5.556">
            <text:p>25.556</text:p>
          </table:table-cell>
          <table:table-cell office:value-type="float" office:value="20">
            <text:p>20</text:p>
          </table:table-cell>
          <table:table-cell office:value-type="float" office:value="24.118">
            <text:p>24.118</text:p>
          </table:table-cell>
          <table:table-cell office:value-type="float" office:value="24">
            <text:p>24</text:p>
          </table:table-cell>
          <table:table-cell office:value-type="float" office:value="23.158">
            <text:p>23.15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8.4">
            <text:p>38.4</text:p>
          </table:table-cell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/>
          <table:table-cell table:formula="of:=MEDIAN(INDIRECT(ADDRESS(ROW();2)):INDIRECT(ADDRESS(ROW();COLUMN()-2)))" office:value-type="float" office:value="22.579">
            <text:p>22.57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240">
            <text:p>240</text:p>
          </table:table-cell>
          <table:table-cell table:formula="of:=AVERAGE(INDIRECT(ADDRESS(ROW();2)):INDIRECT(ADDRESS(ROW();COLUMN()-5)))" office:value-type="float" office:value="38.9711428571429">
            <text:p>38.9711428571</text:p>
          </table:table-cell>
          <table:table-cell table:formula="of:=STDEV(INDIRECT(ADDRESS(ROW();2)):INDIRECT(ADDRESS(ROW();COLUMN()-6)))" office:value-type="float" office:value="58.1344071704094">
            <text:p>58.13440717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4105">
            <text:p>4.41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0.786">
            <text:p>40.78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1785714285714">
            <text:p>2.2178571429</text:p>
          </table:table-cell>
          <table:table-cell table:formula="of:=STDEV(INDIRECT(ADDRESS(ROW();2)):INDIRECT(ADDRESS(ROW();COLUMN()-6)))" office:value-type="float" office:value="0.346747049711337">
            <text:p>0.34674704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6.45">
            <text:p>26.4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4.8">
            <text:p>64.8</text:p>
          </table:table-cell>
          <table:table-cell office:value-type="float" office:value="24.2">
            <text:p>24.2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7.2">
            <text:p>7.2</text:p>
          </table:table-cell>
          <table:table-cell office:value-type="float" office:value="20">
            <text:p>20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7.2">
            <text:p>7.2</text:p>
          </table:table-cell>
          <table:table-cell table:formula="of:=MAX(INDIRECT(ADDRESS(ROW();2)):INDIRECT(ADDRESS(ROW();COLUMN()-4)))" office:value-type="float" office:value="64.8">
            <text:p>64.8</text:p>
          </table:table-cell>
          <table:table-cell table:formula="of:=AVERAGE(INDIRECT(ADDRESS(ROW();2)):INDIRECT(ADDRESS(ROW();COLUMN()-5)))" office:value-type="float" office:value="22.3607142857143">
            <text:p>22.3607142857</text:p>
          </table:table-cell>
          <table:table-cell table:formula="of:=STDEV(INDIRECT(ADDRESS(ROW();2)):INDIRECT(ADDRESS(ROW();COLUMN()-6)))" office:value-type="float" office:value="13.4123390171919">
            <text:p>13.41233901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8">
            <text:p>9.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6">
            <text:p>33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723">
            <text:p>0.723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723">
            <text:p>0.723</text:p>
          </table:table-cell>
          <table:table-cell table:formula="of:=MAX(INDIRECT(ADDRESS(ROW();2)):INDIRECT(ADDRESS(ROW();COLUMN()-4)))" office:value-type="float" office:value="6.25">
            <text:p>6.25</text:p>
          </table:table-cell>
          <table:table-cell table:formula="of:=AVERAGE(INDIRECT(ADDRESS(ROW();2)):INDIRECT(ADDRESS(ROW();COLUMN()-5)))" office:value-type="float" office:value="1.49371428571429">
            <text:p>1.4937142857</text:p>
          </table:table-cell>
          <table:table-cell table:formula="of:=STDEV(INDIRECT(ADDRESS(ROW();2)):INDIRECT(ADDRESS(ROW();COLUMN()-6)))" office:value-type="float" office:value="1.41193056206313">
            <text:p>1.41193056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175">
            <text:p>-0.34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89">
            <text:p>2.78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2.654">
            <text:p>32.654</text:p>
          </table:table-cell>
          <table:table-cell office:value-type="float" office:value="20">
            <text:p>20</text:p>
          </table:table-cell>
          <table:table-cell office:value-type="float" office:value="29.066">
            <text:p>29.066</text:p>
          </table:table-cell>
          <table:table-cell office:value-type="float" office:value="32.4">
            <text:p>32.4</text:p>
          </table:table-cell>
          <table:table-cell office:value-type="float" office:value="26.814">
            <text:p>26.814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4.608">
            <text:p>4.608</text:p>
          </table:table-cell>
          <table:table-cell office:value-type="float" office:value="20">
            <text:p>20</text:p>
          </table:table-cell>
          <table:table-cell office:value-type="float" office:value="1.152">
            <text:p>1.15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.152">
            <text:p>1.152</text:p>
          </table:table-cell>
          <table:table-cell table:formula="of:=MAX(INDIRECT(ADDRESS(ROW();2)):INDIRECT(ADDRESS(ROW();COLUMN()-4)))" office:value-type="float" office:value="32.654">
            <text:p>32.654</text:p>
          </table:table-cell>
          <table:table-cell table:formula="of:=AVERAGE(INDIRECT(ADDRESS(ROW();2)):INDIRECT(ADDRESS(ROW();COLUMN()-5)))" office:value-type="float" office:value="20.0041428571429">
            <text:p>20.0041428571</text:p>
          </table:table-cell>
          <table:table-cell table:formula="of:=STDEV(INDIRECT(ADDRESS(ROW();2)):INDIRECT(ADDRESS(ROW();COLUMN()-6)))" office:value-type="float" office:value="9.27099568013592">
            <text:p>9.27099568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3895">
            <text:p>-9.3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823">
            <text:p>52.823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2.654">
            <text:p>32.654</text:p>
          </table:table-cell>
          <table:table-cell office:value-type="float" office:value="20">
            <text:p>20</text:p>
          </table:table-cell>
          <table:table-cell office:value-type="float" office:value="29.066">
            <text:p>29.066</text:p>
          </table:table-cell>
          <table:table-cell office:value-type="float" office:value="32.4">
            <text:p>32.4</text:p>
          </table:table-cell>
          <table:table-cell office:value-type="float" office:value="26.814">
            <text:p>26.814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8.432">
            <text:p>18.432</text:p>
          </table:table-cell>
          <table:table-cell office:value-type="float" office:value="20">
            <text:p>20</text:p>
          </table:table-cell>
          <table:table-cell office:value-type="float" office:value="11.52">
            <text:p>11.5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1.52">
            <text:p>11.52</text:p>
          </table:table-cell>
          <table:table-cell table:formula="of:=MAX(INDIRECT(ADDRESS(ROW();2)):INDIRECT(ADDRESS(ROW();COLUMN()-4)))" office:value-type="float" office:value="32.654">
            <text:p>32.654</text:p>
          </table:table-cell>
          <table:table-cell table:formula="of:=AVERAGE(INDIRECT(ADDRESS(ROW();2)):INDIRECT(ADDRESS(ROW();COLUMN()-5)))" office:value-type="float" office:value="22.6464285714286">
            <text:p>22.6464285714</text:p>
          </table:table-cell>
          <table:table-cell table:formula="of:=STDEV(INDIRECT(ADDRESS(ROW();2)):INDIRECT(ADDRESS(ROW();COLUMN()-6)))" office:value-type="float" office:value="6.08305344270566">
            <text:p>6.08305344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68499999999999">
            <text:p>0.46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6.042">
            <text:p>46.04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2.654">
            <text:p>32.654</text:p>
          </table:table-cell>
          <table:table-cell office:value-type="float" office:value="20">
            <text:p>20</text:p>
          </table:table-cell>
          <table:table-cell office:value-type="float" office:value="29.066">
            <text:p>29.066</text:p>
          </table:table-cell>
          <table:table-cell office:value-type="float" office:value="32.4">
            <text:p>32.4</text:p>
          </table:table-cell>
          <table:table-cell office:value-type="float" office:value="26.814">
            <text:p>26.814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8.432">
            <text:p>18.432</text:p>
          </table:table-cell>
          <table:table-cell office:value-type="float" office:value="20">
            <text:p>20</text:p>
          </table:table-cell>
          <table:table-cell office:value-type="float" office:value="34.56">
            <text:p>34.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4.56">
            <text:p>34.56</text:p>
          </table:table-cell>
          <table:table-cell table:formula="of:=AVERAGE(INDIRECT(ADDRESS(ROW();2)):INDIRECT(ADDRESS(ROW();COLUMN()-5)))" office:value-type="float" office:value="24.2921428571429">
            <text:p>24.2921428571</text:p>
          </table:table-cell>
          <table:table-cell table:formula="of:=STDEV(INDIRECT(ADDRESS(ROW();2)):INDIRECT(ADDRESS(ROW();COLUMN()-6)))" office:value-type="float" office:value="5.95666739373288">
            <text:p>5.95666739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509">
            <text:p>-5.50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4.012">
            <text:p>54.01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2.654">
            <text:p>32.654</text:p>
          </table:table-cell>
          <table:table-cell office:value-type="float" office:value="20">
            <text:p>20</text:p>
          </table:table-cell>
          <table:table-cell office:value-type="float" office:value="29.066">
            <text:p>29.066</text:p>
          </table:table-cell>
          <table:table-cell office:value-type="float" office:value="32.4">
            <text:p>32.4</text:p>
          </table:table-cell>
          <table:table-cell office:value-type="float" office:value="26.814">
            <text:p>26.814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8.432">
            <text:p>18.432</text:p>
          </table:table-cell>
          <table:table-cell office:value-type="float" office:value="20">
            <text:p>20</text:p>
          </table:table-cell>
          <table:table-cell office:value-type="float" office:value="57.6">
            <text:p>57.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7.6">
            <text:p>57.6</text:p>
          </table:table-cell>
          <table:table-cell table:formula="of:=AVERAGE(INDIRECT(ADDRESS(ROW();2)):INDIRECT(ADDRESS(ROW();COLUMN()-5)))" office:value-type="float" office:value="25.9378571428571">
            <text:p>25.9378571429</text:p>
          </table:table-cell>
          <table:table-cell table:formula="of:=STDEV(INDIRECT(ADDRESS(ROW();2)):INDIRECT(ADDRESS(ROW();COLUMN()-6)))" office:value-type="float" office:value="10.4782989066939">
            <text:p>10.47829890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509">
            <text:p>-5.50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4.012">
            <text:p>54.01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5">
            <text:p>2.45</text:p>
          </table:table-cell>
          <table:table-cell table:formula="of:=STDEV(INDIRECT(ADDRESS(ROW();2)):INDIRECT(ADDRESS(ROW();COLUMN()-6)))" office:value-type="float" office:value="0.676813802368807">
            <text:p>0.67681380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0.418">
            <text:p>30.418</text:p>
          </table:table-cell>
          <table:table-cell office:value-type="float" office:value="20">
            <text:p>20</text:p>
          </table:table-cell>
          <table:table-cell office:value-type="float" office:value="21.5">
            <text:p>21.5</text:p>
          </table:table-cell>
          <table:table-cell office:value-type="float" office:value="116.64">
            <text:p>116.64</text:p>
          </table:table-cell>
          <table:table-cell office:value-type="float" office:value="26.62">
            <text:p>26.62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.32">
            <text:p>4.32</text:p>
          </table:table-cell>
          <table:table-cell office:value-type="float" office:value="20">
            <text:p>20</text:p>
          </table:table-cell>
          <table:table-cell office:value-type="float" office:value="4.32">
            <text:p>4.3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4.32">
            <text:p>4.32</text:p>
          </table:table-cell>
          <table:table-cell table:formula="of:=MAX(INDIRECT(ADDRESS(ROW();2)):INDIRECT(ADDRESS(ROW();COLUMN()-4)))" office:value-type="float" office:value="116.64">
            <text:p>116.64</text:p>
          </table:table-cell>
          <table:table-cell table:formula="of:=AVERAGE(INDIRECT(ADDRESS(ROW();2)):INDIRECT(ADDRESS(ROW();COLUMN()-5)))" office:value-type="float" office:value="26.317">
            <text:p>26.317</text:p>
          </table:table-cell>
          <table:table-cell table:formula="of:=STDEV(INDIRECT(ADDRESS(ROW();2)):INDIRECT(ADDRESS(ROW();COLUMN()-6)))" office:value-type="float" office:value="26.9968446560819">
            <text:p>26.99684465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98">
            <text:p>3.9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36">
            <text:p>41.3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614">
            <text:p>0.614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office:value-type="float" office:value="1">
            <text:p>1</text:p>
          </table:table-cell>
          <table:table-cell office:value-type="float" office:value="15.625">
            <text:p>15.6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14">
            <text:p>0.614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2.23792857142857">
            <text:p>2.2379285714</text:p>
          </table:table-cell>
          <table:table-cell table:formula="of:=STDEV(INDIRECT(ADDRESS(ROW();2)):INDIRECT(ADDRESS(ROW();COLUMN()-6)))" office:value-type="float" office:value="3.89037657786266">
            <text:p>3.89037657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21925">
            <text:p>-1.21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959">
            <text:p>3.95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1.725">
            <text:p>41.725</text:p>
          </table:table-cell>
          <table:table-cell office:value-type="float" office:value="20">
            <text:p>20</text:p>
          </table:table-cell>
          <table:table-cell office:value-type="float" office:value="35.009">
            <text:p>35.009</text:p>
          </table:table-cell>
          <table:table-cell office:value-type="float" office:value="46.656">
            <text:p>46.656</text:p>
          </table:table-cell>
          <table:table-cell office:value-type="float" office:value="31.048">
            <text:p>31.04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.212">
            <text:p>2.212</text:p>
          </table:table-cell>
          <table:table-cell office:value-type="float" office:value="20">
            <text:p>20</text:p>
          </table:table-cell>
          <table:table-cell office:value-type="float" office:value="0.276">
            <text:p>0.27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276">
            <text:p>0.276</text:p>
          </table:table-cell>
          <table:table-cell table:formula="of:=MAX(INDIRECT(ADDRESS(ROW();2)):INDIRECT(ADDRESS(ROW();COLUMN()-4)))" office:value-type="float" office:value="46.656">
            <text:p>46.656</text:p>
          </table:table-cell>
          <table:table-cell table:formula="of:=AVERAGE(INDIRECT(ADDRESS(ROW();2)):INDIRECT(ADDRESS(ROW();COLUMN()-5)))" office:value-type="float" office:value="22.1535714285714">
            <text:p>22.1535714286</text:p>
          </table:table-cell>
          <table:table-cell table:formula="of:=STDEV(INDIRECT(ADDRESS(ROW();2)):INDIRECT(ADDRESS(ROW();COLUMN()-6)))" office:value-type="float" office:value="13.366628317247">
            <text:p>13.36662831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731">
            <text:p>-20.73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7.945">
            <text:p>67.94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1.725">
            <text:p>41.725</text:p>
          </table:table-cell>
          <table:table-cell office:value-type="float" office:value="20">
            <text:p>20</text:p>
          </table:table-cell>
          <table:table-cell office:value-type="float" office:value="35.009">
            <text:p>35.009</text:p>
          </table:table-cell>
          <table:table-cell office:value-type="float" office:value="46.656">
            <text:p>46.656</text:p>
          </table:table-cell>
          <table:table-cell office:value-type="float" office:value="31.048">
            <text:p>31.048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47">
            <text:p>8.847</text:p>
          </table:table-cell>
          <table:table-cell office:value-type="float" office:value="20">
            <text:p>20</text:p>
          </table:table-cell>
          <table:table-cell office:value-type="float" office:value="2.765">
            <text:p>2.76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765">
            <text:p>2.765</text:p>
          </table:table-cell>
          <table:table-cell table:formula="of:=MAX(INDIRECT(ADDRESS(ROW();2)):INDIRECT(ADDRESS(ROW();COLUMN()-4)))" office:value-type="float" office:value="46.656">
            <text:p>46.656</text:p>
          </table:table-cell>
          <table:table-cell table:formula="of:=AVERAGE(INDIRECT(ADDRESS(ROW();2)):INDIRECT(ADDRESS(ROW();COLUMN()-5)))" office:value-type="float" office:value="23.5367142857143">
            <text:p>23.5367142857</text:p>
          </table:table-cell>
          <table:table-cell table:formula="of:=STDEV(INDIRECT(ADDRESS(ROW();2)):INDIRECT(ADDRESS(ROW();COLUMN()-6)))" office:value-type="float" office:value="11.8757652542321">
            <text:p>11.87576525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823">
            <text:p>-9.8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9.764">
            <text:p>59.76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1.725">
            <text:p>41.725</text:p>
          </table:table-cell>
          <table:table-cell office:value-type="float" office:value="20">
            <text:p>20</text:p>
          </table:table-cell>
          <table:table-cell office:value-type="float" office:value="35.009">
            <text:p>35.009</text:p>
          </table:table-cell>
          <table:table-cell office:value-type="float" office:value="46.656">
            <text:p>46.656</text:p>
          </table:table-cell>
          <table:table-cell office:value-type="float" office:value="31.048">
            <text:p>31.048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47">
            <text:p>8.847</text:p>
          </table:table-cell>
          <table:table-cell office:value-type="float" office:value="20">
            <text:p>20</text:p>
          </table:table-cell>
          <table:table-cell office:value-type="float" office:value="9.677">
            <text:p>9.677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8.847">
            <text:p>8.847</text:p>
          </table:table-cell>
          <table:table-cell table:formula="of:=MAX(INDIRECT(ADDRESS(ROW();2)):INDIRECT(ADDRESS(ROW();COLUMN()-4)))" office:value-type="float" office:value="46.656">
            <text:p>46.656</text:p>
          </table:table-cell>
          <table:table-cell table:formula="of:=AVERAGE(INDIRECT(ADDRESS(ROW();2)):INDIRECT(ADDRESS(ROW();COLUMN()-5)))" office:value-type="float" office:value="24.0304285714286">
            <text:p>24.0304285714</text:p>
          </table:table-cell>
          <table:table-cell table:formula="of:=STDEV(INDIRECT(ADDRESS(ROW();2)):INDIRECT(ADDRESS(ROW();COLUMN()-6)))" office:value-type="float" office:value="11.0615564958052">
            <text:p>11.06155649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823">
            <text:p>-9.8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9.764">
            <text:p>59.76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1.725">
            <text:p>41.725</text:p>
          </table:table-cell>
          <table:table-cell office:value-type="float" office:value="20">
            <text:p>20</text:p>
          </table:table-cell>
          <table:table-cell office:value-type="float" office:value="35.009">
            <text:p>35.009</text:p>
          </table:table-cell>
          <table:table-cell office:value-type="float" office:value="46.656">
            <text:p>46.656</text:p>
          </table:table-cell>
          <table:table-cell office:value-type="float" office:value="31.048">
            <text:p>31.048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47">
            <text:p>8.847</text:p>
          </table:table-cell>
          <table:table-cell office:value-type="float" office:value="20">
            <text:p>20</text:p>
          </table:table-cell>
          <table:table-cell office:value-type="float" office:value="13.824">
            <text:p>13.824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8.847">
            <text:p>8.847</text:p>
          </table:table-cell>
          <table:table-cell table:formula="of:=MAX(INDIRECT(ADDRESS(ROW();2)):INDIRECT(ADDRESS(ROW();COLUMN()-4)))" office:value-type="float" office:value="46.656">
            <text:p>46.656</text:p>
          </table:table-cell>
          <table:table-cell table:formula="of:=AVERAGE(INDIRECT(ADDRESS(ROW();2)):INDIRECT(ADDRESS(ROW();COLUMN()-5)))" office:value-type="float" office:value="24.3266428571429">
            <text:p>24.3266428571</text:p>
          </table:table-cell>
          <table:table-cell table:formula="of:=STDEV(INDIRECT(ADDRESS(ROW();2)):INDIRECT(ADDRESS(ROW();COLUMN()-6)))" office:value-type="float" office:value="10.6971465973023">
            <text:p>10.69714659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823">
            <text:p>-9.8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9.764">
            <text:p>59.76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68214285714286">
            <text:p>2.6821428571</text:p>
          </table:table-cell>
          <table:table-cell table:formula="of:=STDEV(INDIRECT(ADDRESS(ROW();2)):INDIRECT(ADDRESS(ROW();COLUMN()-6)))" office:value-type="float" office:value="1.00816038537396">
            <text:p>1.00816038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.45">
            <text:p>3.4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.4">
            <text:p>5.4</text:p>
          </table:table-cell>
          <table:table-cell office:value-type="float" office:value="3.3">
            <text:p>3.3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.4">
            <text:p>5.4</text:p>
          </table:table-cell>
          <table:table-cell table:formula="of:=AVERAGE(INDIRECT(ADDRESS(ROW();2)):INDIRECT(ADDRESS(ROW();COLUMN()-5)))" office:value-type="float" office:value="3.08928571428571">
            <text:p>3.0892857143</text:p>
          </table:table-cell>
          <table:table-cell table:formula="of:=STDEV(INDIRECT(ADDRESS(ROW();2)):INDIRECT(ADDRESS(ROW();COLUMN()-6)))" office:value-type="float" office:value="0.843568102086099">
            <text:p>0.84356810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1">
            <text:p>2.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">
            <text:p>4.2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5">
            <text:p>0.085</text:p>
          </table:table-cell>
          <table:table-cell office:value-type="float" office:value="0.6">
            <text:p>0.6</text:p>
          </table:table-cell>
          <table:table-cell office:value-type="float" office:value="0.095">
            <text:p>0.095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85">
            <text:p>0.085</text:p>
          </table:table-cell>
          <table:table-cell table:formula="of:=MAX(INDIRECT(ADDRESS(ROW();2)):INDIRECT(ADDRESS(ROW();COLUMN()-4)))" office:value-type="float" office:value="0.6">
            <text:p>0.6</text:p>
          </table:table-cell>
          <table:table-cell table:formula="of:=AVERAGE(INDIRECT(ADDRESS(ROW();2)):INDIRECT(ADDRESS(ROW();COLUMN()-5)))" office:value-type="float" office:value="0.148571428571429">
            <text:p>0.1485714286</text:p>
          </table:table-cell>
          <table:table-cell table:formula="of:=STDEV(INDIRECT(ADDRESS(ROW();2)):INDIRECT(ADDRESS(ROW();COLUMN()-6)))" office:value-type="float" office:value="0.13620443587361">
            <text:p>0.13620443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3625">
            <text:p>0.03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185">
            <text:p>0.1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8.333">
            <text:p>38.333</text:p>
          </table:table-cell>
          <table:table-cell office:value-type="float" office:value="30">
            <text:p>30</text:p>
          </table:table-cell>
          <table:table-cell office:value-type="float" office:value="41.176">
            <text:p>41.176</text:p>
          </table:table-cell>
          <table:table-cell office:value-type="float" office:value="9">
            <text:p>9</text:p>
          </table:table-cell>
          <table:table-cell office:value-type="float" office:value="34.737">
            <text:p>34.737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14.4">
            <text:p>14.4</text:p>
          </table:table-cell>
          <table:table-cell office:value-type="float" office:value="30">
            <text:p>30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7.2">
            <text:p>7.2</text:p>
          </table:table-cell>
          <table:table-cell table:formula="of:=MAX(INDIRECT(ADDRESS(ROW();2)):INDIRECT(ADDRESS(ROW();COLUMN()-4)))" office:value-type="float" office:value="41.176">
            <text:p>41.176</text:p>
          </table:table-cell>
          <table:table-cell table:formula="of:=AVERAGE(INDIRECT(ADDRESS(ROW();2)):INDIRECT(ADDRESS(ROW();COLUMN()-5)))" office:value-type="float" office:value="26.8850714285714">
            <text:p>26.8850714286</text:p>
          </table:table-cell>
          <table:table-cell table:formula="of:=STDEV(INDIRECT(ADDRESS(ROW();2)):INDIRECT(ADDRESS(ROW();COLUMN()-6)))" office:value-type="float" office:value="10.227786958645">
            <text:p>10.22778695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04999999999998">
            <text:p>-0.2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6.59125">
            <text:p>56.591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8.333">
            <text:p>38.333</text:p>
          </table:table-cell>
          <table:table-cell office:value-type="float" office:value="30">
            <text:p>30</text:p>
          </table:table-cell>
          <table:table-cell office:value-type="float" office:value="41.176">
            <text:p>41.176</text:p>
          </table:table-cell>
          <table:table-cell office:value-type="float" office:value="9">
            <text:p>9</text:p>
          </table:table-cell>
          <table:table-cell office:value-type="float" office:value="34.737">
            <text:p>34.737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57.6">
            <text:p>57.6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/>
          <table:table-cell table:formula="of:=MEDIAN(INDIRECT(ADDRESS(ROW();2)):INDIRECT(ADDRESS(ROW();COLUMN()-2)))" office:value-type="float" office:value="31.5">
            <text:p>31.5</text:p>
          </table:table-cell>
          <table:table-cell table:formula="of:=MIN(INDIRECT(ADDRESS(ROW();2)):INDIRECT(ADDRESS(ROW();COLUMN()-3)))" office:value-type="float" office:value="9">
            <text:p>9</text:p>
          </table:table-cell>
          <table:table-cell table:formula="of:=MAX(INDIRECT(ADDRESS(ROW();2)):INDIRECT(ADDRESS(ROW();COLUMN()-4)))" office:value-type="float" office:value="72">
            <text:p>72</text:p>
          </table:table-cell>
          <table:table-cell table:formula="of:=AVERAGE(INDIRECT(ADDRESS(ROW();2)):INDIRECT(ADDRESS(ROW();COLUMN()-5)))" office:value-type="float" office:value="36.3136428571429">
            <text:p>36.3136428571</text:p>
          </table:table-cell>
          <table:table-cell table:formula="of:=STDEV(INDIRECT(ADDRESS(ROW();2)):INDIRECT(ADDRESS(ROW();COLUMN()-6)))" office:value-type="float" office:value="15.1612584550083">
            <text:p>15.161258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39574999999999">
            <text:p>-1.39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1.861">
            <text:p>71.86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8.333">
            <text:p>38.333</text:p>
          </table:table-cell>
          <table:table-cell office:value-type="float" office:value="30">
            <text:p>30</text:p>
          </table:table-cell>
          <table:table-cell office:value-type="float" office:value="41.176">
            <text:p>41.176</text:p>
          </table:table-cell>
          <table:table-cell office:value-type="float" office:value="9">
            <text:p>9</text:p>
          </table:table-cell>
          <table:table-cell office:value-type="float" office:value="34.737">
            <text:p>34.737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57.6">
            <text:p>57.6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/>
          <table:table-cell table:formula="of:=MEDIAN(INDIRECT(ADDRESS(ROW();2)):INDIRECT(ADDRESS(ROW();COLUMN()-2)))" office:value-type="float" office:value="31.5">
            <text:p>31.5</text:p>
          </table:table-cell>
          <table:table-cell table:formula="of:=MIN(INDIRECT(ADDRESS(ROW();2)):INDIRECT(ADDRESS(ROW();COLUMN()-3)))" office:value-type="float" office:value="9">
            <text:p>9</text:p>
          </table:table-cell>
          <table:table-cell table:formula="of:=MAX(INDIRECT(ADDRESS(ROW();2)):INDIRECT(ADDRESS(ROW();COLUMN()-4)))" office:value-type="float" office:value="180">
            <text:p>180</text:p>
          </table:table-cell>
          <table:table-cell table:formula="of:=AVERAGE(INDIRECT(ADDRESS(ROW();2)):INDIRECT(ADDRESS(ROW();COLUMN()-5)))" office:value-type="float" office:value="44.0279285714286">
            <text:p>44.0279285714</text:p>
          </table:table-cell>
          <table:table-cell table:formula="of:=STDEV(INDIRECT(ADDRESS(ROW();2)):INDIRECT(ADDRESS(ROW();COLUMN()-6)))" office:value-type="float" office:value="40.6933552872329">
            <text:p>40.69335528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39574999999999">
            <text:p>-1.39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1.861">
            <text:p>71.86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8.333">
            <text:p>38.333</text:p>
          </table:table-cell>
          <table:table-cell office:value-type="float" office:value="30">
            <text:p>30</text:p>
          </table:table-cell>
          <table:table-cell office:value-type="float" office:value="41.176">
            <text:p>41.176</text:p>
          </table:table-cell>
          <table:table-cell office:value-type="float" office:value="9">
            <text:p>9</text:p>
          </table:table-cell>
          <table:table-cell office:value-type="float" office:value="34.737">
            <text:p>34.737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57.6">
            <text:p>57.6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  <table:table-cell/>
          <table:table-cell table:formula="of:=MEDIAN(INDIRECT(ADDRESS(ROW();2)):INDIRECT(ADDRESS(ROW();COLUMN()-2)))" office:value-type="float" office:value="31.5">
            <text:p>31.5</text:p>
          </table:table-cell>
          <table:table-cell table:formula="of:=MIN(INDIRECT(ADDRESS(ROW();2)):INDIRECT(ADDRESS(ROW();COLUMN()-3)))" office:value-type="float" office:value="9">
            <text:p>9</text:p>
          </table:table-cell>
          <table:table-cell table:formula="of:=MAX(INDIRECT(ADDRESS(ROW();2)):INDIRECT(ADDRESS(ROW();COLUMN()-4)))" office:value-type="float" office:value="360">
            <text:p>360</text:p>
          </table:table-cell>
          <table:table-cell table:formula="of:=AVERAGE(INDIRECT(ADDRESS(ROW();2)):INDIRECT(ADDRESS(ROW();COLUMN()-5)))" office:value-type="float" office:value="56.8850714285714">
            <text:p>56.8850714286</text:p>
          </table:table-cell>
          <table:table-cell table:formula="of:=STDEV(INDIRECT(ADDRESS(ROW();2)):INDIRECT(ADDRESS(ROW();COLUMN()-6)))" office:value-type="float" office:value="87.952346861122">
            <text:p>87.95234686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39574999999999">
            <text:p>-1.39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1.861">
            <text:p>71.86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1785714285714">
            <text:p>2.2178571429</text:p>
          </table:table-cell>
          <table:table-cell table:formula="of:=STDEV(INDIRECT(ADDRESS(ROW();2)):INDIRECT(ADDRESS(ROW();COLUMN()-6)))" office:value-type="float" office:value="0.346747049711337">
            <text:p>0.34674704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.968">
            <text:p>3.9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.72">
            <text:p>9.72</text:p>
          </table:table-cell>
          <table:table-cell office:value-type="float" office:value="3.63">
            <text:p>3.63</text:p>
          </table:table-cell>
          <table:table-cell table:number-columns-repeated="2" office:value-type="float" office:value="3">
            <text:p>3</text:p>
          </table:table-cell>
          <table:table-cell office:value-type="float" office:value="3.63">
            <text:p>3.63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1.08">
            <text:p>1.08</text:p>
          </table:table-cell>
          <table:table-cell office:value-type="float" office:value="3">
            <text:p>3</text:p>
          </table:table-cell>
          <table:table-cell office:value-type="float" office:value="1.08">
            <text:p>1.08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08">
            <text:p>1.08</text:p>
          </table:table-cell>
          <table:table-cell table:formula="of:=MAX(INDIRECT(ADDRESS(ROW();2)):INDIRECT(ADDRESS(ROW();COLUMN()-4)))" office:value-type="float" office:value="9.72">
            <text:p>9.72</text:p>
          </table:table-cell>
          <table:table-cell table:formula="of:=AVERAGE(INDIRECT(ADDRESS(ROW();2)):INDIRECT(ADDRESS(ROW();COLUMN()-5)))" office:value-type="float" office:value="3.41485714285714">
            <text:p>3.4148571429</text:p>
          </table:table-cell>
          <table:table-cell table:formula="of:=STDEV(INDIRECT(ADDRESS(ROW();2)):INDIRECT(ADDRESS(ROW();COLUMN()-6)))" office:value-type="float" office:value="2.0180442496156">
            <text:p>2.01804424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11">
            <text:p>1.1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2">
            <text:p>5.52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81">
            <text:p>0.081</text:p>
          </table:table-cell>
          <table:table-cell office:value-type="float" office:value="0.1">
            <text:p>0.1</text:p>
          </table:table-cell>
          <table:table-cell office:value-type="float" office:value="0.072">
            <text:p>0.072</text:p>
          </table:table-cell>
          <table:table-cell office:value-type="float" office:value="1.1">
            <text:p>1.1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56">
            <text:p>0.15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56">
            <text:p>0.156</text:p>
          </table:table-cell>
          <table:table-cell office:value-type="float" office:value="0.1">
            <text:p>0.1</text:p>
          </table:table-cell>
          <table:table-cell office:value-type="float" office:value="0.625">
            <text:p>0.625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72">
            <text:p>0.072</text:p>
          </table:table-cell>
          <table:table-cell table:formula="of:=MAX(INDIRECT(ADDRESS(ROW();2)):INDIRECT(ADDRESS(ROW();COLUMN()-4)))" office:value-type="float" office:value="1.1">
            <text:p>1.1</text:p>
          </table:table-cell>
          <table:table-cell table:formula="of:=AVERAGE(INDIRECT(ADDRESS(ROW();2)):INDIRECT(ADDRESS(ROW();COLUMN()-5)))" office:value-type="float" office:value="0.213571428571429">
            <text:p>0.2135714286</text:p>
          </table:table-cell>
          <table:table-cell table:formula="of:=STDEV(INDIRECT(ADDRESS(ROW();2)):INDIRECT(ADDRESS(ROW();COLUMN()-6)))" office:value-type="float" office:value="0.291239186470955">
            <text:p>0.29123918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35">
            <text:p>-0.03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278">
            <text:p>0.27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981">
            <text:p>48.981</text:p>
          </table:table-cell>
          <table:table-cell office:value-type="float" office:value="30">
            <text:p>30</text:p>
          </table:table-cell>
          <table:table-cell office:value-type="float" office:value="55.363">
            <text:p>55.363</text:p>
          </table:table-cell>
          <table:table-cell office:value-type="float" office:value="8.836">
            <text:p>8.836</text:p>
          </table:table-cell>
          <table:table-cell office:value-type="float" office:value="40.222">
            <text:p>40.222</text:p>
          </table:table-cell>
          <table:table-cell office:value-type="float" office:value="30">
            <text:p>30</text:p>
          </table:table-cell>
          <table:table-cell office:value-type="float" office:value="19.2">
            <text:p>19.2</text:p>
          </table:table-cell>
          <table:table-cell office:value-type="float" office:value="36.3">
            <text:p>36.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6.912">
            <text:p>6.912</text:p>
          </table:table-cell>
          <table:table-cell office:value-type="float" office:value="30">
            <text:p>30</text:p>
          </table:table-cell>
          <table:table-cell office:value-type="float" office:value="1.728">
            <text:p>1.728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1.728">
            <text:p>1.728</text:p>
          </table:table-cell>
          <table:table-cell table:formula="of:=MAX(INDIRECT(ADDRESS(ROW();2)):INDIRECT(ADDRESS(ROW();COLUMN()-4)))" office:value-type="float" office:value="55.363">
            <text:p>55.363</text:p>
          </table:table-cell>
          <table:table-cell table:formula="of:=AVERAGE(INDIRECT(ADDRESS(ROW();2)):INDIRECT(ADDRESS(ROW();COLUMN()-5)))" office:value-type="float" office:value="28.0062142857143">
            <text:p>28.0062142857</text:p>
          </table:table-cell>
          <table:table-cell table:formula="of:=STDEV(INDIRECT(ADDRESS(ROW();2)):INDIRECT(ADDRESS(ROW();COLUMN()-6)))" office:value-type="float" office:value="15.2385152778618">
            <text:p>15.23851527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.03">
            <text:p>-22.0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7.29125">
            <text:p>77.291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981">
            <text:p>48.981</text:p>
          </table:table-cell>
          <table:table-cell office:value-type="float" office:value="30">
            <text:p>30</text:p>
          </table:table-cell>
          <table:table-cell office:value-type="float" office:value="55.363">
            <text:p>55.363</text:p>
          </table:table-cell>
          <table:table-cell office:value-type="float" office:value="8.836">
            <text:p>8.836</text:p>
          </table:table-cell>
          <table:table-cell office:value-type="float" office:value="40.222">
            <text:p>40.222</text:p>
          </table:table-cell>
          <table:table-cell office:value-type="float" office:value="30">
            <text:p>30</text:p>
          </table:table-cell>
          <table:table-cell office:value-type="float" office:value="38.4">
            <text:p>38.4</text:p>
          </table:table-cell>
          <table:table-cell office:value-type="float" office:value="36.3">
            <text:p>36.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27.648">
            <text:p>27.648</text:p>
          </table:table-cell>
          <table:table-cell office:value-type="float" office:value="30">
            <text:p>30</text:p>
          </table:table-cell>
          <table:table-cell office:value-type="float" office:value="17.28">
            <text:p>17.28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8.836">
            <text:p>8.836</text:p>
          </table:table-cell>
          <table:table-cell table:formula="of:=MAX(INDIRECT(ADDRESS(ROW();2)):INDIRECT(ADDRESS(ROW();COLUMN()-4)))" office:value-type="float" office:value="55.363">
            <text:p>55.363</text:p>
          </table:table-cell>
          <table:table-cell table:formula="of:=AVERAGE(INDIRECT(ADDRESS(ROW();2)):INDIRECT(ADDRESS(ROW();COLUMN()-5)))" office:value-type="float" office:value="31.9696428571429">
            <text:p>31.9696428571</text:p>
          </table:table-cell>
          <table:table-cell table:formula="of:=STDEV(INDIRECT(ADDRESS(ROW();2)):INDIRECT(ADDRESS(ROW();COLUMN()-6)))" office:value-type="float" office:value="11.7963121264959">
            <text:p>11.79631212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80999999999997">
            <text:p>-0.68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.792">
            <text:p>66.79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981">
            <text:p>48.981</text:p>
          </table:table-cell>
          <table:table-cell office:value-type="float" office:value="30">
            <text:p>30</text:p>
          </table:table-cell>
          <table:table-cell office:value-type="float" office:value="55.363">
            <text:p>55.363</text:p>
          </table:table-cell>
          <table:table-cell office:value-type="float" office:value="8.836">
            <text:p>8.836</text:p>
          </table:table-cell>
          <table:table-cell office:value-type="float" office:value="40.222">
            <text:p>40.222</text:p>
          </table:table-cell>
          <table:table-cell office:value-type="float" office:value="30">
            <text:p>30</text:p>
          </table:table-cell>
          <table:table-cell office:value-type="float" office:value="38.4">
            <text:p>38.4</text:p>
          </table:table-cell>
          <table:table-cell office:value-type="float" office:value="36.3">
            <text:p>36.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27.648">
            <text:p>27.648</text:p>
          </table:table-cell>
          <table:table-cell office:value-type="float" office:value="30">
            <text:p>30</text:p>
          </table:table-cell>
          <table:table-cell office:value-type="float" office:value="51.84">
            <text:p>51.84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8.836">
            <text:p>8.836</text:p>
          </table:table-cell>
          <table:table-cell table:formula="of:=MAX(INDIRECT(ADDRESS(ROW();2)):INDIRECT(ADDRESS(ROW();COLUMN()-4)))" office:value-type="float" office:value="55.363">
            <text:p>55.363</text:p>
          </table:table-cell>
          <table:table-cell table:formula="of:=AVERAGE(INDIRECT(ADDRESS(ROW();2)):INDIRECT(ADDRESS(ROW();COLUMN()-5)))" office:value-type="float" office:value="34.4382142857143">
            <text:p>34.4382142857</text:p>
          </table:table-cell>
          <table:table-cell table:formula="of:=STDEV(INDIRECT(ADDRESS(ROW();2)):INDIRECT(ADDRESS(ROW();COLUMN()-6)))" office:value-type="float" office:value="12.0980621282188">
            <text:p>12.098062128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700499999999998">
            <text:p>0.70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9.066">
            <text:p>69.06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981">
            <text:p>48.981</text:p>
          </table:table-cell>
          <table:table-cell office:value-type="float" office:value="30">
            <text:p>30</text:p>
          </table:table-cell>
          <table:table-cell office:value-type="float" office:value="55.363">
            <text:p>55.363</text:p>
          </table:table-cell>
          <table:table-cell office:value-type="float" office:value="8.836">
            <text:p>8.836</text:p>
          </table:table-cell>
          <table:table-cell office:value-type="float" office:value="40.222">
            <text:p>40.222</text:p>
          </table:table-cell>
          <table:table-cell office:value-type="float" office:value="30">
            <text:p>30</text:p>
          </table:table-cell>
          <table:table-cell office:value-type="float" office:value="38.4">
            <text:p>38.4</text:p>
          </table:table-cell>
          <table:table-cell office:value-type="float" office:value="36.3">
            <text:p>36.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27.648">
            <text:p>27.648</text:p>
          </table:table-cell>
          <table:table-cell office:value-type="float" office:value="30">
            <text:p>30</text:p>
          </table:table-cell>
          <table:table-cell office:value-type="float" office:value="86.4">
            <text:p>86.4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8.836">
            <text:p>8.836</text:p>
          </table:table-cell>
          <table:table-cell table:formula="of:=MAX(INDIRECT(ADDRESS(ROW();2)):INDIRECT(ADDRESS(ROW();COLUMN()-4)))" office:value-type="float" office:value="86.4">
            <text:p>86.4</text:p>
          </table:table-cell>
          <table:table-cell table:formula="of:=AVERAGE(INDIRECT(ADDRESS(ROW();2)):INDIRECT(ADDRESS(ROW();COLUMN()-5)))" office:value-type="float" office:value="36.9067857142857">
            <text:p>36.9067857143</text:p>
          </table:table-cell>
          <table:table-cell table:formula="of:=STDEV(INDIRECT(ADDRESS(ROW();2)):INDIRECT(ADDRESS(ROW();COLUMN()-6)))" office:value-type="float" office:value="18.0055794650888">
            <text:p>18.00557946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700499999999998">
            <text:p>0.70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9.066">
            <text:p>69.06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5">
            <text:p>2.45</text:p>
          </table:table-cell>
          <table:table-cell table:formula="of:=STDEV(INDIRECT(ADDRESS(ROW();2)):INDIRECT(ADDRESS(ROW();COLUMN()-6)))" office:value-type="float" office:value="0.676813802368807">
            <text:p>0.67681380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.563">
            <text:p>4.563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7.496">
            <text:p>17.496</text:p>
          </table:table-cell>
          <table:table-cell office:value-type="float" office:value="3.993">
            <text:p>3.993</text:p>
          </table:table-cell>
          <table:table-cell table:number-columns-repeated="2" office:value-type="float" office:value="3">
            <text:p>3</text:p>
          </table:table-cell>
          <table:table-cell office:value-type="float" office:value="3.993">
            <text:p>3.993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0.648">
            <text:p>0.648</text:p>
          </table:table-cell>
          <table:table-cell office:value-type="float" office:value="3">
            <text:p>3</text:p>
          </table:table-cell>
          <table:table-cell office:value-type="float" office:value="0.648">
            <text:p>0.648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0.648">
            <text:p>0.648</text:p>
          </table:table-cell>
          <table:table-cell table:formula="of:=MAX(INDIRECT(ADDRESS(ROW();2)):INDIRECT(ADDRESS(ROW();COLUMN()-4)))" office:value-type="float" office:value="17.496">
            <text:p>17.496</text:p>
          </table:table-cell>
          <table:table-cell table:formula="of:=AVERAGE(INDIRECT(ADDRESS(ROW();2)):INDIRECT(ADDRESS(ROW();COLUMN()-5)))" office:value-type="float" office:value="4.03864285714286">
            <text:p>4.0386428571</text:p>
          </table:table-cell>
          <table:table-cell table:formula="of:=STDEV(INDIRECT(ADDRESS(ROW();2)):INDIRECT(ADDRESS(ROW();COLUMN()-6)))" office:value-type="float" office:value="4.04636575036344">
            <text:p>4.04636575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210000000000004">
            <text:p>0.02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72">
            <text:p>6.972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73">
            <text:p>0.073</text:p>
          </table:table-cell>
          <table:table-cell office:value-type="float" office:value="0.1">
            <text:p>0.1</text:p>
          </table:table-cell>
          <table:table-cell office:value-type="float" office:value="0.061">
            <text:p>0.061</text:p>
          </table:table-cell>
          <table:table-cell office:value-type="float" office:value="1.6">
            <text:p>1.6</text:p>
          </table:table-cell>
          <table:table-cell office:value-type="float" office:value="0.086">
            <text:p>0.086</text:p>
          </table:table-cell>
          <table:table-cell office:value-type="float" office:value="0.1">
            <text:p>0.1</text:p>
          </table:table-cell>
          <table:table-cell office:value-type="float" office:value="0.195">
            <text:p>0.19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95">
            <text:p>0.195</text:p>
          </table:table-cell>
          <table:table-cell office:value-type="float" office:value="0.1">
            <text:p>0.1</text:p>
          </table:table-cell>
          <table:table-cell office:value-type="float" office:value="1.563">
            <text:p>1.563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61">
            <text:p>0.061</text:p>
          </table:table-cell>
          <table:table-cell table:formula="of:=MAX(INDIRECT(ADDRESS(ROW();2)):INDIRECT(ADDRESS(ROW();COLUMN()-4)))" office:value-type="float" office:value="1.6">
            <text:p>1.6</text:p>
          </table:table-cell>
          <table:table-cell table:formula="of:=AVERAGE(INDIRECT(ADDRESS(ROW();2)):INDIRECT(ADDRESS(ROW();COLUMN()-5)))" office:value-type="float" office:value="0.320214285714286">
            <text:p>0.3202142857</text:p>
          </table:table-cell>
          <table:table-cell table:formula="of:=STDEV(INDIRECT(ADDRESS(ROW();2)):INDIRECT(ADDRESS(ROW();COLUMN()-6)))" office:value-type="float" office:value="0.535798782347287">
            <text:p>0.53579878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2125">
            <text:p>-0.12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395">
            <text:p>0.39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2.587">
            <text:p>62.587</text:p>
          </table:table-cell>
          <table:table-cell office:value-type="float" office:value="30">
            <text:p>30</text:p>
          </table:table-cell>
          <table:table-cell office:value-type="float" office:value="73.275">
            <text:p>73.275</text:p>
          </table:table-cell>
          <table:table-cell office:value-type="float" office:value="10.935">
            <text:p>10.935</text:p>
          </table:table-cell>
          <table:table-cell office:value-type="float" office:value="46.572">
            <text:p>46.572</text:p>
          </table:table-cell>
          <table:table-cell office:value-type="float" office:value="30">
            <text:p>30</text:p>
          </table:table-cell>
          <table:table-cell office:value-type="float" office:value="15.36">
            <text:p>15.36</text:p>
          </table:table-cell>
          <table:table-cell office:value-type="float" office:value="39.93">
            <text:p>39.9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3.318">
            <text:p>3.318</text:p>
          </table:table-cell>
          <table:table-cell office:value-type="float" office:value="30">
            <text:p>30</text:p>
          </table:table-cell>
          <table:table-cell office:value-type="float" office:value="0.415">
            <text:p>0.415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0.415">
            <text:p>0.415</text:p>
          </table:table-cell>
          <table:table-cell table:formula="of:=MAX(INDIRECT(ADDRESS(ROW();2)):INDIRECT(ADDRESS(ROW();COLUMN()-4)))" office:value-type="float" office:value="73.275">
            <text:p>73.275</text:p>
          </table:table-cell>
          <table:table-cell table:formula="of:=AVERAGE(INDIRECT(ADDRESS(ROW();2)):INDIRECT(ADDRESS(ROW();COLUMN()-5)))" office:value-type="float" office:value="30.4955">
            <text:p>30.4955</text:p>
          </table:table-cell>
          <table:table-cell table:formula="of:=STDEV(INDIRECT(ADDRESS(ROW();2)):INDIRECT(ADDRESS(ROW();COLUMN()-6)))" office:value-type="float" office:value="20.5673363024219">
            <text:p>20.56733630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7175">
            <text:p>-41.7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6.82125">
            <text:p>96.821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2.587">
            <text:p>62.587</text:p>
          </table:table-cell>
          <table:table-cell office:value-type="float" office:value="30">
            <text:p>30</text:p>
          </table:table-cell>
          <table:table-cell office:value-type="float" office:value="73.275">
            <text:p>73.275</text:p>
          </table:table-cell>
          <table:table-cell office:value-type="float" office:value="10.935">
            <text:p>10.935</text:p>
          </table:table-cell>
          <table:table-cell office:value-type="float" office:value="46.572">
            <text:p>46.572</text:p>
          </table:table-cell>
          <table:table-cell office:value-type="float" office:value="30">
            <text:p>30</text:p>
          </table:table-cell>
          <table:table-cell office:value-type="float" office:value="30.72">
            <text:p>30.72</text:p>
          </table:table-cell>
          <table:table-cell office:value-type="float" office:value="39.93">
            <text:p>39.9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13.271">
            <text:p>13.271</text:p>
          </table:table-cell>
          <table:table-cell office:value-type="float" office:value="30">
            <text:p>30</text:p>
          </table:table-cell>
          <table:table-cell office:value-type="float" office:value="4.147">
            <text:p>4.147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4.147">
            <text:p>4.147</text:p>
          </table:table-cell>
          <table:table-cell table:formula="of:=MAX(INDIRECT(ADDRESS(ROW();2)):INDIRECT(ADDRESS(ROW();COLUMN()-4)))" office:value-type="float" office:value="73.275">
            <text:p>73.275</text:p>
          </table:table-cell>
          <table:table-cell table:formula="of:=AVERAGE(INDIRECT(ADDRESS(ROW();2)):INDIRECT(ADDRESS(ROW();COLUMN()-5)))" office:value-type="float" office:value="32.5701428571429">
            <text:p>32.5701428571</text:p>
          </table:table-cell>
          <table:table-cell table:formula="of:=STDEV(INDIRECT(ADDRESS(ROW();2)):INDIRECT(ADDRESS(ROW();COLUMN()-6)))" office:value-type="float" office:value="18.7234573108262">
            <text:p>18.72345731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24749999999998">
            <text:p>-9.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.78375">
            <text:p>72.783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2.587">
            <text:p>62.587</text:p>
          </table:table-cell>
          <table:table-cell office:value-type="float" office:value="30">
            <text:p>30</text:p>
          </table:table-cell>
          <table:table-cell office:value-type="float" office:value="73.275">
            <text:p>73.275</text:p>
          </table:table-cell>
          <table:table-cell office:value-type="float" office:value="10.935">
            <text:p>10.935</text:p>
          </table:table-cell>
          <table:table-cell office:value-type="float" office:value="46.572">
            <text:p>46.572</text:p>
          </table:table-cell>
          <table:table-cell office:value-type="float" office:value="30">
            <text:p>30</text:p>
          </table:table-cell>
          <table:table-cell office:value-type="float" office:value="30.72">
            <text:p>30.72</text:p>
          </table:table-cell>
          <table:table-cell office:value-type="float" office:value="39.93">
            <text:p>39.9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13.271">
            <text:p>13.271</text:p>
          </table:table-cell>
          <table:table-cell office:value-type="float" office:value="30">
            <text:p>30</text:p>
          </table:table-cell>
          <table:table-cell office:value-type="float" office:value="14.515">
            <text:p>14.515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10.935">
            <text:p>10.935</text:p>
          </table:table-cell>
          <table:table-cell table:formula="of:=MAX(INDIRECT(ADDRESS(ROW();2)):INDIRECT(ADDRESS(ROW();COLUMN()-4)))" office:value-type="float" office:value="73.275">
            <text:p>73.275</text:p>
          </table:table-cell>
          <table:table-cell table:formula="of:=AVERAGE(INDIRECT(ADDRESS(ROW();2)):INDIRECT(ADDRESS(ROW();COLUMN()-5)))" office:value-type="float" office:value="33.3107142857143">
            <text:p>33.3107142857</text:p>
          </table:table-cell>
          <table:table-cell table:formula="of:=STDEV(INDIRECT(ADDRESS(ROW();2)):INDIRECT(ADDRESS(ROW();COLUMN()-6)))" office:value-type="float" office:value="17.6892339853655">
            <text:p>17.68923398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24749999999998">
            <text:p>-9.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.78375">
            <text:p>72.7837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2.587">
            <text:p>62.587</text:p>
          </table:table-cell>
          <table:table-cell office:value-type="float" office:value="30">
            <text:p>30</text:p>
          </table:table-cell>
          <table:table-cell office:value-type="float" office:value="73.275">
            <text:p>73.275</text:p>
          </table:table-cell>
          <table:table-cell office:value-type="float" office:value="10.935">
            <text:p>10.935</text:p>
          </table:table-cell>
          <table:table-cell office:value-type="float" office:value="46.572">
            <text:p>46.572</text:p>
          </table:table-cell>
          <table:table-cell office:value-type="float" office:value="30">
            <text:p>30</text:p>
          </table:table-cell>
          <table:table-cell office:value-type="float" office:value="30.72">
            <text:p>30.72</text:p>
          </table:table-cell>
          <table:table-cell office:value-type="float" office:value="39.93">
            <text:p>39.93</text:p>
          </table:table-cell>
          <table:table-cell office:value-type="float" office:value="30">
            <text:p>30</text:p>
          </table:table-cell>
          <table:table-cell office:value-type="float" office:value="24.545">
            <text:p>24.545</text:p>
          </table:table-cell>
          <table:table-cell office:value-type="float" office:value="30">
            <text:p>30</text:p>
          </table:table-cell>
          <table:table-cell office:value-type="float" office:value="13.271">
            <text:p>13.271</text:p>
          </table:table-cell>
          <table:table-cell office:value-type="float" office:value="30">
            <text:p>30</text:p>
          </table:table-cell>
          <table:table-cell office:value-type="float" office:value="20.736">
            <text:p>20.736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10.935">
            <text:p>10.935</text:p>
          </table:table-cell>
          <table:table-cell table:formula="of:=MAX(INDIRECT(ADDRESS(ROW();2)):INDIRECT(ADDRESS(ROW();COLUMN()-4)))" office:value-type="float" office:value="73.275">
            <text:p>73.275</text:p>
          </table:table-cell>
          <table:table-cell table:formula="of:=AVERAGE(INDIRECT(ADDRESS(ROW();2)):INDIRECT(ADDRESS(ROW();COLUMN()-5)))" office:value-type="float" office:value="33.7550714285714">
            <text:p>33.7550714286</text:p>
          </table:table-cell>
          <table:table-cell table:formula="of:=STDEV(INDIRECT(ADDRESS(ROW();2)):INDIRECT(ADDRESS(ROW();COLUMN()-6)))" office:value-type="float" office:value="17.2535329825262">
            <text:p>17.25353298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24749999999998">
            <text:p>-9.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.78375">
            <text:p>72.7837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68214285714286">
            <text:p>2.6821428571</text:p>
          </table:table-cell>
          <table:table-cell table:formula="of:=STDEV(INDIRECT(ADDRESS(ROW();2)):INDIRECT(ADDRESS(ROW();COLUMN()-6)))" office:value-type="float" office:value="1.00816038537396">
            <text:p>1.00816038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60">
            <text:p>60</text:p>
          </table:table-cell>
          <table:table-cell table:formula="of:=MAX(INDIRECT(ADDRESS(ROW();2)):INDIRECT(ADDRESS(ROW();COLUMN()-4)))" office:value-type="float" office:value="180">
            <text:p>180</text:p>
          </table:table-cell>
          <table:table-cell table:formula="of:=AVERAGE(INDIRECT(ADDRESS(ROW();2)):INDIRECT(ADDRESS(ROW();COLUMN()-5)))" office:value-type="float" office:value="101.821428571429">
            <text:p>101.8214285714</text:p>
          </table:table-cell>
          <table:table-cell table:formula="of:=STDEV(INDIRECT(ADDRESS(ROW();2)):INDIRECT(ADDRESS(ROW();COLUMN()-6)))" office:value-type="float" office:value="27.8440762536232">
            <text:p>27.84407625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7.125">
            <text:p>77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0.5">
            <text:p>130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55">
            <text:p>2.55</text:p>
          </table:table-cell>
          <table:table-cell office:value-type="float" office:value="3.5">
            <text:p>3.5</text:p>
          </table:table-cell>
          <table:table-cell office:value-type="float" office:value="2.85">
            <text:p>2.8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55">
            <text:p>2.55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3.42142857142857">
            <text:p>3.4214285714</text:p>
          </table:table-cell>
          <table:table-cell table:formula="of:=STDEV(INDIRECT(ADDRESS(ROW();2)):INDIRECT(ADDRESS(ROW();COLUMN()-6)))" office:value-type="float" office:value="1.2261124126081">
            <text:p>1.22611241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">
            <text:p>4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2.593">
            <text:p>42.593</text:p>
          </table:table-cell>
          <table:table-cell office:value-type="float" office:value="33.333">
            <text:p>33.333</text:p>
          </table:table-cell>
          <table:table-cell office:value-type="float" office:value="39.412">
            <text:p>39.412</text:p>
          </table:table-cell>
          <table:table-cell office:value-type="float" office:value="51.429">
            <text:p>51.429</text:p>
          </table:table-cell>
          <table:table-cell office:value-type="float" office:value="38.596">
            <text:p>38.596</text:p>
          </table:table-cell>
          <table:table-cell office:value-type="float" office:value="33.333">
            <text:p>33.333</text:p>
          </table:table-cell>
          <table:table-cell office:value-type="float" office:value="26.667">
            <text:p>26.667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6">
            <text:p>16</text:p>
          </table:table-cell>
          <table:table-cell office:value-type="float" office:value="33.333">
            <text:p>33.333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51.429">
            <text:p>51.429</text:p>
          </table:table-cell>
          <table:table-cell table:formula="of:=AVERAGE(INDIRECT(ADDRESS(ROW();2)):INDIRECT(ADDRESS(ROW();COLUMN()-5)))" office:value-type="float" office:value="32.3787142857143">
            <text:p>32.3787142857</text:p>
          </table:table-cell>
          <table:table-cell table:formula="of:=STDEV(INDIRECT(ADDRESS(ROW();2)):INDIRECT(ADDRESS(ROW();COLUMN()-6)))" office:value-type="float" office:value="10.7402387126356">
            <text:p>10.74023871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810750000000013">
            <text:p>0.8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.091">
            <text:p>66.09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2.593">
            <text:p>42.593</text:p>
          </table:table-cell>
          <table:table-cell office:value-type="float" office:value="33.333">
            <text:p>33.333</text:p>
          </table:table-cell>
          <table:table-cell office:value-type="float" office:value="39.412">
            <text:p>39.412</text:p>
          </table:table-cell>
          <table:table-cell office:value-type="float" office:value="51.429">
            <text:p>51.429</text:p>
          </table:table-cell>
          <table:table-cell office:value-type="float" office:value="38.596">
            <text:p>38.596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64">
            <text:p>64</text:p>
          </table:table-cell>
          <table:table-cell office:value-type="float" office:value="33.333">
            <text:p>33.333</text:p>
          </table:table-cell>
          <table:table-cell office:value-type="float" office:value="80">
            <text:p>80</text:p>
          </table:table-cell>
          <table:table-cell/>
          <table:table-cell table:formula="of:=MEDIAN(INDIRECT(ADDRESS(ROW();2)):INDIRECT(ADDRESS(ROW();COLUMN()-2)))" office:value-type="float" office:value="37.6315">
            <text:p>37.631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42.8548571428571">
            <text:p>42.8548571429</text:p>
          </table:table-cell>
          <table:table-cell table:formula="of:=STDEV(INDIRECT(ADDRESS(ROW();2)):INDIRECT(ADDRESS(ROW();COLUMN()-6)))" office:value-type="float" office:value="14.6094239124938">
            <text:p>14.60942391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328">
            <text:p>-14.32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6.881">
            <text:p>96.88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2.593">
            <text:p>42.593</text:p>
          </table:table-cell>
          <table:table-cell office:value-type="float" office:value="33.333">
            <text:p>33.333</text:p>
          </table:table-cell>
          <table:table-cell office:value-type="float" office:value="39.412">
            <text:p>39.412</text:p>
          </table:table-cell>
          <table:table-cell office:value-type="float" office:value="51.429">
            <text:p>51.429</text:p>
          </table:table-cell>
          <table:table-cell office:value-type="float" office:value="38.596">
            <text:p>38.596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64">
            <text:p>64</text:p>
          </table:table-cell>
          <table:table-cell office:value-type="float" office:value="33.333">
            <text:p>33.333</text:p>
          </table:table-cell>
          <table:table-cell office:value-type="float" office:value="200">
            <text:p>200</text:p>
          </table:table-cell>
          <table:table-cell/>
          <table:table-cell table:formula="of:=MEDIAN(INDIRECT(ADDRESS(ROW();2)):INDIRECT(ADDRESS(ROW();COLUMN()-2)))" office:value-type="float" office:value="37.6315">
            <text:p>37.631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51.4262857142857">
            <text:p>51.4262857143</text:p>
          </table:table-cell>
          <table:table-cell table:formula="of:=STDEV(INDIRECT(ADDRESS(ROW();2)):INDIRECT(ADDRESS(ROW();COLUMN()-6)))" office:value-type="float" office:value="43.9062999937692">
            <text:p>43.9062999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328">
            <text:p>-14.32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6.881">
            <text:p>96.88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2.593">
            <text:p>42.593</text:p>
          </table:table-cell>
          <table:table-cell office:value-type="float" office:value="33.333">
            <text:p>33.333</text:p>
          </table:table-cell>
          <table:table-cell office:value-type="float" office:value="39.412">
            <text:p>39.412</text:p>
          </table:table-cell>
          <table:table-cell office:value-type="float" office:value="51.429">
            <text:p>51.429</text:p>
          </table:table-cell>
          <table:table-cell office:value-type="float" office:value="38.596">
            <text:p>38.596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64">
            <text:p>64</text:p>
          </table:table-cell>
          <table:table-cell office:value-type="float" office:value="33.333">
            <text:p>33.333</text:p>
          </table:table-cell>
          <table:table-cell office:value-type="float" office:value="400">
            <text:p>400</text:p>
          </table:table-cell>
          <table:table-cell/>
          <table:table-cell table:formula="of:=MEDIAN(INDIRECT(ADDRESS(ROW();2)):INDIRECT(ADDRESS(ROW();COLUMN()-2)))" office:value-type="float" office:value="37.6315">
            <text:p>37.631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65.712">
            <text:p>65.712</text:p>
          </table:table-cell>
          <table:table-cell table:formula="of:=STDEV(INDIRECT(ADDRESS(ROW();2)):INDIRECT(ADDRESS(ROW();COLUMN()-6)))" office:value-type="float" office:value="96.728511501959">
            <text:p>96.7285115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328">
            <text:p>-14.32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6.881">
            <text:p>96.88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1785714285714">
            <text:p>2.2178571429</text:p>
          </table:table-cell>
          <table:table-cell table:formula="of:=STDEV(INDIRECT(ADDRESS(ROW();2)):INDIRECT(ADDRESS(ROW();COLUMN()-6)))" office:value-type="float" office:value="0.346747049711337">
            <text:p>0.34674704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2.25">
            <text:p>132.25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324">
            <text:p>32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36">
            <text:p>36</text:p>
          </table:table-cell>
          <table:table-cell table:formula="of:=MAX(INDIRECT(ADDRESS(ROW();2)):INDIRECT(ADDRESS(ROW();COLUMN()-4)))" office:value-type="float" office:value="324">
            <text:p>324</text:p>
          </table:table-cell>
          <table:table-cell table:formula="of:=AVERAGE(INDIRECT(ADDRESS(ROW();2)):INDIRECT(ADDRESS(ROW();COLUMN()-5)))" office:value-type="float" office:value="111.517857142857">
            <text:p>111.5178571429</text:p>
          </table:table-cell>
          <table:table-cell table:formula="of:=STDEV(INDIRECT(ADDRESS(ROW();2)):INDIRECT(ADDRESS(ROW();COLUMN()-6)))" office:value-type="float" office:value="67.1014203883336">
            <text:p>67.10142038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2">
            <text:p>5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43">
            <text:p>2.43</text:p>
          </table:table-cell>
          <table:table-cell office:value-type="float" office:value="3">
            <text:p>3</text:p>
          </table:table-cell>
          <table:table-cell office:value-type="float" office:value="2.168">
            <text:p>2.168</text:p>
          </table:table-cell>
          <table:table-cell office:value-type="float" office:value="4">
            <text:p>4</text:p>
          </table:table-cell>
          <table:table-cell office:value-type="float" office:value="2.708">
            <text:p>2.708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office:value-type="float" office:value="3">
            <text:p>3</text:p>
          </table:table-cell>
          <table:table-cell office:value-type="float" office:value="18.75">
            <text:p>18.7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168">
            <text:p>2.168</text:p>
          </table:table-cell>
          <table:table-cell table:formula="of:=MAX(INDIRECT(ADDRESS(ROW();2)):INDIRECT(ADDRESS(ROW();COLUMN()-4)))" office:value-type="float" office:value="18.75">
            <text:p>18.75</text:p>
          </table:table-cell>
          <table:table-cell table:formula="of:=AVERAGE(INDIRECT(ADDRESS(ROW();2)):INDIRECT(ADDRESS(ROW();COLUMN()-5)))" office:value-type="float" office:value="4.338">
            <text:p>4.338</text:p>
          </table:table-cell>
          <table:table-cell table:formula="of:=STDEV(INDIRECT(ADDRESS(ROW();2)):INDIRECT(ADDRESS(ROW();COLUMN()-6)))" office:value-type="float" office:value="4.21435422555598">
            <text:p>4.21435422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525">
            <text:p>0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3">
            <text:p>6.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4.424">
            <text:p>54.424</text:p>
          </table:table-cell>
          <table:table-cell office:value-type="float" office:value="33.333">
            <text:p>33.333</text:p>
          </table:table-cell>
          <table:table-cell office:value-type="float" office:value="46.597">
            <text:p>46.597</text:p>
          </table:table-cell>
          <table:table-cell office:value-type="float" office:value="81">
            <text:p>81</text:p>
          </table:table-cell>
          <table:table-cell office:value-type="float" office:value="44.691">
            <text:p>44.691</text:p>
          </table:table-cell>
          <table:table-cell office:value-type="float" office:value="33.333">
            <text:p>33.333</text:p>
          </table:table-cell>
          <table:table-cell office:value-type="float" office:value="21.333">
            <text:p>21.333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7.68">
            <text:p>7.68</text:p>
          </table:table-cell>
          <table:table-cell office:value-type="float" office:value="33.333">
            <text:p>33.333</text:p>
          </table:table-cell>
          <table:table-cell office:value-type="float" office:value="1.92">
            <text:p>1.92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35.1368571428571">
            <text:p>35.1368571429</text:p>
          </table:table-cell>
          <table:table-cell table:formula="of:=STDEV(INDIRECT(ADDRESS(ROW();2)):INDIRECT(ADDRESS(ROW();COLUMN()-6)))" office:value-type="float" office:value="19.3170570296232">
            <text:p>19.31705702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6525">
            <text:p>-15.6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8.042">
            <text:p>88.04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4.424">
            <text:p>54.424</text:p>
          </table:table-cell>
          <table:table-cell office:value-type="float" office:value="33.333">
            <text:p>33.333</text:p>
          </table:table-cell>
          <table:table-cell office:value-type="float" office:value="46.597">
            <text:p>46.597</text:p>
          </table:table-cell>
          <table:table-cell office:value-type="float" office:value="81">
            <text:p>81</text:p>
          </table:table-cell>
          <table:table-cell office:value-type="float" office:value="44.691">
            <text:p>44.691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0.72">
            <text:p>30.72</text:p>
          </table:table-cell>
          <table:table-cell office:value-type="float" office:value="33.333">
            <text:p>33.333</text:p>
          </table:table-cell>
          <table:table-cell office:value-type="float" office:value="19.2">
            <text:p>19.2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19.2">
            <text:p>19.2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39.5407142857143">
            <text:p>39.5407142857</text:p>
          </table:table-cell>
          <table:table-cell table:formula="of:=STDEV(INDIRECT(ADDRESS(ROW();2)):INDIRECT(ADDRESS(ROW();COLUMN()-6)))" office:value-type="float" office:value="14.8371353518983">
            <text:p>14.83713535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776999999999987">
            <text:p>0.7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741">
            <text:p>76.74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4.424">
            <text:p>54.424</text:p>
          </table:table-cell>
          <table:table-cell office:value-type="float" office:value="33.333">
            <text:p>33.333</text:p>
          </table:table-cell>
          <table:table-cell office:value-type="float" office:value="46.597">
            <text:p>46.597</text:p>
          </table:table-cell>
          <table:table-cell office:value-type="float" office:value="81">
            <text:p>81</text:p>
          </table:table-cell>
          <table:table-cell office:value-type="float" office:value="44.691">
            <text:p>44.691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0.72">
            <text:p>30.72</text:p>
          </table:table-cell>
          <table:table-cell office:value-type="float" office:value="33.333">
            <text:p>33.333</text:p>
          </table:table-cell>
          <table:table-cell office:value-type="float" office:value="57.6">
            <text:p>57.6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42.2835714285714">
            <text:p>42.2835714286</text:p>
          </table:table-cell>
          <table:table-cell table:formula="of:=STDEV(INDIRECT(ADDRESS(ROW();2)):INDIRECT(ADDRESS(ROW();COLUMN()-6)))" office:value-type="float" office:value="14.3282803719631">
            <text:p>14.3282803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02950000000001">
            <text:p>-5.0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4.483">
            <text:p>84.48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4.424">
            <text:p>54.424</text:p>
          </table:table-cell>
          <table:table-cell office:value-type="float" office:value="33.333">
            <text:p>33.333</text:p>
          </table:table-cell>
          <table:table-cell office:value-type="float" office:value="46.597">
            <text:p>46.597</text:p>
          </table:table-cell>
          <table:table-cell office:value-type="float" office:value="81">
            <text:p>81</text:p>
          </table:table-cell>
          <table:table-cell office:value-type="float" office:value="44.691">
            <text:p>44.691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0.72">
            <text:p>30.72</text:p>
          </table:table-cell>
          <table:table-cell office:value-type="float" office:value="33.333">
            <text:p>33.333</text:p>
          </table:table-cell>
          <table:table-cell office:value-type="float" office:value="96">
            <text:p>96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96">
            <text:p>96</text:p>
          </table:table-cell>
          <table:table-cell table:formula="of:=AVERAGE(INDIRECT(ADDRESS(ROW();2)):INDIRECT(ADDRESS(ROW();COLUMN()-5)))" office:value-type="float" office:value="45.0264285714286">
            <text:p>45.0264285714</text:p>
          </table:table-cell>
          <table:table-cell table:formula="of:=STDEV(INDIRECT(ADDRESS(ROW();2)):INDIRECT(ADDRESS(ROW();COLUMN()-6)))" office:value-type="float" office:value="20.0277327712361">
            <text:p>20.02773277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02950000000001">
            <text:p>-5.0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4.483">
            <text:p>84.48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5">
            <text:p>2.45</text:p>
          </table:table-cell>
          <table:table-cell table:formula="of:=STDEV(INDIRECT(ADDRESS(ROW();2)):INDIRECT(ADDRESS(ROW();COLUMN()-6)))" office:value-type="float" office:value="0.676813802368807">
            <text:p>0.67681380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52.088">
            <text:p>152.088</text:p>
          </table:table-cell>
          <table:table-cell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583.2">
            <text:p>583.2</text:p>
          </table:table-cell>
          <table:table-cell office:value-type="float" office:value="133.1">
            <text:p>133.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21.6">
            <text:p>21.6</text:p>
          </table:table-cell>
          <table:table-cell office:value-type="float" office:value="100">
            <text:p>100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1.6">
            <text:p>21.6</text:p>
          </table:table-cell>
          <table:table-cell table:formula="of:=MAX(INDIRECT(ADDRESS(ROW();2)):INDIRECT(ADDRESS(ROW();COLUMN()-4)))" office:value-type="float" office:value="583.2">
            <text:p>583.2</text:p>
          </table:table-cell>
          <table:table-cell table:formula="of:=AVERAGE(INDIRECT(ADDRESS(ROW();2)):INDIRECT(ADDRESS(ROW();COLUMN()-5)))" office:value-type="float" office:value="131.156285714286">
            <text:p>131.1562857143</text:p>
          </table:table-cell>
          <table:table-cell table:formula="of:=STDEV(INDIRECT(ADDRESS(ROW();2)):INDIRECT(ADDRESS(ROW();COLUMN()-6)))" office:value-type="float" office:value="135.076044619562">
            <text:p>135.07604461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4.4">
            <text:p>24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0.8">
            <text:p>200.8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187">
            <text:p>2.187</text:p>
          </table:table-cell>
          <table:table-cell office:value-type="float" office:value="3">
            <text:p>3</text:p>
          </table:table-cell>
          <table:table-cell office:value-type="float" office:value="1.842">
            <text:p>1.842</text:p>
          </table:table-cell>
          <table:table-cell office:value-type="float" office:value="4.5">
            <text:p>4.5</text:p>
          </table:table-cell>
          <table:table-cell office:value-type="float" office:value="2.572">
            <text:p>2.572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office:value-type="float" office:value="3">
            <text:p>3</text:p>
          </table:table-cell>
          <table:table-cell office:value-type="float" office:value="46.875">
            <text:p>46.87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42">
            <text:p>1.842</text:p>
          </table:table-cell>
          <table:table-cell table:formula="of:=MAX(INDIRECT(ADDRESS(ROW();2)):INDIRECT(ADDRESS(ROW();COLUMN()-4)))" office:value-type="float" office:value="46.875">
            <text:p>46.875</text:p>
          </table:table-cell>
          <table:table-cell table:formula="of:=AVERAGE(INDIRECT(ADDRESS(ROW();2)):INDIRECT(ADDRESS(ROW();COLUMN()-5)))" office:value-type="float" office:value="6.49957142857143">
            <text:p>6.4995714286</text:p>
          </table:table-cell>
          <table:table-cell table:formula="of:=STDEV(INDIRECT(ADDRESS(ROW();2)):INDIRECT(ADDRESS(ROW();COLUMN()-6)))" office:value-type="float" office:value="11.6830926537473">
            <text:p>11.68309265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00000000000001">
            <text:p>-0.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">
            <text:p>7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9.542">
            <text:p>69.542</text:p>
          </table:table-cell>
          <table:table-cell office:value-type="float" office:value="33.333">
            <text:p>33.333</text:p>
          </table:table-cell>
          <table:table-cell office:value-type="float" office:value="55.092">
            <text:p>55.092</text:p>
          </table:table-cell>
          <table:table-cell office:value-type="float" office:value="129.6">
            <text:p>129.6</text:p>
          </table:table-cell>
          <table:table-cell office:value-type="float" office:value="51.747">
            <text:p>51.747</text:p>
          </table:table-cell>
          <table:table-cell office:value-type="float" office:value="33.333">
            <text:p>33.333</text:p>
          </table:table-cell>
          <table:table-cell office:value-type="float" office:value="17.067">
            <text:p>17.067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.686">
            <text:p>3.686</text:p>
          </table:table-cell>
          <table:table-cell office:value-type="float" office:value="33.333">
            <text:p>33.333</text:p>
          </table:table-cell>
          <table:table-cell office:value-type="float" office:value="0.461">
            <text:p>0.461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461">
            <text:p>0.461</text:p>
          </table:table-cell>
          <table:table-cell table:formula="of:=MAX(INDIRECT(ADDRESS(ROW();2)):INDIRECT(ADDRESS(ROW();COLUMN()-4)))" office:value-type="float" office:value="129.6">
            <text:p>129.6</text:p>
          </table:table-cell>
          <table:table-cell table:formula="of:=AVERAGE(INDIRECT(ADDRESS(ROW();2)):INDIRECT(ADDRESS(ROW();COLUMN()-5)))" office:value-type="float" office:value="40.3928571428572">
            <text:p>40.3928571429</text:p>
          </table:table-cell>
          <table:table-cell table:formula="of:=STDEV(INDIRECT(ADDRESS(ROW();2)):INDIRECT(ADDRESS(ROW();COLUMN()-6)))" office:value-type="float" office:value="31.7147657817838">
            <text:p>31.71476578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.554">
            <text:p>-34.55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244">
            <text:p>113.24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9.542">
            <text:p>69.542</text:p>
          </table:table-cell>
          <table:table-cell office:value-type="float" office:value="33.333">
            <text:p>33.333</text:p>
          </table:table-cell>
          <table:table-cell office:value-type="float" office:value="55.092">
            <text:p>55.092</text:p>
          </table:table-cell>
          <table:table-cell office:value-type="float" office:value="129.6">
            <text:p>129.6</text:p>
          </table:table-cell>
          <table:table-cell office:value-type="float" office:value="51.747">
            <text:p>51.747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746">
            <text:p>14.746</text:p>
          </table:table-cell>
          <table:table-cell office:value-type="float" office:value="33.333">
            <text:p>33.333</text:p>
          </table:table-cell>
          <table:table-cell office:value-type="float" office:value="4.608">
            <text:p>4.608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4.608">
            <text:p>4.608</text:p>
          </table:table-cell>
          <table:table-cell table:formula="of:=MAX(INDIRECT(ADDRESS(ROW();2)):INDIRECT(ADDRESS(ROW();COLUMN()-4)))" office:value-type="float" office:value="129.6">
            <text:p>129.6</text:p>
          </table:table-cell>
          <table:table-cell table:formula="of:=AVERAGE(INDIRECT(ADDRESS(ROW();2)):INDIRECT(ADDRESS(ROW();COLUMN()-5)))" office:value-type="float" office:value="42.6980714285714">
            <text:p>42.6980714286</text:p>
          </table:table-cell>
          <table:table-cell table:formula="of:=STDEV(INDIRECT(ADDRESS(ROW();2)):INDIRECT(ADDRESS(ROW();COLUMN()-6)))" office:value-type="float" office:value="29.733182081419">
            <text:p>29.73318208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374">
            <text:p>-16.37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9.609">
            <text:p>99.60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9.542">
            <text:p>69.542</text:p>
          </table:table-cell>
          <table:table-cell office:value-type="float" office:value="33.333">
            <text:p>33.333</text:p>
          </table:table-cell>
          <table:table-cell office:value-type="float" office:value="55.092">
            <text:p>55.092</text:p>
          </table:table-cell>
          <table:table-cell office:value-type="float" office:value="129.6">
            <text:p>129.6</text:p>
          </table:table-cell>
          <table:table-cell office:value-type="float" office:value="51.747">
            <text:p>51.747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746">
            <text:p>14.746</text:p>
          </table:table-cell>
          <table:table-cell office:value-type="float" office:value="33.333">
            <text:p>33.333</text:p>
          </table:table-cell>
          <table:table-cell office:value-type="float" office:value="16.128">
            <text:p>16.128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14.746">
            <text:p>14.746</text:p>
          </table:table-cell>
          <table:table-cell table:formula="of:=MAX(INDIRECT(ADDRESS(ROW();2)):INDIRECT(ADDRESS(ROW();COLUMN()-4)))" office:value-type="float" office:value="129.6">
            <text:p>129.6</text:p>
          </table:table-cell>
          <table:table-cell table:formula="of:=AVERAGE(INDIRECT(ADDRESS(ROW();2)):INDIRECT(ADDRESS(ROW();COLUMN()-5)))" office:value-type="float" office:value="43.5209285714286">
            <text:p>43.5209285714</text:p>
          </table:table-cell>
          <table:table-cell table:formula="of:=STDEV(INDIRECT(ADDRESS(ROW();2)):INDIRECT(ADDRESS(ROW();COLUMN()-6)))" office:value-type="float" office:value="28.7408090418332">
            <text:p>28.74080904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374">
            <text:p>-16.37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9.609">
            <text:p>99.609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9.542">
            <text:p>69.542</text:p>
          </table:table-cell>
          <table:table-cell office:value-type="float" office:value="33.333">
            <text:p>33.333</text:p>
          </table:table-cell>
          <table:table-cell office:value-type="float" office:value="55.092">
            <text:p>55.092</text:p>
          </table:table-cell>
          <table:table-cell office:value-type="float" office:value="129.6">
            <text:p>129.6</text:p>
          </table:table-cell>
          <table:table-cell office:value-type="float" office:value="51.747">
            <text:p>51.747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746">
            <text:p>14.746</text:p>
          </table:table-cell>
          <table:table-cell office:value-type="float" office:value="33.333">
            <text:p>33.333</text:p>
          </table:table-cell>
          <table:table-cell office:value-type="float" office:value="23.04">
            <text:p>23.04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14.746">
            <text:p>14.746</text:p>
          </table:table-cell>
          <table:table-cell table:formula="of:=MAX(INDIRECT(ADDRESS(ROW();2)):INDIRECT(ADDRESS(ROW();COLUMN()-4)))" office:value-type="float" office:value="129.6">
            <text:p>129.6</text:p>
          </table:table-cell>
          <table:table-cell table:formula="of:=AVERAGE(INDIRECT(ADDRESS(ROW();2)):INDIRECT(ADDRESS(ROW();COLUMN()-5)))" office:value-type="float" office:value="44.0146428571429">
            <text:p>44.0146428571</text:p>
          </table:table-cell>
          <table:table-cell table:formula="of:=STDEV(INDIRECT(ADDRESS(ROW();2)):INDIRECT(ADDRESS(ROW();COLUMN()-6)))" office:value-type="float" office:value="28.2898822674961">
            <text:p>28.28988226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374">
            <text:p>-16.37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9.609">
            <text:p>99.60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68214285714286">
            <text:p>2.6821428571</text:p>
          </table:table-cell>
          <table:table-cell table:formula="of:=STDEV(INDIRECT(ADDRESS(ROW();2)):INDIRECT(ADDRESS(ROW();COLUMN()-6)))" office:value-type="float" office:value="1.00816038537396">
            <text:p>1.00816038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Improvised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2142857142857">
            <text:p>10.2142857143</text:p>
          </table:table-cell>
          <table:table-cell table:formula="of:=STDEV(INDIRECT(ADDRESS(ROW();2)):INDIRECT(ADDRESS(ROW();COLUMN()-6)))" office:value-type="float" office:value="2.78536205155483">
            <text:p>2.78536205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.375">
            <text:p>7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.5">
            <text:p>13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5">
            <text:p>0.8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16428571428571">
            <text:p>1.1642857143</text:p>
          </table:table-cell>
          <table:table-cell table:formula="of:=STDEV(INDIRECT(ADDRESS(ROW();2)):INDIRECT(ADDRESS(ROW();COLUMN()-6)))" office:value-type="float" office:value="0.419903180886596">
            <text:p>0.4199031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625">
            <text:p>0.3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85">
            <text:p>1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.778">
            <text:p>12.778</text:p>
          </table:table-cell>
          <table:table-cell office:value-type="float" office:value="10">
            <text:p>10</text:p>
          </table:table-cell>
          <table:table-cell office:value-type="float" office:value="12.353">
            <text:p>12.353</text:p>
          </table:table-cell>
          <table:table-cell office:value-type="float" office:value="12">
            <text:p>12</text:p>
          </table:table-cell>
          <table:table-cell office:value-type="float" office:value="11.579">
            <text:p>11.57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4.8">
            <text:p>4.8</text:p>
          </table:table-cell>
          <table:table-cell office:value-type="float" office:value="10">
            <text:p>10</text:p>
          </table:table-cell>
          <table:table-cell office:value-type="float" office:value="2.4">
            <text:p>2.4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12.778">
            <text:p>12.778</text:p>
          </table:table-cell>
          <table:table-cell table:formula="of:=AVERAGE(INDIRECT(ADDRESS(ROW();2)):INDIRECT(ADDRESS(ROW();COLUMN()-5)))" office:value-type="float" office:value="9.50657142857143">
            <text:p>9.5065714286</text:p>
          </table:table-cell>
          <table:table-cell table:formula="of:=STDEV(INDIRECT(ADDRESS(ROW();2)):INDIRECT(ADDRESS(ROW();COLUMN()-6)))" office:value-type="float" office:value="2.90150694836814">
            <text:p>2.90150694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43249999999998">
            <text:p>0.24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.8275">
            <text:p>19.82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.778">
            <text:p>12.778</text:p>
          </table:table-cell>
          <table:table-cell office:value-type="float" office:value="10">
            <text:p>10</text:p>
          </table:table-cell>
          <table:table-cell office:value-type="float" office:value="12.353">
            <text:p>12.353</text:p>
          </table:table-cell>
          <table:table-cell office:value-type="float" office:value="12">
            <text:p>12</text:p>
          </table:table-cell>
          <table:table-cell office:value-type="float" office:value="11.579">
            <text:p>11.57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11.2895">
            <text:p>11.2895</text:p>
          </table:table-cell>
          <table:table-cell table:formula="of:=MIN(INDIRECT(ADDRESS(ROW();2)):INDIRECT(ADDRESS(ROW();COLUMN()-3)))" office:value-type="float" office:value="8.182">
            <text:p>8.182</text:p>
          </table:table-cell>
          <table:table-cell table:formula="of:=MAX(INDIRECT(ADDRESS(ROW();2)):INDIRECT(ADDRESS(ROW();COLUMN()-4)))" office:value-type="float" office:value="24">
            <text:p>24</text:p>
          </table:table-cell>
          <table:table-cell table:formula="of:=AVERAGE(INDIRECT(ADDRESS(ROW();2)):INDIRECT(ADDRESS(ROW();COLUMN()-5)))" office:value-type="float" office:value="12.6494285714286">
            <text:p>12.6494285714</text:p>
          </table:table-cell>
          <table:table-cell table:formula="of:=STDEV(INDIRECT(ADDRESS(ROW();2)):INDIRECT(ADDRESS(ROW();COLUMN()-6)))" office:value-type="float" office:value="4.31829429848773">
            <text:p>4.31829429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98475">
            <text:p>1.98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.687">
            <text:p>20.68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.778">
            <text:p>12.778</text:p>
          </table:table-cell>
          <table:table-cell office:value-type="float" office:value="10">
            <text:p>10</text:p>
          </table:table-cell>
          <table:table-cell office:value-type="float" office:value="12.353">
            <text:p>12.353</text:p>
          </table:table-cell>
          <table:table-cell office:value-type="float" office:value="12">
            <text:p>12</text:p>
          </table:table-cell>
          <table:table-cell office:value-type="float" office:value="11.579">
            <text:p>11.57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11.2895">
            <text:p>11.2895</text:p>
          </table:table-cell>
          <table:table-cell table:formula="of:=MIN(INDIRECT(ADDRESS(ROW();2)):INDIRECT(ADDRESS(ROW();COLUMN()-3)))" office:value-type="float" office:value="8.182">
            <text:p>8.182</text:p>
          </table:table-cell>
          <table:table-cell table:formula="of:=MAX(INDIRECT(ADDRESS(ROW();2)):INDIRECT(ADDRESS(ROW();COLUMN()-4)))" office:value-type="float" office:value="48">
            <text:p>48</text:p>
          </table:table-cell>
          <table:table-cell table:formula="of:=AVERAGE(INDIRECT(ADDRESS(ROW();2)):INDIRECT(ADDRESS(ROW();COLUMN()-5)))" office:value-type="float" office:value="14.3637142857143">
            <text:p>14.3637142857</text:p>
          </table:table-cell>
          <table:table-cell table:formula="of:=STDEV(INDIRECT(ADDRESS(ROW();2)):INDIRECT(ADDRESS(ROW();COLUMN()-6)))" office:value-type="float" office:value="10.0846579014368">
            <text:p>10.08465790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98475">
            <text:p>1.98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.687">
            <text:p>20.68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.778">
            <text:p>12.778</text:p>
          </table:table-cell>
          <table:table-cell office:value-type="float" office:value="10">
            <text:p>10</text:p>
          </table:table-cell>
          <table:table-cell office:value-type="float" office:value="12.353">
            <text:p>12.353</text:p>
          </table:table-cell>
          <table:table-cell office:value-type="float" office:value="12">
            <text:p>12</text:p>
          </table:table-cell>
          <table:table-cell office:value-type="float" office:value="11.579">
            <text:p>11.57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/>
          <table:table-cell table:formula="of:=MEDIAN(INDIRECT(ADDRESS(ROW();2)):INDIRECT(ADDRESS(ROW();COLUMN()-2)))" office:value-type="float" office:value="11.2895">
            <text:p>11.2895</text:p>
          </table:table-cell>
          <table:table-cell table:formula="of:=MIN(INDIRECT(ADDRESS(ROW();2)):INDIRECT(ADDRESS(ROW();COLUMN()-3)))" office:value-type="float" office:value="8.182">
            <text:p>8.182</text:p>
          </table:table-cell>
          <table:table-cell table:formula="of:=MAX(INDIRECT(ADDRESS(ROW();2)):INDIRECT(ADDRESS(ROW();COLUMN()-4)))" office:value-type="float" office:value="120">
            <text:p>120</text:p>
          </table:table-cell>
          <table:table-cell table:formula="of:=AVERAGE(INDIRECT(ADDRESS(ROW();2)):INDIRECT(ADDRESS(ROW();COLUMN()-5)))" office:value-type="float" office:value="19.5065714285714">
            <text:p>19.5065714286</text:p>
          </table:table-cell>
          <table:table-cell table:formula="of:=STDEV(INDIRECT(ADDRESS(ROW();2)):INDIRECT(ADDRESS(ROW();COLUMN()-6)))" office:value-type="float" office:value="29.0615310801973">
            <text:p>29.06153108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98475">
            <text:p>1.98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.687">
            <text:p>20.68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72142857142857">
            <text:p>1.7214285714</text:p>
          </table:table-cell>
          <table:table-cell table:formula="of:=STDEV(INDIRECT(ADDRESS(ROW();2)):INDIRECT(ADDRESS(ROW();COLUMN()-6)))" office:value-type="float" office:value="0.342341645433041">
            <text:p>0.34234164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75">
            <text:p>0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Improvised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.225">
            <text:p>13.22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  <table:table-cell office:value-type="float" office:value="12.1">
            <text:p>12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32.4">
            <text:p>32.4</text:p>
          </table:table-cell>
          <table:table-cell table:formula="of:=AVERAGE(INDIRECT(ADDRESS(ROW();2)):INDIRECT(ADDRESS(ROW();COLUMN()-5)))" office:value-type="float" office:value="11.2160714285714">
            <text:p>11.2160714286</text:p>
          </table:table-cell>
          <table:table-cell table:formula="of:=STDEV(INDIRECT(ADDRESS(ROW();2)):INDIRECT(ADDRESS(ROW();COLUMN()-6)))" office:value-type="float" office:value="6.70359839608877">
            <text:p>6.70359839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525">
            <text:p>4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3">
            <text:p>17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723">
            <text:p>0.723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723">
            <text:p>0.723</text:p>
          </table:table-cell>
          <table:table-cell table:formula="of:=MAX(INDIRECT(ADDRESS(ROW();2)):INDIRECT(ADDRESS(ROW();COLUMN()-4)))" office:value-type="float" office:value="6.25">
            <text:p>6.25</text:p>
          </table:table-cell>
          <table:table-cell table:formula="of:=AVERAGE(INDIRECT(ADDRESS(ROW();2)):INDIRECT(ADDRESS(ROW();COLUMN()-5)))" office:value-type="float" office:value="1.49371428571429">
            <text:p>1.4937142857</text:p>
          </table:table-cell>
          <table:table-cell table:formula="of:=STDEV(INDIRECT(ADDRESS(ROW();2)):INDIRECT(ADDRESS(ROW();COLUMN()-6)))" office:value-type="float" office:value="1.41193056206313">
            <text:p>1.41193056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175">
            <text:p>-0.34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89">
            <text:p>2.78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6.327">
            <text:p>16.327</text:p>
          </table:table-cell>
          <table:table-cell office:value-type="float" office:value="10">
            <text:p>10</text:p>
          </table:table-cell>
          <table:table-cell office:value-type="float" office:value="15.225">
            <text:p>15.225</text:p>
          </table:table-cell>
          <table:table-cell office:value-type="float" office:value="16.2">
            <text:p>16.2</text:p>
          </table:table-cell>
          <table:table-cell office:value-type="float" office:value="13.407">
            <text:p>13.407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2.304">
            <text:p>2.304</text:p>
          </table:table-cell>
          <table:table-cell office:value-type="float" office:value="10">
            <text:p>10</text:p>
          </table:table-cell>
          <table:table-cell office:value-type="float" office:value="0.576">
            <text:p>0.57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.576">
            <text:p>0.576</text:p>
          </table:table-cell>
          <table:table-cell table:formula="of:=MAX(INDIRECT(ADDRESS(ROW();2)):INDIRECT(ADDRESS(ROW();COLUMN()-4)))" office:value-type="float" office:value="16.327">
            <text:p>16.327</text:p>
          </table:table-cell>
          <table:table-cell table:formula="of:=AVERAGE(INDIRECT(ADDRESS(ROW();2)):INDIRECT(ADDRESS(ROW();COLUMN()-5)))" office:value-type="float" office:value="10.0515">
            <text:p>10.0515</text:p>
          </table:table-cell>
          <table:table-cell table:formula="of:=STDEV(INDIRECT(ADDRESS(ROW();2)):INDIRECT(ADDRESS(ROW();COLUMN()-6)))" office:value-type="float" office:value="4.69088631530086">
            <text:p>4.69088631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69475">
            <text:p>-4.69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.4115">
            <text:p>26.411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6.327">
            <text:p>16.327</text:p>
          </table:table-cell>
          <table:table-cell office:value-type="float" office:value="10">
            <text:p>10</text:p>
          </table:table-cell>
          <table:table-cell office:value-type="float" office:value="15.225">
            <text:p>15.225</text:p>
          </table:table-cell>
          <table:table-cell office:value-type="float" office:value="16.2">
            <text:p>16.2</text:p>
          </table:table-cell>
          <table:table-cell office:value-type="float" office:value="13.407">
            <text:p>13.407</text:p>
          </table:table-cell>
          <table:table-cell office:value-type="float" office:value="10">
            <text:p>10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9.216">
            <text:p>9.216</text:p>
          </table:table-cell>
          <table:table-cell office:value-type="float" office:value="10">
            <text:p>10</text:p>
          </table:table-cell>
          <table:table-cell office:value-type="float" office:value="5.76">
            <text:p>5.7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5.76">
            <text:p>5.76</text:p>
          </table:table-cell>
          <table:table-cell table:formula="of:=MAX(INDIRECT(ADDRESS(ROW();2)):INDIRECT(ADDRESS(ROW();COLUMN()-4)))" office:value-type="float" office:value="16.327">
            <text:p>16.327</text:p>
          </table:table-cell>
          <table:table-cell table:formula="of:=AVERAGE(INDIRECT(ADDRESS(ROW();2)):INDIRECT(ADDRESS(ROW();COLUMN()-5)))" office:value-type="float" office:value="11.3726428571429">
            <text:p>11.3726428571</text:p>
          </table:table-cell>
          <table:table-cell table:formula="of:=STDEV(INDIRECT(ADDRESS(ROW();2)):INDIRECT(ADDRESS(ROW();COLUMN()-6)))" office:value-type="float" office:value="3.10270979845144">
            <text:p>3.10270979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34249999999999">
            <text:p>0.23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.021">
            <text:p>23.02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6.327">
            <text:p>16.327</text:p>
          </table:table-cell>
          <table:table-cell office:value-type="float" office:value="10">
            <text:p>10</text:p>
          </table:table-cell>
          <table:table-cell office:value-type="float" office:value="15.225">
            <text:p>15.225</text:p>
          </table:table-cell>
          <table:table-cell office:value-type="float" office:value="16.2">
            <text:p>16.2</text:p>
          </table:table-cell>
          <table:table-cell office:value-type="float" office:value="13.407">
            <text:p>13.407</text:p>
          </table:table-cell>
          <table:table-cell office:value-type="float" office:value="10">
            <text:p>10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9.216">
            <text:p>9.216</text:p>
          </table:table-cell>
          <table:table-cell office:value-type="float" office:value="10">
            <text:p>10</text:p>
          </table:table-cell>
          <table:table-cell office:value-type="float" office:value="14.4">
            <text:p>14.4</text:p>
          </table:table-cell>
          <table:table-cell/>
          <table:table-cell table:formula="of:=MEDIAN(INDIRECT(ADDRESS(ROW();2)):INDIRECT(ADDRESS(ROW();COLUMN()-2)))" office:value-type="float" office:value="11.05">
            <text:p>11.05</text:p>
          </table:table-cell>
          <table:table-cell table:formula="of:=MIN(INDIRECT(ADDRESS(ROW();2)):INDIRECT(ADDRESS(ROW();COLUMN()-3)))" office:value-type="float" office:value="8.182">
            <text:p>8.182</text:p>
          </table:table-cell>
          <table:table-cell table:formula="of:=MAX(INDIRECT(ADDRESS(ROW();2)):INDIRECT(ADDRESS(ROW();COLUMN()-4)))" office:value-type="float" office:value="16.327">
            <text:p>16.327</text:p>
          </table:table-cell>
          <table:table-cell table:formula="of:=AVERAGE(INDIRECT(ADDRESS(ROW();2)):INDIRECT(ADDRESS(ROW();COLUMN()-5)))" office:value-type="float" office:value="11.9897857142857">
            <text:p>11.9897857143</text:p>
          </table:table-cell>
          <table:table-cell table:formula="of:=STDEV(INDIRECT(ADDRESS(ROW();2)):INDIRECT(ADDRESS(ROW();COLUMN()-6)))" office:value-type="float" office:value="2.73832518096432">
            <text:p>2.73832518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45525">
            <text:p>-2.45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.607">
            <text:p>26.60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6.327">
            <text:p>16.327</text:p>
          </table:table-cell>
          <table:table-cell office:value-type="float" office:value="10">
            <text:p>10</text:p>
          </table:table-cell>
          <table:table-cell office:value-type="float" office:value="15.225">
            <text:p>15.225</text:p>
          </table:table-cell>
          <table:table-cell office:value-type="float" office:value="16.2">
            <text:p>16.2</text:p>
          </table:table-cell>
          <table:table-cell office:value-type="float" office:value="13.407">
            <text:p>13.407</text:p>
          </table:table-cell>
          <table:table-cell office:value-type="float" office:value="10">
            <text:p>10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9.216">
            <text:p>9.216</text:p>
          </table:table-cell>
          <table:table-cell office:value-type="float" office:value="10">
            <text:p>10</text:p>
          </table:table-cell>
          <table:table-cell office:value-type="float" office:value="28.8">
            <text:p>28.8</text:p>
          </table:table-cell>
          <table:table-cell/>
          <table:table-cell table:formula="of:=MEDIAN(INDIRECT(ADDRESS(ROW();2)):INDIRECT(ADDRESS(ROW();COLUMN()-2)))" office:value-type="float" office:value="11.05">
            <text:p>11.05</text:p>
          </table:table-cell>
          <table:table-cell table:formula="of:=MIN(INDIRECT(ADDRESS(ROW();2)):INDIRECT(ADDRESS(ROW();COLUMN()-3)))" office:value-type="float" office:value="8.182">
            <text:p>8.182</text:p>
          </table:table-cell>
          <table:table-cell table:formula="of:=MAX(INDIRECT(ADDRESS(ROW();2)):INDIRECT(ADDRESS(ROW();COLUMN()-4)))" office:value-type="float" office:value="28.8">
            <text:p>28.8</text:p>
          </table:table-cell>
          <table:table-cell table:formula="of:=AVERAGE(INDIRECT(ADDRESS(ROW();2)):INDIRECT(ADDRESS(ROW();COLUMN()-5)))" office:value-type="float" office:value="13.0183571428571">
            <text:p>13.0183571429</text:p>
          </table:table-cell>
          <table:table-cell table:formula="of:=STDEV(INDIRECT(ADDRESS(ROW();2)):INDIRECT(ADDRESS(ROW();COLUMN()-6)))" office:value-type="float" office:value="5.25827015438381">
            <text:p>5.25827015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3115">
            <text:p>-4.31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082">
            <text:p>29.08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1.95357142857143">
            <text:p>1.9535714286</text:p>
          </table:table-cell>
          <table:table-cell table:formula="of:=STDEV(INDIRECT(ADDRESS(ROW();2)):INDIRECT(ADDRESS(ROW();COLUMN()-6)))" office:value-type="float" office:value="0.673242522799544">
            <text:p>0.67324252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2142857142857">
            <text:p>10.2142857143</text:p>
          </table:table-cell>
          <table:table-cell table:formula="of:=STDEV(INDIRECT(ADDRESS(ROW();2)):INDIRECT(ADDRESS(ROW();COLUMN()-6)))" office:value-type="float" office:value="2.78536205155483">
            <text:p>2.78536205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.375">
            <text:p>7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.5">
            <text:p>13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425">
            <text:p>0.425</text:p>
          </table:table-cell>
          <table:table-cell table:formula="of:=MAX(INDIRECT(ADDRESS(ROW();2)):INDIRECT(ADDRESS(ROW();COLUMN()-4)))" office:value-type="float" office:value="1.25">
            <text:p>1.25</text:p>
          </table:table-cell>
          <table:table-cell table:formula="of:=AVERAGE(INDIRECT(ADDRESS(ROW();2)):INDIRECT(ADDRESS(ROW();COLUMN()-5)))" office:value-type="float" office:value="0.6">
            <text:p>0.6</text:p>
          </table:table-cell>
          <table:table-cell table:formula="of:=STDEV(INDIRECT(ADDRESS(ROW();2)):INDIRECT(ADDRESS(ROW();COLUMN()-6)))" office:value-type="float" office:value="0.234520787991171">
            <text:p>0.2345207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125">
            <text:p>0.1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925">
            <text:p>0.9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5.556">
            <text:p>25.556</text:p>
          </table:table-cell>
          <table:table-cell office:value-type="float" office:value="20">
            <text:p>20</text:p>
          </table:table-cell>
          <table:table-cell office:value-type="float" office:value="24.706">
            <text:p>24.706</text:p>
          </table:table-cell>
          <table:table-cell office:value-type="float" office:value="18">
            <text:p>18</text:p>
          </table:table-cell>
          <table:table-cell office:value-type="float" office:value="23.158">
            <text:p>23.15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9.6">
            <text:p>9.6</text:p>
          </table:table-cell>
          <table:table-cell office:value-type="float" office:value="20">
            <text:p>20</text:p>
          </table:table-cell>
          <table:table-cell office:value-type="float" office:value="4.8">
            <text:p>4.8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4.8">
            <text:p>4.8</text:p>
          </table:table-cell>
          <table:table-cell table:formula="of:=MAX(INDIRECT(ADDRESS(ROW();2)):INDIRECT(ADDRESS(ROW();COLUMN()-4)))" office:value-type="float" office:value="25.556">
            <text:p>25.556</text:p>
          </table:table-cell>
          <table:table-cell table:formula="of:=AVERAGE(INDIRECT(ADDRESS(ROW();2)):INDIRECT(ADDRESS(ROW();COLUMN()-5)))" office:value-type="float" office:value="18.5845714285714">
            <text:p>18.5845714286</text:p>
          </table:table-cell>
          <table:table-cell table:formula="of:=STDEV(INDIRECT(ADDRESS(ROW();2)):INDIRECT(ADDRESS(ROW();COLUMN()-6)))" office:value-type="float" office:value="5.62522409419306">
            <text:p>5.62522409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592">
            <text:p>2.59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.681">
            <text:p>35.68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5.556">
            <text:p>25.556</text:p>
          </table:table-cell>
          <table:table-cell office:value-type="float" office:value="20">
            <text:p>20</text:p>
          </table:table-cell>
          <table:table-cell office:value-type="float" office:value="24.706">
            <text:p>24.706</text:p>
          </table:table-cell>
          <table:table-cell office:value-type="float" office:value="18">
            <text:p>18</text:p>
          </table:table-cell>
          <table:table-cell office:value-type="float" office:value="23.158">
            <text:p>23.15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8.4">
            <text:p>38.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48">
            <text:p>48</text:p>
          </table:table-cell>
          <table:table-cell table:formula="of:=AVERAGE(INDIRECT(ADDRESS(ROW();2)):INDIRECT(ADDRESS(ROW();COLUMN()-5)))" office:value-type="float" office:value="24.8702857142857">
            <text:p>24.8702857143</text:p>
          </table:table-cell>
          <table:table-cell table:formula="of:=STDEV(INDIRECT(ADDRESS(ROW();2)):INDIRECT(ADDRESS(ROW();COLUMN()-6)))" office:value-type="float" office:value="8.85217691981923">
            <text:p>8.85217691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9695">
            <text:p>3.96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374">
            <text:p>41.37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5.556">
            <text:p>25.556</text:p>
          </table:table-cell>
          <table:table-cell office:value-type="float" office:value="20">
            <text:p>20</text:p>
          </table:table-cell>
          <table:table-cell office:value-type="float" office:value="24.706">
            <text:p>24.706</text:p>
          </table:table-cell>
          <table:table-cell office:value-type="float" office:value="18">
            <text:p>18</text:p>
          </table:table-cell>
          <table:table-cell office:value-type="float" office:value="23.158">
            <text:p>23.15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8.4">
            <text:p>38.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120">
            <text:p>120</text:p>
          </table:table-cell>
          <table:table-cell table:formula="of:=AVERAGE(INDIRECT(ADDRESS(ROW();2)):INDIRECT(ADDRESS(ROW();COLUMN()-5)))" office:value-type="float" office:value="30.0131428571429">
            <text:p>30.0131428571</text:p>
          </table:table-cell>
          <table:table-cell table:formula="of:=STDEV(INDIRECT(ADDRESS(ROW();2)):INDIRECT(ADDRESS(ROW();COLUMN()-6)))" office:value-type="float" office:value="26.5490643232405">
            <text:p>26.54906432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9695">
            <text:p>3.96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374">
            <text:p>41.37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5.556">
            <text:p>25.556</text:p>
          </table:table-cell>
          <table:table-cell office:value-type="float" office:value="20">
            <text:p>20</text:p>
          </table:table-cell>
          <table:table-cell office:value-type="float" office:value="24.706">
            <text:p>24.706</text:p>
          </table:table-cell>
          <table:table-cell office:value-type="float" office:value="18">
            <text:p>18</text:p>
          </table:table-cell>
          <table:table-cell office:value-type="float" office:value="23.158">
            <text:p>23.15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8.4">
            <text:p>38.4</text:p>
          </table:table-cell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240">
            <text:p>240</text:p>
          </table:table-cell>
          <table:table-cell table:formula="of:=AVERAGE(INDIRECT(ADDRESS(ROW();2)):INDIRECT(ADDRESS(ROW();COLUMN()-5)))" office:value-type="float" office:value="38.5845714285714">
            <text:p>38.5845714286</text:p>
          </table:table-cell>
          <table:table-cell table:formula="of:=STDEV(INDIRECT(ADDRESS(ROW();2)):INDIRECT(ADDRESS(ROW();COLUMN()-6)))" office:value-type="float" office:value="58.2642263244507">
            <text:p>58.26422632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9695">
            <text:p>3.96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374">
            <text:p>41.37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1785714285714">
            <text:p>2.2178571429</text:p>
          </table:table-cell>
          <table:table-cell table:formula="of:=STDEV(INDIRECT(ADDRESS(ROW();2)):INDIRECT(ADDRESS(ROW();COLUMN()-6)))" office:value-type="float" office:value="0.346747049711337">
            <text:p>0.34674704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.225">
            <text:p>13.22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  <table:table-cell office:value-type="float" office:value="12.1">
            <text:p>12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32.4">
            <text:p>32.4</text:p>
          </table:table-cell>
          <table:table-cell table:formula="of:=AVERAGE(INDIRECT(ADDRESS(ROW();2)):INDIRECT(ADDRESS(ROW();COLUMN()-5)))" office:value-type="float" office:value="11.2160714285714">
            <text:p>11.2160714286</text:p>
          </table:table-cell>
          <table:table-cell table:formula="of:=STDEV(INDIRECT(ADDRESS(ROW();2)):INDIRECT(ADDRESS(ROW();COLUMN()-6)))" office:value-type="float" office:value="6.70359839608877">
            <text:p>6.70359839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525">
            <text:p>4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3">
            <text:p>17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5">
            <text:p>0.5</text:p>
          </table:table-cell>
          <table:table-cell office:value-type="float" office:value="0.361">
            <text:p>0.361</text:p>
          </table:table-cell>
          <table:table-cell office:value-type="float" office:value="1.5">
            <text:p>1.5</text:p>
          </table:table-cell>
          <table:table-cell office:value-type="float" office:value="0.451">
            <text:p>0.451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office:value-type="float" office:value="0.5">
            <text:p>0.5</text:p>
          </table:table-cell>
          <table:table-cell office:value-type="float" office:value="3.125">
            <text:p>3.1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61">
            <text:p>0.361</text:p>
          </table:table-cell>
          <table:table-cell table:formula="of:=MAX(INDIRECT(ADDRESS(ROW();2)):INDIRECT(ADDRESS(ROW();COLUMN()-4)))" office:value-type="float" office:value="3.125">
            <text:p>3.125</text:p>
          </table:table-cell>
          <table:table-cell table:formula="of:=AVERAGE(INDIRECT(ADDRESS(ROW();2)):INDIRECT(ADDRESS(ROW();COLUMN()-5)))" office:value-type="float" office:value="0.782428571428571">
            <text:p>0.7824285714</text:p>
          </table:table-cell>
          <table:table-cell table:formula="of:=STDEV(INDIRECT(ADDRESS(ROW();2)):INDIRECT(ADDRESS(ROW();COLUMN()-6)))" office:value-type="float" office:value="0.731966341626939">
            <text:p>0.73196634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6975">
            <text:p>-0.16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393">
            <text:p>1.39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2.654">
            <text:p>32.654</text:p>
          </table:table-cell>
          <table:table-cell office:value-type="float" office:value="20">
            <text:p>20</text:p>
          </table:table-cell>
          <table:table-cell office:value-type="float" office:value="30.45">
            <text:p>30.45</text:p>
          </table:table-cell>
          <table:table-cell office:value-type="float" office:value="21.6">
            <text:p>21.6</text:p>
          </table:table-cell>
          <table:table-cell office:value-type="float" office:value="26.814">
            <text:p>26.814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4.608">
            <text:p>4.608</text:p>
          </table:table-cell>
          <table:table-cell office:value-type="float" office:value="20">
            <text:p>20</text:p>
          </table:table-cell>
          <table:table-cell office:value-type="float" office:value="1.152">
            <text:p>1.15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.152">
            <text:p>1.152</text:p>
          </table:table-cell>
          <table:table-cell table:formula="of:=MAX(INDIRECT(ADDRESS(ROW();2)):INDIRECT(ADDRESS(ROW();COLUMN()-4)))" office:value-type="float" office:value="32.654">
            <text:p>32.654</text:p>
          </table:table-cell>
          <table:table-cell table:formula="of:=AVERAGE(INDIRECT(ADDRESS(ROW();2)):INDIRECT(ADDRESS(ROW();COLUMN()-5)))" office:value-type="float" office:value="19.3315714285714">
            <text:p>19.3315714286</text:p>
          </table:table-cell>
          <table:table-cell table:formula="of:=STDEV(INDIRECT(ADDRESS(ROW();2)):INDIRECT(ADDRESS(ROW();COLUMN()-6)))" office:value-type="float" office:value="8.71304469185128">
            <text:p>8.71304469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58">
            <text:p>-1.55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381">
            <text:p>42.38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2.654">
            <text:p>32.654</text:p>
          </table:table-cell>
          <table:table-cell office:value-type="float" office:value="20">
            <text:p>20</text:p>
          </table:table-cell>
          <table:table-cell office:value-type="float" office:value="30.45">
            <text:p>30.45</text:p>
          </table:table-cell>
          <table:table-cell office:value-type="float" office:value="21.6">
            <text:p>21.6</text:p>
          </table:table-cell>
          <table:table-cell office:value-type="float" office:value="26.814">
            <text:p>26.814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8.432">
            <text:p>18.432</text:p>
          </table:table-cell>
          <table:table-cell office:value-type="float" office:value="20">
            <text:p>20</text:p>
          </table:table-cell>
          <table:table-cell office:value-type="float" office:value="11.52">
            <text:p>11.52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1.52">
            <text:p>11.52</text:p>
          </table:table-cell>
          <table:table-cell table:formula="of:=MAX(INDIRECT(ADDRESS(ROW();2)):INDIRECT(ADDRESS(ROW();COLUMN()-4)))" office:value-type="float" office:value="32.654">
            <text:p>32.654</text:p>
          </table:table-cell>
          <table:table-cell table:formula="of:=AVERAGE(INDIRECT(ADDRESS(ROW();2)):INDIRECT(ADDRESS(ROW();COLUMN()-5)))" office:value-type="float" office:value="21.9738571428571">
            <text:p>21.9738571429</text:p>
          </table:table-cell>
          <table:table-cell table:formula="of:=STDEV(INDIRECT(ADDRESS(ROW();2)):INDIRECT(ADDRESS(ROW();COLUMN()-6)))" office:value-type="float" office:value="5.5495028447759">
            <text:p>5.54950284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25">
            <text:p>4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2.654">
            <text:p>32.654</text:p>
          </table:table-cell>
          <table:table-cell office:value-type="float" office:value="20">
            <text:p>20</text:p>
          </table:table-cell>
          <table:table-cell office:value-type="float" office:value="30.45">
            <text:p>30.45</text:p>
          </table:table-cell>
          <table:table-cell office:value-type="float" office:value="21.6">
            <text:p>21.6</text:p>
          </table:table-cell>
          <table:table-cell office:value-type="float" office:value="26.814">
            <text:p>26.814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8.432">
            <text:p>18.432</text:p>
          </table:table-cell>
          <table:table-cell office:value-type="float" office:value="20">
            <text:p>20</text:p>
          </table:table-cell>
          <table:table-cell office:value-type="float" office:value="34.56">
            <text:p>34.56</text:p>
          </table:table-cell>
          <table:table-cell/>
          <table:table-cell table:formula="of:=MEDIAN(INDIRECT(ADDRESS(ROW();2)):INDIRECT(ADDRESS(ROW();COLUMN()-2)))" office:value-type="float" office:value="20.8">
            <text:p>20.8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4.56">
            <text:p>34.56</text:p>
          </table:table-cell>
          <table:table-cell table:formula="of:=AVERAGE(INDIRECT(ADDRESS(ROW();2)):INDIRECT(ADDRESS(ROW();COLUMN()-5)))" office:value-type="float" office:value="23.6195714285714">
            <text:p>23.6195714286</text:p>
          </table:table-cell>
          <table:table-cell table:formula="of:=STDEV(INDIRECT(ADDRESS(ROW();2)):INDIRECT(ADDRESS(ROW();COLUMN()-6)))" office:value-type="float" office:value="5.62666296395031">
            <text:p>5.6266629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68499999999999">
            <text:p>0.46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6.042">
            <text:p>46.04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2.654">
            <text:p>32.654</text:p>
          </table:table-cell>
          <table:table-cell office:value-type="float" office:value="20">
            <text:p>20</text:p>
          </table:table-cell>
          <table:table-cell office:value-type="float" office:value="30.45">
            <text:p>30.45</text:p>
          </table:table-cell>
          <table:table-cell office:value-type="float" office:value="21.6">
            <text:p>21.6</text:p>
          </table:table-cell>
          <table:table-cell office:value-type="float" office:value="26.814">
            <text:p>26.814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8.432">
            <text:p>18.432</text:p>
          </table:table-cell>
          <table:table-cell office:value-type="float" office:value="20">
            <text:p>20</text:p>
          </table:table-cell>
          <table:table-cell office:value-type="float" office:value="57.6">
            <text:p>57.6</text:p>
          </table:table-cell>
          <table:table-cell/>
          <table:table-cell table:formula="of:=MEDIAN(INDIRECT(ADDRESS(ROW();2)):INDIRECT(ADDRESS(ROW();COLUMN()-2)))" office:value-type="float" office:value="20.8">
            <text:p>20.8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7.6">
            <text:p>57.6</text:p>
          </table:table-cell>
          <table:table-cell table:formula="of:=AVERAGE(INDIRECT(ADDRESS(ROW();2)):INDIRECT(ADDRESS(ROW();COLUMN()-5)))" office:value-type="float" office:value="25.2652857142857">
            <text:p>25.2652857143</text:p>
          </table:table-cell>
          <table:table-cell table:formula="of:=STDEV(INDIRECT(ADDRESS(ROW();2)):INDIRECT(ADDRESS(ROW();COLUMN()-6)))" office:value-type="float" office:value="10.4094286433655">
            <text:p>10.40942864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68499999999999">
            <text:p>0.46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6.042">
            <text:p>46.04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5">
            <text:p>2.45</text:p>
          </table:table-cell>
          <table:table-cell table:formula="of:=STDEV(INDIRECT(ADDRESS(ROW();2)):INDIRECT(ADDRESS(ROW();COLUMN()-6)))" office:value-type="float" office:value="0.676813802368807">
            <text:p>0.67681380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5.209">
            <text:p>15.209</text:p>
          </table:table-cell>
          <table:table-cell office:value-type="float" office:value="10">
            <text:p>10</text:p>
          </table:table-cell>
          <table:table-cell office:value-type="float" office:value="11.5">
            <text:p>11.5</text:p>
          </table:table-cell>
          <table:table-cell office:value-type="float" office:value="58.32">
            <text:p>58.32</text:p>
          </table:table-cell>
          <table:table-cell office:value-type="float" office:value="13.31">
            <text:p>13.31</text:p>
          </table:table-cell>
          <table:table-cell table:number-columns-repeated="2" office:value-type="float" office:value="10">
            <text:p>10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.16">
            <text:p>2.16</text:p>
          </table:table-cell>
          <table:table-cell office:value-type="float" office:value="10">
            <text:p>10</text:p>
          </table:table-cell>
          <table:table-cell office:value-type="float" office:value="2.16">
            <text:p>2.1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.16">
            <text:p>2.16</text:p>
          </table:table-cell>
          <table:table-cell table:formula="of:=MAX(INDIRECT(ADDRESS(ROW();2)):INDIRECT(ADDRESS(ROW();COLUMN()-4)))" office:value-type="float" office:value="58.32">
            <text:p>58.32</text:p>
          </table:table-cell>
          <table:table-cell table:formula="of:=AVERAGE(INDIRECT(ADDRESS(ROW();2)):INDIRECT(ADDRESS(ROW();COLUMN()-5)))" office:value-type="float" office:value="13.2120714285714">
            <text:p>13.2120714286</text:p>
          </table:table-cell>
          <table:table-cell table:formula="of:=STDEV(INDIRECT(ADDRESS(ROW();2)):INDIRECT(ADDRESS(ROW();COLUMN()-6)))" office:value-type="float" office:value="13.48961378511">
            <text:p>13.4896137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4275">
            <text:p>1.4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43">
            <text:p>21.4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5">
            <text:p>0.5</text:p>
          </table:table-cell>
          <table:table-cell office:value-type="float" office:value="0.307">
            <text:p>0.307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office:value-type="float" office:value="0.5">
            <text:p>0.5</text:p>
          </table:table-cell>
          <table:table-cell office:value-type="float" office:value="7.813">
            <text:p>7.813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07">
            <text:p>0.307</text:p>
          </table:table-cell>
          <table:table-cell table:formula="of:=MAX(INDIRECT(ADDRESS(ROW();2)):INDIRECT(ADDRESS(ROW();COLUMN()-4)))" office:value-type="float" office:value="7.813">
            <text:p>7.813</text:p>
          </table:table-cell>
          <table:table-cell table:formula="of:=AVERAGE(INDIRECT(ADDRESS(ROW();2)):INDIRECT(ADDRESS(ROW();COLUMN()-5)))" office:value-type="float" office:value="1.17271428571429">
            <text:p>1.1727142857</text:p>
          </table:table-cell>
          <table:table-cell table:formula="of:=STDEV(INDIRECT(ADDRESS(ROW();2)):INDIRECT(ADDRESS(ROW();COLUMN()-6)))" office:value-type="float" office:value="1.95944299104741">
            <text:p>1.9594429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1075">
            <text:p>-0.6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81">
            <text:p>1.981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1.725">
            <text:p>41.725</text:p>
          </table:table-cell>
          <table:table-cell office:value-type="float" office:value="20">
            <text:p>20</text:p>
          </table:table-cell>
          <table:table-cell office:value-type="float" office:value="37.452">
            <text:p>37.452</text:p>
          </table:table-cell>
          <table:table-cell office:value-type="float" office:value="29.16">
            <text:p>29.16</text:p>
          </table:table-cell>
          <table:table-cell office:value-type="float" office:value="31.048">
            <text:p>31.04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.212">
            <text:p>2.212</text:p>
          </table:table-cell>
          <table:table-cell office:value-type="float" office:value="20">
            <text:p>20</text:p>
          </table:table-cell>
          <table:table-cell office:value-type="float" office:value="0.276">
            <text:p>0.27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276">
            <text:p>0.276</text:p>
          </table:table-cell>
          <table:table-cell table:formula="of:=MAX(INDIRECT(ADDRESS(ROW();2)):INDIRECT(ADDRESS(ROW();COLUMN()-4)))" office:value-type="float" office:value="41.725">
            <text:p>41.725</text:p>
          </table:table-cell>
          <table:table-cell table:formula="of:=AVERAGE(INDIRECT(ADDRESS(ROW();2)):INDIRECT(ADDRESS(ROW();COLUMN()-5)))" office:value-type="float" office:value="21.0783571428571">
            <text:p>21.0783571429</text:p>
          </table:table-cell>
          <table:table-cell table:formula="of:=STDEV(INDIRECT(ADDRESS(ROW();2)):INDIRECT(ADDRESS(ROW();COLUMN()-6)))" office:value-type="float" office:value="11.8451011984322">
            <text:p>11.84510119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483">
            <text:p>-16.48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.281">
            <text:p>62.28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1.725">
            <text:p>41.725</text:p>
          </table:table-cell>
          <table:table-cell office:value-type="float" office:value="20">
            <text:p>20</text:p>
          </table:table-cell>
          <table:table-cell office:value-type="float" office:value="37.452">
            <text:p>37.452</text:p>
          </table:table-cell>
          <table:table-cell office:value-type="float" office:value="29.16">
            <text:p>29.16</text:p>
          </table:table-cell>
          <table:table-cell office:value-type="float" office:value="31.048">
            <text:p>31.048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47">
            <text:p>8.847</text:p>
          </table:table-cell>
          <table:table-cell office:value-type="float" office:value="20">
            <text:p>20</text:p>
          </table:table-cell>
          <table:table-cell office:value-type="float" office:value="2.765">
            <text:p>2.76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765">
            <text:p>2.765</text:p>
          </table:table-cell>
          <table:table-cell table:formula="of:=MAX(INDIRECT(ADDRESS(ROW();2)):INDIRECT(ADDRESS(ROW();COLUMN()-4)))" office:value-type="float" office:value="41.725">
            <text:p>41.725</text:p>
          </table:table-cell>
          <table:table-cell table:formula="of:=AVERAGE(INDIRECT(ADDRESS(ROW();2)):INDIRECT(ADDRESS(ROW();COLUMN()-5)))" office:value-type="float" office:value="22.4615">
            <text:p>22.4615</text:p>
          </table:table-cell>
          <table:table-cell table:formula="of:=STDEV(INDIRECT(ADDRESS(ROW();2)):INDIRECT(ADDRESS(ROW();COLUMN()-6)))" office:value-type="float" office:value="10.2896363526235">
            <text:p>10.28963635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575">
            <text:p>-5.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4.1">
            <text:p>54.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1.725">
            <text:p>41.725</text:p>
          </table:table-cell>
          <table:table-cell office:value-type="float" office:value="20">
            <text:p>20</text:p>
          </table:table-cell>
          <table:table-cell office:value-type="float" office:value="37.452">
            <text:p>37.452</text:p>
          </table:table-cell>
          <table:table-cell office:value-type="float" office:value="29.16">
            <text:p>29.16</text:p>
          </table:table-cell>
          <table:table-cell office:value-type="float" office:value="31.048">
            <text:p>31.048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47">
            <text:p>8.847</text:p>
          </table:table-cell>
          <table:table-cell office:value-type="float" office:value="20">
            <text:p>20</text:p>
          </table:table-cell>
          <table:table-cell office:value-type="float" office:value="9.677">
            <text:p>9.677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8.847">
            <text:p>8.847</text:p>
          </table:table-cell>
          <table:table-cell table:formula="of:=MAX(INDIRECT(ADDRESS(ROW();2)):INDIRECT(ADDRESS(ROW();COLUMN()-4)))" office:value-type="float" office:value="41.725">
            <text:p>41.725</text:p>
          </table:table-cell>
          <table:table-cell table:formula="of:=AVERAGE(INDIRECT(ADDRESS(ROW();2)):INDIRECT(ADDRESS(ROW();COLUMN()-5)))" office:value-type="float" office:value="22.9552142857143">
            <text:p>22.9552142857</text:p>
          </table:table-cell>
          <table:table-cell table:formula="of:=STDEV(INDIRECT(ADDRESS(ROW();2)):INDIRECT(ADDRESS(ROW();COLUMN()-6)))" office:value-type="float" office:value="9.39916029947169">
            <text:p>9.39916029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575">
            <text:p>-5.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4.1">
            <text:p>54.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1.725">
            <text:p>41.725</text:p>
          </table:table-cell>
          <table:table-cell office:value-type="float" office:value="20">
            <text:p>20</text:p>
          </table:table-cell>
          <table:table-cell office:value-type="float" office:value="37.452">
            <text:p>37.452</text:p>
          </table:table-cell>
          <table:table-cell office:value-type="float" office:value="29.16">
            <text:p>29.16</text:p>
          </table:table-cell>
          <table:table-cell office:value-type="float" office:value="31.048">
            <text:p>31.048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47">
            <text:p>8.847</text:p>
          </table:table-cell>
          <table:table-cell office:value-type="float" office:value="20">
            <text:p>20</text:p>
          </table:table-cell>
          <table:table-cell office:value-type="float" office:value="13.824">
            <text:p>13.824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8.847">
            <text:p>8.847</text:p>
          </table:table-cell>
          <table:table-cell table:formula="of:=MAX(INDIRECT(ADDRESS(ROW();2)):INDIRECT(ADDRESS(ROW();COLUMN()-4)))" office:value-type="float" office:value="41.725">
            <text:p>41.725</text:p>
          </table:table-cell>
          <table:table-cell table:formula="of:=AVERAGE(INDIRECT(ADDRESS(ROW();2)):INDIRECT(ADDRESS(ROW();COLUMN()-5)))" office:value-type="float" office:value="23.2514285714286">
            <text:p>23.2514285714</text:p>
          </table:table-cell>
          <table:table-cell table:formula="of:=STDEV(INDIRECT(ADDRESS(ROW();2)):INDIRECT(ADDRESS(ROW();COLUMN()-6)))" office:value-type="float" office:value="9.00561570708723">
            <text:p>9.00561570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575">
            <text:p>-5.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4.1">
            <text:p>54.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68214285714286">
            <text:p>2.6821428571</text:p>
          </table:table-cell>
          <table:table-cell table:formula="of:=STDEV(INDIRECT(ADDRESS(ROW();2)):INDIRECT(ADDRESS(ROW();COLUMN()-6)))" office:value-type="float" office:value="1.00816038537396">
            <text:p>1.00816038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.75">
            <text:p>5.7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5.125">
            <text:p>5.125</text:p>
          </table:table-cell>
          <table:table-cell table:formula="of:=STDEV(INDIRECT(ADDRESS(ROW();2)):INDIRECT(ADDRESS(ROW();COLUMN()-6)))" office:value-type="float" office:value="1.39625185076663">
            <text:p>1.39625185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5">
            <text:p>3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5">
            <text:p>0.8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16428571428571">
            <text:p>1.1642857143</text:p>
          </table:table-cell>
          <table:table-cell table:formula="of:=STDEV(INDIRECT(ADDRESS(ROW();2)):INDIRECT(ADDRESS(ROW();COLUMN()-6)))" office:value-type="float" office:value="0.419903180886596">
            <text:p>0.4199031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625">
            <text:p>0.3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85">
            <text:p>1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.389">
            <text:p>6.389</text:p>
          </table:table-cell>
          <table:table-cell office:value-type="float" office:value="5">
            <text:p>5</text:p>
          </table:table-cell>
          <table:table-cell office:value-type="float" office:value="6.471">
            <text:p>6.471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6.471">
            <text:p>6.471</text:p>
          </table:table-cell>
          <table:table-cell table:formula="of:=AVERAGE(INDIRECT(ADDRESS(ROW();2)):INDIRECT(ADDRESS(ROW();COLUMN()-5)))" office:value-type="float" office:value="4.77428571428572">
            <text:p>4.7742857143</text:p>
          </table:table-cell>
          <table:table-cell table:formula="of:=STDEV(INDIRECT(ADDRESS(ROW();2)):INDIRECT(ADDRESS(ROW();COLUMN()-6)))" office:value-type="float" office:value="1.4748847896894">
            <text:p>1.47488478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22750000000002">
            <text:p>0.12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91225">
            <text:p>9.912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3.889">
            <text:p>63.889</text:p>
          </table:table-cell>
          <table:table-cell office:value-type="float" office:value="50">
            <text:p>50</text:p>
          </table:table-cell>
          <table:table-cell office:value-type="float" office:value="64.706">
            <text:p>64.706</text:p>
          </table:table-cell>
          <table:table-cell office:value-type="float" office:value="60">
            <text:p>60</text:p>
          </table:table-cell>
          <table:table-cell office:value-type="float" office:value="57.895">
            <text:p>57.89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9.6">
            <text:p>9.6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64.706">
            <text:p>64.706</text:p>
          </table:table-cell>
          <table:table-cell table:formula="of:=AVERAGE(INDIRECT(ADDRESS(ROW();2)):INDIRECT(ADDRESS(ROW();COLUMN()-5)))" office:value-type="float" office:value="44.4285">
            <text:p>44.4285</text:p>
          </table:table-cell>
          <table:table-cell table:formula="of:=STDEV(INDIRECT(ADDRESS(ROW();2)):INDIRECT(ADDRESS(ROW();COLUMN()-6)))" office:value-type="float" office:value="19.7770758737328">
            <text:p>19.77707587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21325">
            <text:p>1.21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9.13975">
            <text:p>99.139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23.611">
            <text:p>223.611</text:p>
          </table:table-cell>
          <table:table-cell office:value-type="float" office:value="150">
            <text:p>150</text:p>
          </table:table-cell>
          <table:table-cell office:value-type="float" office:value="210.294">
            <text:p>210.294</text:p>
          </table:table-cell>
          <table:table-cell office:value-type="float" office:value="225">
            <text:p>225</text:p>
          </table:table-cell>
          <table:table-cell office:value-type="float" office:value="188.158">
            <text:p>188.158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10.455">
            <text:p>110.455</text:p>
          </table:table-cell>
          <table:table-cell office:value-type="float" office:value="150">
            <text:p>150</text:p>
          </table:table-cell>
          <table:table-cell office:value-type="float" office:value="9.6">
            <text:p>9.6</text:p>
          </table:table-cell>
          <table:table-cell office:value-type="float" office:value="200">
            <text:p>200</text:p>
          </table:table-cell>
          <table:table-cell office:value-type="float" office:value="42">
            <text:p>42</text:p>
          </table:table-cell>
          <table:table-cell/>
          <table:table-cell table:formula="of:=MEDIAN(INDIRECT(ADDRESS(ROW();2)):INDIRECT(ADDRESS(ROW();COLUMN()-2)))" office:value-type="float" office:value="150">
            <text:p>15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225">
            <text:p>225</text:p>
          </table:table-cell>
          <table:table-cell table:formula="of:=AVERAGE(INDIRECT(ADDRESS(ROW();2)):INDIRECT(ADDRESS(ROW();COLUMN()-5)))" office:value-type="float" office:value="141.579857142857">
            <text:p>141.5798571429</text:p>
          </table:table-cell>
          <table:table-cell table:formula="of:=STDEV(INDIRECT(ADDRESS(ROW();2)):INDIRECT(ADDRESS(ROW();COLUMN()-6)))" office:value-type="float" office:value="73.8873167349154">
            <text:p>73.887316734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9.7535">
            <text:p>-109.75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7.13425">
            <text:p>427.134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38.889">
            <text:p>638.889</text:p>
          </table:table-cell>
          <table:table-cell office:value-type="float" office:value="500">
            <text:p>500</text:p>
          </table:table-cell>
          <table:table-cell office:value-type="float" office:value="647.059">
            <text:p>647.059</text:p>
          </table:table-cell>
          <table:table-cell office:value-type="float" office:value="600">
            <text:p>600</text:p>
          </table:table-cell>
          <table:table-cell office:value-type="float" office:value="578.947">
            <text:p>578.94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9.6">
            <text:p>9.6</text:p>
          </table:table-cell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647.059">
            <text:p>647.059</text:p>
          </table:table-cell>
          <table:table-cell table:formula="of:=AVERAGE(INDIRECT(ADDRESS(ROW();2)):INDIRECT(ADDRESS(ROW();COLUMN()-5)))" office:value-type="float" office:value="428.684714285714">
            <text:p>428.6847142857</text:p>
          </table:table-cell>
          <table:table-cell table:formula="of:=STDEV(INDIRECT(ADDRESS(ROW();2)):INDIRECT(ADDRESS(ROW();COLUMN()-6)))" office:value-type="float" office:value="227.506138416063">
            <text:p>227.50613841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2.1422500000002">
            <text:p>12.14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91.38625">
            <text:p>991.386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1071428571429">
            <text:p>3.2107142857</text:p>
          </table:table-cell>
          <table:table-cell table:formula="of:=STDEV(INDIRECT(ADDRESS(ROW();2)):INDIRECT(ADDRESS(ROW();COLUMN()-6)))" office:value-type="float" office:value="0.356898267894891">
            <text:p>0.35689826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6.613">
            <text:p>6.6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.2">
            <text:p>16.2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5">
            <text:p>5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16.2">
            <text:p>16.2</text:p>
          </table:table-cell>
          <table:table-cell table:formula="of:=AVERAGE(INDIRECT(ADDRESS(ROW();2)):INDIRECT(ADDRESS(ROW();COLUMN()-5)))" office:value-type="float" office:value="5.64378571428571">
            <text:p>5.6437857143</text:p>
          </table:table-cell>
          <table:table-cell table:formula="of:=STDEV(INDIRECT(ADDRESS(ROW();2)):INDIRECT(ADDRESS(ROW();COLUMN()-6)))" office:value-type="float" office:value="3.35323412609314">
            <text:p>3.35323412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8875">
            <text:p>1.8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15">
            <text:p>9.1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723">
            <text:p>0.723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723">
            <text:p>0.723</text:p>
          </table:table-cell>
          <table:table-cell table:formula="of:=MAX(INDIRECT(ADDRESS(ROW();2)):INDIRECT(ADDRESS(ROW();COLUMN()-4)))" office:value-type="float" office:value="6.25">
            <text:p>6.25</text:p>
          </table:table-cell>
          <table:table-cell table:formula="of:=AVERAGE(INDIRECT(ADDRESS(ROW();2)):INDIRECT(ADDRESS(ROW();COLUMN()-5)))" office:value-type="float" office:value="1.49371428571429">
            <text:p>1.4937142857</text:p>
          </table:table-cell>
          <table:table-cell table:formula="of:=STDEV(INDIRECT(ADDRESS(ROW();2)):INDIRECT(ADDRESS(ROW();COLUMN()-6)))" office:value-type="float" office:value="1.41193056206313">
            <text:p>1.41193056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175">
            <text:p>-0.34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89">
            <text:p>2.78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.164">
            <text:p>8.164</text:p>
          </table:table-cell>
          <table:table-cell office:value-type="float" office:value="5">
            <text:p>5</text:p>
          </table:table-cell>
          <table:table-cell office:value-type="float" office:value="8.304">
            <text:p>8.304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1.152">
            <text:p>1.152</text:p>
          </table:table-cell>
          <table:table-cell office:value-type="float" office:value="5">
            <text:p>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288">
            <text:p>0.288</text:p>
          </table:table-cell>
          <table:table-cell table:formula="of:=MAX(INDIRECT(ADDRESS(ROW();2)):INDIRECT(ADDRESS(ROW();COLUMN()-4)))" office:value-type="float" office:value="8.304">
            <text:p>8.304</text:p>
          </table:table-cell>
          <table:table-cell table:formula="of:=AVERAGE(INDIRECT(ADDRESS(ROW();2)):INDIRECT(ADDRESS(ROW();COLUMN()-5)))" office:value-type="float" office:value="5.07521428571429">
            <text:p>5.0752142857</text:p>
          </table:table-cell>
          <table:table-cell table:formula="of:=STDEV(INDIRECT(ADDRESS(ROW();2)):INDIRECT(ADDRESS(ROW();COLUMN()-6)))" office:value-type="float" office:value="2.41056259563458">
            <text:p>2.41056259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3485">
            <text:p>-2.34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.20725">
            <text:p>13.207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1.636">
            <text:p>81.636</text:p>
          </table:table-cell>
          <table:table-cell office:value-type="float" office:value="50">
            <text:p>50</text:p>
          </table:table-cell>
          <table:table-cell office:value-type="float" office:value="83.045">
            <text:p>83.045</text:p>
          </table:table-cell>
          <table:table-cell office:value-type="float" office:value="81">
            <text:p>81</text:p>
          </table:table-cell>
          <table:table-cell office:value-type="float" office:value="67.036">
            <text:p>67.036</text:p>
          </table:table-cell>
          <table:table-cell office:value-type="float" office:value="50">
            <text:p>50</text:p>
          </table:table-cell>
          <table:table-cell office:value-type="float" office:value="6.4">
            <text:p>6.4</text:p>
          </table:table-cell>
          <table:table-cell office:value-type="float" office:value="60.5">
            <text:p>60.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4.608">
            <text:p>4.608</text:p>
          </table:table-cell>
          <table:table-cell office:value-type="float" office:value="50">
            <text:p>50</text:p>
          </table:table-cell>
          <table:table-cell office:value-type="float" office:value="2.88">
            <text:p>2.88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2.88">
            <text:p>2.88</text:p>
          </table:table-cell>
          <table:table-cell table:formula="of:=MAX(INDIRECT(ADDRESS(ROW();2)):INDIRECT(ADDRESS(ROW();COLUMN()-4)))" office:value-type="float" office:value="83.045">
            <text:p>83.045</text:p>
          </table:table-cell>
          <table:table-cell table:formula="of:=AVERAGE(INDIRECT(ADDRESS(ROW();2)):INDIRECT(ADDRESS(ROW();COLUMN()-5)))" office:value-type="float" office:value="48.4295714285714">
            <text:p>48.4295714286</text:p>
          </table:table-cell>
          <table:table-cell table:formula="of:=STDEV(INDIRECT(ADDRESS(ROW();2)):INDIRECT(ADDRESS(ROW();COLUMN()-6)))" office:value-type="float" office:value="27.2934068108153">
            <text:p>27.29340681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479">
            <text:p>-23.47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2.06275">
            <text:p>132.062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26.543">
            <text:p>326.543</text:p>
          </table:table-cell>
          <table:table-cell office:value-type="float" office:value="150">
            <text:p>150</text:p>
          </table:table-cell>
          <table:table-cell office:value-type="float" office:value="290.657">
            <text:p>290.657</text:p>
          </table:table-cell>
          <table:table-cell office:value-type="float" office:value="364.5">
            <text:p>364.5</text:p>
          </table:table-cell>
          <table:table-cell office:value-type="float" office:value="234.626">
            <text:p>234.626</text:p>
          </table:table-cell>
          <table:table-cell office:value-type="float" office:value="150">
            <text:p>150</text:p>
          </table:table-cell>
          <table:table-cell office:value-type="float" office:value="6.4">
            <text:p>6.4</text:p>
          </table:table-cell>
          <table:table-cell office:value-type="float" office:value="181.5">
            <text:p>181.5</text:p>
          </table:table-cell>
          <table:table-cell office:value-type="float" office:value="150">
            <text:p>150</text:p>
          </table:table-cell>
          <table:table-cell office:value-type="float" office:value="110.455">
            <text:p>110.455</text:p>
          </table:table-cell>
          <table:table-cell office:value-type="float" office:value="150">
            <text:p>150</text:p>
          </table:table-cell>
          <table:table-cell office:value-type="float" office:value="4.608">
            <text:p>4.608</text:p>
          </table:table-cell>
          <table:table-cell office:value-type="float" office:value="250">
            <text:p>250</text:p>
          </table:table-cell>
          <table:table-cell office:value-type="float" office:value="11.52">
            <text:p>11.52</text:p>
          </table:table-cell>
          <table:table-cell/>
          <table:table-cell table:formula="of:=MEDIAN(INDIRECT(ADDRESS(ROW();2)):INDIRECT(ADDRESS(ROW();COLUMN()-2)))" office:value-type="float" office:value="150">
            <text:p>150</text:p>
          </table:table-cell>
          <table:table-cell table:formula="of:=MIN(INDIRECT(ADDRESS(ROW();2)):INDIRECT(ADDRESS(ROW();COLUMN()-3)))" office:value-type="float" office:value="4.608">
            <text:p>4.608</text:p>
          </table:table-cell>
          <table:table-cell table:formula="of:=MAX(INDIRECT(ADDRESS(ROW();2)):INDIRECT(ADDRESS(ROW();COLUMN()-4)))" office:value-type="float" office:value="364.5">
            <text:p>364.5</text:p>
          </table:table-cell>
          <table:table-cell table:formula="of:=AVERAGE(INDIRECT(ADDRESS(ROW();2)):INDIRECT(ADDRESS(ROW();COLUMN()-5)))" office:value-type="float" office:value="170.057785714286">
            <text:p>170.0577857143</text:p>
          </table:table-cell>
          <table:table-cell table:formula="of:=STDEV(INDIRECT(ADDRESS(ROW();2)):INDIRECT(ADDRESS(ROW();COLUMN()-6)))" office:value-type="float" office:value="115.019659428076">
            <text:p>115.019659428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7.1045">
            <text:p>-257.104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3.60225">
            <text:p>623.602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16.358">
            <text:p>816.358</text:p>
          </table:table-cell>
          <table:table-cell office:value-type="float" office:value="500">
            <text:p>500</text:p>
          </table:table-cell>
          <table:table-cell office:value-type="float" office:value="830.45">
            <text:p>830.45</text:p>
          </table:table-cell>
          <table:table-cell office:value-type="float" office:value="810">
            <text:p>810</text:p>
          </table:table-cell>
          <table:table-cell office:value-type="float" office:value="670.36">
            <text:p>670.36</text:p>
          </table:table-cell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605">
            <text:p>60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4.608">
            <text:p>4.608</text:p>
          </table:table-cell>
          <table:table-cell office:value-type="float" office:value="500">
            <text:p>500</text:p>
          </table:table-cell>
          <table:table-cell office:value-type="float" office:value="14.4">
            <text:p>14.4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4.608">
            <text:p>4.608</text:p>
          </table:table-cell>
          <table:table-cell table:formula="of:=MAX(INDIRECT(ADDRESS(ROW();2)):INDIRECT(ADDRESS(ROW();COLUMN()-4)))" office:value-type="float" office:value="830.45">
            <text:p>830.45</text:p>
          </table:table-cell>
          <table:table-cell table:formula="of:=AVERAGE(INDIRECT(ADDRESS(ROW();2)):INDIRECT(ADDRESS(ROW();COLUMN()-5)))" office:value-type="float" office:value="476.1905">
            <text:p>476.1905</text:p>
          </table:table-cell>
          <table:table-cell table:formula="of:=STDEV(INDIRECT(ADDRESS(ROW();2)):INDIRECT(ADDRESS(ROW();COLUMN()-6)))" office:value-type="float" office:value="286.975826393564">
            <text:p>286.97582639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4.787">
            <text:p>-234.78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20.62525">
            <text:p>1320.625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4285714285714">
            <text:p>3.4428571429</text:p>
          </table:table-cell>
          <table:table-cell table:formula="of:=STDEV(INDIRECT(ADDRESS(ROW();2)):INDIRECT(ADDRESS(ROW();COLUMN()-6)))" office:value-type="float" office:value="0.684683290866083">
            <text:p>0.68468329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7.604">
            <text:p>7.604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float" office:value="29.16">
            <text:p>29.16</text:p>
          </table:table-cell>
          <table:table-cell office:value-type="float" office:value="6.655">
            <text:p>6.655</text:p>
          </table:table-cell>
          <table:table-cell table:number-columns-repeated="2" office:value-type="float" office:value="5">
            <text:p>5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.08">
            <text:p>1.08</text:p>
          </table:table-cell>
          <table:table-cell table:formula="of:=MAX(INDIRECT(ADDRESS(ROW();2)):INDIRECT(ADDRESS(ROW();COLUMN()-4)))" office:value-type="float" office:value="29.16">
            <text:p>29.16</text:p>
          </table:table-cell>
          <table:table-cell table:formula="of:=AVERAGE(INDIRECT(ADDRESS(ROW();2)):INDIRECT(ADDRESS(ROW();COLUMN()-5)))" office:value-type="float" office:value="6.65957142857143">
            <text:p>6.6595714286</text:p>
          </table:table-cell>
          <table:table-cell table:formula="of:=STDEV(INDIRECT(ADDRESS(ROW();2)):INDIRECT(ADDRESS(ROW();COLUMN()-6)))" office:value-type="float" office:value="6.74045640675975">
            <text:p>6.74045640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5125">
            <text:p>0.15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465">
            <text:p>11.46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614">
            <text:p>0.614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office:value-type="float" office:value="1">
            <text:p>1</text:p>
          </table:table-cell>
          <table:table-cell office:value-type="float" office:value="15.625">
            <text:p>15.6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14">
            <text:p>0.614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2.23792857142857">
            <text:p>2.2379285714</text:p>
          </table:table-cell>
          <table:table-cell table:formula="of:=STDEV(INDIRECT(ADDRESS(ROW();2)):INDIRECT(ADDRESS(ROW();COLUMN()-6)))" office:value-type="float" office:value="3.89037657786266">
            <text:p>3.89037657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21925">
            <text:p>-1.21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959">
            <text:p>3.95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0.431">
            <text:p>10.431</text:p>
          </table:table-cell>
          <table:table-cell office:value-type="float" office:value="5">
            <text:p>5</text:p>
          </table:table-cell>
          <table:table-cell office:value-type="float" office:value="10.584">
            <text:p>10.584</text:p>
          </table:table-cell>
          <table:table-cell office:value-type="float" office:value="11.664">
            <text:p>11.664</text:p>
          </table:table-cell>
          <table:table-cell office:value-type="float" office:value="7.762">
            <text:p>7.762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0.553">
            <text:p>0.553</text:p>
          </table:table-cell>
          <table:table-cell office:value-type="float" office:value="5">
            <text:p>5</text:p>
          </table:table-cell>
          <table:table-cell office:value-type="float" office:value="0.069">
            <text:p>0.069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069">
            <text:p>0.069</text:p>
          </table:table-cell>
          <table:table-cell table:formula="of:=MAX(INDIRECT(ADDRESS(ROW();2)):INDIRECT(ADDRESS(ROW();COLUMN()-4)))" office:value-type="float" office:value="11.664">
            <text:p>11.664</text:p>
          </table:table-cell>
          <table:table-cell table:formula="of:=AVERAGE(INDIRECT(ADDRESS(ROW();2)):INDIRECT(ADDRESS(ROW();COLUMN()-5)))" office:value-type="float" office:value="5.66921428571429">
            <text:p>5.6692142857</text:p>
          </table:table-cell>
          <table:table-cell table:formula="of:=STDEV(INDIRECT(ADDRESS(ROW();2)):INDIRECT(ADDRESS(ROW();COLUMN()-6)))" office:value-type="float" office:value="3.50882365075361">
            <text:p>3.50882365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18275">
            <text:p>-5.18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98625">
            <text:p>16.986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04.312">
            <text:p>104.312</text:p>
          </table:table-cell>
          <table:table-cell office:value-type="float" office:value="50">
            <text:p>50</text:p>
          </table:table-cell>
          <table:table-cell office:value-type="float" office:value="105.842">
            <text:p>105.842</text:p>
          </table:table-cell>
          <table:table-cell office:value-type="float" office:value="116.64">
            <text:p>116.64</text:p>
          </table:table-cell>
          <table:table-cell office:value-type="float" office:value="77.621">
            <text:p>77.621</text:p>
          </table:table-cell>
          <table:table-cell office:value-type="float" office:value="50">
            <text:p>50</text:p>
          </table:table-cell>
          <table:table-cell office:value-type="float" office:value="5.12">
            <text:p>5.12</text:p>
          </table:table-cell>
          <table:table-cell office:value-type="float" office:value="66.55">
            <text:p>66.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2.212">
            <text:p>2.212</text:p>
          </table:table-cell>
          <table:table-cell office:value-type="float" office:value="50">
            <text:p>50</text:p>
          </table:table-cell>
          <table:table-cell office:value-type="float" office:value="0.691">
            <text:p>0.691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0.691">
            <text:p>0.691</text:p>
          </table:table-cell>
          <table:table-cell table:formula="of:=MAX(INDIRECT(ADDRESS(ROW();2)):INDIRECT(ADDRESS(ROW();COLUMN()-4)))" office:value-type="float" office:value="116.64">
            <text:p>116.64</text:p>
          </table:table-cell>
          <table:table-cell table:formula="of:=AVERAGE(INDIRECT(ADDRESS(ROW();2)):INDIRECT(ADDRESS(ROW();COLUMN()-5)))" office:value-type="float" office:value="54.9926428571429">
            <text:p>54.9926428571</text:p>
          </table:table-cell>
          <table:table-cell table:formula="of:=STDEV(INDIRECT(ADDRESS(ROW();2)):INDIRECT(ADDRESS(ROW();COLUMN()-6)))" office:value-type="float" office:value="37.2195093560997">
            <text:p>37.21950935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1.83275">
            <text:p>-51.83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9.86775">
            <text:p>169.867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69.406">
            <text:p>469.406</text:p>
          </table:table-cell>
          <table:table-cell office:value-type="float" office:value="150">
            <text:p>150</text:p>
          </table:table-cell>
          <table:table-cell office:value-type="float" office:value="396.906">
            <text:p>396.906</text:p>
          </table:table-cell>
          <table:table-cell office:value-type="float" office:value="612.36">
            <text:p>612.36</text:p>
          </table:table-cell>
          <table:table-cell office:value-type="float" office:value="291.077">
            <text:p>291.077</text:p>
          </table:table-cell>
          <table:table-cell office:value-type="float" office:value="150">
            <text:p>150</text:p>
          </table:table-cell>
          <table:table-cell office:value-type="float" office:value="5.12">
            <text:p>5.12</text:p>
          </table:table-cell>
          <table:table-cell office:value-type="float" office:value="199.65">
            <text:p>199.65</text:p>
          </table:table-cell>
          <table:table-cell office:value-type="float" office:value="150">
            <text:p>150</text:p>
          </table:table-cell>
          <table:table-cell office:value-type="float" office:value="110.455">
            <text:p>110.455</text:p>
          </table:table-cell>
          <table:table-cell office:value-type="float" office:value="150">
            <text:p>150</text:p>
          </table:table-cell>
          <table:table-cell office:value-type="float" office:value="2.212">
            <text:p>2.212</text:p>
          </table:table-cell>
          <table:table-cell office:value-type="float" office:value="300">
            <text:p>300</text:p>
          </table:table-cell>
          <table:table-cell office:value-type="float" office:value="3.11">
            <text:p>3.11</text:p>
          </table:table-cell>
          <table:table-cell/>
          <table:table-cell table:formula="of:=MEDIAN(INDIRECT(ADDRESS(ROW();2)):INDIRECT(ADDRESS(ROW();COLUMN()-2)))" office:value-type="float" office:value="150">
            <text:p>150</text:p>
          </table:table-cell>
          <table:table-cell table:formula="of:=MIN(INDIRECT(ADDRESS(ROW();2)):INDIRECT(ADDRESS(ROW();COLUMN()-3)))" office:value-type="float" office:value="2.212">
            <text:p>2.212</text:p>
          </table:table-cell>
          <table:table-cell table:formula="of:=MAX(INDIRECT(ADDRESS(ROW();2)):INDIRECT(ADDRESS(ROW();COLUMN()-4)))" office:value-type="float" office:value="612.36">
            <text:p>612.36</text:p>
          </table:table-cell>
          <table:table-cell table:formula="of:=AVERAGE(INDIRECT(ADDRESS(ROW();2)):INDIRECT(ADDRESS(ROW();COLUMN()-5)))" office:value-type="float" office:value="213.592571428571">
            <text:p>213.5925714286</text:p>
          </table:table-cell>
          <table:table-cell table:formula="of:=STDEV(INDIRECT(ADDRESS(ROW();2)):INDIRECT(ADDRESS(ROW();COLUMN()-6)))" office:value-type="float" office:value="182.078417636558">
            <text:p>182.07841763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1.94275">
            <text:p>-411.94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30.05325">
            <text:p>830.053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043.124">
            <text:p>1043.124</text:p>
          </table:table-cell>
          <table:table-cell office:value-type="float" office:value="500">
            <text:p>500</text:p>
          </table:table-cell>
          <table:table-cell office:value-type="float" office:value="1058.417">
            <text:p>1058.417</text:p>
          </table:table-cell>
          <table:table-cell office:value-type="float" office:value="1166.4">
            <text:p>1166.4</text:p>
          </table:table-cell>
          <table:table-cell office:value-type="float" office:value="776.207">
            <text:p>776.207</text:p>
          </table:table-cell>
          <table:table-cell office:value-type="float" office:value="500">
            <text:p>500</text:p>
          </table:table-cell>
          <table:table-cell office:value-type="float" office:value="5.12">
            <text:p>5.12</text:p>
          </table:table-cell>
          <table:table-cell office:value-type="float" office:value="665.5">
            <text:p>665.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2.212">
            <text:p>2.212</text:p>
          </table:table-cell>
          <table:table-cell office:value-type="float" office:value="500">
            <text:p>500</text:p>
          </table:table-cell>
          <table:table-cell office:value-type="float" office:value="3.456">
            <text:p>3.456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2.212">
            <text:p>2.212</text:p>
          </table:table-cell>
          <table:table-cell table:formula="of:=MAX(INDIRECT(ADDRESS(ROW();2)):INDIRECT(ADDRESS(ROW();COLUMN()-4)))" office:value-type="float" office:value="1166.4">
            <text:p>1166.4</text:p>
          </table:table-cell>
          <table:table-cell table:formula="of:=AVERAGE(INDIRECT(ADDRESS(ROW();2)):INDIRECT(ADDRESS(ROW();COLUMN()-5)))" office:value-type="float" office:value="544.966214285714">
            <text:p>544.9662142857</text:p>
          </table:table-cell>
          <table:table-cell table:formula="of:=STDEV(INDIRECT(ADDRESS(ROW();2)):INDIRECT(ADDRESS(ROW();COLUMN()-6)))" office:value-type="float" office:value="379.655187049265">
            <text:p>379.65518704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18.31775">
            <text:p>-518.31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98.66625">
            <text:p>1698.666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675">
            <text:p>3.675</text:p>
          </table:table-cell>
          <table:table-cell table:formula="of:=STDEV(INDIRECT(ADDRESS(ROW();2)):INDIRECT(ADDRESS(ROW();COLUMN()-6)))" office:value-type="float" office:value="1.01522070355321">
            <text:p>1.01522070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60">
            <text:p>60</text:p>
          </table:table-cell>
          <table:table-cell table:formula="of:=MAX(INDIRECT(ADDRESS(ROW();2)):INDIRECT(ADDRESS(ROW();COLUMN()-4)))" office:value-type="float" office:value="180">
            <text:p>180</text:p>
          </table:table-cell>
          <table:table-cell table:formula="of:=AVERAGE(INDIRECT(ADDRESS(ROW();2)):INDIRECT(ADDRESS(ROW();COLUMN()-5)))" office:value-type="float" office:value="101.821428571429">
            <text:p>101.8214285714</text:p>
          </table:table-cell>
          <table:table-cell table:formula="of:=STDEV(INDIRECT(ADDRESS(ROW();2)):INDIRECT(ADDRESS(ROW();COLUMN()-6)))" office:value-type="float" office:value="27.8440762536232">
            <text:p>27.84407625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7.125">
            <text:p>77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0.5">
            <text:p>130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55">
            <text:p>2.55</text:p>
          </table:table-cell>
          <table:table-cell office:value-type="float" office:value="3.5">
            <text:p>3.5</text:p>
          </table:table-cell>
          <table:table-cell office:value-type="float" office:value="2.85">
            <text:p>2.8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55">
            <text:p>2.55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3.42142857142857">
            <text:p>3.4214285714</text:p>
          </table:table-cell>
          <table:table-cell table:formula="of:=STDEV(INDIRECT(ADDRESS(ROW();2)):INDIRECT(ADDRESS(ROW();COLUMN()-6)))" office:value-type="float" office:value="1.2261124126081">
            <text:p>1.22611241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">
            <text:p>4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2.593">
            <text:p>42.593</text:p>
          </table:table-cell>
          <table:table-cell office:value-type="float" office:value="33.333">
            <text:p>33.333</text:p>
          </table:table-cell>
          <table:table-cell office:value-type="float" office:value="39.412">
            <text:p>39.412</text:p>
          </table:table-cell>
          <table:table-cell office:value-type="float" office:value="51.429">
            <text:p>51.429</text:p>
          </table:table-cell>
          <table:table-cell office:value-type="float" office:value="38.596">
            <text:p>38.596</text:p>
          </table:table-cell>
          <table:table-cell office:value-type="float" office:value="33.333">
            <text:p>33.333</text:p>
          </table:table-cell>
          <table:table-cell office:value-type="float" office:value="26.667">
            <text:p>26.667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6">
            <text:p>16</text:p>
          </table:table-cell>
          <table:table-cell office:value-type="float" office:value="33.333">
            <text:p>33.333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51.429">
            <text:p>51.429</text:p>
          </table:table-cell>
          <table:table-cell table:formula="of:=AVERAGE(INDIRECT(ADDRESS(ROW();2)):INDIRECT(ADDRESS(ROW();COLUMN()-5)))" office:value-type="float" office:value="32.3787142857143">
            <text:p>32.3787142857</text:p>
          </table:table-cell>
          <table:table-cell table:formula="of:=STDEV(INDIRECT(ADDRESS(ROW();2)):INDIRECT(ADDRESS(ROW();COLUMN()-6)))" office:value-type="float" office:value="10.7402387126356">
            <text:p>10.74023871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810750000000013">
            <text:p>0.8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.091">
            <text:p>66.09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2.593">
            <text:p>42.593</text:p>
          </table:table-cell>
          <table:table-cell office:value-type="float" office:value="33.333">
            <text:p>33.333</text:p>
          </table:table-cell>
          <table:table-cell office:value-type="float" office:value="39.412">
            <text:p>39.412</text:p>
          </table:table-cell>
          <table:table-cell office:value-type="float" office:value="51.429">
            <text:p>51.429</text:p>
          </table:table-cell>
          <table:table-cell office:value-type="float" office:value="38.596">
            <text:p>38.596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64">
            <text:p>64</text:p>
          </table:table-cell>
          <table:table-cell office:value-type="float" office:value="33.333">
            <text:p>33.333</text:p>
          </table:table-cell>
          <table:table-cell office:value-type="float" office:value="80">
            <text:p>80</text:p>
          </table:table-cell>
          <table:table-cell/>
          <table:table-cell table:formula="of:=MEDIAN(INDIRECT(ADDRESS(ROW();2)):INDIRECT(ADDRESS(ROW();COLUMN()-2)))" office:value-type="float" office:value="37.6315">
            <text:p>37.631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42.8548571428571">
            <text:p>42.8548571429</text:p>
          </table:table-cell>
          <table:table-cell table:formula="of:=STDEV(INDIRECT(ADDRESS(ROW();2)):INDIRECT(ADDRESS(ROW();COLUMN()-6)))" office:value-type="float" office:value="14.6094239124938">
            <text:p>14.60942391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328">
            <text:p>-14.32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6.881">
            <text:p>96.88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2.593">
            <text:p>42.593</text:p>
          </table:table-cell>
          <table:table-cell office:value-type="float" office:value="33.333">
            <text:p>33.333</text:p>
          </table:table-cell>
          <table:table-cell office:value-type="float" office:value="39.412">
            <text:p>39.412</text:p>
          </table:table-cell>
          <table:table-cell office:value-type="float" office:value="51.429">
            <text:p>51.429</text:p>
          </table:table-cell>
          <table:table-cell office:value-type="float" office:value="38.596">
            <text:p>38.596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64">
            <text:p>64</text:p>
          </table:table-cell>
          <table:table-cell office:value-type="float" office:value="33.333">
            <text:p>33.333</text:p>
          </table:table-cell>
          <table:table-cell office:value-type="float" office:value="200">
            <text:p>200</text:p>
          </table:table-cell>
          <table:table-cell/>
          <table:table-cell table:formula="of:=MEDIAN(INDIRECT(ADDRESS(ROW();2)):INDIRECT(ADDRESS(ROW();COLUMN()-2)))" office:value-type="float" office:value="37.6315">
            <text:p>37.631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51.4262857142857">
            <text:p>51.4262857143</text:p>
          </table:table-cell>
          <table:table-cell table:formula="of:=STDEV(INDIRECT(ADDRESS(ROW();2)):INDIRECT(ADDRESS(ROW();COLUMN()-6)))" office:value-type="float" office:value="43.9062999937692">
            <text:p>43.9062999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328">
            <text:p>-14.32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6.881">
            <text:p>96.88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2.593">
            <text:p>42.593</text:p>
          </table:table-cell>
          <table:table-cell office:value-type="float" office:value="33.333">
            <text:p>33.333</text:p>
          </table:table-cell>
          <table:table-cell office:value-type="float" office:value="39.412">
            <text:p>39.412</text:p>
          </table:table-cell>
          <table:table-cell office:value-type="float" office:value="51.429">
            <text:p>51.429</text:p>
          </table:table-cell>
          <table:table-cell office:value-type="float" office:value="38.596">
            <text:p>38.596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64">
            <text:p>64</text:p>
          </table:table-cell>
          <table:table-cell office:value-type="float" office:value="33.333">
            <text:p>33.333</text:p>
          </table:table-cell>
          <table:table-cell office:value-type="float" office:value="400">
            <text:p>400</text:p>
          </table:table-cell>
          <table:table-cell/>
          <table:table-cell table:formula="of:=MEDIAN(INDIRECT(ADDRESS(ROW();2)):INDIRECT(ADDRESS(ROW();COLUMN()-2)))" office:value-type="float" office:value="37.6315">
            <text:p>37.631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65.712">
            <text:p>65.712</text:p>
          </table:table-cell>
          <table:table-cell table:formula="of:=STDEV(INDIRECT(ADDRESS(ROW();2)):INDIRECT(ADDRESS(ROW();COLUMN()-6)))" office:value-type="float" office:value="96.728511501959">
            <text:p>96.7285115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328">
            <text:p>-14.32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6.881">
            <text:p>96.88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1785714285714">
            <text:p>2.2178571429</text:p>
          </table:table-cell>
          <table:table-cell table:formula="of:=STDEV(INDIRECT(ADDRESS(ROW();2)):INDIRECT(ADDRESS(ROW();COLUMN()-6)))" office:value-type="float" office:value="0.346747049711337">
            <text:p>0.34674704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Overcharg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2.25">
            <text:p>132.25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324">
            <text:p>32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36">
            <text:p>36</text:p>
          </table:table-cell>
          <table:table-cell table:formula="of:=MAX(INDIRECT(ADDRESS(ROW();2)):INDIRECT(ADDRESS(ROW();COLUMN()-4)))" office:value-type="float" office:value="324">
            <text:p>324</text:p>
          </table:table-cell>
          <table:table-cell table:formula="of:=AVERAGE(INDIRECT(ADDRESS(ROW();2)):INDIRECT(ADDRESS(ROW();COLUMN()-5)))" office:value-type="float" office:value="111.517857142857">
            <text:p>111.5178571429</text:p>
          </table:table-cell>
          <table:table-cell table:formula="of:=STDEV(INDIRECT(ADDRESS(ROW();2)):INDIRECT(ADDRESS(ROW();COLUMN()-6)))" office:value-type="float" office:value="67.1014203883336">
            <text:p>67.10142038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2">
            <text:p>5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43">
            <text:p>2.43</text:p>
          </table:table-cell>
          <table:table-cell office:value-type="float" office:value="3">
            <text:p>3</text:p>
          </table:table-cell>
          <table:table-cell office:value-type="float" office:value="2.168">
            <text:p>2.168</text:p>
          </table:table-cell>
          <table:table-cell office:value-type="float" office:value="4">
            <text:p>4</text:p>
          </table:table-cell>
          <table:table-cell office:value-type="float" office:value="2.708">
            <text:p>2.708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office:value-type="float" office:value="3">
            <text:p>3</text:p>
          </table:table-cell>
          <table:table-cell office:value-type="float" office:value="18.75">
            <text:p>18.7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168">
            <text:p>2.168</text:p>
          </table:table-cell>
          <table:table-cell table:formula="of:=MAX(INDIRECT(ADDRESS(ROW();2)):INDIRECT(ADDRESS(ROW();COLUMN()-4)))" office:value-type="float" office:value="18.75">
            <text:p>18.75</text:p>
          </table:table-cell>
          <table:table-cell table:formula="of:=AVERAGE(INDIRECT(ADDRESS(ROW();2)):INDIRECT(ADDRESS(ROW();COLUMN()-5)))" office:value-type="float" office:value="4.338">
            <text:p>4.338</text:p>
          </table:table-cell>
          <table:table-cell table:formula="of:=STDEV(INDIRECT(ADDRESS(ROW();2)):INDIRECT(ADDRESS(ROW();COLUMN()-6)))" office:value-type="float" office:value="4.21435422555598">
            <text:p>4.21435422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525">
            <text:p>0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3">
            <text:p>6.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4.424">
            <text:p>54.424</text:p>
          </table:table-cell>
          <table:table-cell office:value-type="float" office:value="33.333">
            <text:p>33.333</text:p>
          </table:table-cell>
          <table:table-cell office:value-type="float" office:value="46.597">
            <text:p>46.597</text:p>
          </table:table-cell>
          <table:table-cell office:value-type="float" office:value="81">
            <text:p>81</text:p>
          </table:table-cell>
          <table:table-cell office:value-type="float" office:value="44.691">
            <text:p>44.691</text:p>
          </table:table-cell>
          <table:table-cell office:value-type="float" office:value="33.333">
            <text:p>33.333</text:p>
          </table:table-cell>
          <table:table-cell office:value-type="float" office:value="21.333">
            <text:p>21.333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7.68">
            <text:p>7.68</text:p>
          </table:table-cell>
          <table:table-cell office:value-type="float" office:value="33.333">
            <text:p>33.333</text:p>
          </table:table-cell>
          <table:table-cell office:value-type="float" office:value="1.92">
            <text:p>1.92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35.1368571428571">
            <text:p>35.1368571429</text:p>
          </table:table-cell>
          <table:table-cell table:formula="of:=STDEV(INDIRECT(ADDRESS(ROW();2)):INDIRECT(ADDRESS(ROW();COLUMN()-6)))" office:value-type="float" office:value="19.3170570296232">
            <text:p>19.31705702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6525">
            <text:p>-15.6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8.042">
            <text:p>88.04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4.424">
            <text:p>54.424</text:p>
          </table:table-cell>
          <table:table-cell office:value-type="float" office:value="33.333">
            <text:p>33.333</text:p>
          </table:table-cell>
          <table:table-cell office:value-type="float" office:value="46.597">
            <text:p>46.597</text:p>
          </table:table-cell>
          <table:table-cell office:value-type="float" office:value="81">
            <text:p>81</text:p>
          </table:table-cell>
          <table:table-cell office:value-type="float" office:value="44.691">
            <text:p>44.691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0.72">
            <text:p>30.72</text:p>
          </table:table-cell>
          <table:table-cell office:value-type="float" office:value="33.333">
            <text:p>33.333</text:p>
          </table:table-cell>
          <table:table-cell office:value-type="float" office:value="19.2">
            <text:p>19.2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19.2">
            <text:p>19.2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39.5407142857143">
            <text:p>39.5407142857</text:p>
          </table:table-cell>
          <table:table-cell table:formula="of:=STDEV(INDIRECT(ADDRESS(ROW();2)):INDIRECT(ADDRESS(ROW();COLUMN()-6)))" office:value-type="float" office:value="14.8371353518983">
            <text:p>14.83713535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776999999999987">
            <text:p>0.7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741">
            <text:p>76.74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4.424">
            <text:p>54.424</text:p>
          </table:table-cell>
          <table:table-cell office:value-type="float" office:value="33.333">
            <text:p>33.333</text:p>
          </table:table-cell>
          <table:table-cell office:value-type="float" office:value="46.597">
            <text:p>46.597</text:p>
          </table:table-cell>
          <table:table-cell office:value-type="float" office:value="81">
            <text:p>81</text:p>
          </table:table-cell>
          <table:table-cell office:value-type="float" office:value="44.691">
            <text:p>44.691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0.72">
            <text:p>30.72</text:p>
          </table:table-cell>
          <table:table-cell office:value-type="float" office:value="33.333">
            <text:p>33.333</text:p>
          </table:table-cell>
          <table:table-cell office:value-type="float" office:value="57.6">
            <text:p>57.6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42.2835714285714">
            <text:p>42.2835714286</text:p>
          </table:table-cell>
          <table:table-cell table:formula="of:=STDEV(INDIRECT(ADDRESS(ROW();2)):INDIRECT(ADDRESS(ROW();COLUMN()-6)))" office:value-type="float" office:value="14.3282803719631">
            <text:p>14.3282803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02950000000001">
            <text:p>-5.0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4.483">
            <text:p>84.48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4.424">
            <text:p>54.424</text:p>
          </table:table-cell>
          <table:table-cell office:value-type="float" office:value="33.333">
            <text:p>33.333</text:p>
          </table:table-cell>
          <table:table-cell office:value-type="float" office:value="46.597">
            <text:p>46.597</text:p>
          </table:table-cell>
          <table:table-cell office:value-type="float" office:value="81">
            <text:p>81</text:p>
          </table:table-cell>
          <table:table-cell office:value-type="float" office:value="44.691">
            <text:p>44.691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0.72">
            <text:p>30.72</text:p>
          </table:table-cell>
          <table:table-cell office:value-type="float" office:value="33.333">
            <text:p>33.333</text:p>
          </table:table-cell>
          <table:table-cell office:value-type="float" office:value="96">
            <text:p>96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96">
            <text:p>96</text:p>
          </table:table-cell>
          <table:table-cell table:formula="of:=AVERAGE(INDIRECT(ADDRESS(ROW();2)):INDIRECT(ADDRESS(ROW();COLUMN()-5)))" office:value-type="float" office:value="45.0264285714286">
            <text:p>45.0264285714</text:p>
          </table:table-cell>
          <table:table-cell table:formula="of:=STDEV(INDIRECT(ADDRESS(ROW();2)):INDIRECT(ADDRESS(ROW();COLUMN()-6)))" office:value-type="float" office:value="20.0277327712361">
            <text:p>20.02773277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02950000000001">
            <text:p>-5.0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4.483">
            <text:p>84.48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5">
            <text:p>2.45</text:p>
          </table:table-cell>
          <table:table-cell table:formula="of:=STDEV(INDIRECT(ADDRESS(ROW();2)):INDIRECT(ADDRESS(ROW();COLUMN()-6)))" office:value-type="float" office:value="0.676813802368807">
            <text:p>0.67681380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Overcharg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52.088">
            <text:p>152.088</text:p>
          </table:table-cell>
          <table:table-cell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583.2">
            <text:p>583.2</text:p>
          </table:table-cell>
          <table:table-cell office:value-type="float" office:value="133.1">
            <text:p>133.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21.6">
            <text:p>21.6</text:p>
          </table:table-cell>
          <table:table-cell office:value-type="float" office:value="100">
            <text:p>100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1.6">
            <text:p>21.6</text:p>
          </table:table-cell>
          <table:table-cell table:formula="of:=MAX(INDIRECT(ADDRESS(ROW();2)):INDIRECT(ADDRESS(ROW();COLUMN()-4)))" office:value-type="float" office:value="583.2">
            <text:p>583.2</text:p>
          </table:table-cell>
          <table:table-cell table:formula="of:=AVERAGE(INDIRECT(ADDRESS(ROW();2)):INDIRECT(ADDRESS(ROW();COLUMN()-5)))" office:value-type="float" office:value="131.156285714286">
            <text:p>131.1562857143</text:p>
          </table:table-cell>
          <table:table-cell table:formula="of:=STDEV(INDIRECT(ADDRESS(ROW();2)):INDIRECT(ADDRESS(ROW();COLUMN()-6)))" office:value-type="float" office:value="135.076044619562">
            <text:p>135.07604461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4.4">
            <text:p>24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0.8">
            <text:p>200.8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187">
            <text:p>2.187</text:p>
          </table:table-cell>
          <table:table-cell office:value-type="float" office:value="3">
            <text:p>3</text:p>
          </table:table-cell>
          <table:table-cell office:value-type="float" office:value="1.842">
            <text:p>1.842</text:p>
          </table:table-cell>
          <table:table-cell office:value-type="float" office:value="4.5">
            <text:p>4.5</text:p>
          </table:table-cell>
          <table:table-cell office:value-type="float" office:value="2.572">
            <text:p>2.572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office:value-type="float" office:value="3">
            <text:p>3</text:p>
          </table:table-cell>
          <table:table-cell office:value-type="float" office:value="46.875">
            <text:p>46.87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42">
            <text:p>1.842</text:p>
          </table:table-cell>
          <table:table-cell table:formula="of:=MAX(INDIRECT(ADDRESS(ROW();2)):INDIRECT(ADDRESS(ROW();COLUMN()-4)))" office:value-type="float" office:value="46.875">
            <text:p>46.875</text:p>
          </table:table-cell>
          <table:table-cell table:formula="of:=AVERAGE(INDIRECT(ADDRESS(ROW();2)):INDIRECT(ADDRESS(ROW();COLUMN()-5)))" office:value-type="float" office:value="6.49957142857143">
            <text:p>6.4995714286</text:p>
          </table:table-cell>
          <table:table-cell table:formula="of:=STDEV(INDIRECT(ADDRESS(ROW();2)):INDIRECT(ADDRESS(ROW();COLUMN()-6)))" office:value-type="float" office:value="11.6830926537473">
            <text:p>11.68309265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00000000000001">
            <text:p>-0.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">
            <text:p>7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9.542">
            <text:p>69.542</text:p>
          </table:table-cell>
          <table:table-cell office:value-type="float" office:value="33.333">
            <text:p>33.333</text:p>
          </table:table-cell>
          <table:table-cell office:value-type="float" office:value="55.092">
            <text:p>55.092</text:p>
          </table:table-cell>
          <table:table-cell office:value-type="float" office:value="129.6">
            <text:p>129.6</text:p>
          </table:table-cell>
          <table:table-cell office:value-type="float" office:value="51.747">
            <text:p>51.747</text:p>
          </table:table-cell>
          <table:table-cell office:value-type="float" office:value="33.333">
            <text:p>33.333</text:p>
          </table:table-cell>
          <table:table-cell office:value-type="float" office:value="17.067">
            <text:p>17.067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.686">
            <text:p>3.686</text:p>
          </table:table-cell>
          <table:table-cell office:value-type="float" office:value="33.333">
            <text:p>33.333</text:p>
          </table:table-cell>
          <table:table-cell office:value-type="float" office:value="0.461">
            <text:p>0.461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461">
            <text:p>0.461</text:p>
          </table:table-cell>
          <table:table-cell table:formula="of:=MAX(INDIRECT(ADDRESS(ROW();2)):INDIRECT(ADDRESS(ROW();COLUMN()-4)))" office:value-type="float" office:value="129.6">
            <text:p>129.6</text:p>
          </table:table-cell>
          <table:table-cell table:formula="of:=AVERAGE(INDIRECT(ADDRESS(ROW();2)):INDIRECT(ADDRESS(ROW();COLUMN()-5)))" office:value-type="float" office:value="40.3928571428572">
            <text:p>40.3928571429</text:p>
          </table:table-cell>
          <table:table-cell table:formula="of:=STDEV(INDIRECT(ADDRESS(ROW();2)):INDIRECT(ADDRESS(ROW();COLUMN()-6)))" office:value-type="float" office:value="31.7147657817838">
            <text:p>31.71476578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.554">
            <text:p>-34.55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244">
            <text:p>113.24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9.542">
            <text:p>69.542</text:p>
          </table:table-cell>
          <table:table-cell office:value-type="float" office:value="33.333">
            <text:p>33.333</text:p>
          </table:table-cell>
          <table:table-cell office:value-type="float" office:value="55.092">
            <text:p>55.092</text:p>
          </table:table-cell>
          <table:table-cell office:value-type="float" office:value="129.6">
            <text:p>129.6</text:p>
          </table:table-cell>
          <table:table-cell office:value-type="float" office:value="51.747">
            <text:p>51.747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746">
            <text:p>14.746</text:p>
          </table:table-cell>
          <table:table-cell office:value-type="float" office:value="33.333">
            <text:p>33.333</text:p>
          </table:table-cell>
          <table:table-cell office:value-type="float" office:value="4.608">
            <text:p>4.608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4.608">
            <text:p>4.608</text:p>
          </table:table-cell>
          <table:table-cell table:formula="of:=MAX(INDIRECT(ADDRESS(ROW();2)):INDIRECT(ADDRESS(ROW();COLUMN()-4)))" office:value-type="float" office:value="129.6">
            <text:p>129.6</text:p>
          </table:table-cell>
          <table:table-cell table:formula="of:=AVERAGE(INDIRECT(ADDRESS(ROW();2)):INDIRECT(ADDRESS(ROW();COLUMN()-5)))" office:value-type="float" office:value="42.6980714285714">
            <text:p>42.6980714286</text:p>
          </table:table-cell>
          <table:table-cell table:formula="of:=STDEV(INDIRECT(ADDRESS(ROW();2)):INDIRECT(ADDRESS(ROW();COLUMN()-6)))" office:value-type="float" office:value="29.733182081419">
            <text:p>29.73318208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374">
            <text:p>-16.37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9.609">
            <text:p>99.60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9.542">
            <text:p>69.542</text:p>
          </table:table-cell>
          <table:table-cell office:value-type="float" office:value="33.333">
            <text:p>33.333</text:p>
          </table:table-cell>
          <table:table-cell office:value-type="float" office:value="55.092">
            <text:p>55.092</text:p>
          </table:table-cell>
          <table:table-cell office:value-type="float" office:value="129.6">
            <text:p>129.6</text:p>
          </table:table-cell>
          <table:table-cell office:value-type="float" office:value="51.747">
            <text:p>51.747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746">
            <text:p>14.746</text:p>
          </table:table-cell>
          <table:table-cell office:value-type="float" office:value="33.333">
            <text:p>33.333</text:p>
          </table:table-cell>
          <table:table-cell office:value-type="float" office:value="16.128">
            <text:p>16.128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14.746">
            <text:p>14.746</text:p>
          </table:table-cell>
          <table:table-cell table:formula="of:=MAX(INDIRECT(ADDRESS(ROW();2)):INDIRECT(ADDRESS(ROW();COLUMN()-4)))" office:value-type="float" office:value="129.6">
            <text:p>129.6</text:p>
          </table:table-cell>
          <table:table-cell table:formula="of:=AVERAGE(INDIRECT(ADDRESS(ROW();2)):INDIRECT(ADDRESS(ROW();COLUMN()-5)))" office:value-type="float" office:value="43.5209285714286">
            <text:p>43.5209285714</text:p>
          </table:table-cell>
          <table:table-cell table:formula="of:=STDEV(INDIRECT(ADDRESS(ROW();2)):INDIRECT(ADDRESS(ROW();COLUMN()-6)))" office:value-type="float" office:value="28.7408090418332">
            <text:p>28.74080904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374">
            <text:p>-16.37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9.609">
            <text:p>99.609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9.542">
            <text:p>69.542</text:p>
          </table:table-cell>
          <table:table-cell office:value-type="float" office:value="33.333">
            <text:p>33.333</text:p>
          </table:table-cell>
          <table:table-cell office:value-type="float" office:value="55.092">
            <text:p>55.092</text:p>
          </table:table-cell>
          <table:table-cell office:value-type="float" office:value="129.6">
            <text:p>129.6</text:p>
          </table:table-cell>
          <table:table-cell office:value-type="float" office:value="51.747">
            <text:p>51.747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746">
            <text:p>14.746</text:p>
          </table:table-cell>
          <table:table-cell office:value-type="float" office:value="33.333">
            <text:p>33.333</text:p>
          </table:table-cell>
          <table:table-cell office:value-type="float" office:value="23.04">
            <text:p>23.04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14.746">
            <text:p>14.746</text:p>
          </table:table-cell>
          <table:table-cell table:formula="of:=MAX(INDIRECT(ADDRESS(ROW();2)):INDIRECT(ADDRESS(ROW();COLUMN()-4)))" office:value-type="float" office:value="129.6">
            <text:p>129.6</text:p>
          </table:table-cell>
          <table:table-cell table:formula="of:=AVERAGE(INDIRECT(ADDRESS(ROW();2)):INDIRECT(ADDRESS(ROW();COLUMN()-5)))" office:value-type="float" office:value="44.0146428571429">
            <text:p>44.0146428571</text:p>
          </table:table-cell>
          <table:table-cell table:formula="of:=STDEV(INDIRECT(ADDRESS(ROW();2)):INDIRECT(ADDRESS(ROW();COLUMN()-6)))" office:value-type="float" office:value="28.2898822674961">
            <text:p>28.28988226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374">
            <text:p>-16.37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9.609">
            <text:p>99.60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68214285714286">
            <text:p>2.6821428571</text:p>
          </table:table-cell>
          <table:table-cell table:formula="of:=STDEV(INDIRECT(ADDRESS(ROW();2)):INDIRECT(ADDRESS(ROW();COLUMN()-6)))" office:value-type="float" office:value="1.00816038537396">
            <text:p>1.00816038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Ping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.875">
            <text:p>2.87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.75">
            <text:p>2.7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5">
            <text:p>1.5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2.58035714285714">
            <text:p>2.5803571429</text:p>
          </table:table-cell>
          <table:table-cell table:formula="of:=STDEV(INDIRECT(ADDRESS(ROW();2)):INDIRECT(ADDRESS(ROW();COLUMN()-6)))" office:value-type="float" office:value="0.706438696468513">
            <text:p>0.70643869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75">
            <text:p>1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425">
            <text:p>0.425</text:p>
          </table:table-cell>
          <table:table-cell table:formula="of:=MAX(INDIRECT(ADDRESS(ROW();2)):INDIRECT(ADDRESS(ROW();COLUMN()-4)))" office:value-type="float" office:value="1.25">
            <text:p>1.25</text:p>
          </table:table-cell>
          <table:table-cell table:formula="of:=AVERAGE(INDIRECT(ADDRESS(ROW();2)):INDIRECT(ADDRESS(ROW();COLUMN()-5)))" office:value-type="float" office:value="0.6">
            <text:p>0.6</text:p>
          </table:table-cell>
          <table:table-cell table:formula="of:=STDEV(INDIRECT(ADDRESS(ROW();2)):INDIRECT(ADDRESS(ROW();COLUMN()-6)))" office:value-type="float" office:value="0.234520787991171">
            <text:p>0.2345207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125">
            <text:p>0.1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925">
            <text:p>0.9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.389">
            <text:p>6.389</text:p>
          </table:table-cell>
          <table:table-cell office:value-type="float" office:value="5">
            <text:p>5</text:p>
          </table:table-cell>
          <table:table-cell office:value-type="float" office:value="7.059">
            <text:p>7.059</text:p>
          </table:table-cell>
          <table:table-cell office:value-type="float" office:value="4.5">
            <text:p>4.5</text:p>
          </table:table-cell>
          <table:table-cell office:value-type="float" office:value="5.789">
            <text:p>5.78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7.059">
            <text:p>7.059</text:p>
          </table:table-cell>
          <table:table-cell table:formula="of:=AVERAGE(INDIRECT(ADDRESS(ROW();2)):INDIRECT(ADDRESS(ROW();COLUMN()-5)))" office:value-type="float" office:value="4.70914285714286">
            <text:p>4.7091428571</text:p>
          </table:table-cell>
          <table:table-cell table:formula="of:=STDEV(INDIRECT(ADDRESS(ROW();2)):INDIRECT(ADDRESS(ROW();COLUMN()-6)))" office:value-type="float" office:value="1.49700299866833">
            <text:p>1.49700299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48">
            <text:p>0.64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92025">
            <text:p>8.920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3.889">
            <text:p>63.889</text:p>
          </table:table-cell>
          <table:table-cell office:value-type="float" office:value="50">
            <text:p>50</text:p>
          </table:table-cell>
          <table:table-cell office:value-type="float" office:value="70.588">
            <text:p>70.588</text:p>
          </table:table-cell>
          <table:table-cell office:value-type="float" office:value="45">
            <text:p>45</text:p>
          </table:table-cell>
          <table:table-cell office:value-type="float" office:value="57.895">
            <text:p>57.89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70.588">
            <text:p>70.588</text:p>
          </table:table-cell>
          <table:table-cell table:formula="of:=AVERAGE(INDIRECT(ADDRESS(ROW();2)):INDIRECT(ADDRESS(ROW();COLUMN()-5)))" office:value-type="float" office:value="47.0915">
            <text:p>47.0915</text:p>
          </table:table-cell>
          <table:table-cell table:formula="of:=STDEV(INDIRECT(ADDRESS(ROW();2)):INDIRECT(ADDRESS(ROW();COLUMN()-6)))" office:value-type="float" office:value="14.9700114575261">
            <text:p>14.97001145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6.477">
            <text:p>6.4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9.20475">
            <text:p>89.204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7.778">
            <text:p>127.778</text:p>
          </table:table-cell>
          <table:table-cell office:value-type="float" office:value="75">
            <text:p>75</text:p>
          </table:table-cell>
          <table:table-cell office:value-type="float" office:value="123.529">
            <text:p>123.529</text:p>
          </table:table-cell>
          <table:table-cell office:value-type="float" office:value="101.25">
            <text:p>101.25</text:p>
          </table:table-cell>
          <table:table-cell office:value-type="float" office:value="101.316">
            <text:p>101.316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82.5">
            <text:p>82.5</text:p>
          </table:table-cell>
          <table:table-cell office:value-type="float" office:value="75">
            <text:p>75</text:p>
          </table:table-cell>
          <table:table-cell office:value-type="float" office:value="55.227">
            <text:p>55.227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24">
            <text:p>24</text:p>
          </table:table-cell>
          <table:table-cell table:formula="of:=MAX(INDIRECT(ADDRESS(ROW();2)):INDIRECT(ADDRESS(ROW();COLUMN()-4)))" office:value-type="float" office:value="127.778">
            <text:p>127.778</text:p>
          </table:table-cell>
          <table:table-cell table:formula="of:=AVERAGE(INDIRECT(ADDRESS(ROW();2)):INDIRECT(ADDRESS(ROW();COLUMN()-5)))" office:value-type="float" office:value="81.1857142857143">
            <text:p>81.1857142857</text:p>
          </table:table-cell>
          <table:table-cell table:formula="of:=STDEV(INDIRECT(ADDRESS(ROW();2)):INDIRECT(ADDRESS(ROW();COLUMN()-6)))" office:value-type="float" office:value="31.9623746985988">
            <text:p>31.96237469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8.8985">
            <text:p>-48.89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3.948">
            <text:p>213.94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38.889">
            <text:p>638.889</text:p>
          </table:table-cell>
          <table:table-cell office:value-type="float" office:value="500">
            <text:p>500</text:p>
          </table:table-cell>
          <table:table-cell office:value-type="float" office:value="705.882">
            <text:p>705.882</text:p>
          </table:table-cell>
          <table:table-cell office:value-type="float" office:value="450">
            <text:p>450</text:p>
          </table:table-cell>
          <table:table-cell office:value-type="float" office:value="578.947">
            <text:p>578.947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120">
            <text:p>120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120">
            <text:p>120</text:p>
          </table:table-cell>
          <table:table-cell table:formula="of:=MAX(INDIRECT(ADDRESS(ROW();2)):INDIRECT(ADDRESS(ROW();COLUMN()-4)))" office:value-type="float" office:value="705.882">
            <text:p>705.882</text:p>
          </table:table-cell>
          <table:table-cell table:formula="of:=AVERAGE(INDIRECT(ADDRESS(ROW();2)):INDIRECT(ADDRESS(ROW();COLUMN()-5)))" office:value-type="float" office:value="470.914928571429">
            <text:p>470.9149285714</text:p>
          </table:table-cell>
          <table:table-cell table:formula="of:=STDEV(INDIRECT(ADDRESS(ROW();2)):INDIRECT(ADDRESS(ROW();COLUMN()-6)))" office:value-type="float" office:value="149.70007142872">
            <text:p>149.70007142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64.7730000000001">
            <text:p>64.7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92.04525">
            <text:p>892.045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72142857142857">
            <text:p>1.7214285714</text:p>
          </table:table-cell>
          <table:table-cell table:formula="of:=STDEV(INDIRECT(ADDRESS(ROW();2)):INDIRECT(ADDRESS(ROW();COLUMN()-6)))" office:value-type="float" office:value="0.342341645433041">
            <text:p>0.34234164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75">
            <text:p>0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5.21428571428571">
            <text:p>5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Ping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.306">
            <text:p>3.306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8.1">
            <text:p>8.1</text:p>
          </table:table-cell>
          <table:table-cell office:value-type="float" office:value="3.025">
            <text:p>3.0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025">
            <text:p>3.025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0.9">
            <text:p>0.9</text:p>
          </table:table-cell>
          <table:table-cell office:value-type="float" office:value="2.5">
            <text:p>2.5</text:p>
          </table:table-cell>
          <table:table-cell office:value-type="float" office:value="0.9">
            <text:p>0.9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8.1">
            <text:p>8.1</text:p>
          </table:table-cell>
          <table:table-cell table:formula="of:=AVERAGE(INDIRECT(ADDRESS(ROW();2)):INDIRECT(ADDRESS(ROW();COLUMN()-5)))" office:value-type="float" office:value="2.85757142857143">
            <text:p>2.8575714286</text:p>
          </table:table-cell>
          <table:table-cell table:formula="of:=STDEV(INDIRECT(ADDRESS(ROW();2)):INDIRECT(ADDRESS(ROW();COLUMN()-6)))" office:value-type="float" office:value="1.68599168326654">
            <text:p>1.68599168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25">
            <text:p>0.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6">
            <text:p>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5">
            <text:p>0.5</text:p>
          </table:table-cell>
          <table:table-cell office:value-type="float" office:value="0.361">
            <text:p>0.361</text:p>
          </table:table-cell>
          <table:table-cell office:value-type="float" office:value="1.5">
            <text:p>1.5</text:p>
          </table:table-cell>
          <table:table-cell office:value-type="float" office:value="0.451">
            <text:p>0.451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office:value-type="float" office:value="0.5">
            <text:p>0.5</text:p>
          </table:table-cell>
          <table:table-cell office:value-type="float" office:value="3.125">
            <text:p>3.1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61">
            <text:p>0.361</text:p>
          </table:table-cell>
          <table:table-cell table:formula="of:=MAX(INDIRECT(ADDRESS(ROW();2)):INDIRECT(ADDRESS(ROW();COLUMN()-4)))" office:value-type="float" office:value="3.125">
            <text:p>3.125</text:p>
          </table:table-cell>
          <table:table-cell table:formula="of:=AVERAGE(INDIRECT(ADDRESS(ROW();2)):INDIRECT(ADDRESS(ROW();COLUMN()-5)))" office:value-type="float" office:value="0.782428571428571">
            <text:p>0.7824285714</text:p>
          </table:table-cell>
          <table:table-cell table:formula="of:=STDEV(INDIRECT(ADDRESS(ROW();2)):INDIRECT(ADDRESS(ROW();COLUMN()-6)))" office:value-type="float" office:value="0.731966341626939">
            <text:p>0.73196634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6975">
            <text:p>-0.16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393">
            <text:p>1.39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.164">
            <text:p>8.164</text:p>
          </table:table-cell>
          <table:table-cell office:value-type="float" office:value="5">
            <text:p>5</text:p>
          </table:table-cell>
          <table:table-cell office:value-type="float" office:value="9.689">
            <text:p>9.689</text:p>
          </table:table-cell>
          <table:table-cell office:value-type="float" office:value="5.4">
            <text:p>5.4</text:p>
          </table:table-cell>
          <table:table-cell office:value-type="float" office:value="6.704">
            <text:p>6.704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1.152">
            <text:p>1.152</text:p>
          </table:table-cell>
          <table:table-cell office:value-type="float" office:value="5">
            <text:p>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288">
            <text:p>0.288</text:p>
          </table:table-cell>
          <table:table-cell table:formula="of:=MAX(INDIRECT(ADDRESS(ROW();2)):INDIRECT(ADDRESS(ROW();COLUMN()-4)))" office:value-type="float" office:value="9.689">
            <text:p>9.689</text:p>
          </table:table-cell>
          <table:table-cell table:formula="of:=AVERAGE(INDIRECT(ADDRESS(ROW();2)):INDIRECT(ADDRESS(ROW();COLUMN()-5)))" office:value-type="float" office:value="4.98128571428571">
            <text:p>4.9812857143</text:p>
          </table:table-cell>
          <table:table-cell table:formula="of:=STDEV(INDIRECT(ADDRESS(ROW();2)):INDIRECT(ADDRESS(ROW();COLUMN()-6)))" office:value-type="float" office:value="2.43745073097572">
            <text:p>2.4374507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89500000000001">
            <text:p>-0.3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59525">
            <text:p>10.595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1.636">
            <text:p>81.636</text:p>
          </table:table-cell>
          <table:table-cell office:value-type="float" office:value="50">
            <text:p>50</text:p>
          </table:table-cell>
          <table:table-cell office:value-type="float" office:value="96.886">
            <text:p>96.886</text:p>
          </table:table-cell>
          <table:table-cell office:value-type="float" office:value="54">
            <text:p>54</text:p>
          </table:table-cell>
          <table:table-cell office:value-type="float" office:value="67.036">
            <text:p>67.036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60.5">
            <text:p>60.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11.52">
            <text:p>11.52</text:p>
          </table:table-cell>
          <table:table-cell office:value-type="float" office:value="50">
            <text:p>50</text:p>
          </table:table-cell>
          <table:table-cell office:value-type="float" office:value="2.88">
            <text:p>2.88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2.88">
            <text:p>2.88</text:p>
          </table:table-cell>
          <table:table-cell table:formula="of:=MAX(INDIRECT(ADDRESS(ROW();2)):INDIRECT(ADDRESS(ROW();COLUMN()-4)))" office:value-type="float" office:value="96.886">
            <text:p>96.886</text:p>
          </table:table-cell>
          <table:table-cell table:formula="of:=AVERAGE(INDIRECT(ADDRESS(ROW();2)):INDIRECT(ADDRESS(ROW();COLUMN()-5)))" office:value-type="float" office:value="49.8119285714286">
            <text:p>49.8119285714</text:p>
          </table:table-cell>
          <table:table-cell table:formula="of:=STDEV(INDIRECT(ADDRESS(ROW();2)):INDIRECT(ADDRESS(ROW();COLUMN()-6)))" office:value-type="float" office:value="24.3733219176664">
            <text:p>24.3733219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898">
            <text:p>-3.89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5.95475">
            <text:p>105.954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04.09">
            <text:p>204.09</text:p>
          </table:table-cell>
          <table:table-cell office:value-type="float" office:value="75">
            <text:p>75</text:p>
          </table:table-cell>
          <table:table-cell office:value-type="float" office:value="193.772">
            <text:p>193.772</text:p>
          </table:table-cell>
          <table:table-cell office:value-type="float" office:value="162">
            <text:p>162</text:p>
          </table:table-cell>
          <table:table-cell office:value-type="float" office:value="134.072">
            <text:p>134.072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90.75">
            <text:p>90.75</text:p>
          </table:table-cell>
          <table:table-cell office:value-type="float" office:value="75">
            <text:p>75</text:p>
          </table:table-cell>
          <table:table-cell office:value-type="float" office:value="55.227">
            <text:p>55.227</text:p>
          </table:table-cell>
          <table:table-cell office:value-type="float" office:value="75">
            <text:p>75</text:p>
          </table:table-cell>
          <table:table-cell office:value-type="float" office:value="17.28">
            <text:p>17.28</text:p>
          </table:table-cell>
          <table:table-cell office:value-type="float" office:value="175">
            <text:p>175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7.2">
            <text:p>7.2</text:p>
          </table:table-cell>
          <table:table-cell table:formula="of:=MAX(INDIRECT(ADDRESS(ROW();2)):INDIRECT(ADDRESS(ROW();COLUMN()-4)))" office:value-type="float" office:value="204.09">
            <text:p>204.09</text:p>
          </table:table-cell>
          <table:table-cell table:formula="of:=AVERAGE(INDIRECT(ADDRESS(ROW();2)):INDIRECT(ADDRESS(ROW();COLUMN()-5)))" office:value-type="float" office:value="99.0993571428571">
            <text:p>99.0993571429</text:p>
          </table:table-cell>
          <table:table-cell table:formula="of:=STDEV(INDIRECT(ADDRESS(ROW();2)):INDIRECT(ADDRESS(ROW();COLUMN()-6)))" office:value-type="float" office:value="63.8478259922729">
            <text:p>63.84782599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4.373">
            <text:p>-224.3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39.56125">
            <text:p>439.561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16.358">
            <text:p>816.358</text:p>
          </table:table-cell>
          <table:table-cell office:value-type="float" office:value="500">
            <text:p>500</text:p>
          </table:table-cell>
          <table:table-cell office:value-type="float" office:value="968.858">
            <text:p>968.858</text:p>
          </table:table-cell>
          <table:table-cell office:value-type="float" office:value="540">
            <text:p>540</text:p>
          </table:table-cell>
          <table:table-cell office:value-type="float" office:value="670.36">
            <text:p>670.36</text:p>
          </table:table-cell>
          <table:table-cell office:value-type="float" office:value="500">
            <text:p>500</text:p>
          </table:table-cell>
          <table:table-cell office:value-type="float" office:value="320">
            <text:p>320</text:p>
          </table:table-cell>
          <table:table-cell office:value-type="float" office:value="605">
            <text:p>60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115.2">
            <text:p>115.2</text:p>
          </table:table-cell>
          <table:table-cell office:value-type="float" office:value="500">
            <text:p>500</text:p>
          </table:table-cell>
          <table:table-cell office:value-type="float" office:value="28.8">
            <text:p>28.8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28.8">
            <text:p>28.8</text:p>
          </table:table-cell>
          <table:table-cell table:formula="of:=MAX(INDIRECT(ADDRESS(ROW();2)):INDIRECT(ADDRESS(ROW();COLUMN()-4)))" office:value-type="float" office:value="968.858">
            <text:p>968.858</text:p>
          </table:table-cell>
          <table:table-cell table:formula="of:=AVERAGE(INDIRECT(ADDRESS(ROW();2)):INDIRECT(ADDRESS(ROW();COLUMN()-5)))" office:value-type="float" office:value="498.119071428571">
            <text:p>498.1190714286</text:p>
          </table:table-cell>
          <table:table-cell table:formula="of:=STDEV(INDIRECT(ADDRESS(ROW();2)):INDIRECT(ADDRESS(ROW();COLUMN()-6)))" office:value-type="float" office:value="243.732693068724">
            <text:p>243.73269306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8.9769999999999">
            <text:p>-38.9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59.54525">
            <text:p>1059.545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1.95357142857143">
            <text:p>1.9535714286</text:p>
          </table:table-cell>
          <table:table-cell table:formula="of:=STDEV(INDIRECT(ADDRESS(ROW();2)):INDIRECT(ADDRESS(ROW();COLUMN()-6)))" office:value-type="float" office:value="0.673242522799544">
            <text:p>0.67324252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7.35714285714286">
            <text:p>7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Ping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.802">
            <text:p>3.80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4.58">
            <text:p>14.58</text:p>
          </table:table-cell>
          <table:table-cell office:value-type="float" office:value="3.328">
            <text:p>3.328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328">
            <text:p>3.328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0.54">
            <text:p>0.54</text:p>
          </table:table-cell>
          <table:table-cell office:value-type="float" office:value="2.5">
            <text:p>2.5</text:p>
          </table:table-cell>
          <table:table-cell office:value-type="float" office:value="0.54">
            <text:p>0.54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0.54">
            <text:p>0.54</text:p>
          </table:table-cell>
          <table:table-cell table:formula="of:=MAX(INDIRECT(ADDRESS(ROW();2)):INDIRECT(ADDRESS(ROW();COLUMN()-4)))" office:value-type="float" office:value="14.58">
            <text:p>14.58</text:p>
          </table:table-cell>
          <table:table-cell table:formula="of:=AVERAGE(INDIRECT(ADDRESS(ROW();2)):INDIRECT(ADDRESS(ROW();COLUMN()-5)))" office:value-type="float" office:value="3.38342857142857">
            <text:p>3.3834285714</text:p>
          </table:table-cell>
          <table:table-cell table:formula="of:=STDEV(INDIRECT(ADDRESS(ROW();2)):INDIRECT(ADDRESS(ROW();COLUMN()-6)))" office:value-type="float" office:value="3.37481882623203">
            <text:p>3.37481882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160000000000005">
            <text:p>0.01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812">
            <text:p>5.812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5">
            <text:p>0.5</text:p>
          </table:table-cell>
          <table:table-cell office:value-type="float" office:value="0.307">
            <text:p>0.307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office:value-type="float" office:value="0.5">
            <text:p>0.5</text:p>
          </table:table-cell>
          <table:table-cell office:value-type="float" office:value="7.813">
            <text:p>7.813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07">
            <text:p>0.307</text:p>
          </table:table-cell>
          <table:table-cell table:formula="of:=MAX(INDIRECT(ADDRESS(ROW();2)):INDIRECT(ADDRESS(ROW();COLUMN()-4)))" office:value-type="float" office:value="7.813">
            <text:p>7.813</text:p>
          </table:table-cell>
          <table:table-cell table:formula="of:=AVERAGE(INDIRECT(ADDRESS(ROW();2)):INDIRECT(ADDRESS(ROW();COLUMN()-5)))" office:value-type="float" office:value="1.17271428571429">
            <text:p>1.1727142857</text:p>
          </table:table-cell>
          <table:table-cell table:formula="of:=STDEV(INDIRECT(ADDRESS(ROW();2)):INDIRECT(ADDRESS(ROW();COLUMN()-6)))" office:value-type="float" office:value="1.95944299104741">
            <text:p>1.9594429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1075">
            <text:p>-0.6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81">
            <text:p>1.981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0.431">
            <text:p>10.431</text:p>
          </table:table-cell>
          <table:table-cell office:value-type="float" office:value="5">
            <text:p>5</text:p>
          </table:table-cell>
          <table:table-cell office:value-type="float" office:value="13.027">
            <text:p>13.027</text:p>
          </table:table-cell>
          <table:table-cell office:value-type="float" office:value="7.29">
            <text:p>7.29</text:p>
          </table:table-cell>
          <table:table-cell office:value-type="float" office:value="7.762">
            <text:p>7.762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0.553">
            <text:p>0.553</text:p>
          </table:table-cell>
          <table:table-cell office:value-type="float" office:value="5">
            <text:p>5</text:p>
          </table:table-cell>
          <table:table-cell office:value-type="float" office:value="0.069">
            <text:p>0.069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069">
            <text:p>0.069</text:p>
          </table:table-cell>
          <table:table-cell table:formula="of:=MAX(INDIRECT(ADDRESS(ROW();2)):INDIRECT(ADDRESS(ROW();COLUMN()-4)))" office:value-type="float" office:value="13.027">
            <text:p>13.027</text:p>
          </table:table-cell>
          <table:table-cell table:formula="of:=AVERAGE(INDIRECT(ADDRESS(ROW();2)):INDIRECT(ADDRESS(ROW();COLUMN()-5)))" office:value-type="float" office:value="5.53128571428571">
            <text:p>5.5312857143</text:p>
          </table:table-cell>
          <table:table-cell table:formula="of:=STDEV(INDIRECT(ADDRESS(ROW();2)):INDIRECT(ADDRESS(ROW();COLUMN()-6)))" office:value-type="float" office:value="3.46919417441287">
            <text:p>3.46919417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2075">
            <text:p>-4.12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.57025">
            <text:p>15.570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04.312">
            <text:p>104.312</text:p>
          </table:table-cell>
          <table:table-cell office:value-type="float" office:value="50">
            <text:p>50</text:p>
          </table:table-cell>
          <table:table-cell office:value-type="float" office:value="130.267">
            <text:p>130.267</text:p>
          </table:table-cell>
          <table:table-cell office:value-type="float" office:value="72.9">
            <text:p>72.9</text:p>
          </table:table-cell>
          <table:table-cell office:value-type="float" office:value="77.621">
            <text:p>77.621</text:p>
          </table:table-cell>
          <table:table-cell office:value-type="float" office:value="50">
            <text:p>50</text:p>
          </table:table-cell>
          <table:table-cell office:value-type="float" office:value="25.6">
            <text:p>25.6</text:p>
          </table:table-cell>
          <table:table-cell office:value-type="float" office:value="66.55">
            <text:p>66.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5.53">
            <text:p>5.53</text:p>
          </table:table-cell>
          <table:table-cell office:value-type="float" office:value="50">
            <text:p>50</text:p>
          </table:table-cell>
          <table:table-cell office:value-type="float" office:value="0.691">
            <text:p>0.691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0.691">
            <text:p>0.691</text:p>
          </table:table-cell>
          <table:table-cell table:formula="of:=MAX(INDIRECT(ADDRESS(ROW();2)):INDIRECT(ADDRESS(ROW();COLUMN()-4)))" office:value-type="float" office:value="130.267">
            <text:p>130.267</text:p>
          </table:table-cell>
          <table:table-cell table:formula="of:=AVERAGE(INDIRECT(ADDRESS(ROW();2)):INDIRECT(ADDRESS(ROW();COLUMN()-5)))" office:value-type="float" office:value="55.3128571428571">
            <text:p>55.3128571429</text:p>
          </table:table-cell>
          <table:table-cell table:formula="of:=STDEV(INDIRECT(ADDRESS(ROW();2)):INDIRECT(ADDRESS(ROW();COLUMN()-6)))" office:value-type="float" office:value="34.6916207148668">
            <text:p>34.691620714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2105">
            <text:p>-41.21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5.70475">
            <text:p>155.704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2.937">
            <text:p>312.937</text:p>
          </table:table-cell>
          <table:table-cell office:value-type="float" office:value="75">
            <text:p>75</text:p>
          </table:table-cell>
          <table:table-cell office:value-type="float" office:value="293.1">
            <text:p>293.1</text:p>
          </table:table-cell>
          <table:table-cell office:value-type="float" office:value="273.375">
            <text:p>273.375</text:p>
          </table:table-cell>
          <table:table-cell office:value-type="float" office:value="174.647">
            <text:p>174.647</text:p>
          </table:table-cell>
          <table:table-cell office:value-type="float" office:value="75">
            <text:p>75</text:p>
          </table:table-cell>
          <table:table-cell office:value-type="float" office:value="38.4">
            <text:p>38.4</text:p>
          </table:table-cell>
          <table:table-cell office:value-type="float" office:value="99.825">
            <text:p>99.825</text:p>
          </table:table-cell>
          <table:table-cell office:value-type="float" office:value="75">
            <text:p>75</text:p>
          </table:table-cell>
          <table:table-cell office:value-type="float" office:value="55.227">
            <text:p>55.227</text:p>
          </table:table-cell>
          <table:table-cell office:value-type="float" office:value="75">
            <text:p>75</text:p>
          </table:table-cell>
          <table:table-cell office:value-type="float" office:value="8.294">
            <text:p>8.294</text:p>
          </table:table-cell>
          <table:table-cell office:value-type="float" office:value="225">
            <text:p>225</text:p>
          </table:table-cell>
          <table:table-cell office:value-type="float" office:value="2.074">
            <text:p>2.074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2.074">
            <text:p>2.074</text:p>
          </table:table-cell>
          <table:table-cell table:formula="of:=MAX(INDIRECT(ADDRESS(ROW();2)):INDIRECT(ADDRESS(ROW();COLUMN()-4)))" office:value-type="float" office:value="312.937">
            <text:p>312.937</text:p>
          </table:table-cell>
          <table:table-cell table:formula="of:=AVERAGE(INDIRECT(ADDRESS(ROW();2)):INDIRECT(ADDRESS(ROW();COLUMN()-5)))" office:value-type="float" office:value="127.3485">
            <text:p>127.3485</text:p>
          </table:table-cell>
          <table:table-cell table:formula="of:=STDEV(INDIRECT(ADDRESS(ROW();2)):INDIRECT(ADDRESS(ROW();COLUMN()-6)))" office:value-type="float" office:value="107.31455523098">
            <text:p>107.3145552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6.55425">
            <text:p>-396.55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9.13625">
            <text:p>669.136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043.124">
            <text:p>1043.124</text:p>
          </table:table-cell>
          <table:table-cell office:value-type="float" office:value="500">
            <text:p>500</text:p>
          </table:table-cell>
          <table:table-cell office:value-type="float" office:value="1302.666">
            <text:p>1302.666</text:p>
          </table:table-cell>
          <table:table-cell office:value-type="float" office:value="729">
            <text:p>729</text:p>
          </table:table-cell>
          <table:table-cell office:value-type="float" office:value="776.207">
            <text:p>776.207</text:p>
          </table:table-cell>
          <table:table-cell office:value-type="float" office:value="500">
            <text:p>500</text:p>
          </table:table-cell>
          <table:table-cell office:value-type="float" office:value="256">
            <text:p>256</text:p>
          </table:table-cell>
          <table:table-cell office:value-type="float" office:value="665.5">
            <text:p>665.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55.296">
            <text:p>55.296</text:p>
          </table:table-cell>
          <table:table-cell office:value-type="float" office:value="500">
            <text:p>500</text:p>
          </table:table-cell>
          <table:table-cell office:value-type="float" office:value="6.912">
            <text:p>6.912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6.912">
            <text:p>6.912</text:p>
          </table:table-cell>
          <table:table-cell table:formula="of:=MAX(INDIRECT(ADDRESS(ROW();2)):INDIRECT(ADDRESS(ROW();COLUMN()-4)))" office:value-type="float" office:value="1302.666">
            <text:p>1302.666</text:p>
          </table:table-cell>
          <table:table-cell table:formula="of:=AVERAGE(INDIRECT(ADDRESS(ROW();2)):INDIRECT(ADDRESS(ROW();COLUMN()-5)))" office:value-type="float" office:value="553.128285714286">
            <text:p>553.1282857143</text:p>
          </table:table-cell>
          <table:table-cell table:formula="of:=STDEV(INDIRECT(ADDRESS(ROW();2)):INDIRECT(ADDRESS(ROW();COLUMN()-6)))" office:value-type="float" office:value="346.915995930389">
            <text:p>346.91599593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2.102">
            <text:p>-412.10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57.04525">
            <text:p>1557.045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2.25">
            <text:p>2.25</text:p>
          </table:table-cell>
          <table:table-cell office:value-type="float" office:value="3.75">
            <text:p>3.75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2.18571428571429">
            <text:p>2.1857142857</text:p>
          </table:table-cell>
          <table:table-cell table:formula="of:=STDEV(INDIRECT(ADDRESS(ROW();2)):INDIRECT(ADDRESS(ROW();COLUMN()-6)))" office:value-type="float" office:value="1.0048782114168">
            <text:p>1.00487821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4375">
            <text:p>-2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5">
            <text:p>6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9.5">
            <text:p>9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">
            <text:p>2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Plague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1.8">
            <text:p>1.8</text:p>
          </table:table-cell>
          <table:table-cell table:formula="of:=AVERAGE(INDIRECT(ADDRESS(ROW();2)):INDIRECT(ADDRESS(ROW();COLUMN()-5)))" office:value-type="float" office:value="1.05357142857143">
            <text:p>1.0535714286</text:p>
          </table:table-cell>
          <table:table-cell table:formula="of:=STDEV(INDIRECT(ADDRESS(ROW();2)):INDIRECT(ADDRESS(ROW();COLUMN()-6)))" office:value-type="float" office:value="0.306634514160956">
            <text:p>0.30663451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7">
            <text:p>0.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4">
            <text:p>1.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7">
            <text:p>1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29285714285714">
            <text:p>2.2928571429</text:p>
          </table:table-cell>
          <table:table-cell table:formula="of:=STDEV(INDIRECT(ADDRESS(ROW();2)):INDIRECT(ADDRESS(ROW();COLUMN()-6)))" office:value-type="float" office:value="0.819440978035341">
            <text:p>0.8194409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725000000000001">
            <text:p>0.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">
            <text:p>3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0.639">
            <text:p>0.639</text:p>
          </table:table-cell>
          <table:table-cell office:value-type="float" office:value="0.5">
            <text:p>0.5</text:p>
          </table:table-cell>
          <table:table-cell office:value-type="float" office:value="0.882">
            <text:p>0.882</text:p>
          </table:table-cell>
          <table:table-cell office:value-type="float" office:value="0.72">
            <text:p>0.72</text:p>
          </table:table-cell>
          <table:table-cell office:value-type="float" office:value="0.579">
            <text:p>0.579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24">
            <text:p>0.24</text:p>
          </table:table-cell>
          <table:table-cell office:value-type="float" office:value="0.5">
            <text:p>0.5</text:p>
          </table:table-cell>
          <table:table-cell office:value-type="float" office:value="0.12">
            <text:p>0.12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12">
            <text:p>0.12</text:p>
          </table:table-cell>
          <table:table-cell table:formula="of:=MAX(INDIRECT(ADDRESS(ROW();2)):INDIRECT(ADDRESS(ROW();COLUMN()-4)))" office:value-type="float" office:value="0.882">
            <text:p>0.882</text:p>
          </table:table-cell>
          <table:table-cell table:formula="of:=AVERAGE(INDIRECT(ADDRESS(ROW();2)):INDIRECT(ADDRESS(ROW();COLUMN()-5)))" office:value-type="float" office:value="0.502785714285714">
            <text:p>0.5027857143</text:p>
          </table:table-cell>
          <table:table-cell table:formula="of:=STDEV(INDIRECT(ADDRESS(ROW();2)):INDIRECT(ADDRESS(ROW();COLUMN()-6)))" office:value-type="float" office:value="0.186580227566271">
            <text:p>0.18658022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117500000000002">
            <text:p>0.01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99175">
            <text:p>0.991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0.639">
            <text:p>0.639</text:p>
          </table:table-cell>
          <table:table-cell office:value-type="float" office:value="0.5">
            <text:p>0.5</text:p>
          </table:table-cell>
          <table:table-cell office:value-type="float" office:value="0.882">
            <text:p>0.882</text:p>
          </table:table-cell>
          <table:table-cell office:value-type="float" office:value="0.72">
            <text:p>0.72</text:p>
          </table:table-cell>
          <table:table-cell office:value-type="float" office:value="0.579">
            <text:p>0.57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96">
            <text:p>0.96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0.5645">
            <text:p>0.5645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1.2">
            <text:p>1.2</text:p>
          </table:table-cell>
          <table:table-cell table:formula="of:=AVERAGE(INDIRECT(ADDRESS(ROW();2)):INDIRECT(ADDRESS(ROW();COLUMN()-5)))" office:value-type="float" office:value="0.659928571428571">
            <text:p>0.6599285714</text:p>
          </table:table-cell>
          <table:table-cell table:formula="of:=STDEV(INDIRECT(ADDRESS(ROW();2)):INDIRECT(ADDRESS(ROW();COLUMN()-6)))" office:value-type="float" office:value="0.226033851884628">
            <text:p>0.22603385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">
            <text:p>-0.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2">
            <text:p>1.6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0.639">
            <text:p>0.639</text:p>
          </table:table-cell>
          <table:table-cell office:value-type="float" office:value="0.5">
            <text:p>0.5</text:p>
          </table:table-cell>
          <table:table-cell office:value-type="float" office:value="0.882">
            <text:p>0.882</text:p>
          </table:table-cell>
          <table:table-cell office:value-type="float" office:value="0.72">
            <text:p>0.72</text:p>
          </table:table-cell>
          <table:table-cell office:value-type="float" office:value="0.579">
            <text:p>0.57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96">
            <text:p>0.96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0.5645">
            <text:p>0.5645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1.8">
            <text:p>1.8</text:p>
          </table:table-cell>
          <table:table-cell table:formula="of:=AVERAGE(INDIRECT(ADDRESS(ROW();2)):INDIRECT(ADDRESS(ROW();COLUMN()-5)))" office:value-type="float" office:value="0.702785714285714">
            <text:p>0.7027857143</text:p>
          </table:table-cell>
          <table:table-cell table:formula="of:=STDEV(INDIRECT(ADDRESS(ROW();2)):INDIRECT(ADDRESS(ROW();COLUMN()-6)))" office:value-type="float" office:value="0.35589090345896">
            <text:p>0.35589090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">
            <text:p>-0.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2">
            <text:p>1.6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0.639">
            <text:p>0.639</text:p>
          </table:table-cell>
          <table:table-cell office:value-type="float" office:value="0.5">
            <text:p>0.5</text:p>
          </table:table-cell>
          <table:table-cell office:value-type="float" office:value="0.882">
            <text:p>0.882</text:p>
          </table:table-cell>
          <table:table-cell office:value-type="float" office:value="0.72">
            <text:p>0.72</text:p>
          </table:table-cell>
          <table:table-cell office:value-type="float" office:value="0.579">
            <text:p>0.57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96">
            <text:p>0.96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0.5645">
            <text:p>0.5645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1.00278571428571">
            <text:p>1.0027857143</text:p>
          </table:table-cell>
          <table:table-cell table:formula="of:=STDEV(INDIRECT(ADDRESS(ROW();2)):INDIRECT(ADDRESS(ROW();COLUMN()-6)))" office:value-type="float" office:value="1.4476282554351">
            <text:p>1.44762825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">
            <text:p>-0.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2">
            <text:p>1.6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table:number-columns-repeated="4"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225">
            <text:p>1.225</text:p>
          </table:table-cell>
          <table:table-cell table:formula="of:=STDEV(INDIRECT(ADDRESS(ROW();2)):INDIRECT(ADDRESS(ROW();COLUMN()-6)))" office:value-type="float" office:value="0.338406901184404">
            <text:p>0.33840690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125">
            <text:p>-0.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5">
            <text:p>2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Plague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323">
            <text:p>1.3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24">
            <text:p>3.24</text:p>
          </table:table-cell>
          <table:table-cell office:value-type="float" office:value="1.21">
            <text:p>1.21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36">
            <text:p>0.36</text:p>
          </table:table-cell>
          <table:table-cell table:formula="of:=MAX(INDIRECT(ADDRESS(ROW();2)):INDIRECT(ADDRESS(ROW();COLUMN()-4)))" office:value-type="float" office:value="3.24">
            <text:p>3.24</text:p>
          </table:table-cell>
          <table:table-cell table:formula="of:=AVERAGE(INDIRECT(ADDRESS(ROW();2)):INDIRECT(ADDRESS(ROW();COLUMN()-5)))" office:value-type="float" office:value="1.18592857142857">
            <text:p>1.1859285714</text:p>
          </table:table-cell>
          <table:table-cell table:formula="of:=STDEV(INDIRECT(ADDRESS(ROW();2)):INDIRECT(ADDRESS(ROW();COLUMN()-6)))" office:value-type="float" office:value="0.710111417507651">
            <text:p>0.71011141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">
            <text:p>0.3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3">
            <text:p>3</text:p>
          </table:table-cell>
          <table:table-cell office:value-type="float" office:value="1.805">
            <text:p>1.805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445">
            <text:p>1.445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2.91571428571429">
            <text:p>2.9157142857</text:p>
          </table:table-cell>
          <table:table-cell table:formula="of:=STDEV(INDIRECT(ADDRESS(ROW();2)):INDIRECT(ADDRESS(ROW();COLUMN()-6)))" office:value-type="float" office:value="2.80894509157309">
            <text:p>2.8089450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">
            <text:p>-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">
            <text:p>5.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0.816">
            <text:p>0.816</text:p>
          </table:table-cell>
          <table:table-cell office:value-type="float" office:value="0.5">
            <text:p>0.5</text:p>
          </table:table-cell>
          <table:table-cell office:value-type="float" office:value="1.384">
            <text:p>1.384</text:p>
          </table:table-cell>
          <table:table-cell office:value-type="float" office:value="1.08">
            <text:p>1.08</text:p>
          </table:table-cell>
          <table:table-cell office:value-type="float" office:value="0.67">
            <text:p>0.67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115">
            <text:p>0.115</text:p>
          </table:table-cell>
          <table:table-cell office:value-type="float" office:value="0.5">
            <text:p>0.5</text:p>
          </table:table-cell>
          <table:table-cell office:value-type="float" office:value="0.029">
            <text:p>0.029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029">
            <text:p>0.029</text:p>
          </table:table-cell>
          <table:table-cell table:formula="of:=MAX(INDIRECT(ADDRESS(ROW();2)):INDIRECT(ADDRESS(ROW();COLUMN()-4)))" office:value-type="float" office:value="1.384">
            <text:p>1.384</text:p>
          </table:table-cell>
          <table:table-cell table:formula="of:=AVERAGE(INDIRECT(ADDRESS(ROW();2)):INDIRECT(ADDRESS(ROW();COLUMN()-5)))" office:value-type="float" office:value="0.566285714285714">
            <text:p>0.5662857143</text:p>
          </table:table-cell>
          <table:table-cell table:formula="of:=STDEV(INDIRECT(ADDRESS(ROW();2)):INDIRECT(ADDRESS(ROW();COLUMN()-6)))" office:value-type="float" office:value="0.351575668312599">
            <text:p>0.35157566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3425">
            <text:p>-0.23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31975">
            <text:p>1.319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0.816">
            <text:p>0.816</text:p>
          </table:table-cell>
          <table:table-cell office:value-type="float" office:value="0.5">
            <text:p>0.5</text:p>
          </table:table-cell>
          <table:table-cell office:value-type="float" office:value="1.384">
            <text:p>1.384</text:p>
          </table:table-cell>
          <table:table-cell office:value-type="float" office:value="1.08">
            <text:p>1.08</text:p>
          </table:table-cell>
          <table:table-cell office:value-type="float" office:value="0.67">
            <text:p>0.67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461">
            <text:p>0.461</text:p>
          </table:table-cell>
          <table:table-cell office:value-type="float" office:value="0.5">
            <text:p>0.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288">
            <text:p>0.288</text:p>
          </table:table-cell>
          <table:table-cell table:formula="of:=MAX(INDIRECT(ADDRESS(ROW();2)):INDIRECT(ADDRESS(ROW();COLUMN()-4)))" office:value-type="float" office:value="1.384">
            <text:p>1.384</text:p>
          </table:table-cell>
          <table:table-cell table:formula="of:=AVERAGE(INDIRECT(ADDRESS(ROW();2)):INDIRECT(ADDRESS(ROW();COLUMN()-5)))" office:value-type="float" office:value="0.632357142857143">
            <text:p>0.6323571429</text:p>
          </table:table-cell>
          <table:table-cell table:formula="of:=STDEV(INDIRECT(ADDRESS(ROW();2)):INDIRECT(ADDRESS(ROW();COLUMN()-6)))" office:value-type="float" office:value="0.289126697578669">
            <text:p>0.28912669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124999999999997">
            <text:p>0.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15">
            <text:p>1.1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0.816">
            <text:p>0.816</text:p>
          </table:table-cell>
          <table:table-cell office:value-type="float" office:value="0.5">
            <text:p>0.5</text:p>
          </table:table-cell>
          <table:table-cell office:value-type="float" office:value="1.384">
            <text:p>1.384</text:p>
          </table:table-cell>
          <table:table-cell office:value-type="float" office:value="1.08">
            <text:p>1.08</text:p>
          </table:table-cell>
          <table:table-cell office:value-type="float" office:value="0.67">
            <text:p>0.67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461">
            <text:p>0.461</text:p>
          </table:table-cell>
          <table:table-cell office:value-type="float" office:value="0.5">
            <text:p>0.5</text:p>
          </table:table-cell>
          <table:table-cell office:value-type="float" office:value="0.576">
            <text:p>0.576</text:p>
          </table:table-cell>
          <table:table-cell/>
          <table:table-cell table:formula="of:=MEDIAN(INDIRECT(ADDRESS(ROW();2)):INDIRECT(ADDRESS(ROW();COLUMN()-2)))" office:value-type="float" office:value="0.538">
            <text:p>0.538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1.384">
            <text:p>1.384</text:p>
          </table:table-cell>
          <table:table-cell table:formula="of:=AVERAGE(INDIRECT(ADDRESS(ROW();2)):INDIRECT(ADDRESS(ROW();COLUMN()-5)))" office:value-type="float" office:value="0.652928571428571">
            <text:p>0.6529285714</text:p>
          </table:table-cell>
          <table:table-cell table:formula="of:=STDEV(INDIRECT(ADDRESS(ROW();2)):INDIRECT(ADDRESS(ROW();COLUMN()-6)))" office:value-type="float" office:value="0.272508987652973">
            <text:p>0.27250898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124999999999997">
            <text:p>0.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15">
            <text:p>1.1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0.816">
            <text:p>0.816</text:p>
          </table:table-cell>
          <table:table-cell office:value-type="float" office:value="0.5">
            <text:p>0.5</text:p>
          </table:table-cell>
          <table:table-cell office:value-type="float" office:value="1.384">
            <text:p>1.384</text:p>
          </table:table-cell>
          <table:table-cell office:value-type="float" office:value="1.08">
            <text:p>1.08</text:p>
          </table:table-cell>
          <table:table-cell office:value-type="float" office:value="0.67">
            <text:p>0.67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461">
            <text:p>0.461</text:p>
          </table:table-cell>
          <table:table-cell office:value-type="float" office:value="0.5">
            <text:p>0.5</text:p>
          </table:table-cell>
          <table:table-cell office:value-type="float" office:value="1.44">
            <text:p>1.44</text:p>
          </table:table-cell>
          <table:table-cell/>
          <table:table-cell table:formula="of:=MEDIAN(INDIRECT(ADDRESS(ROW();2)):INDIRECT(ADDRESS(ROW();COLUMN()-2)))" office:value-type="float" office:value="0.5525">
            <text:p>0.5525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1.44">
            <text:p>1.44</text:p>
          </table:table-cell>
          <table:table-cell table:formula="of:=AVERAGE(INDIRECT(ADDRESS(ROW();2)):INDIRECT(ADDRESS(ROW();COLUMN()-5)))" office:value-type="float" office:value="0.714642857142857">
            <text:p>0.7146428571</text:p>
          </table:table-cell>
          <table:table-cell table:formula="of:=STDEV(INDIRECT(ADDRESS(ROW();2)):INDIRECT(ADDRESS(ROW();COLUMN()-6)))" office:value-type="float" office:value="0.342573654549221">
            <text:p>0.34257365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385">
            <text:p>-0.33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18">
            <text:p>1.618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4"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45714285714286">
            <text:p>1.4571428571</text:p>
          </table:table-cell>
          <table:table-cell table:formula="of:=STDEV(INDIRECT(ADDRESS(ROW();2)):INDIRECT(ADDRESS(ROW();COLUMN()-6)))" office:value-type="float" office:value="0.669918807611198">
            <text:p>0.66991880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625">
            <text:p>-1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Resonant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7.25">
            <text:p>17.25</text:p>
          </table:table-cell>
          <table:table-cell office:value-type="float" office:value="15">
            <text:p>15</text:p>
          </table:table-cell>
          <table:table-cell office:value-type="float" office:value="15.5">
            <text:p>15.5</text:p>
          </table:table-cell>
          <table:table-cell office:value-type="float" office:value="27">
            <text:p>27</text:p>
          </table:table-cell>
          <table:table-cell office:value-type="float" office:value="16.5">
            <text:p>16.5</text:p>
          </table:table-cell>
          <table:table-cell table:number-columns-repeated="2"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5">
            <text:p>15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9">
            <text:p>9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15.3035714285714">
            <text:p>15.3035714286</text:p>
          </table:table-cell>
          <table:table-cell table:formula="of:=STDEV(INDIRECT(ADDRESS(ROW();2)):INDIRECT(ADDRESS(ROW();COLUMN()-6)))" office:value-type="float" office:value="4.17660444922364">
            <text:p>4.17660444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1.25">
            <text:p>11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5">
            <text:p>0.8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16428571428571">
            <text:p>1.1642857143</text:p>
          </table:table-cell>
          <table:table-cell table:formula="of:=STDEV(INDIRECT(ADDRESS(ROW();2)):INDIRECT(ADDRESS(ROW();COLUMN()-6)))" office:value-type="float" office:value="0.419903180886596">
            <text:p>0.4199031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625">
            <text:p>0.3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85">
            <text:p>1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9.167">
            <text:p>19.167</text:p>
          </table:table-cell>
          <table:table-cell office:value-type="float" office:value="15">
            <text:p>15</text:p>
          </table:table-cell>
          <table:table-cell office:value-type="float" office:value="18.235">
            <text:p>18.235</text:p>
          </table:table-cell>
          <table:table-cell office:value-type="float" office:value="18">
            <text:p>18</text:p>
          </table:table-cell>
          <table:table-cell office:value-type="float" office:value="17.368">
            <text:p>17.36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.5">
            <text:p>16.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7.2">
            <text:p>7.2</text:p>
          </table:table-cell>
          <table:table-cell office:value-type="float" office:value="15">
            <text:p>15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19.167">
            <text:p>19.167</text:p>
          </table:table-cell>
          <table:table-cell table:formula="of:=AVERAGE(INDIRECT(ADDRESS(ROW();2)):INDIRECT(ADDRESS(ROW();COLUMN()-5)))" office:value-type="float" office:value="14.2387857142857">
            <text:p>14.2387857143</text:p>
          </table:table-cell>
          <table:table-cell table:formula="of:=STDEV(INDIRECT(ADDRESS(ROW();2)):INDIRECT(ADDRESS(ROW();COLUMN()-6)))" office:value-type="float" office:value="4.33066708626834">
            <text:p>4.33066708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66000000000003">
            <text:p>0.36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73975">
            <text:p>29.739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9.167">
            <text:p>19.167</text:p>
          </table:table-cell>
          <table:table-cell office:value-type="float" office:value="15">
            <text:p>15</text:p>
          </table:table-cell>
          <table:table-cell office:value-type="float" office:value="18.235">
            <text:p>18.235</text:p>
          </table:table-cell>
          <table:table-cell office:value-type="float" office:value="18">
            <text:p>18</text:p>
          </table:table-cell>
          <table:table-cell office:value-type="float" office:value="17.368">
            <text:p>17.36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6.5">
            <text:p>16.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28.8">
            <text:p>28.8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/>
          <table:table-cell table:formula="of:=MEDIAN(INDIRECT(ADDRESS(ROW();2)):INDIRECT(ADDRESS(ROW();COLUMN()-2)))" office:value-type="float" office:value="16.934">
            <text:p>16.934</text:p>
          </table:table-cell>
          <table:table-cell table:formula="of:=MIN(INDIRECT(ADDRESS(ROW();2)):INDIRECT(ADDRESS(ROW();COLUMN()-3)))" office:value-type="float" office:value="12.273">
            <text:p>12.273</text:p>
          </table:table-cell>
          <table:table-cell table:formula="of:=MAX(INDIRECT(ADDRESS(ROW();2)):INDIRECT(ADDRESS(ROW();COLUMN()-4)))" office:value-type="float" office:value="36">
            <text:p>36</text:p>
          </table:table-cell>
          <table:table-cell table:formula="of:=AVERAGE(INDIRECT(ADDRESS(ROW();2)):INDIRECT(ADDRESS(ROW();COLUMN()-5)))" office:value-type="float" office:value="18.9530714285714">
            <text:p>18.9530714286</text:p>
          </table:table-cell>
          <table:table-cell table:formula="of:=STDEV(INDIRECT(ADDRESS(ROW();2)):INDIRECT(ADDRESS(ROW();COLUMN()-6)))" office:value-type="float" office:value="6.47948380498947">
            <text:p>6.4794838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198">
            <text:p>3.19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0.736">
            <text:p>30.7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9.167">
            <text:p>19.167</text:p>
          </table:table-cell>
          <table:table-cell office:value-type="float" office:value="15">
            <text:p>15</text:p>
          </table:table-cell>
          <table:table-cell office:value-type="float" office:value="18.235">
            <text:p>18.235</text:p>
          </table:table-cell>
          <table:table-cell office:value-type="float" office:value="18">
            <text:p>18</text:p>
          </table:table-cell>
          <table:table-cell office:value-type="float" office:value="17.368">
            <text:p>17.36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6.5">
            <text:p>16.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28.8">
            <text:p>28.8</text:p>
          </table:table-cell>
          <table:table-cell office:value-type="float" office:value="15">
            <text:p>15</text:p>
          </table:table-cell>
          <table:table-cell office:value-type="float" office:value="126">
            <text:p>126</text:p>
          </table:table-cell>
          <table:table-cell/>
          <table:table-cell table:formula="of:=MEDIAN(INDIRECT(ADDRESS(ROW();2)):INDIRECT(ADDRESS(ROW();COLUMN()-2)))" office:value-type="float" office:value="16.934">
            <text:p>16.934</text:p>
          </table:table-cell>
          <table:table-cell table:formula="of:=MIN(INDIRECT(ADDRESS(ROW();2)):INDIRECT(ADDRESS(ROW();COLUMN()-3)))" office:value-type="float" office:value="12.273">
            <text:p>12.273</text:p>
          </table:table-cell>
          <table:table-cell table:formula="of:=MAX(INDIRECT(ADDRESS(ROW();2)):INDIRECT(ADDRESS(ROW();COLUMN()-4)))" office:value-type="float" office:value="126">
            <text:p>126</text:p>
          </table:table-cell>
          <table:table-cell table:formula="of:=AVERAGE(INDIRECT(ADDRESS(ROW();2)):INDIRECT(ADDRESS(ROW();COLUMN()-5)))" office:value-type="float" office:value="25.3816428571429">
            <text:p>25.3816428571</text:p>
          </table:table-cell>
          <table:table-cell table:formula="of:=STDEV(INDIRECT(ADDRESS(ROW();2)):INDIRECT(ADDRESS(ROW();COLUMN()-6)))" office:value-type="float" office:value="29.2675508807099">
            <text:p>29.26755088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198">
            <text:p>3.19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0.736">
            <text:p>30.73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9.167">
            <text:p>19.167</text:p>
          </table:table-cell>
          <table:table-cell office:value-type="float" office:value="15">
            <text:p>15</text:p>
          </table:table-cell>
          <table:table-cell office:value-type="float" office:value="18.235">
            <text:p>18.235</text:p>
          </table:table-cell>
          <table:table-cell office:value-type="float" office:value="18">
            <text:p>18</text:p>
          </table:table-cell>
          <table:table-cell office:value-type="float" office:value="17.368">
            <text:p>17.36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6.5">
            <text:p>16.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28.8">
            <text:p>28.8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/>
          <table:table-cell table:formula="of:=MEDIAN(INDIRECT(ADDRESS(ROW();2)):INDIRECT(ADDRESS(ROW();COLUMN()-2)))" office:value-type="float" office:value="16.934">
            <text:p>16.934</text:p>
          </table:table-cell>
          <table:table-cell table:formula="of:=MIN(INDIRECT(ADDRESS(ROW();2)):INDIRECT(ADDRESS(ROW();COLUMN()-3)))" office:value-type="float" office:value="12.273">
            <text:p>12.273</text:p>
          </table:table-cell>
          <table:table-cell table:formula="of:=MAX(INDIRECT(ADDRESS(ROW();2)):INDIRECT(ADDRESS(ROW();COLUMN()-4)))" office:value-type="float" office:value="180">
            <text:p>180</text:p>
          </table:table-cell>
          <table:table-cell table:formula="of:=AVERAGE(INDIRECT(ADDRESS(ROW();2)):INDIRECT(ADDRESS(ROW();COLUMN()-5)))" office:value-type="float" office:value="29.2387857142857">
            <text:p>29.2387857143</text:p>
          </table:table-cell>
          <table:table-cell table:formula="of:=STDEV(INDIRECT(ADDRESS(ROW();2)):INDIRECT(ADDRESS(ROW();COLUMN()-6)))" office:value-type="float" office:value="43.5979540860464">
            <text:p>43.5979540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198">
            <text:p>3.19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0.736">
            <text:p>30.73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1071428571429">
            <text:p>3.2107142857</text:p>
          </table:table-cell>
          <table:table-cell table:formula="of:=STDEV(INDIRECT(ADDRESS(ROW();2)):INDIRECT(ADDRESS(ROW();COLUMN()-6)))" office:value-type="float" office:value="0.356898267894891">
            <text:p>0.35689826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21428571428571">
            <text:p>7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Resonant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.838">
            <text:p>19.83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.6">
            <text:p>48.6</text:p>
          </table:table-cell>
          <table:table-cell office:value-type="float" office:value="18.15">
            <text:p>18.15</text:p>
          </table:table-cell>
          <table:table-cell table:number-columns-repeated="2" office:value-type="float" office:value="15">
            <text:p>15</text:p>
          </table:table-cell>
          <table:table-cell office:value-type="float" office:value="18.15">
            <text:p>18.15</text:p>
          </table:table-cell>
          <table:table-cell office:value-type="float" office:value="15">
            <text:p>15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5.4">
            <text:p>5.4</text:p>
          </table:table-cell>
          <table:table-cell office:value-type="float" office:value="15">
            <text:p>15</text:p>
          </table:table-cell>
          <table:table-cell office:value-type="float" office:value="5.4">
            <text:p>5.4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5.4">
            <text:p>5.4</text:p>
          </table:table-cell>
          <table:table-cell table:formula="of:=MAX(INDIRECT(ADDRESS(ROW();2)):INDIRECT(ADDRESS(ROW();COLUMN()-4)))" office:value-type="float" office:value="48.6">
            <text:p>48.6</text:p>
          </table:table-cell>
          <table:table-cell table:formula="of:=AVERAGE(INDIRECT(ADDRESS(ROW();2)):INDIRECT(ADDRESS(ROW();COLUMN()-5)))" office:value-type="float" office:value="16.7884285714286">
            <text:p>16.7884285714</text:p>
          </table:table-cell>
          <table:table-cell table:formula="of:=STDEV(INDIRECT(ADDRESS(ROW();2)):INDIRECT(ADDRESS(ROW();COLUMN()-6)))" office:value-type="float" office:value="10.0575366667091">
            <text:p>10.05753666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.16250000000001">
            <text:p>7.1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.45">
            <text:p>25.4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723">
            <text:p>0.723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723">
            <text:p>0.723</text:p>
          </table:table-cell>
          <table:table-cell table:formula="of:=MAX(INDIRECT(ADDRESS(ROW();2)):INDIRECT(ADDRESS(ROW();COLUMN()-4)))" office:value-type="float" office:value="6.25">
            <text:p>6.25</text:p>
          </table:table-cell>
          <table:table-cell table:formula="of:=AVERAGE(INDIRECT(ADDRESS(ROW();2)):INDIRECT(ADDRESS(ROW();COLUMN()-5)))" office:value-type="float" office:value="1.49371428571429">
            <text:p>1.4937142857</text:p>
          </table:table-cell>
          <table:table-cell table:formula="of:=STDEV(INDIRECT(ADDRESS(ROW();2)):INDIRECT(ADDRESS(ROW();COLUMN()-6)))" office:value-type="float" office:value="1.41193056206313">
            <text:p>1.41193056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175">
            <text:p>-0.34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89">
            <text:p>2.78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4.491">
            <text:p>24.491</text:p>
          </table:table-cell>
          <table:table-cell office:value-type="float" office:value="15">
            <text:p>15</text:p>
          </table:table-cell>
          <table:table-cell office:value-type="float" office:value="22.145">
            <text:p>22.145</text:p>
          </table:table-cell>
          <table:table-cell office:value-type="float" office:value="24.3">
            <text:p>24.3</text:p>
          </table:table-cell>
          <table:table-cell office:value-type="float" office:value="20.111">
            <text:p>20.111</text:p>
          </table:table-cell>
          <table:table-cell office:value-type="float" office:value="15">
            <text:p>15</text:p>
          </table:table-cell>
          <table:table-cell office:value-type="float" office:value="9.6">
            <text:p>9.6</text:p>
          </table:table-cell>
          <table:table-cell office:value-type="float" office:value="18.15">
            <text:p>18.1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3.456">
            <text:p>3.456</text:p>
          </table:table-cell>
          <table:table-cell office:value-type="float" office:value="15">
            <text:p>15</text:p>
          </table:table-cell>
          <table:table-cell office:value-type="float" office:value="0.864">
            <text:p>0.864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0.864">
            <text:p>0.864</text:p>
          </table:table-cell>
          <table:table-cell table:formula="of:=MAX(INDIRECT(ADDRESS(ROW();2)):INDIRECT(ADDRESS(ROW();COLUMN()-4)))" office:value-type="float" office:value="24.491">
            <text:p>24.491</text:p>
          </table:table-cell>
          <table:table-cell table:formula="of:=AVERAGE(INDIRECT(ADDRESS(ROW();2)):INDIRECT(ADDRESS(ROW();COLUMN()-5)))" office:value-type="float" office:value="15.0278571428571">
            <text:p>15.0278571429</text:p>
          </table:table-cell>
          <table:table-cell table:formula="of:=STDEV(INDIRECT(ADDRESS(ROW();2)):INDIRECT(ADDRESS(ROW();COLUMN()-6)))" office:value-type="float" office:value="6.979866781373">
            <text:p>6.97986678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4325">
            <text:p>-7.04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.61875">
            <text:p>39.618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4.491">
            <text:p>24.491</text:p>
          </table:table-cell>
          <table:table-cell office:value-type="float" office:value="15">
            <text:p>15</text:p>
          </table:table-cell>
          <table:table-cell office:value-type="float" office:value="22.145">
            <text:p>22.145</text:p>
          </table:table-cell>
          <table:table-cell office:value-type="float" office:value="24.3">
            <text:p>24.3</text:p>
          </table:table-cell>
          <table:table-cell office:value-type="float" office:value="20.111">
            <text:p>20.111</text:p>
          </table:table-cell>
          <table:table-cell office:value-type="float" office:value="15">
            <text:p>15</text:p>
          </table:table-cell>
          <table:table-cell office:value-type="float" office:value="19.2">
            <text:p>19.2</text:p>
          </table:table-cell>
          <table:table-cell office:value-type="float" office:value="18.15">
            <text:p>18.1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13.824">
            <text:p>13.824</text:p>
          </table:table-cell>
          <table:table-cell office:value-type="float" office:value="15">
            <text:p>15</text:p>
          </table:table-cell>
          <table:table-cell office:value-type="float" office:value="8.64">
            <text:p>8.64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8.64">
            <text:p>8.64</text:p>
          </table:table-cell>
          <table:table-cell table:formula="of:=MAX(INDIRECT(ADDRESS(ROW();2)):INDIRECT(ADDRESS(ROW();COLUMN()-4)))" office:value-type="float" office:value="24.491">
            <text:p>24.491</text:p>
          </table:table-cell>
          <table:table-cell table:formula="of:=AVERAGE(INDIRECT(ADDRESS(ROW();2)):INDIRECT(ADDRESS(ROW();COLUMN()-5)))" office:value-type="float" office:value="17.0095714285714">
            <text:p>17.0095714286</text:p>
          </table:table-cell>
          <table:table-cell table:formula="of:=STDEV(INDIRECT(ADDRESS(ROW();2)):INDIRECT(ADDRESS(ROW();COLUMN()-6)))" office:value-type="float" office:value="4.59126888300434">
            <text:p>4.5912688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50249999999999">
            <text:p>0.35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533">
            <text:p>34.53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4.491">
            <text:p>24.491</text:p>
          </table:table-cell>
          <table:table-cell office:value-type="float" office:value="15">
            <text:p>15</text:p>
          </table:table-cell>
          <table:table-cell office:value-type="float" office:value="22.145">
            <text:p>22.145</text:p>
          </table:table-cell>
          <table:table-cell office:value-type="float" office:value="24.3">
            <text:p>24.3</text:p>
          </table:table-cell>
          <table:table-cell office:value-type="float" office:value="20.111">
            <text:p>20.111</text:p>
          </table:table-cell>
          <table:table-cell office:value-type="float" office:value="15">
            <text:p>15</text:p>
          </table:table-cell>
          <table:table-cell office:value-type="float" office:value="19.2">
            <text:p>19.2</text:p>
          </table:table-cell>
          <table:table-cell office:value-type="float" office:value="18.15">
            <text:p>18.1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13.824">
            <text:p>13.824</text:p>
          </table:table-cell>
          <table:table-cell office:value-type="float" office:value="15">
            <text:p>15</text:p>
          </table:table-cell>
          <table:table-cell office:value-type="float" office:value="34.56">
            <text:p>34.56</text:p>
          </table:table-cell>
          <table:table-cell/>
          <table:table-cell table:formula="of:=MEDIAN(INDIRECT(ADDRESS(ROW();2)):INDIRECT(ADDRESS(ROW();COLUMN()-2)))" office:value-type="float" office:value="16.575">
            <text:p>16.575</text:p>
          </table:table-cell>
          <table:table-cell table:formula="of:=MIN(INDIRECT(ADDRESS(ROW();2)):INDIRECT(ADDRESS(ROW();COLUMN()-3)))" office:value-type="float" office:value="12.273">
            <text:p>12.273</text:p>
          </table:table-cell>
          <table:table-cell table:formula="of:=MAX(INDIRECT(ADDRESS(ROW();2)):INDIRECT(ADDRESS(ROW();COLUMN()-4)))" office:value-type="float" office:value="34.56">
            <text:p>34.56</text:p>
          </table:table-cell>
          <table:table-cell table:formula="of:=AVERAGE(INDIRECT(ADDRESS(ROW();2)):INDIRECT(ADDRESS(ROW();COLUMN()-5)))" office:value-type="float" office:value="18.861">
            <text:p>18.861</text:p>
          </table:table-cell>
          <table:table-cell table:formula="of:=STDEV(INDIRECT(ADDRESS(ROW();2)):INDIRECT(ADDRESS(ROW();COLUMN()-6)))" office:value-type="float" office:value="5.9744039805722">
            <text:p>5.97440398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90949999999999">
            <text:p>-4.90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546">
            <text:p>41.54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4.491">
            <text:p>24.491</text:p>
          </table:table-cell>
          <table:table-cell office:value-type="float" office:value="15">
            <text:p>15</text:p>
          </table:table-cell>
          <table:table-cell office:value-type="float" office:value="22.145">
            <text:p>22.145</text:p>
          </table:table-cell>
          <table:table-cell office:value-type="float" office:value="24.3">
            <text:p>24.3</text:p>
          </table:table-cell>
          <table:table-cell office:value-type="float" office:value="20.111">
            <text:p>20.111</text:p>
          </table:table-cell>
          <table:table-cell office:value-type="float" office:value="15">
            <text:p>15</text:p>
          </table:table-cell>
          <table:table-cell office:value-type="float" office:value="19.2">
            <text:p>19.2</text:p>
          </table:table-cell>
          <table:table-cell office:value-type="float" office:value="18.15">
            <text:p>18.1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13.824">
            <text:p>13.824</text:p>
          </table:table-cell>
          <table:table-cell office:value-type="float" office:value="15">
            <text:p>15</text:p>
          </table:table-cell>
          <table:table-cell office:value-type="float" office:value="43.2">
            <text:p>43.2</text:p>
          </table:table-cell>
          <table:table-cell/>
          <table:table-cell table:formula="of:=MEDIAN(INDIRECT(ADDRESS(ROW();2)):INDIRECT(ADDRESS(ROW();COLUMN()-2)))" office:value-type="float" office:value="16.575">
            <text:p>16.575</text:p>
          </table:table-cell>
          <table:table-cell table:formula="of:=MIN(INDIRECT(ADDRESS(ROW();2)):INDIRECT(ADDRESS(ROW();COLUMN()-3)))" office:value-type="float" office:value="12.273">
            <text:p>12.273</text:p>
          </table:table-cell>
          <table:table-cell table:formula="of:=MAX(INDIRECT(ADDRESS(ROW();2)):INDIRECT(ADDRESS(ROW();COLUMN()-4)))" office:value-type="float" office:value="43.2">
            <text:p>43.2</text:p>
          </table:table-cell>
          <table:table-cell table:formula="of:=AVERAGE(INDIRECT(ADDRESS(ROW();2)):INDIRECT(ADDRESS(ROW();COLUMN()-5)))" office:value-type="float" office:value="19.4781428571429">
            <text:p>19.4781428571</text:p>
          </table:table-cell>
          <table:table-cell table:formula="of:=STDEV(INDIRECT(ADDRESS(ROW();2)):INDIRECT(ADDRESS(ROW();COLUMN()-6)))" office:value-type="float" office:value="7.86722384675465">
            <text:p>7.86722384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90949999999999">
            <text:p>-4.90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546">
            <text:p>41.54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4285714285714">
            <text:p>3.4428571429</text:p>
          </table:table-cell>
          <table:table-cell table:formula="of:=STDEV(INDIRECT(ADDRESS(ROW();2)):INDIRECT(ADDRESS(ROW();COLUMN()-6)))" office:value-type="float" office:value="0.684683290866083">
            <text:p>0.68468329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35714285714286">
            <text:p>9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Resonant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2.813">
            <text:p>22.813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87.48">
            <text:p>87.48</text:p>
          </table:table-cell>
          <table:table-cell office:value-type="float" office:value="19.965">
            <text:p>19.965</text:p>
          </table:table-cell>
          <table:table-cell table:number-columns-repeated="2" office:value-type="float" office:value="15">
            <text:p>15</text:p>
          </table:table-cell>
          <table:table-cell office:value-type="float" office:value="19.965">
            <text:p>19.965</text:p>
          </table:table-cell>
          <table:table-cell office:value-type="float" office:value="15">
            <text:p>15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3.24">
            <text:p>3.24</text:p>
          </table:table-cell>
          <table:table-cell office:value-type="float" office:value="15">
            <text:p>15</text:p>
          </table:table-cell>
          <table:table-cell office:value-type="float" office:value="3.24">
            <text:p>3.24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3.24">
            <text:p>3.24</text:p>
          </table:table-cell>
          <table:table-cell table:formula="of:=MAX(INDIRECT(ADDRESS(ROW();2)):INDIRECT(ADDRESS(ROW();COLUMN()-4)))" office:value-type="float" office:value="87.48">
            <text:p>87.48</text:p>
          </table:table-cell>
          <table:table-cell table:formula="of:=AVERAGE(INDIRECT(ADDRESS(ROW();2)):INDIRECT(ADDRESS(ROW();COLUMN()-5)))" office:value-type="float" office:value="19.7645">
            <text:p>19.7645</text:p>
          </table:table-cell>
          <table:table-cell table:formula="of:=STDEV(INDIRECT(ADDRESS(ROW();2)):INDIRECT(ADDRESS(ROW();COLUMN()-6)))" office:value-type="float" office:value="20.2427281824667">
            <text:p>20.24272818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70375">
            <text:p>2.70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.395">
            <text:p>31.39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614">
            <text:p>0.614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office:value-type="float" office:value="1">
            <text:p>1</text:p>
          </table:table-cell>
          <table:table-cell office:value-type="float" office:value="15.625">
            <text:p>15.6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14">
            <text:p>0.614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2.23792857142857">
            <text:p>2.2379285714</text:p>
          </table:table-cell>
          <table:table-cell table:formula="of:=STDEV(INDIRECT(ADDRESS(ROW();2)):INDIRECT(ADDRESS(ROW();COLUMN()-6)))" office:value-type="float" office:value="3.89037657786266">
            <text:p>3.89037657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21925">
            <text:p>-1.21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959">
            <text:p>3.95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294">
            <text:p>31.294</text:p>
          </table:table-cell>
          <table:table-cell office:value-type="float" office:value="15">
            <text:p>15</text:p>
          </table:table-cell>
          <table:table-cell office:value-type="float" office:value="26.867">
            <text:p>26.867</text:p>
          </table:table-cell>
          <table:table-cell office:value-type="float" office:value="34.992">
            <text:p>34.992</text:p>
          </table:table-cell>
          <table:table-cell office:value-type="float" office:value="23.286">
            <text:p>23.286</text:p>
          </table:table-cell>
          <table:table-cell office:value-type="float" office:value="15">
            <text:p>15</text:p>
          </table:table-cell>
          <table:table-cell office:value-type="float" office:value="7.68">
            <text:p>7.68</text:p>
          </table:table-cell>
          <table:table-cell office:value-type="float" office:value="19.965">
            <text:p>19.96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1.659">
            <text:p>1.659</text:p>
          </table:table-cell>
          <table:table-cell office:value-type="float" office:value="15">
            <text:p>15</text:p>
          </table:table-cell>
          <table:table-cell office:value-type="float" office:value="0.207">
            <text:p>0.207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0.207">
            <text:p>0.207</text:p>
          </table:table-cell>
          <table:table-cell table:formula="of:=MAX(INDIRECT(ADDRESS(ROW();2)):INDIRECT(ADDRESS(ROW();COLUMN()-4)))" office:value-type="float" office:value="34.992">
            <text:p>34.992</text:p>
          </table:table-cell>
          <table:table-cell table:formula="of:=AVERAGE(INDIRECT(ADDRESS(ROW();2)):INDIRECT(ADDRESS(ROW();COLUMN()-5)))" office:value-type="float" office:value="16.6587857142857">
            <text:p>16.6587857143</text:p>
          </table:table-cell>
          <table:table-cell table:formula="of:=STDEV(INDIRECT(ADDRESS(ROW();2)):INDIRECT(ADDRESS(ROW();COLUMN()-6)))" office:value-type="float" office:value="10.0713656867727">
            <text:p>10.07136568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54825">
            <text:p>-15.54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0.95875">
            <text:p>50.958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294">
            <text:p>31.294</text:p>
          </table:table-cell>
          <table:table-cell office:value-type="float" office:value="15">
            <text:p>15</text:p>
          </table:table-cell>
          <table:table-cell office:value-type="float" office:value="26.867">
            <text:p>26.867</text:p>
          </table:table-cell>
          <table:table-cell office:value-type="float" office:value="34.992">
            <text:p>34.992</text:p>
          </table:table-cell>
          <table:table-cell office:value-type="float" office:value="23.286">
            <text:p>23.286</text:p>
          </table:table-cell>
          <table:table-cell office:value-type="float" office:value="15">
            <text:p>15</text:p>
          </table:table-cell>
          <table:table-cell office:value-type="float" office:value="15.36">
            <text:p>15.36</text:p>
          </table:table-cell>
          <table:table-cell office:value-type="float" office:value="19.965">
            <text:p>19.96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6.636">
            <text:p>6.636</text:p>
          </table:table-cell>
          <table:table-cell office:value-type="float" office:value="15">
            <text:p>15</text:p>
          </table:table-cell>
          <table:table-cell office:value-type="float" office:value="2.074">
            <text:p>2.074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2.074">
            <text:p>2.074</text:p>
          </table:table-cell>
          <table:table-cell table:formula="of:=MAX(INDIRECT(ADDRESS(ROW();2)):INDIRECT(ADDRESS(ROW();COLUMN()-4)))" office:value-type="float" office:value="34.992">
            <text:p>34.992</text:p>
          </table:table-cell>
          <table:table-cell table:formula="of:=AVERAGE(INDIRECT(ADDRESS(ROW();2)):INDIRECT(ADDRESS(ROW();COLUMN()-5)))" office:value-type="float" office:value="17.6962142857143">
            <text:p>17.6962142857</text:p>
          </table:table-cell>
          <table:table-cell table:formula="of:=STDEV(INDIRECT(ADDRESS(ROW();2)):INDIRECT(ADDRESS(ROW();COLUMN()-6)))" office:value-type="float" office:value="8.95346649824328">
            <text:p>8.953466498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36725000000001">
            <text:p>-7.36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4.823">
            <text:p>44.82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.294">
            <text:p>31.294</text:p>
          </table:table-cell>
          <table:table-cell office:value-type="float" office:value="15">
            <text:p>15</text:p>
          </table:table-cell>
          <table:table-cell office:value-type="float" office:value="26.867">
            <text:p>26.867</text:p>
          </table:table-cell>
          <table:table-cell office:value-type="float" office:value="34.992">
            <text:p>34.992</text:p>
          </table:table-cell>
          <table:table-cell office:value-type="float" office:value="23.286">
            <text:p>23.286</text:p>
          </table:table-cell>
          <table:table-cell office:value-type="float" office:value="15">
            <text:p>15</text:p>
          </table:table-cell>
          <table:table-cell office:value-type="float" office:value="15.36">
            <text:p>15.36</text:p>
          </table:table-cell>
          <table:table-cell office:value-type="float" office:value="19.965">
            <text:p>19.96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6.636">
            <text:p>6.636</text:p>
          </table:table-cell>
          <table:table-cell office:value-type="float" office:value="15">
            <text:p>15</text:p>
          </table:table-cell>
          <table:table-cell office:value-type="float" office:value="9.331">
            <text:p>9.331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6.636">
            <text:p>6.636</text:p>
          </table:table-cell>
          <table:table-cell table:formula="of:=MAX(INDIRECT(ADDRESS(ROW();2)):INDIRECT(ADDRESS(ROW();COLUMN()-4)))" office:value-type="float" office:value="34.992">
            <text:p>34.992</text:p>
          </table:table-cell>
          <table:table-cell table:formula="of:=AVERAGE(INDIRECT(ADDRESS(ROW();2)):INDIRECT(ADDRESS(ROW();COLUMN()-5)))" office:value-type="float" office:value="18.2145714285714">
            <text:p>18.2145714286</text:p>
          </table:table-cell>
          <table:table-cell table:formula="of:=STDEV(INDIRECT(ADDRESS(ROW();2)):INDIRECT(ADDRESS(ROW();COLUMN()-6)))" office:value-type="float" office:value="8.15381375340857">
            <text:p>8.15381375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36725000000001">
            <text:p>-7.36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4.823">
            <text:p>44.82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294">
            <text:p>31.294</text:p>
          </table:table-cell>
          <table:table-cell office:value-type="float" office:value="15">
            <text:p>15</text:p>
          </table:table-cell>
          <table:table-cell office:value-type="float" office:value="26.867">
            <text:p>26.867</text:p>
          </table:table-cell>
          <table:table-cell office:value-type="float" office:value="34.992">
            <text:p>34.992</text:p>
          </table:table-cell>
          <table:table-cell office:value-type="float" office:value="23.286">
            <text:p>23.286</text:p>
          </table:table-cell>
          <table:table-cell office:value-type="float" office:value="15">
            <text:p>15</text:p>
          </table:table-cell>
          <table:table-cell office:value-type="float" office:value="15.36">
            <text:p>15.36</text:p>
          </table:table-cell>
          <table:table-cell office:value-type="float" office:value="19.965">
            <text:p>19.965</text:p>
          </table:table-cell>
          <table:table-cell office:value-type="float" office:value="15">
            <text:p>15</text:p>
          </table:table-cell>
          <table:table-cell office:value-type="float" office:value="12.273">
            <text:p>12.273</text:p>
          </table:table-cell>
          <table:table-cell office:value-type="float" office:value="15">
            <text:p>15</text:p>
          </table:table-cell>
          <table:table-cell office:value-type="float" office:value="6.636">
            <text:p>6.636</text:p>
          </table:table-cell>
          <table:table-cell office:value-type="float" office:value="15">
            <text:p>15</text:p>
          </table:table-cell>
          <table:table-cell office:value-type="float" office:value="10.368">
            <text:p>10.368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6.636">
            <text:p>6.636</text:p>
          </table:table-cell>
          <table:table-cell table:formula="of:=MAX(INDIRECT(ADDRESS(ROW();2)):INDIRECT(ADDRESS(ROW();COLUMN()-4)))" office:value-type="float" office:value="34.992">
            <text:p>34.992</text:p>
          </table:table-cell>
          <table:table-cell table:formula="of:=AVERAGE(INDIRECT(ADDRESS(ROW();2)):INDIRECT(ADDRESS(ROW();COLUMN()-5)))" office:value-type="float" office:value="18.2886428571429">
            <text:p>18.2886428571</text:p>
          </table:table-cell>
          <table:table-cell table:formula="of:=STDEV(INDIRECT(ADDRESS(ROW();2)):INDIRECT(ADDRESS(ROW();COLUMN()-6)))" office:value-type="float" office:value="8.07119690492197">
            <text:p>8.071196904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36725000000001">
            <text:p>-7.36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4.823">
            <text:p>44.82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675">
            <text:p>3.675</text:p>
          </table:table-cell>
          <table:table-cell table:formula="of:=STDEV(INDIRECT(ADDRESS(ROW();2)):INDIRECT(ADDRESS(ROW();COLUMN()-6)))" office:value-type="float" office:value="1.01522070355321">
            <text:p>1.01522070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MEDIAN(INDIRECT(ADDRESS(ROW();2)):INDIRECT(ADDRESS(ROW();COLUMN()-2)))" office:value-type="float" office:value="13">
            <text:p>13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11.5">
            <text:p>11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">
            <text:p>22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Shredder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1.8">
            <text:p>1.8</text:p>
          </table:table-cell>
          <table:table-cell table:formula="of:=AVERAGE(INDIRECT(ADDRESS(ROW();2)):INDIRECT(ADDRESS(ROW();COLUMN()-5)))" office:value-type="float" office:value="1.05357142857143">
            <text:p>1.0535714286</text:p>
          </table:table-cell>
          <table:table-cell table:formula="of:=STDEV(INDIRECT(ADDRESS(ROW();2)):INDIRECT(ADDRESS(ROW();COLUMN()-6)))" office:value-type="float" office:value="0.306634514160956">
            <text:p>0.30663451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7">
            <text:p>0.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4">
            <text:p>1.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425">
            <text:p>0.425</text:p>
          </table:table-cell>
          <table:table-cell table:formula="of:=MAX(INDIRECT(ADDRESS(ROW();2)):INDIRECT(ADDRESS(ROW();COLUMN()-4)))" office:value-type="float" office:value="1.25">
            <text:p>1.25</text:p>
          </table:table-cell>
          <table:table-cell table:formula="of:=AVERAGE(INDIRECT(ADDRESS(ROW();2)):INDIRECT(ADDRESS(ROW();COLUMN()-5)))" office:value-type="float" office:value="0.6">
            <text:p>0.6</text:p>
          </table:table-cell>
          <table:table-cell table:formula="of:=STDEV(INDIRECT(ADDRESS(ROW();2)):INDIRECT(ADDRESS(ROW();COLUMN()-6)))" office:value-type="float" office:value="0.234520787991171">
            <text:p>0.2345207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125">
            <text:p>0.1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925">
            <text:p>0.9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.556">
            <text:p>2.556</text:p>
          </table:table-cell>
          <table:table-cell office:value-type="float" office:value="2">
            <text:p>2</text:p>
          </table:table-cell>
          <table:table-cell office:value-type="float" office:value="3.529">
            <text:p>3.529</text:p>
          </table:table-cell>
          <table:table-cell office:value-type="float" office:value="1.8">
            <text:p>1.8</text:p>
          </table:table-cell>
          <table:table-cell office:value-type="float" office:value="2.316">
            <text:p>2.3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96">
            <text:p>0.96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48">
            <text:p>0.48</text:p>
          </table:table-cell>
          <table:table-cell table:formula="of:=MAX(INDIRECT(ADDRESS(ROW();2)):INDIRECT(ADDRESS(ROW();COLUMN()-4)))" office:value-type="float" office:value="3.529">
            <text:p>3.529</text:p>
          </table:table-cell>
          <table:table-cell table:formula="of:=AVERAGE(INDIRECT(ADDRESS(ROW();2)):INDIRECT(ADDRESS(ROW();COLUMN()-5)))" office:value-type="float" office:value="1.93407142857143">
            <text:p>1.9340714286</text:p>
          </table:table-cell>
          <table:table-cell table:formula="of:=STDEV(INDIRECT(ADDRESS(ROW();2)):INDIRECT(ADDRESS(ROW();COLUMN()-6)))" office:value-type="float" office:value="0.704407930795099">
            <text:p>0.70440793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57999999999999">
            <text:p>0.25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69">
            <text:p>3.569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.556">
            <text:p>2.556</text:p>
          </table:table-cell>
          <table:table-cell office:value-type="float" office:value="2">
            <text:p>2</text:p>
          </table:table-cell>
          <table:table-cell office:value-type="float" office:value="3.529">
            <text:p>3.529</text:p>
          </table:table-cell>
          <table:table-cell office:value-type="float" office:value="1.8">
            <text:p>1.8</text:p>
          </table:table-cell>
          <table:table-cell office:value-type="float" office:value="2.316">
            <text:p>2.31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84">
            <text:p>3.84</text:p>
          </table:table-cell>
          <table:table-cell office:value-type="float" office:value="2">
            <text:p>2</text:p>
          </table:table-cell>
          <table:table-cell office:value-type="float" office:value="4.8">
            <text:p>4.8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4.8">
            <text:p>4.8</text:p>
          </table:table-cell>
          <table:table-cell table:formula="of:=AVERAGE(INDIRECT(ADDRESS(ROW();2)):INDIRECT(ADDRESS(ROW();COLUMN()-5)))" office:value-type="float" office:value="2.56264285714286">
            <text:p>2.5626428571</text:p>
          </table:table-cell>
          <table:table-cell table:formula="of:=STDEV(INDIRECT(ADDRESS(ROW();2)):INDIRECT(ADDRESS(ROW();COLUMN()-6)))" office:value-type="float" office:value="0.927900492604581">
            <text:p>0.92790049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17">
            <text:p>-1.1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156">
            <text:p>6.15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.556">
            <text:p>2.556</text:p>
          </table:table-cell>
          <table:table-cell office:value-type="float" office:value="2">
            <text:p>2</text:p>
          </table:table-cell>
          <table:table-cell office:value-type="float" office:value="3.529">
            <text:p>3.529</text:p>
          </table:table-cell>
          <table:table-cell office:value-type="float" office:value="1.8">
            <text:p>1.8</text:p>
          </table:table-cell>
          <table:table-cell office:value-type="float" office:value="2.316">
            <text:p>2.31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84">
            <text:p>3.84</text:p>
          </table:table-cell>
          <table:table-cell office:value-type="float" office:value="2">
            <text:p>2</text:p>
          </table:table-cell>
          <table:table-cell office:value-type="float" office:value="16.8">
            <text:p>16.8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16.8">
            <text:p>16.8</text:p>
          </table:table-cell>
          <table:table-cell table:formula="of:=AVERAGE(INDIRECT(ADDRESS(ROW();2)):INDIRECT(ADDRESS(ROW();COLUMN()-5)))" office:value-type="float" office:value="3.41978571428571">
            <text:p>3.4197857143</text:p>
          </table:table-cell>
          <table:table-cell table:formula="of:=STDEV(INDIRECT(ADDRESS(ROW();2)):INDIRECT(ADDRESS(ROW();COLUMN()-6)))" office:value-type="float" office:value="3.90860833346034">
            <text:p>3.90860833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17">
            <text:p>-1.1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156">
            <text:p>6.15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.556">
            <text:p>2.556</text:p>
          </table:table-cell>
          <table:table-cell office:value-type="float" office:value="2">
            <text:p>2</text:p>
          </table:table-cell>
          <table:table-cell office:value-type="float" office:value="3.529">
            <text:p>3.529</text:p>
          </table:table-cell>
          <table:table-cell office:value-type="float" office:value="1.8">
            <text:p>1.8</text:p>
          </table:table-cell>
          <table:table-cell office:value-type="float" office:value="2.316">
            <text:p>2.31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84">
            <text:p>3.8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24">
            <text:p>24</text:p>
          </table:table-cell>
          <table:table-cell table:formula="of:=AVERAGE(INDIRECT(ADDRESS(ROW();2)):INDIRECT(ADDRESS(ROW();COLUMN()-5)))" office:value-type="float" office:value="3.93407142857143">
            <text:p>3.9340714286</text:p>
          </table:table-cell>
          <table:table-cell table:formula="of:=STDEV(INDIRECT(ADDRESS(ROW();2)):INDIRECT(ADDRESS(ROW();COLUMN()-6)))" office:value-type="float" office:value="5.81388309882588">
            <text:p>5.81388309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17">
            <text:p>-1.1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156">
            <text:p>6.15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1071428571429">
            <text:p>3.2107142857</text:p>
          </table:table-cell>
          <table:table-cell table:formula="of:=STDEV(INDIRECT(ADDRESS(ROW();2)):INDIRECT(ADDRESS(ROW();COLUMN()-6)))" office:value-type="float" office:value="0.356898267894891">
            <text:p>0.35689826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Shredder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323">
            <text:p>1.3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24">
            <text:p>3.24</text:p>
          </table:table-cell>
          <table:table-cell office:value-type="float" office:value="1.21">
            <text:p>1.21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36">
            <text:p>0.36</text:p>
          </table:table-cell>
          <table:table-cell table:formula="of:=MAX(INDIRECT(ADDRESS(ROW();2)):INDIRECT(ADDRESS(ROW();COLUMN()-4)))" office:value-type="float" office:value="3.24">
            <text:p>3.24</text:p>
          </table:table-cell>
          <table:table-cell table:formula="of:=AVERAGE(INDIRECT(ADDRESS(ROW();2)):INDIRECT(ADDRESS(ROW();COLUMN()-5)))" office:value-type="float" office:value="1.18592857142857">
            <text:p>1.1859285714</text:p>
          </table:table-cell>
          <table:table-cell table:formula="of:=STDEV(INDIRECT(ADDRESS(ROW();2)):INDIRECT(ADDRESS(ROW();COLUMN()-6)))" office:value-type="float" office:value="0.710111417507651">
            <text:p>0.71011141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">
            <text:p>0.3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5">
            <text:p>0.5</text:p>
          </table:table-cell>
          <table:table-cell office:value-type="float" office:value="0.361">
            <text:p>0.361</text:p>
          </table:table-cell>
          <table:table-cell office:value-type="float" office:value="1.5">
            <text:p>1.5</text:p>
          </table:table-cell>
          <table:table-cell office:value-type="float" office:value="0.451">
            <text:p>0.451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office:value-type="float" office:value="0.5">
            <text:p>0.5</text:p>
          </table:table-cell>
          <table:table-cell office:value-type="float" office:value="3.125">
            <text:p>3.1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61">
            <text:p>0.361</text:p>
          </table:table-cell>
          <table:table-cell table:formula="of:=MAX(INDIRECT(ADDRESS(ROW();2)):INDIRECT(ADDRESS(ROW();COLUMN()-4)))" office:value-type="float" office:value="3.125">
            <text:p>3.125</text:p>
          </table:table-cell>
          <table:table-cell table:formula="of:=AVERAGE(INDIRECT(ADDRESS(ROW();2)):INDIRECT(ADDRESS(ROW();COLUMN()-5)))" office:value-type="float" office:value="0.782428571428571">
            <text:p>0.7824285714</text:p>
          </table:table-cell>
          <table:table-cell table:formula="of:=STDEV(INDIRECT(ADDRESS(ROW();2)):INDIRECT(ADDRESS(ROW();COLUMN()-6)))" office:value-type="float" office:value="0.731966341626939">
            <text:p>0.73196634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6975">
            <text:p>-0.16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393">
            <text:p>1.39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.265">
            <text:p>3.265</text:p>
          </table:table-cell>
          <table:table-cell office:value-type="float" office:value="2">
            <text:p>2</text:p>
          </table:table-cell>
          <table:table-cell office:value-type="float" office:value="5.536">
            <text:p>5.536</text:p>
          </table:table-cell>
          <table:table-cell office:value-type="float" office:value="2.16">
            <text:p>2.16</text:p>
          </table:table-cell>
          <table:table-cell office:value-type="float" office:value="2.681">
            <text:p>2.681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461">
            <text:p>0.461</text:p>
          </table:table-cell>
          <table:table-cell office:value-type="float" office:value="2">
            <text:p>2</text:p>
          </table:table-cell>
          <table:table-cell office:value-type="float" office:value="0.115">
            <text:p>0.11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115">
            <text:p>0.115</text:p>
          </table:table-cell>
          <table:table-cell table:formula="of:=MAX(INDIRECT(ADDRESS(ROW();2)):INDIRECT(ADDRESS(ROW();COLUMN()-4)))" office:value-type="float" office:value="5.536">
            <text:p>5.536</text:p>
          </table:table-cell>
          <table:table-cell table:formula="of:=AVERAGE(INDIRECT(ADDRESS(ROW();2)):INDIRECT(ADDRESS(ROW();COLUMN()-5)))" office:value-type="float" office:value="2.111">
            <text:p>2.111</text:p>
          </table:table-cell>
          <table:table-cell table:formula="of:=STDEV(INDIRECT(ADDRESS(ROW();2)):INDIRECT(ADDRESS(ROW();COLUMN()-6)))" office:value-type="float" office:value="1.27609470350272">
            <text:p>1.27609470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57">
            <text:p>-0.15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39">
            <text:p>4.239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.265">
            <text:p>3.265</text:p>
          </table:table-cell>
          <table:table-cell office:value-type="float" office:value="2">
            <text:p>2</text:p>
          </table:table-cell>
          <table:table-cell office:value-type="float" office:value="5.536">
            <text:p>5.536</text:p>
          </table:table-cell>
          <table:table-cell office:value-type="float" office:value="2.16">
            <text:p>2.16</text:p>
          </table:table-cell>
          <table:table-cell office:value-type="float" office:value="2.681">
            <text:p>2.68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1.843">
            <text:p>1.843</text:p>
          </table:table-cell>
          <table:table-cell office:value-type="float" office:value="2">
            <text:p>2</text:p>
          </table:table-cell>
          <table:table-cell office:value-type="float" office:value="1.152">
            <text:p>1.15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152">
            <text:p>1.152</text:p>
          </table:table-cell>
          <table:table-cell table:formula="of:=MAX(INDIRECT(ADDRESS(ROW();2)):INDIRECT(ADDRESS(ROW();COLUMN()-4)))" office:value-type="float" office:value="5.536">
            <text:p>5.536</text:p>
          </table:table-cell>
          <table:table-cell table:formula="of:=AVERAGE(INDIRECT(ADDRESS(ROW();2)):INDIRECT(ADDRESS(ROW();COLUMN()-5)))" office:value-type="float" office:value="2.37521428571429">
            <text:p>2.3752142857</text:p>
          </table:table-cell>
          <table:table-cell table:formula="of:=STDEV(INDIRECT(ADDRESS(ROW();2)):INDIRECT(ADDRESS(ROW();COLUMN()-6)))" office:value-type="float" office:value="1.037309031809">
            <text:p>1.03730903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25">
            <text:p>0.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1">
            <text:p>4.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.265">
            <text:p>3.265</text:p>
          </table:table-cell>
          <table:table-cell office:value-type="float" office:value="2">
            <text:p>2</text:p>
          </table:table-cell>
          <table:table-cell office:value-type="float" office:value="5.536">
            <text:p>5.536</text:p>
          </table:table-cell>
          <table:table-cell office:value-type="float" office:value="2.16">
            <text:p>2.16</text:p>
          </table:table-cell>
          <table:table-cell office:value-type="float" office:value="2.681">
            <text:p>2.68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1.843">
            <text:p>1.843</text:p>
          </table:table-cell>
          <table:table-cell office:value-type="float" office:value="2">
            <text:p>2</text:p>
          </table:table-cell>
          <table:table-cell office:value-type="float" office:value="4.608">
            <text:p>4.608</text:p>
          </table:table-cell>
          <table:table-cell/>
          <table:table-cell table:formula="of:=MEDIAN(INDIRECT(ADDRESS(ROW();2)):INDIRECT(ADDRESS(ROW();COLUMN()-2)))" office:value-type="float" office:value="2.08">
            <text:p>2.08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5.536">
            <text:p>5.536</text:p>
          </table:table-cell>
          <table:table-cell table:formula="of:=AVERAGE(INDIRECT(ADDRESS(ROW();2)):INDIRECT(ADDRESS(ROW();COLUMN()-5)))" office:value-type="float" office:value="2.62207142857143">
            <text:p>2.6220714286</text:p>
          </table:table-cell>
          <table:table-cell table:formula="of:=STDEV(INDIRECT(ADDRESS(ROW();2)):INDIRECT(ADDRESS(ROW();COLUMN()-6)))" office:value-type="float" office:value="1.13082920320143">
            <text:p>1.13082920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477500000000002">
            <text:p>0.04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603">
            <text:p>4.60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.265">
            <text:p>3.265</text:p>
          </table:table-cell>
          <table:table-cell office:value-type="float" office:value="2">
            <text:p>2</text:p>
          </table:table-cell>
          <table:table-cell office:value-type="float" office:value="5.536">
            <text:p>5.536</text:p>
          </table:table-cell>
          <table:table-cell office:value-type="float" office:value="2.16">
            <text:p>2.16</text:p>
          </table:table-cell>
          <table:table-cell office:value-type="float" office:value="2.681">
            <text:p>2.68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1.843">
            <text:p>1.843</text:p>
          </table:table-cell>
          <table:table-cell office:value-type="float" office:value="2">
            <text:p>2</text:p>
          </table:table-cell>
          <table:table-cell office:value-type="float" office:value="5.76">
            <text:p>5.76</text:p>
          </table:table-cell>
          <table:table-cell/>
          <table:table-cell table:formula="of:=MEDIAN(INDIRECT(ADDRESS(ROW();2)):INDIRECT(ADDRESS(ROW();COLUMN()-2)))" office:value-type="float" office:value="2.08">
            <text:p>2.08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5.76">
            <text:p>5.76</text:p>
          </table:table-cell>
          <table:table-cell table:formula="of:=AVERAGE(INDIRECT(ADDRESS(ROW();2)):INDIRECT(ADDRESS(ROW();COLUMN()-5)))" office:value-type="float" office:value="2.70435714285714">
            <text:p>2.7043571429</text:p>
          </table:table-cell>
          <table:table-cell table:formula="of:=STDEV(INDIRECT(ADDRESS(ROW();2)):INDIRECT(ADDRESS(ROW();COLUMN()-6)))" office:value-type="float" office:value="1.31359639083776">
            <text:p>1.31359639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477500000000002">
            <text:p>0.04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603">
            <text:p>4.60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4285714285714">
            <text:p>3.4428571429</text:p>
          </table:table-cell>
          <table:table-cell table:formula="of:=STDEV(INDIRECT(ADDRESS(ROW();2)):INDIRECT(ADDRESS(ROW();COLUMN()-6)))" office:value-type="float" office:value="0.684683290866083">
            <text:p>0.68468329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Shredder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521">
            <text:p>1.521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5.832">
            <text:p>5.832</text:p>
          </table:table-cell>
          <table:table-cell office:value-type="float" office:value="1.331">
            <text:p>1.331</text:p>
          </table:table-cell>
          <table:table-cell table:number-columns-repeated="2" office:value-type="float" office:value="1">
            <text:p>1</text:p>
          </table:table-cell>
          <table:table-cell office:value-type="float" office:value="1.331">
            <text:p>1.33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216">
            <text:p>0.216</text:p>
          </table:table-cell>
          <table:table-cell office:value-type="float" office:value="1">
            <text:p>1</text:p>
          </table:table-cell>
          <table:table-cell office:value-type="float" office:value="0.216">
            <text:p>0.216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16">
            <text:p>0.216</text:p>
          </table:table-cell>
          <table:table-cell table:formula="of:=MAX(INDIRECT(ADDRESS(ROW();2)):INDIRECT(ADDRESS(ROW();COLUMN()-4)))" office:value-type="float" office:value="5.832">
            <text:p>5.832</text:p>
          </table:table-cell>
          <table:table-cell table:formula="of:=AVERAGE(INDIRECT(ADDRESS(ROW();2)):INDIRECT(ADDRESS(ROW();COLUMN()-5)))" office:value-type="float" office:value="1.41764285714286">
            <text:p>1.4176428571</text:p>
          </table:table-cell>
          <table:table-cell table:formula="of:=STDEV(INDIRECT(ADDRESS(ROW();2)):INDIRECT(ADDRESS(ROW();COLUMN()-6)))" office:value-type="float" office:value="1.38358901229558">
            <text:p>1.38358901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0700000000000012">
            <text:p>0.00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324">
            <text:p>2.32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5">
            <text:p>0.5</text:p>
          </table:table-cell>
          <table:table-cell office:value-type="float" office:value="0.307">
            <text:p>0.307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office:value-type="float" office:value="0.5">
            <text:p>0.5</text:p>
          </table:table-cell>
          <table:table-cell office:value-type="float" office:value="7.813">
            <text:p>7.813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07">
            <text:p>0.307</text:p>
          </table:table-cell>
          <table:table-cell table:formula="of:=MAX(INDIRECT(ADDRESS(ROW();2)):INDIRECT(ADDRESS(ROW();COLUMN()-4)))" office:value-type="float" office:value="7.813">
            <text:p>7.813</text:p>
          </table:table-cell>
          <table:table-cell table:formula="of:=AVERAGE(INDIRECT(ADDRESS(ROW();2)):INDIRECT(ADDRESS(ROW();COLUMN()-5)))" office:value-type="float" office:value="1.17271428571429">
            <text:p>1.1727142857</text:p>
          </table:table-cell>
          <table:table-cell table:formula="of:=STDEV(INDIRECT(ADDRESS(ROW();2)):INDIRECT(ADDRESS(ROW();COLUMN()-6)))" office:value-type="float" office:value="1.95944299104741">
            <text:p>1.9594429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1075">
            <text:p>-0.6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81">
            <text:p>1.981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.172">
            <text:p>4.172</text:p>
          </table:table-cell>
          <table:table-cell office:value-type="float" office:value="2">
            <text:p>2</text:p>
          </table:table-cell>
          <table:table-cell office:value-type="float" office:value="8.142">
            <text:p>8.142</text:p>
          </table:table-cell>
          <table:table-cell office:value-type="float" office:value="2.916">
            <text:p>2.916</text:p>
          </table:table-cell>
          <table:table-cell office:value-type="float" office:value="3.105">
            <text:p>3.105</text:p>
          </table:table-cell>
          <table:table-cell office:value-type="float" office:value="2">
            <text:p>2</text:p>
          </table:table-cell>
          <table:table-cell office:value-type="float" office:value="1.024">
            <text:p>1.024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221">
            <text:p>0.221</text:p>
          </table:table-cell>
          <table:table-cell office:value-type="float" office:value="2">
            <text:p>2</text:p>
          </table:table-cell>
          <table:table-cell office:value-type="float" office:value="0.028">
            <text:p>0.028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028">
            <text:p>0.028</text:p>
          </table:table-cell>
          <table:table-cell table:formula="of:=MAX(INDIRECT(ADDRESS(ROW();2)):INDIRECT(ADDRESS(ROW();COLUMN()-4)))" office:value-type="float" office:value="8.142">
            <text:p>8.142</text:p>
          </table:table-cell>
          <table:table-cell table:formula="of:=AVERAGE(INDIRECT(ADDRESS(ROW();2)):INDIRECT(ADDRESS(ROW();COLUMN()-5)))" office:value-type="float" office:value="2.42185714285714">
            <text:p>2.4218571429</text:p>
          </table:table-cell>
          <table:table-cell table:formula="of:=STDEV(INDIRECT(ADDRESS(ROW();2)):INDIRECT(ADDRESS(ROW();COLUMN()-6)))" office:value-type="float" office:value="1.9726452703508">
            <text:p>1.97264527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6495">
            <text:p>-1.64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229">
            <text:p>6.229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.172">
            <text:p>4.172</text:p>
          </table:table-cell>
          <table:table-cell office:value-type="float" office:value="2">
            <text:p>2</text:p>
          </table:table-cell>
          <table:table-cell office:value-type="float" office:value="8.142">
            <text:p>8.142</text:p>
          </table:table-cell>
          <table:table-cell office:value-type="float" office:value="2.916">
            <text:p>2.916</text:p>
          </table:table-cell>
          <table:table-cell office:value-type="float" office:value="3.105">
            <text:p>3.105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885">
            <text:p>0.885</text:p>
          </table:table-cell>
          <table:table-cell office:value-type="float" office:value="2">
            <text:p>2</text:p>
          </table:table-cell>
          <table:table-cell office:value-type="float" office:value="0.276">
            <text:p>0.27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276">
            <text:p>0.276</text:p>
          </table:table-cell>
          <table:table-cell table:formula="of:=MAX(INDIRECT(ADDRESS(ROW();2)):INDIRECT(ADDRESS(ROW();COLUMN()-4)))" office:value-type="float" office:value="8.142">
            <text:p>8.142</text:p>
          </table:table-cell>
          <table:table-cell table:formula="of:=AVERAGE(INDIRECT(ADDRESS(ROW();2)):INDIRECT(ADDRESS(ROW();COLUMN()-5)))" office:value-type="float" office:value="2.56014285714286">
            <text:p>2.5601428571</text:p>
          </table:table-cell>
          <table:table-cell table:formula="of:=STDEV(INDIRECT(ADDRESS(ROW();2)):INDIRECT(ADDRESS(ROW();COLUMN()-6)))" office:value-type="float" office:value="1.85840365148913">
            <text:p>1.85840365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575">
            <text:p>-0.5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41">
            <text:p>5.4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.172">
            <text:p>4.172</text:p>
          </table:table-cell>
          <table:table-cell office:value-type="float" office:value="2">
            <text:p>2</text:p>
          </table:table-cell>
          <table:table-cell office:value-type="float" office:value="8.142">
            <text:p>8.142</text:p>
          </table:table-cell>
          <table:table-cell office:value-type="float" office:value="2.916">
            <text:p>2.916</text:p>
          </table:table-cell>
          <table:table-cell office:value-type="float" office:value="3.105">
            <text:p>3.105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885">
            <text:p>0.885</text:p>
          </table:table-cell>
          <table:table-cell office:value-type="float" office:value="2">
            <text:p>2</text:p>
          </table:table-cell>
          <table:table-cell office:value-type="float" office:value="1.244">
            <text:p>1.244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885">
            <text:p>0.885</text:p>
          </table:table-cell>
          <table:table-cell table:formula="of:=MAX(INDIRECT(ADDRESS(ROW();2)):INDIRECT(ADDRESS(ROW();COLUMN()-4)))" office:value-type="float" office:value="8.142">
            <text:p>8.142</text:p>
          </table:table-cell>
          <table:table-cell table:formula="of:=AVERAGE(INDIRECT(ADDRESS(ROW();2)):INDIRECT(ADDRESS(ROW();COLUMN()-5)))" office:value-type="float" office:value="2.62928571428571">
            <text:p>2.6292857143</text:p>
          </table:table-cell>
          <table:table-cell table:formula="of:=STDEV(INDIRECT(ADDRESS(ROW();2)):INDIRECT(ADDRESS(ROW();COLUMN()-6)))" office:value-type="float" office:value="1.7833768068372">
            <text:p>1.78337680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575">
            <text:p>-0.5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41">
            <text:p>5.4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.172">
            <text:p>4.172</text:p>
          </table:table-cell>
          <table:table-cell office:value-type="float" office:value="2">
            <text:p>2</text:p>
          </table:table-cell>
          <table:table-cell office:value-type="float" office:value="8.142">
            <text:p>8.142</text:p>
          </table:table-cell>
          <table:table-cell office:value-type="float" office:value="2.916">
            <text:p>2.916</text:p>
          </table:table-cell>
          <table:table-cell office:value-type="float" office:value="3.105">
            <text:p>3.105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885">
            <text:p>0.885</text:p>
          </table:table-cell>
          <table:table-cell office:value-type="float" office:value="2">
            <text:p>2</text:p>
          </table:table-cell>
          <table:table-cell office:value-type="float" office:value="1.382">
            <text:p>1.38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885">
            <text:p>0.885</text:p>
          </table:table-cell>
          <table:table-cell table:formula="of:=MAX(INDIRECT(ADDRESS(ROW();2)):INDIRECT(ADDRESS(ROW();COLUMN()-4)))" office:value-type="float" office:value="8.142">
            <text:p>8.142</text:p>
          </table:table-cell>
          <table:table-cell table:formula="of:=AVERAGE(INDIRECT(ADDRESS(ROW();2)):INDIRECT(ADDRESS(ROW();COLUMN()-5)))" office:value-type="float" office:value="2.63914285714286">
            <text:p>2.6391428571</text:p>
          </table:table-cell>
          <table:table-cell table:formula="of:=STDEV(INDIRECT(ADDRESS(ROW();2)):INDIRECT(ADDRESS(ROW();COLUMN()-6)))" office:value-type="float" office:value="1.77549498438054">
            <text:p>1.77549498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575">
            <text:p>-0.5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41">
            <text:p>5.4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675">
            <text:p>3.675</text:p>
          </table:table-cell>
          <table:table-cell table:formula="of:=STDEV(INDIRECT(ADDRESS(ROW();2)):INDIRECT(ADDRESS(ROW();COLUMN()-6)))" office:value-type="float" office:value="1.01522070355321">
            <text:p>1.01522070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Sniper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45">
            <text:p>345</text:p>
          </table:table-cell>
          <table:table-cell office:value-type="float" office:value="300">
            <text:p>300</text:p>
          </table:table-cell>
          <table:table-cell office:value-type="float" office:value="300.5">
            <text:p>300.5</text:p>
          </table:table-cell>
          <table:table-cell office:value-type="float" office:value="540">
            <text:p>540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180">
            <text:p>180</text:p>
          </table:table-cell>
          <table:table-cell/>
          <table:table-cell table:formula="of:=MEDIAN(INDIRECT(ADDRESS(ROW();2)):INDIRECT(ADDRESS(ROW();COLUMN()-2)))" office:value-type="float" office:value="300">
            <text:p>300</text:p>
          </table:table-cell>
          <table:table-cell table:formula="of:=MIN(INDIRECT(ADDRESS(ROW();2)):INDIRECT(ADDRESS(ROW();COLUMN()-3)))" office:value-type="float" office:value="180">
            <text:p>180</text:p>
          </table:table-cell>
          <table:table-cell table:formula="of:=MAX(INDIRECT(ADDRESS(ROW();2)):INDIRECT(ADDRESS(ROW();COLUMN()-4)))" office:value-type="float" office:value="540">
            <text:p>540</text:p>
          </table:table-cell>
          <table:table-cell table:formula="of:=AVERAGE(INDIRECT(ADDRESS(ROW();2)):INDIRECT(ADDRESS(ROW();COLUMN()-5)))" office:value-type="float" office:value="305.392857142857">
            <text:p>305.3928571429</text:p>
          </table:table-cell>
          <table:table-cell table:formula="of:=STDEV(INDIRECT(ADDRESS(ROW();2)):INDIRECT(ADDRESS(ROW();COLUMN()-6)))" office:value-type="float" office:value="83.536306839838">
            <text:p>83.53630683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2.125">
            <text:p>232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0.5">
            <text:p>390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6.75">
            <text:p>6.75</text:p>
          </table:table-cell>
          <table:table-cell office:value-type="float" office:value="7.5">
            <text:p>7.5</text:p>
          </table:table-cell>
          <table:table-cell office:value-type="float" office:value="6.375">
            <text:p>6.375</text:p>
          </table:table-cell>
          <table:table-cell office:value-type="float" office:value="8">
            <text:p>8</text:p>
          </table:table-cell>
          <table:table-cell office:value-type="float" office:value="7.125">
            <text:p>7.125</text:p>
          </table:table-cell>
          <table:table-cell office:value-type="float" office:value="7.5">
            <text:p>7.5</text:p>
          </table:table-cell>
          <table:table-cell office:value-type="float" office:value="9.375">
            <text:p>9.375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  <table:table-cell office:value-type="float" office:value="7.5">
            <text:p>7.5</text:p>
          </table:table-cell>
          <table:table-cell office:value-type="float" office:value="9.375">
            <text:p>9.375</text:p>
          </table:table-cell>
          <table:table-cell office:value-type="float" office:value="7.5">
            <text:p>7.5</text:p>
          </table:table-cell>
          <table:table-cell office:value-type="float" office:value="18.75">
            <text:p>18.75</text:p>
          </table:table-cell>
          <table:table-cell/>
          <table:table-cell table:formula="of:=MEDIAN(INDIRECT(ADDRESS(ROW();2)):INDIRECT(ADDRESS(ROW();COLUMN()-2)))" office:value-type="float" office:value="7.5">
            <text:p>7.5</text:p>
          </table:table-cell>
          <table:table-cell table:formula="of:=MIN(INDIRECT(ADDRESS(ROW();2)):INDIRECT(ADDRESS(ROW();COLUMN()-3)))" office:value-type="float" office:value="6.375">
            <text:p>6.375</text:p>
          </table:table-cell>
          <table:table-cell table:formula="of:=MAX(INDIRECT(ADDRESS(ROW();2)):INDIRECT(ADDRESS(ROW();COLUMN()-4)))" office:value-type="float" office:value="18.75">
            <text:p>18.75</text:p>
          </table:table-cell>
          <table:table-cell table:formula="of:=AVERAGE(INDIRECT(ADDRESS(ROW();2)):INDIRECT(ADDRESS(ROW();COLUMN()-5)))" office:value-type="float" office:value="8.5">
            <text:p>8.5</text:p>
          </table:table-cell>
          <table:table-cell table:formula="of:=STDEV(INDIRECT(ADDRESS(ROW();2)):INDIRECT(ADDRESS(ROW();COLUMN()-6)))" office:value-type="float" office:value="3.0681364928017">
            <text:p>3.06813649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.4375">
            <text:p>5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1.111">
            <text:p>51.111</text:p>
          </table:table-cell>
          <table:table-cell office:value-type="float" office:value="40">
            <text:p>40</text:p>
          </table:table-cell>
          <table:table-cell office:value-type="float" office:value="47.137">
            <text:p>47.137</text:p>
          </table:table-cell>
          <table:table-cell office:value-type="float" office:value="67.5">
            <text:p>67.5</text:p>
          </table:table-cell>
          <table:table-cell office:value-type="float" office:value="46.316">
            <text:p>46.31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9.2">
            <text:p>19.2</text:p>
          </table:table-cell>
          <table:table-cell office:value-type="float" office:value="40">
            <text:p>40</text:p>
          </table:table-cell>
          <table:table-cell office:value-type="float" office:value="9.6">
            <text:p>9.6</text:p>
          </table:table-cell>
          <table:table-cell/>
          <table:table-cell table:formula="of:=MEDIAN(INDIRECT(ADDRESS(ROW();2)):INDIRECT(ADDRESS(ROW();COLUMN()-2)))" office:value-type="float" office:value="40">
            <text:p>40</text:p>
          </table:table-cell>
          <table:table-cell table:formula="of:=MIN(INDIRECT(ADDRESS(ROW();2)):INDIRECT(ADDRESS(ROW();COLUMN()-3)))" office:value-type="float" office:value="9.6">
            <text:p>9.6</text:p>
          </table:table-cell>
          <table:table-cell table:formula="of:=MAX(INDIRECT(ADDRESS(ROW();2)):INDIRECT(ADDRESS(ROW();COLUMN()-4)))" office:value-type="float" office:value="67.5">
            <text:p>67.5</text:p>
          </table:table-cell>
          <table:table-cell table:formula="of:=AVERAGE(INDIRECT(ADDRESS(ROW();2)):INDIRECT(ADDRESS(ROW();COLUMN()-5)))" office:value-type="float" office:value="39.2565">
            <text:p>39.2565</text:p>
          </table:table-cell>
          <table:table-cell table:formula="of:=STDEV(INDIRECT(ADDRESS(ROW();2)):INDIRECT(ADDRESS(ROW();COLUMN()-6)))" office:value-type="float" office:value="13.7351048930497">
            <text:p>13.7351048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69999999999978">
            <text:p>0.9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9.31225">
            <text:p>79.312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1.111">
            <text:p>51.111</text:p>
          </table:table-cell>
          <table:table-cell office:value-type="float" office:value="40">
            <text:p>40</text:p>
          </table:table-cell>
          <table:table-cell office:value-type="float" office:value="47.137">
            <text:p>47.137</text:p>
          </table:table-cell>
          <table:table-cell office:value-type="float" office:value="67.5">
            <text:p>67.5</text:p>
          </table:table-cell>
          <table:table-cell office:value-type="float" office:value="46.316">
            <text:p>46.31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6.8">
            <text:p>76.8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/>
          <table:table-cell table:formula="of:=MEDIAN(INDIRECT(ADDRESS(ROW();2)):INDIRECT(ADDRESS(ROW();COLUMN()-2)))" office:value-type="float" office:value="45.158">
            <text:p>45.158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96">
            <text:p>96</text:p>
          </table:table-cell>
          <table:table-cell table:formula="of:=AVERAGE(INDIRECT(ADDRESS(ROW();2)):INDIRECT(ADDRESS(ROW();COLUMN()-5)))" office:value-type="float" office:value="51.8279285714286">
            <text:p>51.8279285714</text:p>
          </table:table-cell>
          <table:table-cell table:formula="of:=STDEV(INDIRECT(ADDRESS(ROW();2)):INDIRECT(ADDRESS(ROW();COLUMN()-6)))" office:value-type="float" office:value="17.860723895504">
            <text:p>17.86072389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.33325">
            <text:p>-22.3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3.111">
            <text:p>123.11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1.111">
            <text:p>51.111</text:p>
          </table:table-cell>
          <table:table-cell office:value-type="float" office:value="40">
            <text:p>40</text:p>
          </table:table-cell>
          <table:table-cell office:value-type="float" office:value="47.137">
            <text:p>47.137</text:p>
          </table:table-cell>
          <table:table-cell office:value-type="float" office:value="67.5">
            <text:p>67.5</text:p>
          </table:table-cell>
          <table:table-cell office:value-type="float" office:value="46.316">
            <text:p>46.31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6.8">
            <text:p>76.8</text:p>
          </table:table-cell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/>
          <table:table-cell table:formula="of:=MEDIAN(INDIRECT(ADDRESS(ROW();2)):INDIRECT(ADDRESS(ROW();COLUMN()-2)))" office:value-type="float" office:value="45.158">
            <text:p>45.158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480">
            <text:p>480</text:p>
          </table:table-cell>
          <table:table-cell table:formula="of:=AVERAGE(INDIRECT(ADDRESS(ROW();2)):INDIRECT(ADDRESS(ROW();COLUMN()-5)))" office:value-type="float" office:value="79.2565">
            <text:p>79.2565</text:p>
          </table:table-cell>
          <table:table-cell table:formula="of:=STDEV(INDIRECT(ADDRESS(ROW();2)):INDIRECT(ADDRESS(ROW();COLUMN()-6)))" office:value-type="float" office:value="116.02209682891">
            <text:p>116.02209682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.33325">
            <text:p>-22.3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3.111">
            <text:p>123.11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1.111">
            <text:p>51.111</text:p>
          </table:table-cell>
          <table:table-cell office:value-type="float" office:value="40">
            <text:p>40</text:p>
          </table:table-cell>
          <table:table-cell office:value-type="float" office:value="47.137">
            <text:p>47.137</text:p>
          </table:table-cell>
          <table:table-cell office:value-type="float" office:value="67.5">
            <text:p>67.5</text:p>
          </table:table-cell>
          <table:table-cell office:value-type="float" office:value="46.316">
            <text:p>46.31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6.8">
            <text:p>76.8</text:p>
          </table:table-cell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/>
          <table:table-cell table:formula="of:=MEDIAN(INDIRECT(ADDRESS(ROW();2)):INDIRECT(ADDRESS(ROW();COLUMN()-2)))" office:value-type="float" office:value="45.158">
            <text:p>45.158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480">
            <text:p>480</text:p>
          </table:table-cell>
          <table:table-cell table:formula="of:=AVERAGE(INDIRECT(ADDRESS(ROW();2)):INDIRECT(ADDRESS(ROW();COLUMN()-5)))" office:value-type="float" office:value="79.2565">
            <text:p>79.2565</text:p>
          </table:table-cell>
          <table:table-cell table:formula="of:=STDEV(INDIRECT(ADDRESS(ROW();2)):INDIRECT(ADDRESS(ROW();COLUMN()-6)))" office:value-type="float" office:value="116.02209682891">
            <text:p>116.02209682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.33325">
            <text:p>-22.3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3.111">
            <text:p>123.11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999.5">
            <text:p>999.5</text:p>
          </table:table-cell>
          <table:table-cell office:value-type="float" office:value="999">
            <text:p>999</text:p>
          </table:table-cell>
          <table:table-cell office:value-type="float" office:value="999.25">
            <text:p>999.25</text:p>
          </table:table-cell>
          <table:table-cell office:value-type="float" office:value="999.75">
            <text:p>999.75</text:p>
          </table:table-cell>
          <table:table-cell office:value-type="float" office:value="999.25">
            <text:p>999.25</text:p>
          </table:table-cell>
          <table:table-cell table:number-columns-repeated="4" office:value-type="float" office:value="999">
            <text:p>999</text:p>
          </table:table-cell>
          <table:table-cell office:value-type="float" office:value="899.1">
            <text:p>899.1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.5">
            <text:p>999.5</text:p>
          </table:table-cell>
          <table:table-cell/>
          <table:table-cell table:formula="of:=MEDIAN(INDIRECT(ADDRESS(ROW();2)):INDIRECT(ADDRESS(ROW();COLUMN()-2)))" office:value-type="float" office:value="999">
            <text:p>999</text:p>
          </table:table-cell>
          <table:table-cell table:formula="of:=MIN(INDIRECT(ADDRESS(ROW();2)):INDIRECT(ADDRESS(ROW();COLUMN()-3)))" office:value-type="float" office:value="899.1">
            <text:p>899.1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992.096428571429">
            <text:p>992.0964285714</text:p>
          </table:table-cell>
          <table:table-cell table:formula="of:=STDEV(INDIRECT(ADDRESS(ROW();2)):INDIRECT(ADDRESS(ROW();COLUMN()-6)))" office:value-type="float" office:value="26.768189102033">
            <text:p>26.7681891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7.6875">
            <text:p>997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0.75">
            <text:p>1000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21428571428571">
            <text:p>7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Sniper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6.75">
            <text:p>396.75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972">
            <text:p>97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63">
            <text:p>363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108">
            <text:p>108</text:p>
          </table:table-cell>
          <table:table-cell office:value-type="float" office:value="300">
            <text:p>300</text:p>
          </table:table-cell>
          <table:table-cell office:value-type="float" office:value="108">
            <text:p>108</text:p>
          </table:table-cell>
          <table:table-cell/>
          <table:table-cell table:formula="of:=MEDIAN(INDIRECT(ADDRESS(ROW();2)):INDIRECT(ADDRESS(ROW();COLUMN()-2)))" office:value-type="float" office:value="300">
            <text:p>300</text:p>
          </table:table-cell>
          <table:table-cell table:formula="of:=MIN(INDIRECT(ADDRESS(ROW();2)):INDIRECT(ADDRESS(ROW();COLUMN()-3)))" office:value-type="float" office:value="108">
            <text:p>108</text:p>
          </table:table-cell>
          <table:table-cell table:formula="of:=MAX(INDIRECT(ADDRESS(ROW();2)):INDIRECT(ADDRESS(ROW();COLUMN()-4)))" office:value-type="float" office:value="972">
            <text:p>972</text:p>
          </table:table-cell>
          <table:table-cell table:formula="of:=AVERAGE(INDIRECT(ADDRESS(ROW();2)):INDIRECT(ADDRESS(ROW();COLUMN()-5)))" office:value-type="float" office:value="334.410714285714">
            <text:p>334.4107142857</text:p>
          </table:table-cell>
          <table:table-cell table:formula="of:=STDEV(INDIRECT(ADDRESS(ROW();2)):INDIRECT(ADDRESS(ROW();COLUMN()-6)))" office:value-type="float" office:value="201.329084010933">
            <text:p>201.32908401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57.5">
            <text:p>157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6.075">
            <text:p>6.075</text:p>
          </table:table-cell>
          <table:table-cell office:value-type="float" office:value="7.5">
            <text:p>7.5</text:p>
          </table:table-cell>
          <table:table-cell office:value-type="float" office:value="5.419">
            <text:p>5.419</text:p>
          </table:table-cell>
          <table:table-cell office:value-type="float" office:value="8.5">
            <text:p>8.5</text:p>
          </table:table-cell>
          <table:table-cell office:value-type="float" office:value="6.769">
            <text:p>6.769</text:p>
          </table:table-cell>
          <table:table-cell office:value-type="float" office:value="7.5">
            <text:p>7.5</text:p>
          </table:table-cell>
          <table:table-cell office:value-type="float" office:value="11.719">
            <text:p>11.719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  <table:table-cell office:value-type="float" office:value="7.5">
            <text:p>7.5</text:p>
          </table:table-cell>
          <table:table-cell office:value-type="float" office:value="11.719">
            <text:p>11.719</text:p>
          </table:table-cell>
          <table:table-cell office:value-type="float" office:value="7.5">
            <text:p>7.5</text:p>
          </table:table-cell>
          <table:table-cell office:value-type="float" office:value="46.875">
            <text:p>46.875</text:p>
          </table:table-cell>
          <table:table-cell/>
          <table:table-cell table:formula="of:=MEDIAN(INDIRECT(ADDRESS(ROW();2)):INDIRECT(ADDRESS(ROW();COLUMN()-2)))" office:value-type="float" office:value="7.5">
            <text:p>7.5</text:p>
          </table:table-cell>
          <table:table-cell table:formula="of:=MIN(INDIRECT(ADDRESS(ROW();2)):INDIRECT(ADDRESS(ROW();COLUMN()-3)))" office:value-type="float" office:value="5.419">
            <text:p>5.419</text:p>
          </table:table-cell>
          <table:table-cell table:formula="of:=MAX(INDIRECT(ADDRESS(ROW();2)):INDIRECT(ADDRESS(ROW();COLUMN()-4)))" office:value-type="float" office:value="46.875">
            <text:p>46.875</text:p>
          </table:table-cell>
          <table:table-cell table:formula="of:=AVERAGE(INDIRECT(ADDRESS(ROW();2)):INDIRECT(ADDRESS(ROW();COLUMN()-5)))" office:value-type="float" office:value="10.7375714285714">
            <text:p>10.7375714286</text:p>
          </table:table-cell>
          <table:table-cell table:formula="of:=STDEV(INDIRECT(ADDRESS(ROW();2)):INDIRECT(ADDRESS(ROW();COLUMN()-6)))" office:value-type="float" office:value="10.5528065221772">
            <text:p>10.55280652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6875">
            <text:p>4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5.309">
            <text:p>65.309</text:p>
          </table:table-cell>
          <table:table-cell office:value-type="float" office:value="40">
            <text:p>40</text:p>
          </table:table-cell>
          <table:table-cell office:value-type="float" office:value="55.548">
            <text:p>55.548</text:p>
          </table:table-cell>
          <table:table-cell office:value-type="float" office:value="114.353">
            <text:p>114.353</text:p>
          </table:table-cell>
          <table:table-cell office:value-type="float" office:value="53.629">
            <text:p>53.629</text:p>
          </table:table-cell>
          <table:table-cell office:value-type="float" office:value="40">
            <text:p>40</text:p>
          </table:table-cell>
          <table:table-cell office:value-type="float" office:value="25.6">
            <text:p>25.6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9.216">
            <text:p>9.216</text:p>
          </table:table-cell>
          <table:table-cell office:value-type="float" office:value="40">
            <text:p>40</text:p>
          </table:table-cell>
          <table:table-cell office:value-type="float" office:value="2.304">
            <text:p>2.304</text:p>
          </table:table-cell>
          <table:table-cell/>
          <table:table-cell table:formula="of:=MEDIAN(INDIRECT(ADDRESS(ROW();2)):INDIRECT(ADDRESS(ROW();COLUMN()-2)))" office:value-type="float" office:value="40">
            <text:p>40</text:p>
          </table:table-cell>
          <table:table-cell table:formula="of:=MIN(INDIRECT(ADDRESS(ROW();2)):INDIRECT(ADDRESS(ROW();COLUMN()-3)))" office:value-type="float" office:value="2.304">
            <text:p>2.304</text:p>
          </table:table-cell>
          <table:table-cell table:formula="of:=MAX(INDIRECT(ADDRESS(ROW();2)):INDIRECT(ADDRESS(ROW();COLUMN()-4)))" office:value-type="float" office:value="114.353">
            <text:p>114.353</text:p>
          </table:table-cell>
          <table:table-cell table:formula="of:=AVERAGE(INDIRECT(ADDRESS(ROW();2)):INDIRECT(ADDRESS(ROW();COLUMN()-5)))" office:value-type="float" office:value="43.3632857142857">
            <text:p>43.3632857143</text:p>
          </table:table-cell>
          <table:table-cell table:formula="of:=STDEV(INDIRECT(ADDRESS(ROW();2)):INDIRECT(ADDRESS(ROW();COLUMN()-6)))" office:value-type="float" office:value="26.5119711202566">
            <text:p>26.51197112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78425">
            <text:p>-18.78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5.65125">
            <text:p>105.651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5.309">
            <text:p>65.309</text:p>
          </table:table-cell>
          <table:table-cell office:value-type="float" office:value="40">
            <text:p>40</text:p>
          </table:table-cell>
          <table:table-cell office:value-type="float" office:value="55.548">
            <text:p>55.548</text:p>
          </table:table-cell>
          <table:table-cell office:value-type="float" office:value="114.353">
            <text:p>114.353</text:p>
          </table:table-cell>
          <table:table-cell office:value-type="float" office:value="53.629">
            <text:p>53.629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36.864">
            <text:p>36.864</text:p>
          </table:table-cell>
          <table:table-cell office:value-type="float" office:value="40">
            <text:p>40</text:p>
          </table:table-cell>
          <table:table-cell office:value-type="float" office:value="23.04">
            <text:p>23.04</text:p>
          </table:table-cell>
          <table:table-cell/>
          <table:table-cell table:formula="of:=MEDIAN(INDIRECT(ADDRESS(ROW();2)):INDIRECT(ADDRESS(ROW();COLUMN()-2)))" office:value-type="float" office:value="40">
            <text:p>40</text:p>
          </table:table-cell>
          <table:table-cell table:formula="of:=MIN(INDIRECT(ADDRESS(ROW();2)):INDIRECT(ADDRESS(ROW();COLUMN()-3)))" office:value-type="float" office:value="23.04">
            <text:p>23.04</text:p>
          </table:table-cell>
          <table:table-cell table:formula="of:=MAX(INDIRECT(ADDRESS(ROW();2)):INDIRECT(ADDRESS(ROW();COLUMN()-4)))" office:value-type="float" office:value="114.353">
            <text:p>114.353</text:p>
          </table:table-cell>
          <table:table-cell table:formula="of:=AVERAGE(INDIRECT(ADDRESS(ROW();2)):INDIRECT(ADDRESS(ROW();COLUMN()-5)))" office:value-type="float" office:value="48.6478571428571">
            <text:p>48.6478571429</text:p>
          </table:table-cell>
          <table:table-cell table:formula="of:=STDEV(INDIRECT(ADDRESS(ROW();2)):INDIRECT(ADDRESS(ROW();COLUMN()-6)))" office:value-type="float" office:value="21.6542420710199">
            <text:p>21.6542420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34750000000008">
            <text:p>0.93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.087">
            <text:p>92.08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5.309">
            <text:p>65.309</text:p>
          </table:table-cell>
          <table:table-cell office:value-type="float" office:value="40">
            <text:p>40</text:p>
          </table:table-cell>
          <table:table-cell office:value-type="float" office:value="55.548">
            <text:p>55.548</text:p>
          </table:table-cell>
          <table:table-cell office:value-type="float" office:value="114.353">
            <text:p>114.353</text:p>
          </table:table-cell>
          <table:table-cell office:value-type="float" office:value="53.629">
            <text:p>53.629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36.864">
            <text:p>36.864</text:p>
          </table:table-cell>
          <table:table-cell office:value-type="float" office:value="40">
            <text:p>40</text:p>
          </table:table-cell>
          <table:table-cell office:value-type="float" office:value="115.2">
            <text:p>115.2</text:p>
          </table:table-cell>
          <table:table-cell/>
          <table:table-cell table:formula="of:=MEDIAN(INDIRECT(ADDRESS(ROW();2)):INDIRECT(ADDRESS(ROW();COLUMN()-2)))" office:value-type="float" office:value="44.2">
            <text:p>44.2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115.2">
            <text:p>115.2</text:p>
          </table:table-cell>
          <table:table-cell table:formula="of:=AVERAGE(INDIRECT(ADDRESS(ROW();2)):INDIRECT(ADDRESS(ROW();COLUMN()-5)))" office:value-type="float" office:value="55.2307142857143">
            <text:p>55.2307142857</text:p>
          </table:table-cell>
          <table:table-cell table:formula="of:=STDEV(INDIRECT(ADDRESS(ROW();2)):INDIRECT(ADDRESS(ROW();COLUMN()-6)))" office:value-type="float" office:value="26.6927386450627">
            <text:p>26.69273864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20475">
            <text:p>-5.20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.273">
            <text:p>100.27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5.309">
            <text:p>65.309</text:p>
          </table:table-cell>
          <table:table-cell office:value-type="float" office:value="40">
            <text:p>40</text:p>
          </table:table-cell>
          <table:table-cell office:value-type="float" office:value="55.548">
            <text:p>55.548</text:p>
          </table:table-cell>
          <table:table-cell office:value-type="float" office:value="114.353">
            <text:p>114.353</text:p>
          </table:table-cell>
          <table:table-cell office:value-type="float" office:value="53.629">
            <text:p>53.629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36.864">
            <text:p>36.864</text:p>
          </table:table-cell>
          <table:table-cell office:value-type="float" office:value="40">
            <text:p>40</text:p>
          </table:table-cell>
          <table:table-cell office:value-type="float" office:value="115.2">
            <text:p>115.2</text:p>
          </table:table-cell>
          <table:table-cell/>
          <table:table-cell table:formula="of:=MEDIAN(INDIRECT(ADDRESS(ROW();2)):INDIRECT(ADDRESS(ROW();COLUMN()-2)))" office:value-type="float" office:value="44.2">
            <text:p>44.2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115.2">
            <text:p>115.2</text:p>
          </table:table-cell>
          <table:table-cell table:formula="of:=AVERAGE(INDIRECT(ADDRESS(ROW();2)):INDIRECT(ADDRESS(ROW();COLUMN()-5)))" office:value-type="float" office:value="55.2307142857143">
            <text:p>55.2307142857</text:p>
          </table:table-cell>
          <table:table-cell table:formula="of:=STDEV(INDIRECT(ADDRESS(ROW();2)):INDIRECT(ADDRESS(ROW();COLUMN()-6)))" office:value-type="float" office:value="26.6927386450627">
            <text:p>26.69273864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20475">
            <text:p>-5.20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.273">
            <text:p>100.27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1000.5">
            <text:p>1000.5</text:p>
          </table:table-cell>
          <table:table-cell office:value-type="float" office:value="999.5">
            <text:p>999.5</text:p>
          </table:table-cell>
          <table:table-cell table:number-columns-repeated="4" office:value-type="float" office:value="999">
            <text:p>999</text:p>
          </table:table-cell>
          <table:table-cell office:value-type="float" office:value="899.1">
            <text:p>899.1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1">
            <text:p>1001</text:p>
          </table:table-cell>
          <table:table-cell office:value-type="float" office:value="1000">
            <text:p>1000</text:p>
          </table:table-cell>
          <table:table-cell/>
          <table:table-cell table:formula="of:=MEDIAN(INDIRECT(ADDRESS(ROW();2)):INDIRECT(ADDRESS(ROW();COLUMN()-2)))" office:value-type="float" office:value="999">
            <text:p>999</text:p>
          </table:table-cell>
          <table:table-cell table:formula="of:=MIN(INDIRECT(ADDRESS(ROW();2)):INDIRECT(ADDRESS(ROW();COLUMN()-3)))" office:value-type="float" office:value="899.1">
            <text:p>899.1</text:p>
          </table:table-cell>
          <table:table-cell table:formula="of:=MAX(INDIRECT(ADDRESS(ROW();2)):INDIRECT(ADDRESS(ROW();COLUMN()-4)))" office:value-type="float" office:value="1001">
            <text:p>1001</text:p>
          </table:table-cell>
          <table:table-cell table:formula="of:=AVERAGE(INDIRECT(ADDRESS(ROW();2)):INDIRECT(ADDRESS(ROW();COLUMN()-5)))" office:value-type="float" office:value="992.328571428572">
            <text:p>992.3285714286</text:p>
          </table:table-cell>
          <table:table-cell table:formula="of:=STDEV(INDIRECT(ADDRESS(ROW();2)):INDIRECT(ADDRESS(ROW();COLUMN()-6)))" office:value-type="float" office:value="26.840911040695">
            <text:p>26.84091104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6.375">
            <text:p>996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2.5">
            <text:p>1002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35714285714286">
            <text:p>9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lierLow" style:family="table-cell" style:parent-style-name="Default">
      <style:table-cell-properties fo:background-color="#ff0000"/>
    </style:style>
    <style:style style:name="OutlierHigh" style:family="table-cell" style:parent-style-name="Default">
      <style:table-cell-properties fo:background-color="#8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12/22/2016</text:date>, <text:time>22:5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2T22:51:33.43</dc:date>
    <dc:creator>Christopher Hake</dc:creator>
    <meta:document-statistic meta:table-count="1" meta:cell-count="8532" meta:object-count="0"/>
    <meta:generator>OpenOffice/4.0.1$Win32 OpenOffice.org_project/401m5$Build-9714</meta:generator>
  </office:meta>
</office:document-meta>
</file>